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Default"/>
        <table:table-column table:style-name="co1" table:number-columns-repeated="2" table:default-cell-style-name="ce4"/>
        <table:table-row table:style-name="ro1">
          <table:table-cell table:number-columns-repeated="2"/>
          <table:table-cell table:style-name="ce1" office:value-type="float" office:value="6275" calcext:value-type="float">
            <text:p>6275</text:p>
          </table:table-cell>
          <table:table-cell table:style-name="ce3" office:value-type="string" calcext:value-type="string">
            <text:p>*</text:p>
          </table:table-cell>
          <table:table-cell table:style-name="ce1" office:value-type="float" office:value="6325" calcext:value-type="float">
            <text:p>6325</text:p>
          </table:table-cell>
          <table:table-cell table:style-name="ce3" office:value-type="string" calcext:value-type="string">
            <text:p>*</text:p>
          </table:table-cell>
          <table:table-cell table:number-columns-repeated="6"/>
          <table:table-cell table:formula="of:=SUM([.M2:.M9])/8" office:value-type="float" office:value="0.077925" calcext:value-type="float">
            <text:p>0,0779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M 9118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[.C2]*(10^(-[.D2]))" office:value-type="float" office:value="0.0221" calcext:value-type="float">
            <text:p>0,0221</text:p>
          </table:table-cell>
          <table:table-cell table:number-columns-repeated="3"/>
          <table:table-cell table:style-name="ce1" office:value-type="float" office:value="0.0221" calcext:value-type="float">
            <text:p>0,02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M 1489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[.C3]*(10^(-[.D3]))" office:value-type="float" office:value="0.0504" calcext:value-type="float">
            <text:p>0,0504</text:p>
          </table:table-cell>
          <table:table-cell table:number-columns-repeated="3"/>
          <table:table-cell table:style-name="ce1" office:value-type="float" office:value="0.0504" calcext:value-type="float">
            <text:p>0,05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M 94361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[.C4]*(10^(-[.D4]))" office:value-type="float" office:value="0.0516" calcext:value-type="float">
            <text:p>0,0516</text:p>
          </table:table-cell>
          <table:table-cell table:number-columns-repeated="3"/>
          <table:table-cell table:style-name="ce1" office:value-type="float" office:value="0.0516" calcext:value-type="float">
            <text:p>0,0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M 127140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[.C5]*(10^(-[.D5]))" office:value-type="float" office:value="0.0648" calcext:value-type="float">
            <text:p>0,0648</text:p>
          </table:table-cell>
          <table:table-cell table:number-columns-repeated="3"/>
          <table:table-cell table:style-name="ce1" office:value-type="float" office:value="0.0648" calcext:value-type="float">
            <text:p>0,06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PM 53742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[.C6]*(10^(-[.D6]))" office:value-type="float" office:value="0.0397" calcext:value-type="float">
            <text:p>0,0397</text:p>
          </table:table-cell>
          <table:table-cell table:number-columns-repeated="3"/>
          <table:table-cell table:style-name="ce1" office:value-type="float" office:value="0.0397" calcext:value-type="float">
            <text:p>0,03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PM 8155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formula="of:=[.C7]*(10^(-[.D7]))" office:value-type="float" office:value="0.237" calcext:value-type="float">
            <text:p>0,237</text:p>
          </table:table-cell>
          <table:table-cell table:number-columns-repeated="3"/>
          <table:table-cell table:style-name="ce1" office:value-type="float" office:value="0.237" calcext:value-type="float">
            <text:p>0,2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M 168779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formula="of:=[.C8]*(10^(-[.D8]))" office:value-type="float" office:value="0.133" calcext:value-type="float">
            <text:p>0,133</text:p>
          </table:table-cell>
          <table:table-cell table:number-columns-repeated="3"/>
          <table:table-cell table:style-name="ce1" office:value-type="float" office:value="0.133" calcext:value-type="float">
            <text:p>0,1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M 142158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[.C9]*(10^(-[.D9]))" office:value-type="float" office:value="0.0248" calcext:value-type="float">
            <text:p>0,0248</text:p>
          </table:table-cell>
          <table:table-cell table:number-columns-repeated="3"/>
          <table:table-cell table:style-name="ce1" office:value-type="float" office:value="0.0248" calcext:value-type="float">
            <text:p>0,02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S 2491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1]*(10^(-[.D11]))" office:value-type="float" office:value="0.856" calcext:value-type="float">
            <text:p>0,856</text:p>
          </table:table-cell>
          <table:table-cell/>
          <table:table-cell table:formula="of:=[.E11]*(10^(-[.F11]))" office:value-type="float" office:value="0.831" calcext:value-type="float">
            <text:p>0,831</text:p>
          </table:table-cell>
          <table:table-cell/>
          <table:table-cell table:formula="of:=([.I11]+[.K11])/2" office:value-type="float" office:value="0.8435" calcext:value-type="float">
            <text:p>0,8435</text:p>
          </table:table-cell>
          <table:table-cell table:formula="of:=-2.5*LOG10([.M11]/[.$M$1])" office:value-type="float" office:value="-2.58602068994067" calcext:value-type="float">
            <text:p>-2,59</text:p>
          </table:table-cell>
          <table:table-cell table:formula="of:=-2.5*LOG10([.M11]/[.$M$7])" office:value-type="float" office:value="-1.3783418522876" calcext:value-type="float">
            <text:p>-1,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S 5340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2]*(10^(-[.D12]))" office:value-type="float" office:value="0.434" calcext:value-type="float">
            <text:p>0,434</text:p>
          </table:table-cell>
          <table:table-cell/>
          <table:table-cell table:formula="of:=[.E12]*(10^(-[.F12]))" office:value-type="float" office:value="0.427" calcext:value-type="float">
            <text:p>0,427</text:p>
          </table:table-cell>
          <table:table-cell/>
          <table:table-cell table:formula="of:=([.I12]+[.K12])/2" office:value-type="float" office:value="0.4305" calcext:value-type="float">
            <text:p>0,4305</text:p>
          </table:table-cell>
          <table:table-cell table:formula="of:=-2.5*LOG10([.M12]/[.$M$1])" office:value-type="float" office:value="-1.85574086210199" calcext:value-type="float">
            <text:p>-1,86</text:p>
          </table:table-cell>
          <table:table-cell table:formula="of:=-2.5*LOG10([.M12]/[.$M$7])" office:value-type="float" office:value="-0.648062024448924" calcext:value-type="float">
            <text:p>-0,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S 1708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3]*(10^(-[.D13]))" office:value-type="float" office:value="0.342" calcext:value-type="float">
            <text:p>0,342</text:p>
          </table:table-cell>
          <table:table-cell/>
          <table:table-cell table:formula="of:=[.E13]*(10^(-[.F13]))" office:value-type="float" office:value="0.335" calcext:value-type="float">
            <text:p>0,335</text:p>
          </table:table-cell>
          <table:table-cell/>
          <table:table-cell table:formula="of:=([.I13]+[.K13])/2" office:value-type="float" office:value="0.3385" calcext:value-type="float">
            <text:p>0,3385</text:p>
          </table:table-cell>
          <table:table-cell table:formula="of:=-2.5*LOG10([.M13]/[.$M$1])" office:value-type="float" office:value="-1.59470465518071" calcext:value-type="float">
            <text:p>-1,59</text:p>
          </table:table-cell>
          <table:table-cell table:formula="of:=-2.5*LOG10([.M13]/[.$M$7])" office:value-type="float" office:value="-0.387025817527648" calcext:value-type="float">
            <text:p>-0,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S 2061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4]*(10^(-[.D14]))" office:value-type="float" office:value="0.261" calcext:value-type="float">
            <text:p>0,261</text:p>
          </table:table-cell>
          <table:table-cell/>
          <table:table-cell table:formula="of:=[.E14]*(10^(-[.F14]))" office:value-type="float" office:value="0.338" calcext:value-type="float">
            <text:p>0,338</text:p>
          </table:table-cell>
          <table:table-cell/>
          <table:table-cell table:formula="of:=([.I14]+[.K14])/2" office:value-type="float" office:value="0.2995" calcext:value-type="float">
            <text:p>0,2995</text:p>
          </table:table-cell>
          <table:table-cell table:formula="of:=-2.5*LOG10([.M14]/[.$M$1])" office:value-type="float" office:value="-1.46180003944113" calcext:value-type="float">
            <text:p>-1,46</text:p>
          </table:table-cell>
          <table:table-cell table:formula="of:=-2.5*LOG10([.M14]/[.$M$7])" office:value-type="float" office:value="-0.254121201788066" calcext:value-type="float">
            <text:p>-0,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S 7001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5]*(10^(-[.D15]))" office:value-type="float" office:value="0.239" calcext:value-type="float">
            <text:p>0,239</text:p>
          </table:table-cell>
          <table:table-cell/>
          <table:table-cell table:formula="of:=[.E15]*(10^(-[.F15]))" office:value-type="float" office:value="0.234" calcext:value-type="float">
            <text:p>0,234</text:p>
          </table:table-cell>
          <table:table-cell/>
          <table:table-cell table:formula="of:=([.I15]+[.K15])/2" office:value-type="float" office:value="0.2365" calcext:value-type="float">
            <text:p>0,2365</text:p>
          </table:table-cell>
          <table:table-cell table:formula="of:=-2.5*LOG10([.M15]/[.$M$1])" office:value-type="float" office:value="-1.20538583531238" calcext:value-type="float">
            <text:p>-1,21</text:p>
          </table:table-cell>
          <table:table-cell table:formula="of:=-2.5*LOG10([.M15]/[.$M$7])" office:value-type="float" office:value="0.0022930023406837" calcext:value-type="float">
            <text:p>0,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S 171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6]*(10^(-[.D16]))" office:value-type="float" office:value="0.221" calcext:value-type="float">
            <text:p>0,221</text:p>
          </table:table-cell>
          <table:table-cell/>
          <table:table-cell table:formula="of:=[.E16]*(10^(-[.F16]))" office:value-type="float" office:value="0.216" calcext:value-type="float">
            <text:p>0,216</text:p>
          </table:table-cell>
          <table:table-cell/>
          <table:table-cell table:formula="of:=([.I16]+[.K16])/2" office:value-type="float" office:value="0.2185" calcext:value-type="float">
            <text:p>0,2185</text:p>
          </table:table-cell>
          <table:table-cell table:formula="of:=-2.5*LOG10([.M16]/[.$M$1])" office:value-type="float" office:value="-1.11943657589391" calcext:value-type="float">
            <text:p>-1,12</text:p>
          </table:table-cell>
          <table:table-cell table:formula="of:=-2.5*LOG10([.M16]/[.$M$7])" office:value-type="float" office:value="0.0882422617591581" calcext:value-type="float">
            <text:p>0,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S 294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7]*(10^(-[.D17]))" office:value-type="float" office:value="0.216" calcext:value-type="float">
            <text:p>0,216</text:p>
          </table:table-cell>
          <table:table-cell/>
          <table:table-cell table:formula="of:=[.E17]*(10^(-[.F17]))" office:value-type="float" office:value="0.214" calcext:value-type="float">
            <text:p>0,214</text:p>
          </table:table-cell>
          <table:table-cell/>
          <table:table-cell table:formula="of:=([.I17]+[.K17])/2" office:value-type="float" office:value="0.215" calcext:value-type="float">
            <text:p>0,215</text:p>
          </table:table-cell>
          <table:table-cell table:formula="of:=-2.5*LOG10([.M17]/[.$M$1])" office:value-type="float" office:value="-1.10190412241682" calcext:value-type="float">
            <text:p>-1,10</text:p>
          </table:table-cell>
          <table:table-cell table:formula="of:=-2.5*LOG10([.M17]/[.$M$7])" office:value-type="float" office:value="0.105774715236246" calcext:value-type="float">
            <text:p>0,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S 755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8]*(10^(-[.D18]))" office:value-type="float" office:value="0.133" calcext:value-type="float">
            <text:p>0,133</text:p>
          </table:table-cell>
          <table:table-cell/>
          <table:table-cell table:formula="of:=[.E18]*(10^(-[.F18]))" office:value-type="float" office:value="0.131" calcext:value-type="float">
            <text:p>0,131</text:p>
          </table:table-cell>
          <table:table-cell/>
          <table:table-cell table:formula="of:=([.I18]+[.K18])/2" office:value-type="float" office:value="0.132" calcext:value-type="float">
            <text:p>0,132</text:p>
          </table:table-cell>
          <table:table-cell table:formula="of:=-2.5*LOG10([.M18]/[.$M$1])" office:value-type="float" office:value="-0.572242800642431" calcext:value-type="float">
            <text:p>-0,57</text:p>
          </table:table-cell>
          <table:table-cell table:formula="of:=-2.5*LOG10([.M18]/[.$M$7])" office:value-type="float" office:value="0.635436037010635" calcext:value-type="float">
            <text:p>0,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S 29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C19]*(10^(-[.D19]))" office:value-type="float" office:value="0.128" calcext:value-type="float">
            <text:p>0,128</text:p>
          </table:table-cell>
          <table:table-cell/>
          <table:table-cell table:formula="of:=[.E19]*(10^(-[.F19]))" office:value-type="float" office:value="0.128" calcext:value-type="float">
            <text:p>0,128</text:p>
          </table:table-cell>
          <table:table-cell/>
          <table:table-cell table:formula="of:=([.I19]+[.K19])/2" office:value-type="float" office:value="0.128" calcext:value-type="float">
            <text:p>0,128</text:p>
          </table:table-cell>
          <table:table-cell table:formula="of:=-2.5*LOG10([.M19]/[.$M$1])" office:value-type="float" office:value="-0.538832896747477" calcext:value-type="float">
            <text:p>-0,54</text:p>
          </table:table-cell>
          <table:table-cell table:formula="of:=-2.5*LOG10([.M19]/[.$M$7])" office:value-type="float" office:value="0.668845940905589" calcext:value-type="float">
            <text:p>0,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S 5056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0]*(10^(-[.D20]))" office:value-type="float" office:value="0.089" calcext:value-type="float">
            <text:p>0,089</text:p>
          </table:table-cell>
          <table:table-cell/>
          <table:table-cell table:formula="of:=[.E20]*(10^(-[.F20]))" office:value-type="float" office:value="0.0866" calcext:value-type="float">
            <text:p>0,0866</text:p>
          </table:table-cell>
          <table:table-cell/>
          <table:table-cell table:formula="of:=([.I20]+[.K20])/2" office:value-type="float" office:value="0.0878" calcext:value-type="float">
            <text:p>0,0878</text:p>
          </table:table-cell>
          <table:table-cell table:formula="of:=-2.5*LOG10([.M20]/[.$M$1])" office:value-type="float" office:value="-0.129544262393063" calcext:value-type="float">
            <text:p>-0,13</text:p>
          </table:table-cell>
          <table:table-cell table:formula="of:=-2.5*LOG10([.M20]/[.$M$7])" office:value-type="float" office:value="1.07813457526" calcext:value-type="float">
            <text:p>1,0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S 7924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1]*(10^(-[.D21]))" office:value-type="float" office:value="0.0828" calcext:value-type="float">
            <text:p>0,0828</text:p>
          </table:table-cell>
          <table:table-cell/>
          <table:table-cell table:formula="of:=[.E21]*(10^(-[.F21]))" office:value-type="float" office:value="0.0807" calcext:value-type="float">
            <text:p>0,0807</text:p>
          </table:table-cell>
          <table:table-cell/>
          <table:table-cell table:formula="of:=([.I21]+[.K21])/2" office:value-type="float" office:value="0.08175" calcext:value-type="float">
            <text:p>0,08175</text:p>
          </table:table-cell>
          <table:table-cell table:formula="of:=-2.5*LOG10([.M21]/[.$M$1])" office:value-type="float" office:value="-0.0520273759586155" calcext:value-type="float">
            <text:p>-0,05</text:p>
          </table:table-cell>
          <table:table-cell table:formula="of:=-2.5*LOG10([.M21]/[.$M$7])" office:value-type="float" office:value="1.15565146169445" calcext:value-type="float">
            <text:p>1,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S 4301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2]*(10^(-[.D22]))" office:value-type="float" office:value="0.0723" calcext:value-type="float">
            <text:p>0,0723</text:p>
          </table:table-cell>
          <table:table-cell/>
          <table:table-cell table:formula="of:=[.E22]*(10^(-[.F22]))" office:value-type="float" office:value="0.0726" calcext:value-type="float">
            <text:p>0,0726</text:p>
          </table:table-cell>
          <table:table-cell/>
          <table:table-cell table:formula="of:=([.I22]+[.K22])/2" office:value-type="float" office:value="0.07245" calcext:value-type="float">
            <text:p>0,07245</text:p>
          </table:table-cell>
          <table:table-cell table:formula="of:=-2.5*LOG10([.M22]/[.$M$1])" office:value-type="float" office:value="0.0790960528542103" calcext:value-type="float">
            <text:p>0,08</text:p>
          </table:table-cell>
          <table:table-cell table:formula="of:=-2.5*LOG10([.M22]/[.$M$7])" office:value-type="float" office:value="1.28677489050728" calcext:value-type="float">
            <text:p>1,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S 153</text:p>
          </table:table-cell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3]*(10^(-[.D23]))" office:value-type="float" office:value="0.0732" calcext:value-type="float">
            <text:p>0,0732</text:p>
          </table:table-cell>
          <table:table-cell/>
          <table:table-cell table:formula="of:=[.E23]*(10^(-[.F23]))" office:value-type="float" office:value="0.0709" calcext:value-type="float">
            <text:p>0,0709</text:p>
          </table:table-cell>
          <table:table-cell/>
          <table:table-cell table:formula="of:=([.I23]+[.K23])/2" office:value-type="float" office:value="0.07205" calcext:value-type="float">
            <text:p>0,07205</text:p>
          </table:table-cell>
          <table:table-cell table:formula="of:=-2.5*LOG10([.M23]/[.$M$1])" office:value-type="float" office:value="0.0851070644971735" calcext:value-type="float">
            <text:p>0,09</text:p>
          </table:table-cell>
          <table:table-cell table:formula="of:=-2.5*LOG10([.M23]/[.$M$7])" office:value-type="float" office:value="1.29278590215024" calcext:value-type="float">
            <text:p>1,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S 3982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4]*(10^(-[.D24]))" office:value-type="float" office:value="0.0656" calcext:value-type="float">
            <text:p>0,0656</text:p>
          </table:table-cell>
          <table:table-cell/>
          <table:table-cell table:formula="of:=[.E24]*(10^(-[.F24]))" office:value-type="float" office:value="0.0641" calcext:value-type="float">
            <text:p>0,0641</text:p>
          </table:table-cell>
          <table:table-cell/>
          <table:table-cell table:formula="of:=([.I24]+[.K24])/2" office:value-type="float" office:value="0.06485" calcext:value-type="float">
            <text:p>0,06485</text:p>
          </table:table-cell>
          <table:table-cell table:formula="of:=-2.5*LOG10([.M24]/[.$M$1])" office:value-type="float" office:value="0.199417076321946" calcext:value-type="float">
            <text:p>0,20</text:p>
          </table:table-cell>
          <table:table-cell table:formula="of:=-2.5*LOG10([.M24]/[.$M$7])" office:value-type="float" office:value="1.40709591397501" calcext:value-type="float">
            <text:p>1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S 337</text:p>
          </table:table-cell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5]*(10^(-[.D25]))" office:value-type="float" office:value="0.059" calcext:value-type="float">
            <text:p>0,059</text:p>
          </table:table-cell>
          <table:table-cell/>
          <table:table-cell table:formula="of:=[.E25]*(10^(-[.F25]))" office:value-type="float" office:value="0.0675" calcext:value-type="float">
            <text:p>0,0675</text:p>
          </table:table-cell>
          <table:table-cell/>
          <table:table-cell table:formula="of:=([.I25]+[.K25])/2" office:value-type="float" office:value="0.06325" calcext:value-type="float">
            <text:p>0,06325</text:p>
          </table:table-cell>
          <table:table-cell table:formula="of:=-2.5*LOG10([.M25]/[.$M$1])" office:value-type="float" office:value="0.226540702752555" calcext:value-type="float">
            <text:p>0,23</text:p>
          </table:table-cell>
          <table:table-cell table:formula="of:=-2.5*LOG10([.M25]/[.$M$7])" office:value-type="float" office:value="1.43421954040562" calcext:value-type="float">
            <text:p>1,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S 5563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(10^(-[.D26]))" office:value-type="float" office:value="0.0604" calcext:value-type="float">
            <text:p>0,0604</text:p>
          </table:table-cell>
          <table:table-cell/>
          <table:table-cell table:formula="of:=[.E26]*(10^(-[.F26]))" office:value-type="float" office:value="0.0627" calcext:value-type="float">
            <text:p>0,0627</text:p>
          </table:table-cell>
          <table:table-cell/>
          <table:table-cell table:formula="of:=([.I26]+[.K26])/2" office:value-type="float" office:value="0.06155" calcext:value-type="float">
            <text:p>0,06155</text:p>
          </table:table-cell>
          <table:table-cell table:formula="of:=-2.5*LOG10([.M26]/[.$M$1])" office:value-type="float" office:value="0.256121884203856" calcext:value-type="float">
            <text:p>0,26</text:p>
          </table:table-cell>
          <table:table-cell table:formula="of:=-2.5*LOG10([.M26]/[.$M$7])" office:value-type="float" office:value="1.46380072185692" calcext:value-type="float">
            <text:p>1,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S 617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7]*(10^(-[.D27]))" office:value-type="float" office:value="0.0614" calcext:value-type="float">
            <text:p>0,0614</text:p>
          </table:table-cell>
          <table:table-cell/>
          <table:table-cell table:formula="of:=[.E27]*(10^(-[.F27]))" office:value-type="float" office:value="0.0615" calcext:value-type="float">
            <text:p>0,0615</text:p>
          </table:table-cell>
          <table:table-cell/>
          <table:table-cell table:formula="of:=([.I27]+[.K27])/2" office:value-type="float" office:value="0.06145" calcext:value-type="float">
            <text:p>0,06145</text:p>
          </table:table-cell>
          <table:table-cell table:formula="of:=-2.5*LOG10([.M27]/[.$M$1])" office:value-type="float" office:value="0.257887309316011" calcext:value-type="float">
            <text:p>0,26</text:p>
          </table:table-cell>
          <table:table-cell table:formula="of:=-2.5*LOG10([.M27]/[.$M$7])" office:value-type="float" office:value="1.46556614696908" calcext:value-type="float">
            <text:p>1,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S 1017</text:p>
          </table:table-cell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8]*(10^(-[.D28]))" office:value-type="float" office:value="0.0617" calcext:value-type="float">
            <text:p>0,0617</text:p>
          </table:table-cell>
          <table:table-cell/>
          <table:table-cell table:formula="of:=[.E28]*(10^(-[.F28]))" office:value-type="float" office:value="0.0608" calcext:value-type="float">
            <text:p>0,0608</text:p>
          </table:table-cell>
          <table:table-cell/>
          <table:table-cell table:formula="of:=([.I28]+[.K28])/2" office:value-type="float" office:value="0.06125" calcext:value-type="float">
            <text:p>0,06125</text:p>
          </table:table-cell>
          <table:table-cell table:formula="of:=-2.5*LOG10([.M28]/[.$M$1])" office:value-type="float" office:value="0.261426794780769" calcext:value-type="float">
            <text:p>0,26</text:p>
          </table:table-cell>
          <table:table-cell table:formula="of:=-2.5*LOG10([.M28]/[.$M$7])" office:value-type="float" office:value="1.46910563243383" calcext:value-type="float">
            <text:p>1,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S 2890/1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9]*(10^(-[.D29]))" office:value-type="float" office:value="0.0583" calcext:value-type="float">
            <text:p>0,0583</text:p>
          </table:table-cell>
          <table:table-cell/>
          <table:table-cell table:formula="of:=[.E29]*(10^(-[.F29]))" office:value-type="float" office:value="0.0573" calcext:value-type="float">
            <text:p>0,0573</text:p>
          </table:table-cell>
          <table:table-cell/>
          <table:table-cell table:formula="of:=([.I29]+[.K29])/2" office:value-type="float" office:value="0.0578" calcext:value-type="float">
            <text:p>0,0578</text:p>
          </table:table-cell>
          <table:table-cell table:formula="of:=-2.5*LOG10([.M29]/[.$M$1])" office:value-type="float" office:value="0.324372431320871" calcext:value-type="float">
            <text:p>0,32</text:p>
          </table:table-cell>
          <table:table-cell table:formula="of:=-2.5*LOG10([.M29]/[.$M$7])" office:value-type="float" office:value="1.53205126897394" calcext:value-type="float">
            <text:p>1,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S 1791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0]*(10^(-[.D30]))" office:value-type="float" office:value="0.0521" calcext:value-type="float">
            <text:p>0,0521</text:p>
          </table:table-cell>
          <table:table-cell/>
          <table:table-cell table:formula="of:=[.E30]*(10^(-[.F30]))" office:value-type="float" office:value="0.051" calcext:value-type="float">
            <text:p>0,051</text:p>
          </table:table-cell>
          <table:table-cell/>
          <table:table-cell table:formula="of:=([.I30]+[.K30])/2" office:value-type="float" office:value="0.05155" calcext:value-type="float">
            <text:p>0,05155</text:p>
          </table:table-cell>
          <table:table-cell table:formula="of:=-2.5*LOG10([.M30]/[.$M$1])" office:value-type="float" office:value="0.448620353323355" calcext:value-type="float">
            <text:p>0,45</text:p>
          </table:table-cell>
          <table:table-cell table:formula="of:=-2.5*LOG10([.M30]/[.$M$7])" office:value-type="float" office:value="1.65629919097642" calcext:value-type="float">
            <text:p>1,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S 1702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1]*(10^(-[.D31]))" office:value-type="float" office:value="0.0512" calcext:value-type="float">
            <text:p>0,0512</text:p>
          </table:table-cell>
          <table:table-cell/>
          <table:table-cell table:formula="of:=[.E31]*(10^(-[.F31]))" office:value-type="float" office:value="0.0498" calcext:value-type="float">
            <text:p>0,0498</text:p>
          </table:table-cell>
          <table:table-cell/>
          <table:table-cell table:formula="of:=([.I31]+[.K31])/2" office:value-type="float" office:value="0.0505" calcext:value-type="float">
            <text:p>0,0505</text:p>
          </table:table-cell>
          <table:table-cell table:formula="of:=-2.5*LOG10([.M31]/[.$M$1])" office:value-type="float" office:value="0.47096358207554" calcext:value-type="float">
            <text:p>0,47</text:p>
          </table:table-cell>
          <table:table-cell table:formula="of:=-2.5*LOG10([.M31]/[.$M$7])" office:value-type="float" office:value="1.67864241972861" calcext:value-type="float">
            <text:p>1,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S 424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2]*(10^(-[.D32]))" office:value-type="float" office:value="0.0506" calcext:value-type="float">
            <text:p>0,0506</text:p>
          </table:table-cell>
          <table:table-cell/>
          <table:table-cell table:formula="of:=[.E32]*(10^(-[.F32]))" office:value-type="float" office:value="0.0498" calcext:value-type="float">
            <text:p>0,0498</text:p>
          </table:table-cell>
          <table:table-cell/>
          <table:table-cell table:formula="of:=([.I32]+[.K32])/2" office:value-type="float" office:value="0.0502" calcext:value-type="float">
            <text:p>0,0502</text:p>
          </table:table-cell>
          <table:table-cell table:formula="of:=-2.5*LOG10([.M32]/[.$M$1])" office:value-type="float" office:value="0.477432734509646" calcext:value-type="float">
            <text:p>0,48</text:p>
          </table:table-cell>
          <table:table-cell table:formula="of:=-2.5*LOG10([.M32]/[.$M$7])" office:value-type="float" office:value="1.68511157216271" calcext:value-type="float">
            <text:p>1,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S 190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3]*(10^(-[.D33]))" office:value-type="float" office:value="0.05" calcext:value-type="float">
            <text:p>0,05</text:p>
          </table:table-cell>
          <table:table-cell/>
          <table:table-cell table:formula="of:=[.E33]*(10^(-[.F33]))" office:value-type="float" office:value="0.0488" calcext:value-type="float">
            <text:p>0,0488</text:p>
          </table:table-cell>
          <table:table-cell/>
          <table:table-cell table:formula="of:=([.I33]+[.K33])/2" office:value-type="float" office:value="0.0494" calcext:value-type="float">
            <text:p>0,0494</text:p>
          </table:table-cell>
          <table:table-cell table:formula="of:=-2.5*LOG10([.M33]/[.$M$1])" office:value-type="float" office:value="0.494874655063076" calcext:value-type="float">
            <text:p>0,49</text:p>
          </table:table-cell>
          <table:table-cell table:formula="of:=-2.5*LOG10([.M33]/[.$M$7])" office:value-type="float" office:value="1.70255349271614" calcext:value-type="float">
            <text:p>1,7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S 4905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4]*(10^(-[.D34]))" office:value-type="float" office:value="0.0464" calcext:value-type="float">
            <text:p>0,0464</text:p>
          </table:table-cell>
          <table:table-cell/>
          <table:table-cell table:formula="of:=[.E34]*(10^(-[.F34]))" office:value-type="float" office:value="0.0453" calcext:value-type="float">
            <text:p>0,0453</text:p>
          </table:table-cell>
          <table:table-cell/>
          <table:table-cell table:formula="of:=([.I34]+[.K34])/2" office:value-type="float" office:value="0.04585" calcext:value-type="float">
            <text:p>0,04585</text:p>
          </table:table-cell>
          <table:table-cell table:formula="of:=-2.5*LOG10([.M34]/[.$M$1])" office:value-type="float" office:value="0.575843677357094" calcext:value-type="float">
            <text:p>0,58</text:p>
          </table:table-cell>
          <table:table-cell table:formula="of:=-2.5*LOG10([.M34]/[.$M$7])" office:value-type="float" office:value="1.78352251501016" calcext:value-type="float">
            <text:p>1,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S 168</text:p>
          </table:table-cell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5]*(10^(-[.D35]))" office:value-type="float" office:value="0.0452" calcext:value-type="float">
            <text:p>0,0452</text:p>
          </table:table-cell>
          <table:table-cell/>
          <table:table-cell table:formula="of:=[.E35]*(10^(-[.F35]))" office:value-type="float" office:value="0.0462" calcext:value-type="float">
            <text:p>0,0462</text:p>
          </table:table-cell>
          <table:table-cell/>
          <table:table-cell table:formula="of:=([.I35]+[.K35])/2" office:value-type="float" office:value="0.0457" calcext:value-type="float">
            <text:p>0,0457</text:p>
          </table:table-cell>
          <table:table-cell table:formula="of:=-2.5*LOG10([.M35]/[.$M$1])" office:value-type="float" office:value="0.579401527197568" calcext:value-type="float">
            <text:p>0,58</text:p>
          </table:table-cell>
          <table:table-cell table:formula="of:=-2.5*LOG10([.M35]/[.$M$7])" office:value-type="float" office:value="1.78708036485063" calcext:value-type="float">
            <text:p>1,7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BS 8775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6]*(10^(-[.D36]))" office:value-type="float" office:value="0.0387" calcext:value-type="float">
            <text:p>0,0387</text:p>
          </table:table-cell>
          <table:table-cell/>
          <table:table-cell table:formula="of:=[.E36]*(10^(-[.F36]))" office:value-type="float" office:value="0.0499" calcext:value-type="float">
            <text:p>0,0499</text:p>
          </table:table-cell>
          <table:table-cell/>
          <table:table-cell table:formula="of:=([.I36]+[.K36])/2" office:value-type="float" office:value="0.0443" calcext:value-type="float">
            <text:p>0,0443</text:p>
          </table:table-cell>
          <table:table-cell table:formula="of:=-2.5*LOG10([.M36]/[.$M$1])" office:value-type="float" office:value="0.61318271181452" calcext:value-type="float">
            <text:p>0,61</text:p>
          </table:table-cell>
          <table:table-cell table:formula="of:=-2.5*LOG10([.M36]/[.$M$7])" office:value-type="float" office:value="1.82086154946759" calcext:value-type="float">
            <text:p>1,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S 2421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7]*(10^(-[.D37]))" office:value-type="float" office:value="0.0424" calcext:value-type="float">
            <text:p>0,0424</text:p>
          </table:table-cell>
          <table:table-cell/>
          <table:table-cell table:formula="of:=[.E37]*(10^(-[.F37]))" office:value-type="float" office:value="0.0415" calcext:value-type="float">
            <text:p>0,0415</text:p>
          </table:table-cell>
          <table:table-cell/>
          <table:table-cell table:formula="of:=([.I37]+[.K37])/2" office:value-type="float" office:value="0.04195" calcext:value-type="float">
            <text:p>0,04195</text:p>
          </table:table-cell>
          <table:table-cell table:formula="of:=-2.5*LOG10([.M37]/[.$M$1])" office:value-type="float" office:value="0.672362114460396" calcext:value-type="float">
            <text:p>0,67</text:p>
          </table:table-cell>
          <table:table-cell table:formula="of:=-2.5*LOG10([.M37]/[.$M$7])" office:value-type="float" office:value="1.88004095211346" calcext:value-type="float">
            <text:p>1,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S 2091</text:p>
          </table:table-cell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905" calcext:value-type="float">
            <text:p>9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]*(10^(-[.D38]))" office:value-type="float" office:value="0.0728" calcext:value-type="float">
            <text:p>0,0728</text:p>
          </table:table-cell>
          <table:table-cell/>
          <table:table-cell table:formula="of:=[.E38]*(10^(-[.F38]))" office:value-type="float" office:value="0.00905" calcext:value-type="float">
            <text:p>0,00905</text:p>
          </table:table-cell>
          <table:table-cell/>
          <table:table-cell table:formula="of:=([.I38]+[.K38])/2" office:value-type="float" office:value="0.040925" calcext:value-type="float">
            <text:p>0,040925</text:p>
          </table:table-cell>
          <table:table-cell table:formula="of:=-2.5*LOG10([.M38]/[.$M$1])" office:value-type="float" office:value="0.699220307162246" calcext:value-type="float">
            <text:p>0,70</text:p>
          </table:table-cell>
          <table:table-cell table:formula="of:=-2.5*LOG10([.M38]/[.$M$7])" office:value-type="float" office:value="1.90689914481531" calcext:value-type="float">
            <text:p>1,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S 5505/6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39]*(10^(-[.D39]))" office:value-type="float" office:value="0.0398" calcext:value-type="float">
            <text:p>0,0398</text:p>
          </table:table-cell>
          <table:table-cell/>
          <table:table-cell table:formula="of:=[.E39]*(10^(-[.F39]))" office:value-type="float" office:value="0.0401" calcext:value-type="float">
            <text:p>0,0401</text:p>
          </table:table-cell>
          <table:table-cell/>
          <table:table-cell table:formula="of:=([.I39]+[.K39])/2" office:value-type="float" office:value="0.03995" calcext:value-type="float">
            <text:p>0,03995</text:p>
          </table:table-cell>
          <table:table-cell table:formula="of:=-2.5*LOG10([.M39]/[.$M$1])" office:value-type="float" office:value="0.725400068247168" calcext:value-type="float">
            <text:p>0,73</text:p>
          </table:table-cell>
          <table:table-cell table:formula="of:=-2.5*LOG10([.M39]/[.$M$7])" office:value-type="float" office:value="1.93307890590023" calcext:value-type="float">
            <text:p>1,9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S 5191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0]*(10^(-[.D40]))" office:value-type="float" office:value="0.0403" calcext:value-type="float">
            <text:p>0,0403</text:p>
          </table:table-cell>
          <table:table-cell/>
          <table:table-cell table:formula="of:=[.E40]*(10^(-[.F40]))" office:value-type="float" office:value="0.0392" calcext:value-type="float">
            <text:p>0,0392</text:p>
          </table:table-cell>
          <table:table-cell/>
          <table:table-cell table:formula="of:=([.I40]+[.K40])/2" office:value-type="float" office:value="0.03975" calcext:value-type="float">
            <text:p>0,03975</text:p>
          </table:table-cell>
          <table:table-cell table:formula="of:=-2.5*LOG10([.M40]/[.$M$1])" office:value-type="float" office:value="0.730849194890971" calcext:value-type="float">
            <text:p>0,73</text:p>
          </table:table-cell>
          <table:table-cell table:formula="of:=-2.5*LOG10([.M40]/[.$M$7])" office:value-type="float" office:value="1.93852803254404" calcext:value-type="float">
            <text:p>1,9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S 6556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1]*(10^(-[.D41]))" office:value-type="float" office:value="0.0388" calcext:value-type="float">
            <text:p>0,0388</text:p>
          </table:table-cell>
          <table:table-cell/>
          <table:table-cell table:formula="of:=[.E41]*(10^(-[.F41]))" office:value-type="float" office:value="0.0384" calcext:value-type="float">
            <text:p>0,0384</text:p>
          </table:table-cell>
          <table:table-cell/>
          <table:table-cell table:formula="of:=([.I41]+[.K41])/2" office:value-type="float" office:value="0.0386" calcext:value-type="float">
            <text:p>0,0386</text:p>
          </table:table-cell>
          <table:table-cell table:formula="of:=-2.5*LOG10([.M41]/[.$M$1])" office:value-type="float" office:value="0.762723765692806" calcext:value-type="float">
            <text:p>0,76</text:p>
          </table:table-cell>
          <table:table-cell table:formula="of:=-2.5*LOG10([.M41]/[.$M$7])" office:value-type="float" office:value="1.97040260334587" calcext:value-type="float">
            <text:p>1,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S 91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2]*(10^(-[.D42]))" office:value-type="float" office:value="0.0342" calcext:value-type="float">
            <text:p>0,0342</text:p>
          </table:table-cell>
          <table:table-cell/>
          <table:table-cell table:formula="of:=[.E42]*(10^(-[.F42]))" office:value-type="float" office:value="0.0421" calcext:value-type="float">
            <text:p>0,0421</text:p>
          </table:table-cell>
          <table:table-cell/>
          <table:table-cell table:formula="of:=([.I42]+[.K42])/2" office:value-type="float" office:value="0.03815" calcext:value-type="float">
            <text:p>0,03815</text:p>
          </table:table-cell>
          <table:table-cell table:formula="of:=-2.5*LOG10([.M42]/[.$M$1])" office:value-type="float" office:value="0.775455671644946" calcext:value-type="float">
            <text:p>0,78</text:p>
          </table:table-cell>
          <table:table-cell table:formula="of:=-2.5*LOG10([.M42]/[.$M$7])" office:value-type="float" office:value="1.98313450929801" calcext:value-type="float">
            <text:p>1,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BS 77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3]*(10^(-[.D43]))" office:value-type="float" office:value="0.0364" calcext:value-type="float">
            <text:p>0,0364</text:p>
          </table:table-cell>
          <table:table-cell/>
          <table:table-cell table:formula="of:=[.E43]*(10^(-[.F43]))" office:value-type="float" office:value="0.0361" calcext:value-type="float">
            <text:p>0,0361</text:p>
          </table:table-cell>
          <table:table-cell/>
          <table:table-cell table:formula="of:=([.I43]+[.K43])/2" office:value-type="float" office:value="0.03625" calcext:value-type="float">
            <text:p>0,03625</text:p>
          </table:table-cell>
          <table:table-cell table:formula="of:=-2.5*LOG10([.M43]/[.$M$1])" office:value-type="float" office:value="0.830922000104662" calcext:value-type="float">
            <text:p>0,83</text:p>
          </table:table-cell>
          <table:table-cell table:formula="of:=-2.5*LOG10([.M43]/[.$M$7])" office:value-type="float" office:value="2.03860083775773" calcext:value-type="float">
            <text:p>2,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 15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4]*(10^(-[.D44]))" office:value-type="float" office:value="0.0359" calcext:value-type="float">
            <text:p>0,0359</text:p>
          </table:table-cell>
          <table:table-cell/>
          <table:table-cell table:formula="of:=[.E44]*(10^(-[.F44]))" office:value-type="float" office:value="0.0351" calcext:value-type="float">
            <text:p>0,0351</text:p>
          </table:table-cell>
          <table:table-cell/>
          <table:table-cell table:formula="of:=([.I44]+[.K44])/2" office:value-type="float" office:value="0.0355" calcext:value-type="float">
            <text:p>0,0355</text:p>
          </table:table-cell>
          <table:table-cell table:formula="of:=-2.5*LOG10([.M44]/[.$M$1])" office:value-type="float" office:value="0.853621144734459" calcext:value-type="float">
            <text:p>0,85</text:p>
          </table:table-cell>
          <table:table-cell table:formula="of:=-2.5*LOG10([.M44]/[.$M$7])" office:value-type="float" office:value="2.06129998238752" calcext:value-type="float">
            <text:p>2,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S 7949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5]*(10^(-[.D45]))" office:value-type="float" office:value="0.035" calcext:value-type="float">
            <text:p>0,035</text:p>
          </table:table-cell>
          <table:table-cell/>
          <table:table-cell table:formula="of:=[.E45]*(10^(-[.F45]))" office:value-type="float" office:value="0.0352" calcext:value-type="float">
            <text:p>0,0352</text:p>
          </table:table-cell>
          <table:table-cell/>
          <table:table-cell table:formula="of:=([.I45]+[.K45])/2" office:value-type="float" office:value="0.0351" calcext:value-type="float">
            <text:p>0,0351</text:p>
          </table:table-cell>
          <table:table-cell table:formula="of:=-2.5*LOG10([.M45]/[.$M$1])" office:value-type="float" office:value="0.865924236207633" calcext:value-type="float">
            <text:p>0,87</text:p>
          </table:table-cell>
          <table:table-cell table:formula="of:=-2.5*LOG10([.M45]/[.$M$7])" office:value-type="float" office:value="2.0736030738607" calcext:value-type="float">
            <text:p>2,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S 4534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6]*(10^(-[.D46]))" office:value-type="float" office:value="0.0344" calcext:value-type="float">
            <text:p>0,0344</text:p>
          </table:table-cell>
          <table:table-cell/>
          <table:table-cell table:formula="of:=[.E46]*(10^(-[.F46]))" office:value-type="float" office:value="0.0336" calcext:value-type="float">
            <text:p>0,0336</text:p>
          </table:table-cell>
          <table:table-cell/>
          <table:table-cell table:formula="of:=([.I46]+[.K46])/2" office:value-type="float" office:value="0.034" calcext:value-type="float">
            <text:p>0,034</text:p>
          </table:table-cell>
          <table:table-cell table:formula="of:=-2.5*LOG10([.M46]/[.$M$1])" office:value-type="float" office:value="0.900494734766556" calcext:value-type="float">
            <text:p>0,90</text:p>
          </table:table-cell>
          <table:table-cell table:formula="of:=-2.5*LOG10([.M46]/[.$M$7])" office:value-type="float" office:value="2.10817357241962" calcext:value-type="float">
            <text:p>2,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 21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7]*(10^(-[.D47]))" office:value-type="float" office:value="0.0341" calcext:value-type="float">
            <text:p>0,0341</text:p>
          </table:table-cell>
          <table:table-cell/>
          <table:table-cell table:formula="of:=[.E47]*(10^(-[.F47]))" office:value-type="float" office:value="0.0337" calcext:value-type="float">
            <text:p>0,0337</text:p>
          </table:table-cell>
          <table:table-cell/>
          <table:table-cell table:formula="of:=([.I47]+[.K47])/2" office:value-type="float" office:value="0.0339" calcext:value-type="float">
            <text:p>0,0339</text:p>
          </table:table-cell>
          <table:table-cell table:formula="of:=-2.5*LOG10([.M47]/[.$M$1])" office:value-type="float" office:value="0.903692781864488" calcext:value-type="float">
            <text:p>0,90</text:p>
          </table:table-cell>
          <table:table-cell table:formula="of:=-2.5*LOG10([.M47]/[.$M$7])" office:value-type="float" office:value="2.11137161951755" calcext:value-type="float">
            <text:p>2,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S 2004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8]*(10^(-[.D48]))" office:value-type="float" office:value="0.0341" calcext:value-type="float">
            <text:p>0,0341</text:p>
          </table:table-cell>
          <table:table-cell/>
          <table:table-cell table:formula="of:=[.E48]*(10^(-[.F48]))" office:value-type="float" office:value="0.0335" calcext:value-type="float">
            <text:p>0,0335</text:p>
          </table:table-cell>
          <table:table-cell/>
          <table:table-cell table:formula="of:=([.I48]+[.K48])/2" office:value-type="float" office:value="0.0338" calcext:value-type="float">
            <text:p>0,0338</text:p>
          </table:table-cell>
          <table:table-cell table:formula="of:=-2.5*LOG10([.M48]/[.$M$1])" office:value-type="float" office:value="0.906900276678057" calcext:value-type="float">
            <text:p>0,91</text:p>
          </table:table-cell>
          <table:table-cell table:formula="of:=-2.5*LOG10([.M48]/[.$M$7])" office:value-type="float" office:value="2.11457911433112" calcext:value-type="float">
            <text:p>2,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S 579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49]*(10^(-[.D49]))" office:value-type="float" office:value="0.0326" calcext:value-type="float">
            <text:p>0,0326</text:p>
          </table:table-cell>
          <table:table-cell/>
          <table:table-cell table:formula="of:=[.E49]*(10^(-[.F49]))" office:value-type="float" office:value="0.0317" calcext:value-type="float">
            <text:p>0,0317</text:p>
          </table:table-cell>
          <table:table-cell/>
          <table:table-cell table:formula="of:=([.I49]+[.K49])/2" office:value-type="float" office:value="0.03215" calcext:value-type="float">
            <text:p>0,03215</text:p>
          </table:table-cell>
          <table:table-cell table:formula="of:=-2.5*LOG10([.M49]/[.$M$1])" office:value-type="float" office:value="0.961239584221592" calcext:value-type="float">
            <text:p>0,96</text:p>
          </table:table-cell>
          <table:table-cell table:formula="of:=-2.5*LOG10([.M49]/[.$M$7])" office:value-type="float" office:value="2.16891842187466" calcext:value-type="float">
            <text:p>2,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S 5054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0]*(10^(-[.D50]))" office:value-type="float" office:value="0.0292" calcext:value-type="float">
            <text:p>0,0292</text:p>
          </table:table-cell>
          <table:table-cell/>
          <table:table-cell table:formula="of:=[.E50]*(10^(-[.F50]))" office:value-type="float" office:value="0.0287" calcext:value-type="float">
            <text:p>0,0287</text:p>
          </table:table-cell>
          <table:table-cell/>
          <table:table-cell table:formula="of:=([.I50]+[.K50])/2" office:value-type="float" office:value="0.02895" calcext:value-type="float">
            <text:p>0,02895</text:p>
          </table:table-cell>
          <table:table-cell table:formula="of:=-2.5*LOG10([.M50]/[.$M$1])" office:value-type="float" office:value="1.07507060721356" calcext:value-type="float">
            <text:p>1,08</text:p>
          </table:table-cell>
          <table:table-cell table:formula="of:=-2.5*LOG10([.M50]/[.$M$7])" office:value-type="float" office:value="2.28274944486662" calcext:value-type="float">
            <text:p>2,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S 1231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1]*(10^(-[.D51]))" office:value-type="float" office:value="0.0259" calcext:value-type="float">
            <text:p>0,0259</text:p>
          </table:table-cell>
          <table:table-cell/>
          <table:table-cell table:formula="of:=[.E51]*(10^(-[.F51]))" office:value-type="float" office:value="0.0298" calcext:value-type="float">
            <text:p>0,0298</text:p>
          </table:table-cell>
          <table:table-cell/>
          <table:table-cell table:formula="of:=([.I51]+[.K51])/2" office:value-type="float" office:value="0.02785" calcext:value-type="float">
            <text:p>0,02785</text:p>
          </table:table-cell>
          <table:table-cell table:formula="of:=-2.5*LOG10([.M51]/[.$M$1])" office:value-type="float" office:value="1.11712902859782" calcext:value-type="float">
            <text:p>1,12</text:p>
          </table:table-cell>
          <table:table-cell table:formula="of:=-2.5*LOG10([.M51]/[.$M$7])" office:value-type="float" office:value="2.32480786625089" calcext:value-type="float">
            <text:p>2,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S 4295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2]*(10^(-[.D52]))" office:value-type="float" office:value="0.0281" calcext:value-type="float">
            <text:p>0,0281</text:p>
          </table:table-cell>
          <table:table-cell/>
          <table:table-cell table:formula="of:=[.E52]*(10^(-[.F52]))" office:value-type="float" office:value="0.0274" calcext:value-type="float">
            <text:p>0,0274</text:p>
          </table:table-cell>
          <table:table-cell/>
          <table:table-cell table:formula="of:=([.I52]+[.K52])/2" office:value-type="float" office:value="0.02775" calcext:value-type="float">
            <text:p>0,02775</text:p>
          </table:table-cell>
          <table:table-cell table:formula="of:=-2.5*LOG10([.M52]/[.$M$1])" office:value-type="float" office:value="1.12103455872546" calcext:value-type="float">
            <text:p>1,12</text:p>
          </table:table-cell>
          <table:table-cell table:formula="of:=-2.5*LOG10([.M52]/[.$M$7])" office:value-type="float" office:value="2.32871339637852" calcext:value-type="float">
            <text:p>2,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S 613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3]*(10^(-[.D53]))" office:value-type="float" office:value="0.0269" calcext:value-type="float">
            <text:p>0,0269</text:p>
          </table:table-cell>
          <table:table-cell/>
          <table:table-cell table:formula="of:=[.E53]*(10^(-[.F53]))" office:value-type="float" office:value="0.0271" calcext:value-type="float">
            <text:p>0,0271</text:p>
          </table:table-cell>
          <table:table-cell/>
          <table:table-cell table:formula="of:=([.I53]+[.K53])/2" office:value-type="float" office:value="0.027" calcext:value-type="float">
            <text:p>0,027</text:p>
          </table:table-cell>
          <table:table-cell table:formula="of:=-2.5*LOG10([.M53]/[.$M$1])" office:value-type="float" office:value="1.15078261697473" calcext:value-type="float">
            <text:p>1,15</text:p>
          </table:table-cell>
          <table:table-cell table:formula="of:=-2.5*LOG10([.M53]/[.$M$7])" office:value-type="float" office:value="2.35846145462779" calcext:value-type="float">
            <text:p>2,3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BS 8162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4]*(10^(-[.D54]))" office:value-type="float" office:value="0.027" calcext:value-type="float">
            <text:p>0,027</text:p>
          </table:table-cell>
          <table:table-cell/>
          <table:table-cell table:formula="of:=[.E54]*(10^(-[.F54]))" office:value-type="float" office:value="0.0265" calcext:value-type="float">
            <text:p>0,0265</text:p>
          </table:table-cell>
          <table:table-cell/>
          <table:table-cell table:formula="of:=([.I54]+[.K54])/2" office:value-type="float" office:value="0.02675" calcext:value-type="float">
            <text:p>0,02675</text:p>
          </table:table-cell>
          <table:table-cell table:formula="of:=-2.5*LOG10([.M54]/[.$M$1])" office:value-type="float" office:value="1.16088256147908" calcext:value-type="float">
            <text:p>1,16</text:p>
          </table:table-cell>
          <table:table-cell table:formula="of:=-2.5*LOG10([.M54]/[.$M$7])" office:value-type="float" office:value="2.36856139913214" calcext:value-type="float">
            <text:p>2,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S 6148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5]*(10^(-[.D55]))" office:value-type="float" office:value="0.0266" calcext:value-type="float">
            <text:p>0,0266</text:p>
          </table:table-cell>
          <table:table-cell/>
          <table:table-cell table:formula="of:=[.E55]*(10^(-[.F55]))" office:value-type="float" office:value="0.0268" calcext:value-type="float">
            <text:p>0,0268</text:p>
          </table:table-cell>
          <table:table-cell/>
          <table:table-cell table:formula="of:=([.I55]+[.K55])/2" office:value-type="float" office:value="0.0267" calcext:value-type="float">
            <text:p>0,0267</text:p>
          </table:table-cell>
          <table:table-cell table:formula="of:=-2.5*LOG10([.M55]/[.$M$1])" office:value-type="float" office:value="1.16291387396076" calcext:value-type="float">
            <text:p>1,16</text:p>
          </table:table-cell>
          <table:table-cell table:formula="of:=-2.5*LOG10([.M55]/[.$M$7])" office:value-type="float" office:value="2.37059271161382" calcext:value-type="float">
            <text:p>2,3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S 653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6]*(10^(-[.D56]))" office:value-type="float" office:value="0.0264" calcext:value-type="float">
            <text:p>0,0264</text:p>
          </table:table-cell>
          <table:table-cell/>
          <table:table-cell table:formula="of:=[.E56]*(10^(-[.F56]))" office:value-type="float" office:value="0.0267" calcext:value-type="float">
            <text:p>0,0267</text:p>
          </table:table-cell>
          <table:table-cell/>
          <table:table-cell table:formula="of:=([.I56]+[.K56])/2" office:value-type="float" office:value="0.02655" calcext:value-type="float">
            <text:p>0,02655</text:p>
          </table:table-cell>
          <table:table-cell table:formula="of:=-2.5*LOG10([.M56]/[.$M$1])" office:value-type="float" office:value="1.16903071382847" calcext:value-type="float">
            <text:p>1,17</text:p>
          </table:table-cell>
          <table:table-cell table:formula="of:=-2.5*LOG10([.M56]/[.$M$7])" office:value-type="float" office:value="2.37670955148154" calcext:value-type="float">
            <text:p>2,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S 455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7]*(10^(-[.D57]))" office:value-type="float" office:value="0.0268" calcext:value-type="float">
            <text:p>0,0268</text:p>
          </table:table-cell>
          <table:table-cell/>
          <table:table-cell table:formula="of:=[.E57]*(10^(-[.F57]))" office:value-type="float" office:value="0.0261" calcext:value-type="float">
            <text:p>0,0261</text:p>
          </table:table-cell>
          <table:table-cell/>
          <table:table-cell table:formula="of:=([.I57]+[.K57])/2" office:value-type="float" office:value="0.02645" calcext:value-type="float">
            <text:p>0,02645</text:p>
          </table:table-cell>
          <table:table-cell table:formula="of:=-2.5*LOG10([.M57]/[.$M$1])" office:value-type="float" office:value="1.17312783644418" calcext:value-type="float">
            <text:p>1,17</text:p>
          </table:table-cell>
          <table:table-cell table:formula="of:=-2.5*LOG10([.M57]/[.$M$7])" office:value-type="float" office:value="2.38080667409725" calcext:value-type="float">
            <text:p>2,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S 2286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8]*(10^(-[.D58]))" office:value-type="float" office:value="0.0213" calcext:value-type="float">
            <text:p>0,0213</text:p>
          </table:table-cell>
          <table:table-cell/>
          <table:table-cell table:formula="of:=[.E58]*(10^(-[.F58]))" office:value-type="float" office:value="0.0301" calcext:value-type="float">
            <text:p>0,0301</text:p>
          </table:table-cell>
          <table:table-cell/>
          <table:table-cell table:formula="of:=([.I58]+[.K58])/2" office:value-type="float" office:value="0.0257" calcext:value-type="float">
            <text:p>0,0257</text:p>
          </table:table-cell>
          <table:table-cell table:formula="of:=-2.5*LOG10([.M58]/[.$M$1])" office:value-type="float" office:value="1.20435921904396" calcext:value-type="float">
            <text:p>1,20</text:p>
          </table:table-cell>
          <table:table-cell table:formula="of:=-2.5*LOG10([.M58]/[.$M$7])" office:value-type="float" office:value="2.41203805669702" calcext:value-type="float">
            <text:p>2,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S 2473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59]*(10^(-[.D59]))" office:value-type="float" office:value="0.0253" calcext:value-type="float">
            <text:p>0,0253</text:p>
          </table:table-cell>
          <table:table-cell/>
          <table:table-cell table:formula="of:=[.E59]*(10^(-[.F59]))" office:value-type="float" office:value="0.0259" calcext:value-type="float">
            <text:p>0,0259</text:p>
          </table:table-cell>
          <table:table-cell/>
          <table:table-cell table:formula="of:=([.I59]+[.K59])/2" office:value-type="float" office:value="0.0256" calcext:value-type="float">
            <text:p>0,0256</text:p>
          </table:table-cell>
          <table:table-cell table:formula="of:=-2.5*LOG10([.M59]/[.$M$1])" office:value-type="float" office:value="1.20859211409257" calcext:value-type="float">
            <text:p>1,21</text:p>
          </table:table-cell>
          <table:table-cell table:formula="of:=-2.5*LOG10([.M59]/[.$M$7])" office:value-type="float" office:value="2.41627095174564" calcext:value-type="float">
            <text:p>2,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S 6378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0]*(10^(-[.D60]))" office:value-type="float" office:value="0.0258" calcext:value-type="float">
            <text:p>0,0258</text:p>
          </table:table-cell>
          <table:table-cell/>
          <table:table-cell table:formula="of:=[.E60]*(10^(-[.F60]))" office:value-type="float" office:value="0.0252" calcext:value-type="float">
            <text:p>0,0252</text:p>
          </table:table-cell>
          <table:table-cell/>
          <table:table-cell table:formula="of:=([.I60]+[.K60])/2" office:value-type="float" office:value="0.0255" calcext:value-type="float">
            <text:p>0,0255</text:p>
          </table:table-cell>
          <table:table-cell table:formula="of:=-2.5*LOG10([.M60]/[.$M$1])" office:value-type="float" office:value="1.21284157628731" calcext:value-type="float">
            <text:p>1,21</text:p>
          </table:table-cell>
          <table:table-cell table:formula="of:=-2.5*LOG10([.M60]/[.$M$7])" office:value-type="float" office:value="2.42052041394037" calcext:value-type="float">
            <text:p>2,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S 878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1]*(10^(-[.D61]))" office:value-type="float" office:value="0.025" calcext:value-type="float">
            <text:p>0,025</text:p>
          </table:table-cell>
          <table:table-cell/>
          <table:table-cell table:formula="of:=[.E61]*(10^(-[.F61]))" office:value-type="float" office:value="0.0244" calcext:value-type="float">
            <text:p>0,0244</text:p>
          </table:table-cell>
          <table:table-cell/>
          <table:table-cell table:formula="of:=([.I61]+[.K61])/2" office:value-type="float" office:value="0.0247" calcext:value-type="float">
            <text:p>0,0247</text:p>
          </table:table-cell>
          <table:table-cell table:formula="of:=-2.5*LOG10([.M61]/[.$M$1])" office:value-type="float" office:value="1.24744964422303" calcext:value-type="float">
            <text:p>1,25</text:p>
          </table:table-cell>
          <table:table-cell table:formula="of:=-2.5*LOG10([.M61]/[.$M$7])" office:value-type="float" office:value="2.4551284818761" calcext:value-type="float">
            <text:p>2,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S 4932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2]*(10^(-[.D62]))" office:value-type="float" office:value="0.0246" calcext:value-type="float">
            <text:p>0,0246</text:p>
          </table:table-cell>
          <table:table-cell/>
          <table:table-cell table:formula="of:=[.E62]*(10^(-[.F62]))" office:value-type="float" office:value="0.0246" calcext:value-type="float">
            <text:p>0,0246</text:p>
          </table:table-cell>
          <table:table-cell/>
          <table:table-cell table:formula="of:=([.I62]+[.K62])/2" office:value-type="float" office:value="0.0246" calcext:value-type="float">
            <text:p>0,0246</text:p>
          </table:table-cell>
          <table:table-cell table:formula="of:=-2.5*LOG10([.M62]/[.$M$1])" office:value-type="float" office:value="1.25185425961375" calcext:value-type="float">
            <text:p>1,25</text:p>
          </table:table-cell>
          <table:table-cell table:formula="of:=-2.5*LOG10([.M62]/[.$M$7])" office:value-type="float" office:value="2.45953309726681" calcext:value-type="float">
            <text:p>2,4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S 865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3]*(10^(-[.D63]))" office:value-type="float" office:value="0.0244" calcext:value-type="float">
            <text:p>0,0244</text:p>
          </table:table-cell>
          <table:table-cell/>
          <table:table-cell table:formula="of:=[.E63]*(10^(-[.F63]))" office:value-type="float" office:value="0.0246" calcext:value-type="float">
            <text:p>0,0246</text:p>
          </table:table-cell>
          <table:table-cell/>
          <table:table-cell table:formula="of:=([.I63]+[.K63])/2" office:value-type="float" office:value="0.0245" calcext:value-type="float">
            <text:p>0,0245</text:p>
          </table:table-cell>
          <table:table-cell table:formula="of:=-2.5*LOG10([.M63]/[.$M$1])" office:value-type="float" office:value="1.25627681646086" calcext:value-type="float">
            <text:p>1,26</text:p>
          </table:table-cell>
          <table:table-cell table:formula="of:=-2.5*LOG10([.M63]/[.$M$7])" office:value-type="float" office:value="2.46395565411393" calcext:value-type="float">
            <text:p>2,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BS 6212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4]*(10^(-[.D64]))" office:value-type="float" office:value="0.0241" calcext:value-type="float">
            <text:p>0,0241</text:p>
          </table:table-cell>
          <table:table-cell/>
          <table:table-cell table:formula="of:=[.E64]*(10^(-[.F64]))" office:value-type="float" office:value="0.0245" calcext:value-type="float">
            <text:p>0,0245</text:p>
          </table:table-cell>
          <table:table-cell/>
          <table:table-cell table:formula="of:=([.I64]+[.K64])/2" office:value-type="float" office:value="0.0243" calcext:value-type="float">
            <text:p>0,0243</text:p>
          </table:table-cell>
          <table:table-cell table:formula="of:=-2.5*LOG10([.M64]/[.$M$1])" office:value-type="float" office:value="1.26517634337641" calcext:value-type="float">
            <text:p>1,27</text:p>
          </table:table-cell>
          <table:table-cell table:formula="of:=-2.5*LOG10([.M64]/[.$M$7])" office:value-type="float" office:value="2.47285518102948" calcext:value-type="float">
            <text:p>2,4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BS 6603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5]*(10^(-[.D65]))" office:value-type="float" office:value="0.0239" calcext:value-type="float">
            <text:p>0,0239</text:p>
          </table:table-cell>
          <table:table-cell/>
          <table:table-cell table:formula="of:=[.E65]*(10^(-[.F65]))" office:value-type="float" office:value="0.0238" calcext:value-type="float">
            <text:p>0,0238</text:p>
          </table:table-cell>
          <table:table-cell/>
          <table:table-cell table:formula="of:=([.I65]+[.K65])/2" office:value-type="float" office:value="0.02385" calcext:value-type="float">
            <text:p>0,02385</text:p>
          </table:table-cell>
          <table:table-cell table:formula="of:=-2.5*LOG10([.M65]/[.$M$1])" office:value-type="float" office:value="1.28547106893186" calcext:value-type="float">
            <text:p>1,29</text:p>
          </table:table-cell>
          <table:table-cell table:formula="of:=-2.5*LOG10([.M65]/[.$M$7])" office:value-type="float" office:value="2.49314990658493" calcext:value-type="float">
            <text:p>2,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S 915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6]*(10^(-[.D66]))" office:value-type="float" office:value="0.0239" calcext:value-type="float">
            <text:p>0,0239</text:p>
          </table:table-cell>
          <table:table-cell/>
          <table:table-cell table:formula="of:=[.E66]*(10^(-[.F66]))" office:value-type="float" office:value="0.0235" calcext:value-type="float">
            <text:p>0,0235</text:p>
          </table:table-cell>
          <table:table-cell/>
          <table:table-cell table:formula="of:=([.I66]+[.K66])/2" office:value-type="float" office:value="0.0237" calcext:value-type="float">
            <text:p>0,0237</text:p>
          </table:table-cell>
          <table:table-cell table:formula="of:=-2.5*LOG10([.M66]/[.$M$1])" office:value-type="float" office:value="1.29232116234693" calcext:value-type="float">
            <text:p>1,29</text:p>
          </table:table-cell>
          <table:table-cell table:formula="of:=-2.5*LOG10([.M66]/[.$M$7])"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S 4357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7]*(10^(-[.D67]))" office:value-type="float" office:value="0.0239" calcext:value-type="float">
            <text:p>0,0239</text:p>
          </table:table-cell>
          <table:table-cell/>
          <table:table-cell table:formula="of:=[.E67]*(10^(-[.F67]))" office:value-type="float" office:value="0.0234" calcext:value-type="float">
            <text:p>0,0234</text:p>
          </table:table-cell>
          <table:table-cell/>
          <table:table-cell table:formula="of:=([.I67]+[.K67])/2" office:value-type="float" office:value="0.02365" calcext:value-type="float">
            <text:p>0,02365</text:p>
          </table:table-cell>
          <table:table-cell table:formula="of:=-2.5*LOG10([.M67]/[.$M$1])" office:value-type="float" office:value="1.29461416468762" calcext:value-type="float">
            <text:p>1,29</text:p>
          </table:table-cell>
          <table:table-cell table:formula="of:=-2.5*LOG10([.M67]/[.$M$7])" office:value-type="float" office:value="2.50229300234068" calcext:value-type="float">
            <text:p>2,5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S 8232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8]*(10^(-[.D68]))" office:value-type="float" office:value="0.0236" calcext:value-type="float">
            <text:p>0,0236</text:p>
          </table:table-cell>
          <table:table-cell/>
          <table:table-cell table:formula="of:=[.E68]*(10^(-[.F68]))" office:value-type="float" office:value="0.0235" calcext:value-type="float">
            <text:p>0,0235</text:p>
          </table:table-cell>
          <table:table-cell/>
          <table:table-cell table:formula="of:=([.I68]+[.K68])/2" office:value-type="float" office:value="0.02355" calcext:value-type="float">
            <text:p>0,02355</text:p>
          </table:table-cell>
          <table:table-cell table:formula="of:=-2.5*LOG10([.M68]/[.$M$1])" office:value-type="float" office:value="1.29921474870991" calcext:value-type="float">
            <text:p>1,30</text:p>
          </table:table-cell>
          <table:table-cell table:formula="of:=-2.5*LOG10([.M68]/[.$M$7])" office:value-type="float" office:value="2.50689358636297" calcext:value-type="float">
            <text:p>2,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S 1865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69]*(10^(-[.D69]))" office:value-type="float" office:value="0.0232" calcext:value-type="float">
            <text:p>0,0232</text:p>
          </table:table-cell>
          <table:table-cell/>
          <table:table-cell table:formula="of:=[.E69]*(10^(-[.F69]))" office:value-type="float" office:value="0.0228" calcext:value-type="float">
            <text:p>0,0228</text:p>
          </table:table-cell>
          <table:table-cell/>
          <table:table-cell table:formula="of:=([.I69]+[.K69])/2" office:value-type="float" office:value="0.023" calcext:value-type="float">
            <text:p>0,023</text:p>
          </table:table-cell>
          <table:table-cell table:formula="of:=-2.5*LOG10([.M69]/[.$M$1])" office:value-type="float" office:value="1.32487243732821" calcext:value-type="float">
            <text:p>1,32</text:p>
          </table:table-cell>
          <table:table-cell table:formula="of:=-2.5*LOG10([.M69]/[.$M$7])" office:value-type="float" office:value="2.53255127498128" calcext:value-type="float">
            <text:p>2,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S 2108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0]*(10^(-[.D70]))" office:value-type="float" office:value="0.023" calcext:value-type="float">
            <text:p>0,023</text:p>
          </table:table-cell>
          <table:table-cell/>
          <table:table-cell table:formula="of:=[.E70]*(10^(-[.F70]))" office:value-type="float" office:value="0.0225" calcext:value-type="float">
            <text:p>0,0225</text:p>
          </table:table-cell>
          <table:table-cell/>
          <table:table-cell table:formula="of:=([.I70]+[.K70])/2" office:value-type="float" office:value="0.02275" calcext:value-type="float">
            <text:p>0,02275</text:p>
          </table:table-cell>
          <table:table-cell table:formula="of:=-2.5*LOG10([.M70]/[.$M$1])" office:value-type="float" office:value="1.33673852488937" calcext:value-type="float">
            <text:p>1,34</text:p>
          </table:table-cell>
          <table:table-cell table:formula="of:=-2.5*LOG10([.M70]/[.$M$7])" office:value-type="float" office:value="2.54441736254243" calcext:value-type="float">
            <text:p>2,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S 6175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1]*(10^(-[.D71]))" office:value-type="float" office:value="0.0224" calcext:value-type="float">
            <text:p>0,0224</text:p>
          </table:table-cell>
          <table:table-cell/>
          <table:table-cell table:formula="of:=[.E71]*(10^(-[.F71]))" office:value-type="float" office:value="0.022" calcext:value-type="float">
            <text:p>0,022</text:p>
          </table:table-cell>
          <table:table-cell/>
          <table:table-cell table:formula="of:=([.I71]+[.K71])/2" office:value-type="float" office:value="0.0222" calcext:value-type="float">
            <text:p>0,0222</text:p>
          </table:table-cell>
          <table:table-cell table:formula="of:=-2.5*LOG10([.M71]/[.$M$1])" office:value-type="float" office:value="1.3633095912456" calcext:value-type="float">
            <text:p>1,36</text:p>
          </table:table-cell>
          <table:table-cell table:formula="of:=-2.5*LOG10([.M71]/[.$M$7])" office:value-type="float" office:value="2.57098842889866" calcext:value-type="float">
            <text:p>2,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S 553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2]*(10^(-[.D72]))" office:value-type="float" office:value="0.0224" calcext:value-type="float">
            <text:p>0,0224</text:p>
          </table:table-cell>
          <table:table-cell/>
          <table:table-cell table:formula="of:=[.E72]*(10^(-[.F72]))" office:value-type="float" office:value="0.0218" calcext:value-type="float">
            <text:p>0,0218</text:p>
          </table:table-cell>
          <table:table-cell/>
          <table:table-cell table:formula="of:=([.I72]+[.K72])/2" office:value-type="float" office:value="0.0221" calcext:value-type="float">
            <text:p>0,0221</text:p>
          </table:table-cell>
          <table:table-cell table:formula="of:=-2.5*LOG10([.M72]/[.$M$1])" office:value-type="float" office:value="1.36821134315942" calcext:value-type="float">
            <text:p>1,37</text:p>
          </table:table-cell>
          <table:table-cell table:formula="of:=-2.5*LOG10([.M72]/[.$M$7])" office:value-type="float" office:value="2.57589018081248" calcext:value-type="float">
            <text:p>2,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S 370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3]*(10^(-[.D73]))" office:value-type="float" office:value="0.0199" calcext:value-type="float">
            <text:p>0,0199</text:p>
          </table:table-cell>
          <table:table-cell/>
          <table:table-cell table:formula="of:=[.E73]*(10^(-[.F73]))" office:value-type="float" office:value="0.0235" calcext:value-type="float">
            <text:p>0,0235</text:p>
          </table:table-cell>
          <table:table-cell/>
          <table:table-cell table:formula="of:=([.I73]+[.K73])/2" office:value-type="float" office:value="0.0217" calcext:value-type="float">
            <text:p>0,0217</text:p>
          </table:table-cell>
          <table:table-cell table:formula="of:=-2.5*LOG10([.M73]/[.$M$1])" office:value-type="float" office:value="1.38804269275087" calcext:value-type="float">
            <text:p>1,39</text:p>
          </table:table-cell>
          <table:table-cell table:formula="of:=-2.5*LOG10([.M73]/[.$M$7])" office:value-type="float" office:value="2.59572153040394" calcext:value-type="float">
            <text:p>2,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S 4825/6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4]*(10^(-[.D74]))" office:value-type="float" office:value="0.0218" calcext:value-type="float">
            <text:p>0,0218</text:p>
          </table:table-cell>
          <table:table-cell/>
          <table:table-cell table:formula="of:=[.E74]*(10^(-[.F74]))" office:value-type="float" office:value="0.0214" calcext:value-type="float">
            <text:p>0,0214</text:p>
          </table:table-cell>
          <table:table-cell/>
          <table:table-cell table:formula="of:=([.I74]+[.K74])/2" office:value-type="float" office:value="0.0216" calcext:value-type="float">
            <text:p>0,0216</text:p>
          </table:table-cell>
          <table:table-cell table:formula="of:=-2.5*LOG10([.M74]/[.$M$1])" office:value-type="float" office:value="1.39305764949487" calcext:value-type="float">
            <text:p>1,39</text:p>
          </table:table-cell>
          <table:table-cell table:formula="of:=-2.5*LOG10([.M74]/[.$M$7])" office:value-type="float" office:value="2.60073648714793" calcext:value-type="float">
            <text:p>2,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S 221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5]*(10^(-[.D75]))" office:value-type="float" office:value="0.0182" calcext:value-type="float">
            <text:p>0,0182</text:p>
          </table:table-cell>
          <table:table-cell/>
          <table:table-cell table:formula="of:=[.E75]*(10^(-[.F75]))" office:value-type="float" office:value="0.0242" calcext:value-type="float">
            <text:p>0,0242</text:p>
          </table:table-cell>
          <table:table-cell/>
          <table:table-cell table:formula="of:=([.I75]+[.K75])/2" office:value-type="float" office:value="0.0212" calcext:value-type="float">
            <text:p>0,0212</text:p>
          </table:table-cell>
          <table:table-cell table:formula="of:=-2.5*LOG10([.M75]/[.$M$1])" office:value-type="float" office:value="1.41335237505032" calcext:value-type="float">
            <text:p>1,41</text:p>
          </table:table-cell>
          <table:table-cell table:formula="of:=-2.5*LOG10([.M75]/[.$M$7])" office:value-type="float" office:value="2.62103121270338" calcext:value-type="float">
            <text:p>2,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BS 5685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6]*(10^(-[.D76]))" office:value-type="float" office:value="0.0212" calcext:value-type="float">
            <text:p>0,0212</text:p>
          </table:table-cell>
          <table:table-cell/>
          <table:table-cell table:formula="of:=[.E76]*(10^(-[.F76]))" office:value-type="float" office:value="0.0207" calcext:value-type="float">
            <text:p>0,0207</text:p>
          </table:table-cell>
          <table:table-cell/>
          <table:table-cell table:formula="of:=([.I76]+[.K76])/2" office:value-type="float" office:value="0.02095" calcext:value-type="float">
            <text:p>0,02095</text:p>
          </table:table-cell>
          <table:table-cell table:formula="of:=-2.5*LOG10([.M76]/[.$M$1])" office:value-type="float" office:value="1.42623195911641" calcext:value-type="float">
            <text:p>1,43</text:p>
          </table:table-cell>
          <table:table-cell table:formula="of:=-2.5*LOG10([.M76]/[.$M$7])" office:value-type="float" office:value="2.63391079676947" calcext:value-type="float">
            <text:p>2,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 403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7]*(10^(-[.D77]))" office:value-type="float" office:value="0.0211" calcext:value-type="float">
            <text:p>0,0211</text:p>
          </table:table-cell>
          <table:table-cell/>
          <table:table-cell table:formula="of:=[.E77]*(10^(-[.F77]))" office:value-type="float" office:value="0.0207" calcext:value-type="float">
            <text:p>0,0207</text:p>
          </table:table-cell>
          <table:table-cell/>
          <table:table-cell table:formula="of:=([.I77]+[.K77])/2" office:value-type="float" office:value="0.0209" calcext:value-type="float">
            <text:p>0,0209</text:p>
          </table:table-cell>
          <table:table-cell table:formula="of:=-2.5*LOG10([.M77]/[.$M$1])" office:value-type="float" office:value="1.42882631209456" calcext:value-type="float">
            <text:p>1,43</text:p>
          </table:table-cell>
          <table:table-cell table:formula="of:=-2.5*LOG10([.M77]/[.$M$7])" office:value-type="float" office:value="2.63650514974762" calcext:value-type="float">
            <text:p>2,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S 8414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8]*(10^(-[.D78]))" office:value-type="float" office:value="0.0208" calcext:value-type="float">
            <text:p>0,0208</text:p>
          </table:table-cell>
          <table:table-cell/>
          <table:table-cell table:formula="of:=[.E78]*(10^(-[.F78]))" office:value-type="float" office:value="0.0206" calcext:value-type="float">
            <text:p>0,0206</text:p>
          </table:table-cell>
          <table:table-cell/>
          <table:table-cell table:formula="of:=([.I78]+[.K78])/2" office:value-type="float" office:value="0.0207" calcext:value-type="float">
            <text:p>0,0207</text:p>
          </table:table-cell>
          <table:table-cell table:formula="of:=-2.5*LOG10([.M78]/[.$M$1])" office:value-type="float" office:value="1.4392661637299" calcext:value-type="float">
            <text:p>1,44</text:p>
          </table:table-cell>
          <table:table-cell table:formula="of:=-2.5*LOG10([.M78]/[.$M$7])" office:value-type="float" office:value="2.64694500138297" calcext:value-type="float">
            <text:p>2,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S 1666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79]*(10^(-[.D79]))" office:value-type="float" office:value="0.0203" calcext:value-type="float">
            <text:p>0,0203</text:p>
          </table:table-cell>
          <table:table-cell/>
          <table:table-cell table:formula="of:=[.E79]*(10^(-[.F79]))" office:value-type="float" office:value="0.0198" calcext:value-type="float">
            <text:p>0,0198</text:p>
          </table:table-cell>
          <table:table-cell/>
          <table:table-cell table:formula="of:=([.I79]+[.K79])/2" office:value-type="float" office:value="0.02005" calcext:value-type="float">
            <text:p>0,02005</text:p>
          </table:table-cell>
          <table:table-cell table:formula="of:=-2.5*LOG10([.M79]/[.$M$1])" office:value-type="float" office:value="1.47390608498169" calcext:value-type="float">
            <text:p>1,47</text:p>
          </table:table-cell>
          <table:table-cell table:formula="of:=-2.5*LOG10([.M79]/[.$M$7])" office:value-type="float" office:value="2.68158492263476" calcext:value-type="float">
            <text:p>2,6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BS 731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0]*(10^(-[.D80]))" office:value-type="float" office:value="0.0198" calcext:value-type="float">
            <text:p>0,0198</text:p>
          </table:table-cell>
          <table:table-cell/>
          <table:table-cell table:formula="of:=[.E80]*(10^(-[.F80]))" office:value-type="float" office:value="0.0201" calcext:value-type="float">
            <text:p>0,0201</text:p>
          </table:table-cell>
          <table:table-cell/>
          <table:table-cell table:formula="of:=([.I80]+[.K80])/2" office:value-type="float" office:value="0.01995" calcext:value-type="float">
            <text:p>0,01995</text:p>
          </table:table-cell>
          <table:table-cell table:formula="of:=-2.5*LOG10([.M80]/[.$M$1])" office:value-type="float" office:value="1.47933477731528" calcext:value-type="float">
            <text:p>1,48</text:p>
          </table:table-cell>
          <table:table-cell table:formula="of:=-2.5*LOG10([.M80]/[.$M$7])" office:value-type="float" office:value="2.68701361496834" calcext:value-type="float">
            <text:p>2,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S 811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1]*(10^(-[.D81]))" office:value-type="float" office:value="0.0199" calcext:value-type="float">
            <text:p>0,0199</text:p>
          </table:table-cell>
          <table:table-cell/>
          <table:table-cell table:formula="of:=[.E81]*(10^(-[.F81]))" office:value-type="float" office:value="0.0198" calcext:value-type="float">
            <text:p>0,0198</text:p>
          </table:table-cell>
          <table:table-cell/>
          <table:table-cell table:formula="of:=([.I81]+[.K81])/2" office:value-type="float" office:value="0.01985" calcext:value-type="float">
            <text:p>0,01985</text:p>
          </table:table-cell>
          <table:table-cell table:formula="of:=-2.5*LOG10([.M81]/[.$M$1])" office:value-type="float" office:value="1.48479074962436" calcext:value-type="float">
            <text:p>1,48</text:p>
          </table:table-cell>
          <table:table-cell table:formula="of:=-2.5*LOG10([.M81]/[.$M$7])" office:value-type="float" office:value="2.69246958727742" calcext:value-type="float">
            <text:p>2,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BS 83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2]*(10^(-[.D82]))" office:value-type="float" office:value="0.0197" calcext:value-type="float">
            <text:p>0,0197</text:p>
          </table:table-cell>
          <table:table-cell/>
          <table:table-cell table:formula="of:=[.E82]*(10^(-[.F82]))" office:value-type="float" office:value="0.0192" calcext:value-type="float">
            <text:p>0,0192</text:p>
          </table:table-cell>
          <table:table-cell/>
          <table:table-cell table:formula="of:=([.I82]+[.K82])/2" office:value-type="float" office:value="0.01945" calcext:value-type="float">
            <text:p>0,01945</text:p>
          </table:table-cell>
          <table:table-cell table:formula="of:=-2.5*LOG10([.M82]/[.$M$1])" office:value-type="float" office:value="1.50689301321788" calcext:value-type="float">
            <text:p>1,51</text:p>
          </table:table-cell>
          <table:table-cell table:formula="of:=-2.5*LOG10([.M82]/[.$M$7])" office:value-type="float" office:value="2.71457185087094" calcext:value-type="float">
            <text:p>2,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BS 777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3]*(10^(-[.D83]))" office:value-type="float" office:value="0.0191" calcext:value-type="float">
            <text:p>0,0191</text:p>
          </table:table-cell>
          <table:table-cell/>
          <table:table-cell table:formula="of:=[.E83]*(10^(-[.F83]))" office:value-type="float" office:value="0.0188" calcext:value-type="float">
            <text:p>0,0188</text:p>
          </table:table-cell>
          <table:table-cell/>
          <table:table-cell table:formula="of:=([.I83]+[.K83])/2" office:value-type="float" office:value="0.01895" calcext:value-type="float">
            <text:p>0,01895</text:p>
          </table:table-cell>
          <table:table-cell table:formula="of:=-2.5*LOG10([.M83]/[.$M$1])" office:value-type="float" office:value="1.53516899161197" calcext:value-type="float">
            <text:p>1,54</text:p>
          </table:table-cell>
          <table:table-cell table:formula="of:=-2.5*LOG10([.M83]/[.$M$7])" office:value-type="float" office:value="2.74284782926503" calcext:value-type="float">
            <text:p>2,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S 92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4]*(10^(-[.D84]))" office:value-type="float" office:value="0.0153" calcext:value-type="float">
            <text:p>0,0153</text:p>
          </table:table-cell>
          <table:table-cell/>
          <table:table-cell table:formula="of:=[.E84]*(10^(-[.F84]))" office:value-type="float" office:value="0.0211" calcext:value-type="float">
            <text:p>0,0211</text:p>
          </table:table-cell>
          <table:table-cell/>
          <table:table-cell table:formula="of:=([.I84]+[.K84])/2" office:value-type="float" office:value="0.0182" calcext:value-type="float">
            <text:p>0,0182</text:p>
          </table:table-cell>
          <table:table-cell table:formula="of:=-2.5*LOG10([.M84]/[.$M$1])" office:value-type="float" office:value="1.57901355740951" calcext:value-type="float">
            <text:p>1,58</text:p>
          </table:table-cell>
          <table:table-cell table:formula="of:=-2.5*LOG10([.M84]/[.$M$7])" office:value-type="float" office:value="2.78669239506257" calcext:value-type="float">
            <text:p>2,7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S 763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5]*(10^(-[.D85]))" office:value-type="float" office:value="0.0165" calcext:value-type="float">
            <text:p>0,0165</text:p>
          </table:table-cell>
          <table:table-cell/>
          <table:table-cell table:formula="of:=[.E85]*(10^(-[.F85]))" office:value-type="float" office:value="0.018" calcext:value-type="float">
            <text:p>0,018</text:p>
          </table:table-cell>
          <table:table-cell/>
          <table:table-cell table:formula="of:=([.I85]+[.K85])/2" office:value-type="float" office:value="0.01725" calcext:value-type="float">
            <text:p>0,01725</text:p>
          </table:table-cell>
          <table:table-cell table:formula="of:=-2.5*LOG10([.M85]/[.$M$1])" office:value-type="float" office:value="1.63721927884896" calcext:value-type="float">
            <text:p>1,64</text:p>
          </table:table-cell>
          <table:table-cell table:formula="of:=-2.5*LOG10([.M85]/[.$M$7])" office:value-type="float" office:value="2.84489811650203" calcext:value-type="float">
            <text:p>2,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S 491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6]*(10^(-[.D86]))" office:value-type="float" office:value="0.0145" calcext:value-type="float">
            <text:p>0,0145</text:p>
          </table:table-cell>
          <table:table-cell/>
          <table:table-cell table:formula="of:=[.E86]*(10^(-[.F86]))" office:value-type="float" office:value="0.0195" calcext:value-type="float">
            <text:p>0,0195</text:p>
          </table:table-cell>
          <table:table-cell/>
          <table:table-cell table:formula="of:=([.I86]+[.K86])/2" office:value-type="float" office:value="0.017" calcext:value-type="float">
            <text:p>0,017</text:p>
          </table:table-cell>
          <table:table-cell table:formula="of:=-2.5*LOG10([.M86]/[.$M$1])" office:value-type="float" office:value="1.65306972392651" calcext:value-type="float">
            <text:p>1,65</text:p>
          </table:table-cell>
          <table:table-cell table:formula="of:=-2.5*LOG10([.M86]/[.$M$7])" office:value-type="float" office:value="2.86074856157957" calcext:value-type="float">
            <text:p>2,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S 62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7]*(10^(-[.D87]))" office:value-type="float" office:value="0.0169" calcext:value-type="float">
            <text:p>0,0169</text:p>
          </table:table-cell>
          <table:table-cell/>
          <table:table-cell table:formula="of:=[.E87]*(10^(-[.F87]))" office:value-type="float" office:value="0.0164" calcext:value-type="float">
            <text:p>0,0164</text:p>
          </table:table-cell>
          <table:table-cell/>
          <table:table-cell table:formula="of:=([.I87]+[.K87])/2" office:value-type="float" office:value="0.01665" calcext:value-type="float">
            <text:p>0,01665</text:p>
          </table:table-cell>
          <table:table-cell table:formula="of:=-2.5*LOG10([.M87]/[.$M$1])" office:value-type="float" office:value="1.67565643276635" calcext:value-type="float">
            <text:p>1,68</text:p>
          </table:table-cell>
          <table:table-cell table:formula="of:=-2.5*LOG10([.M87]/[.$M$7])" office:value-type="float" office:value="2.88333527041941" calcext:value-type="float">
            <text:p>2,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S 2845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8]*(10^(-[.D88]))" office:value-type="float" office:value="0.0166" calcext:value-type="float">
            <text:p>0,0166</text:p>
          </table:table-cell>
          <table:table-cell/>
          <table:table-cell table:formula="of:=[.E88]*(10^(-[.F88]))" office:value-type="float" office:value="0.0162" calcext:value-type="float">
            <text:p>0,0162</text:p>
          </table:table-cell>
          <table:table-cell/>
          <table:table-cell table:formula="of:=([.I88]+[.K88])/2" office:value-type="float" office:value="0.0164" calcext:value-type="float">
            <text:p>0,0164</text:p>
          </table:table-cell>
          <table:table-cell table:formula="of:=-2.5*LOG10([.M88]/[.$M$1])" office:value-type="float" office:value="1.69208240725295" calcext:value-type="float">
            <text:p>1,69</text:p>
          </table:table-cell>
          <table:table-cell table:formula="of:=-2.5*LOG10([.M88]/[.$M$7])" office:value-type="float" office:value="2.89976124490602" calcext:value-type="float">
            <text:p>2,9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S 723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89]*(10^(-[.D89]))" office:value-type="float" office:value="0.016" calcext:value-type="float">
            <text:p>0,016</text:p>
          </table:table-cell>
          <table:table-cell/>
          <table:table-cell table:formula="of:=[.E89]*(10^(-[.F89]))" office:value-type="float" office:value="0.0157" calcext:value-type="float">
            <text:p>0,0157</text:p>
          </table:table-cell>
          <table:table-cell/>
          <table:table-cell table:formula="of:=([.I89]+[.K89])/2" office:value-type="float" office:value="0.01585" calcext:value-type="float">
            <text:p>0,01585</text:p>
          </table:table-cell>
          <table:table-cell table:formula="of:=-2.5*LOG10([.M89]/[.$M$1])" office:value-type="float" office:value="1.72911886098777" calcext:value-type="float">
            <text:p>1,73</text:p>
          </table:table-cell>
          <table:table-cell table:formula="of:=-2.5*LOG10([.M89]/[.$M$7])" office:value-type="float" office:value="2.93679769864083" calcext:value-type="float">
            <text:p>2,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S 622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0]*(10^(-[.D90]))" office:value-type="float" office:value="0.0156" calcext:value-type="float">
            <text:p>0,0156</text:p>
          </table:table-cell>
          <table:table-cell/>
          <table:table-cell table:formula="of:=[.E90]*(10^(-[.F90]))" office:value-type="float" office:value="0.0155" calcext:value-type="float">
            <text:p>0,0155</text:p>
          </table:table-cell>
          <table:table-cell/>
          <table:table-cell table:formula="of:=([.I90]+[.K90])/2" office:value-type="float" office:value="0.01555" calcext:value-type="float">
            <text:p>0,01555</text:p>
          </table:table-cell>
          <table:table-cell table:formula="of:=-2.5*LOG10([.M90]/[.$M$1])" office:value-type="float" office:value="1.74986604396505" calcext:value-type="float">
            <text:p>1,75</text:p>
          </table:table-cell>
          <table:table-cell table:formula="of:=-2.5*LOG10([.M90]/[.$M$7])" office:value-type="float" office:value="2.95754488161812" calcext:value-type="float">
            <text:p>2,9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S 752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1]*(10^(-[.D91]))" office:value-type="float" office:value="0.0156" calcext:value-type="float">
            <text:p>0,0156</text:p>
          </table:table-cell>
          <table:table-cell/>
          <table:table-cell table:formula="of:=[.E91]*(10^(-[.F91]))" office:value-type="float" office:value="0.0153" calcext:value-type="float">
            <text:p>0,0153</text:p>
          </table:table-cell>
          <table:table-cell/>
          <table:table-cell table:formula="of:=([.I91]+[.K91])/2" office:value-type="float" office:value="0.01545" calcext:value-type="float">
            <text:p>0,01545</text:p>
          </table:table-cell>
          <table:table-cell table:formula="of:=-2.5*LOG10([.M91]/[.$M$1])" office:value-type="float" office:value="1.75687081797006" calcext:value-type="float">
            <text:p>1,76</text:p>
          </table:table-cell>
          <table:table-cell table:formula="of:=-2.5*LOG10([.M91]/[.$M$7])" office:value-type="float" office:value="2.96454965562313" calcext:value-type="float">
            <text:p>2,9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S 56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2]*(10^(-[.D92]))" office:value-type="float" office:value="0.0153" calcext:value-type="float">
            <text:p>0,0153</text:p>
          </table:table-cell>
          <table:table-cell/>
          <table:table-cell table:formula="of:=[.E92]*(10^(-[.F92]))" office:value-type="float" office:value="0.0153" calcext:value-type="float">
            <text:p>0,0153</text:p>
          </table:table-cell>
          <table:table-cell/>
          <table:table-cell table:formula="of:=([.I92]+[.K92])/2" office:value-type="float" office:value="0.0153" calcext:value-type="float">
            <text:p>0,0153</text:p>
          </table:table-cell>
          <table:table-cell table:formula="of:=-2.5*LOG10([.M92]/[.$M$1])" office:value-type="float" office:value="1.7674634503282" calcext:value-type="float">
            <text:p>1,77</text:p>
          </table:table-cell>
          <table:table-cell table:formula="of:=-2.5*LOG10([.M92]/[.$M$7])" office:value-type="float" office:value="2.97514228798126" calcext:value-type="float">
            <text:p>2,9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BS 868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3]*(10^(-[.D93]))" office:value-type="float" office:value="0.0153" calcext:value-type="float">
            <text:p>0,0153</text:p>
          </table:table-cell>
          <table:table-cell/>
          <table:table-cell table:formula="of:=[.E93]*(10^(-[.F93]))" office:value-type="float" office:value="0.0152" calcext:value-type="float">
            <text:p>0,0152</text:p>
          </table:table-cell>
          <table:table-cell/>
          <table:table-cell table:formula="of:=([.I93]+[.K93])/2" office:value-type="float" office:value="0.01525" calcext:value-type="float">
            <text:p>0,01525</text:p>
          </table:table-cell>
          <table:table-cell table:formula="of:=-2.5*LOG10([.M93]/[.$M$1])" office:value-type="float" office:value="1.77101741816518" calcext:value-type="float">
            <text:p>1,77</text:p>
          </table:table-cell>
          <table:table-cell table:formula="of:=-2.5*LOG10([.M93]/[.$M$7])" office:value-type="float" office:value="2.97869625581825" calcext:value-type="float">
            <text:p>2,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S 1543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4]*(10^(-[.D94]))" office:value-type="float" office:value="0.0152" calcext:value-type="float">
            <text:p>0,0152</text:p>
          </table:table-cell>
          <table:table-cell/>
          <table:table-cell table:formula="of:=[.E94]*(10^(-[.F94]))" office:value-type="float" office:value="0.0151" calcext:value-type="float">
            <text:p>0,0151</text:p>
          </table:table-cell>
          <table:table-cell/>
          <table:table-cell table:formula="of:=([.I94]+[.K94])/2" office:value-type="float" office:value="0.01515" calcext:value-type="float">
            <text:p>0,01515</text:p>
          </table:table-cell>
          <table:table-cell table:formula="of:=-2.5*LOG10([.M94]/[.$M$1])" office:value-type="float" office:value="1.77816044527638" calcext:value-type="float">
            <text:p>1,78</text:p>
          </table:table-cell>
          <table:table-cell table:formula="of:=-2.5*LOG10([.M94]/[.$M$7])" office:value-type="float" office:value="2.98583928292945" calcext:value-type="float">
            <text:p>2,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S 543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5]*(10^(-[.D95]))" office:value-type="float" office:value="0.0152" calcext:value-type="float">
            <text:p>0,0152</text:p>
          </table:table-cell>
          <table:table-cell/>
          <table:table-cell table:formula="of:=[.E95]*(10^(-[.F95]))" office:value-type="float" office:value="0.015" calcext:value-type="float">
            <text:p>0,015</text:p>
          </table:table-cell>
          <table:table-cell/>
          <table:table-cell table:formula="of:=([.I95]+[.K95])/2" office:value-type="float" office:value="0.0151" calcext:value-type="float">
            <text:p>0,0151</text:p>
          </table:table-cell>
          <table:table-cell table:formula="of:=-2.5*LOG10([.M95]/[.$M$1])" office:value-type="float" office:value="1.78174965913927" calcext:value-type="float">
            <text:p>1,78</text:p>
          </table:table-cell>
          <table:table-cell table:formula="of:=-2.5*LOG10([.M95]/[.$M$7])" office:value-type="float" office:value="2.98942849679234" calcext:value-type="float">
            <text:p>2,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S 112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6]*(10^(-[.D96]))" office:value-type="float" office:value="0.0151" calcext:value-type="float">
            <text:p>0,0151</text:p>
          </table:table-cell>
          <table:table-cell/>
          <table:table-cell table:formula="of:=[.E96]*(10^(-[.F96]))" office:value-type="float" office:value="0.0147" calcext:value-type="float">
            <text:p>0,0147</text:p>
          </table:table-cell>
          <table:table-cell/>
          <table:table-cell table:formula="of:=([.I96]+[.K96])/2" office:value-type="float" office:value="0.0149" calcext:value-type="float">
            <text:p>0,0149</text:p>
          </table:table-cell>
          <table:table-cell table:formula="of:=-2.5*LOG10([.M96]/[.$M$1])" office:value-type="float" office:value="1.79622635634151" calcext:value-type="float">
            <text:p>1,80</text:p>
          </table:table-cell>
          <table:table-cell table:formula="of:=-2.5*LOG10([.M96]/[.$M$7])" office:value-type="float" office:value="3.00390519399457" calcext:value-type="float">
            <text:p>3,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S 573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7]*(10^(-[.D97]))" office:value-type="float" office:value="0.015" calcext:value-type="float">
            <text:p>0,015</text:p>
          </table:table-cell>
          <table:table-cell/>
          <table:table-cell table:formula="of:=[.E97]*(10^(-[.F97]))" office:value-type="float" office:value="0.0146" calcext:value-type="float">
            <text:p>0,0146</text:p>
          </table:table-cell>
          <table:table-cell/>
          <table:table-cell table:formula="of:=([.I97]+[.K97])/2" office:value-type="float" office:value="0.0148" calcext:value-type="float">
            <text:p>0,0148</text:p>
          </table:table-cell>
          <table:table-cell table:formula="of:=-2.5*LOG10([.M97]/[.$M$1])" office:value-type="float" office:value="1.8035377388848" calcext:value-type="float">
            <text:p>1,80</text:p>
          </table:table-cell>
          <table:table-cell table:formula="of:=-2.5*LOG10([.M97]/[.$M$7])" office:value-type="float" office:value="3.01121657653787" calcext:value-type="float">
            <text:p>3,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S 3323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8]*(10^(-[.D98]))" office:value-type="float" office:value="0.0147" calcext:value-type="float">
            <text:p>0,0147</text:p>
          </table:table-cell>
          <table:table-cell/>
          <table:table-cell table:formula="of:=[.E98]*(10^(-[.F98]))" office:value-type="float" office:value="0.0148" calcext:value-type="float">
            <text:p>0,0148</text:p>
          </table:table-cell>
          <table:table-cell/>
          <table:table-cell table:formula="of:=([.I98]+[.K98])/2" office:value-type="float" office:value="0.01475" calcext:value-type="float">
            <text:p>0,01475</text:p>
          </table:table-cell>
          <table:table-cell table:formula="of:=-2.5*LOG10([.M98]/[.$M$1])" office:value-type="float" office:value="1.80721197658674" calcext:value-type="float">
            <text:p>1,81</text:p>
          </table:table-cell>
          <table:table-cell table:formula="of:=-2.5*LOG10([.M98]/[.$M$7])" office:value-type="float" office:value="3.01489081423981" calcext:value-type="float">
            <text:p>3,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BS 8694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99]*(10^(-[.D99]))" office:value-type="float" office:value="0.0145" calcext:value-type="float">
            <text:p>0,0145</text:p>
          </table:table-cell>
          <table:table-cell/>
          <table:table-cell table:formula="of:=[.E99]*(10^(-[.F99]))" office:value-type="float" office:value="0.0147" calcext:value-type="float">
            <text:p>0,0147</text:p>
          </table:table-cell>
          <table:table-cell/>
          <table:table-cell table:formula="of:=([.I99]+[.K99])/2" office:value-type="float" office:value="0.0146" calcext:value-type="float">
            <text:p>0,0146</text:p>
          </table:table-cell>
          <table:table-cell table:formula="of:=-2.5*LOG10([.M99]/[.$M$1])" office:value-type="float" office:value="1.8183098879111" calcext:value-type="float">
            <text:p>1,82</text:p>
          </table:table-cell>
          <table:table-cell table:formula="of:=-2.5*LOG10([.M99]/[.$M$7])" office:value-type="float" office:value="3.02598872556417" calcext:value-type="float">
            <text:p>3,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BS 662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0]*(10^(-[.D100]))" office:value-type="float" office:value="0.0144" calcext:value-type="float">
            <text:p>0,0144</text:p>
          </table:table-cell>
          <table:table-cell/>
          <table:table-cell table:formula="of:=[.E100]*(10^(-[.F100]))" office:value-type="float" office:value="0.0143" calcext:value-type="float">
            <text:p>0,0143</text:p>
          </table:table-cell>
          <table:table-cell/>
          <table:table-cell table:formula="of:=([.I100]+[.K100])/2" office:value-type="float" office:value="0.01435" calcext:value-type="float">
            <text:p>0,01435</text:p>
          </table:table-cell>
          <table:table-cell table:formula="of:=-2.5*LOG10([.M100]/[.$M$1])" office:value-type="float" office:value="1.83706227469717" calcext:value-type="float">
            <text:p>1,84</text:p>
          </table:table-cell>
          <table:table-cell table:formula="of:=-2.5*LOG10([.M100]/[.$M$7])" office:value-type="float" office:value="3.04474111235023" calcext:value-type="float">
            <text:p>3,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BS 7957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1]*(10^(-[.D101]))" office:value-type="float" office:value="0.0142" calcext:value-type="float">
            <text:p>0,0142</text:p>
          </table:table-cell>
          <table:table-cell/>
          <table:table-cell table:formula="of:=[.E101]*(10^(-[.F101]))" office:value-type="float" office:value="0.0143" calcext:value-type="float">
            <text:p>0,0143</text:p>
          </table:table-cell>
          <table:table-cell/>
          <table:table-cell table:formula="of:=([.I101]+[.K101])/2" office:value-type="float" office:value="0.01425" calcext:value-type="float">
            <text:p>0,01425</text:p>
          </table:table-cell>
          <table:table-cell table:formula="of:=-2.5*LOG10([.M101]/[.$M$1])" office:value-type="float" office:value="1.84465486651087" calcext:value-type="float">
            <text:p>1,84</text:p>
          </table:table-cell>
          <table:table-cell table:formula="of:=-2.5*LOG10([.M101]/[.$M$7])" office:value-type="float" office:value="3.05233370416394" calcext:value-type="float">
            <text:p>3,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S 2484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2]*(10^(-[.D102]))" office:value-type="float" office:value="0.014" calcext:value-type="float">
            <text:p>0,014</text:p>
          </table:table-cell>
          <table:table-cell/>
          <table:table-cell table:formula="of:=[.E102]*(10^(-[.F102]))" office:value-type="float" office:value="0.0138" calcext:value-type="float">
            <text:p>0,0138</text:p>
          </table:table-cell>
          <table:table-cell/>
          <table:table-cell table:formula="of:=([.I102]+[.K102])/2" office:value-type="float" office:value="0.0139" calcext:value-type="float">
            <text:p>0,0139</text:p>
          </table:table-cell>
          <table:table-cell table:formula="of:=-2.5*LOG10([.M102]/[.$M$1])" office:value-type="float" office:value="1.87165502673696" calcext:value-type="float">
            <text:p>1,87</text:p>
          </table:table-cell>
          <table:table-cell table:formula="of:=-2.5*LOG10([.M102]/[.$M$7])" office:value-type="float" office:value="3.07933386439002" calcext:value-type="float">
            <text:p>3,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S 641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3]*(10^(-[.D103]))" office:value-type="float" office:value="0.014" calcext:value-type="float">
            <text:p>0,014</text:p>
          </table:table-cell>
          <table:table-cell/>
          <table:table-cell table:formula="of:=[.E103]*(10^(-[.F103]))" office:value-type="float" office:value="0.0138" calcext:value-type="float">
            <text:p>0,0138</text:p>
          </table:table-cell>
          <table:table-cell/>
          <table:table-cell table:formula="of:=([.I103]+[.K103])/2" office:value-type="float" office:value="0.0139" calcext:value-type="float">
            <text:p>0,0139</text:p>
          </table:table-cell>
          <table:table-cell table:formula="of:=-2.5*LOG10([.M103]/[.$M$1])" office:value-type="float" office:value="1.87165502673696" calcext:value-type="float">
            <text:p>1,87</text:p>
          </table:table-cell>
          <table:table-cell table:formula="of:=-2.5*LOG10([.M103]/[.$M$7])" office:value-type="float" office:value="3.07933386439002" calcext:value-type="float">
            <text:p>3,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S 3482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4]*(10^(-[.D104]))" office:value-type="float" office:value="0.0137" calcext:value-type="float">
            <text:p>0,0137</text:p>
          </table:table-cell>
          <table:table-cell/>
          <table:table-cell table:formula="of:=[.E104]*(10^(-[.F104]))" office:value-type="float" office:value="0.0136" calcext:value-type="float">
            <text:p>0,0136</text:p>
          </table:table-cell>
          <table:table-cell/>
          <table:table-cell table:formula="of:=([.I104]+[.K104])/2" office:value-type="float" office:value="0.01365" calcext:value-type="float">
            <text:p>0,01365</text:p>
          </table:table-cell>
          <table:table-cell table:formula="of:=-2.5*LOG10([.M104]/[.$M$1])" office:value-type="float" office:value="1.89136039893026" calcext:value-type="float">
            <text:p>1,89</text:p>
          </table:table-cell>
          <table:table-cell table:formula="of:=-2.5*LOG10([.M104]/[.$M$7])" office:value-type="float" office:value="3.09903923658332" calcext:value-type="float">
            <text:p>3,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S 4757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5]*(10^(-[.D105]))" office:value-type="float" office:value="0.0137" calcext:value-type="float">
            <text:p>0,0137</text:p>
          </table:table-cell>
          <table:table-cell/>
          <table:table-cell table:formula="of:=[.E105]*(10^(-[.F105]))" office:value-type="float" office:value="0.0134" calcext:value-type="float">
            <text:p>0,0134</text:p>
          </table:table-cell>
          <table:table-cell/>
          <table:table-cell table:formula="of:=([.I105]+[.K105])/2" office:value-type="float" office:value="0.01355" calcext:value-type="float">
            <text:p>0,01355</text:p>
          </table:table-cell>
          <table:table-cell table:formula="of:=-2.5*LOG10([.M105]/[.$M$1])" office:value-type="float" office:value="1.89934378934613" calcext:value-type="float">
            <text:p>1,90</text:p>
          </table:table-cell>
          <table:table-cell table:formula="of:=-2.5*LOG10([.M105]/[.$M$7])" office:value-type="float" office:value="3.1070226269992" calcext:value-type="float">
            <text:p>3,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S 1136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6]*(10^(-[.D106]))" office:value-type="float" office:value="0.0132" calcext:value-type="float">
            <text:p>0,0132</text:p>
          </table:table-cell>
          <table:table-cell/>
          <table:table-cell table:formula="of:=[.E106]*(10^(-[.F106]))" office:value-type="float" office:value="0.0134" calcext:value-type="float">
            <text:p>0,0134</text:p>
          </table:table-cell>
          <table:table-cell/>
          <table:table-cell table:formula="of:=([.I106]+[.K106])/2" office:value-type="float" office:value="0.0133" calcext:value-type="float">
            <text:p>0,0133</text:p>
          </table:table-cell>
          <table:table-cell table:formula="of:=-2.5*LOG10([.M106]/[.$M$1])" office:value-type="float" office:value="1.91956292495448" calcext:value-type="float">
            <text:p>1,92</text:p>
          </table:table-cell>
          <table:table-cell table:formula="of:=-2.5*LOG10([.M106]/[.$M$7])" office:value-type="float" office:value="3.12724176260755" calcext:value-type="float">
            <text:p>3,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S 298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7]*(10^(-[.D107]))" office:value-type="float" office:value="0.0131" calcext:value-type="float">
            <text:p>0,0131</text:p>
          </table:table-cell>
          <table:table-cell/>
          <table:table-cell table:formula="of:=[.E107]*(10^(-[.F107]))" office:value-type="float" office:value="0.013" calcext:value-type="float">
            <text:p>0,013</text:p>
          </table:table-cell>
          <table:table-cell/>
          <table:table-cell table:formula="of:=([.I107]+[.K107])/2" office:value-type="float" office:value="0.01305" calcext:value-type="float">
            <text:p>0,01305</text:p>
          </table:table-cell>
          <table:table-cell table:formula="of:=-2.5*LOG10([.M107]/[.$M$1])" office:value-type="float" office:value="1.94016574818644" calcext:value-type="float">
            <text:p>1,94</text:p>
          </table:table-cell>
          <table:table-cell table:formula="of:=-2.5*LOG10([.M107]/[.$M$7])" office:value-type="float" office:value="3.14784458583951" calcext:value-type="float">
            <text:p>3,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S 7735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8]*(10^(-[.D108]))" office:value-type="float" office:value="0.0127" calcext:value-type="float">
            <text:p>0,0127</text:p>
          </table:table-cell>
          <table:table-cell/>
          <table:table-cell table:formula="of:=[.E108]*(10^(-[.F108]))" office:value-type="float" office:value="0.0131" calcext:value-type="float">
            <text:p>0,0131</text:p>
          </table:table-cell>
          <table:table-cell/>
          <table:table-cell table:formula="of:=([.I108]+[.K108])/2" office:value-type="float" office:value="0.0129" calcext:value-type="float">
            <text:p>0,0129</text:p>
          </table:table-cell>
          <table:table-cell table:formula="of:=-2.5*LOG10([.M108]/[.$M$1])" office:value-type="float" office:value="1.95271775162407" calcext:value-type="float">
            <text:p>1,95</text:p>
          </table:table-cell>
          <table:table-cell table:formula="of:=-2.5*LOG10([.M108]/[.$M$7])" office:value-type="float" office:value="3.16039658927714" calcext:value-type="float">
            <text:p>3,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S 869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09]*(10^(-[.D109]))" office:value-type="float" office:value="0.0114" calcext:value-type="float">
            <text:p>0,0114</text:p>
          </table:table-cell>
          <table:table-cell/>
          <table:table-cell table:formula="of:=[.E109]*(10^(-[.F109]))" office:value-type="float" office:value="0.0144" calcext:value-type="float">
            <text:p>0,0144</text:p>
          </table:table-cell>
          <table:table-cell/>
          <table:table-cell table:formula="of:=([.I109]+[.K109])/2" office:value-type="float" office:value="0.0129" calcext:value-type="float">
            <text:p>0,0129</text:p>
          </table:table-cell>
          <table:table-cell table:formula="of:=-2.5*LOG10([.M109]/[.$M$1])" office:value-type="float" office:value="1.95271775162407" calcext:value-type="float">
            <text:p>1,95</text:p>
          </table:table-cell>
          <table:table-cell table:formula="of:=-2.5*LOG10([.M109]/[.$M$7])" office:value-type="float" office:value="3.16039658927714" calcext:value-type="float">
            <text:p>3,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S 21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0]*(10^(-[.D110]))" office:value-type="float" office:value="0.0128" calcext:value-type="float">
            <text:p>0,0128</text:p>
          </table:table-cell>
          <table:table-cell/>
          <table:table-cell table:formula="of:=[.E110]*(10^(-[.F110]))" office:value-type="float" office:value="0.0127" calcext:value-type="float">
            <text:p>0,0127</text:p>
          </table:table-cell>
          <table:table-cell/>
          <table:table-cell table:formula="of:=([.I110]+[.K110])/2" office:value-type="float" office:value="0.01275" calcext:value-type="float">
            <text:p>0,01275</text:p>
          </table:table-cell>
          <table:table-cell table:formula="of:=-2.5*LOG10([.M110]/[.$M$1])" office:value-type="float" office:value="1.96541656544726" calcext:value-type="float">
            <text:p>1,97</text:p>
          </table:table-cell>
          <table:table-cell table:formula="of:=-2.5*LOG10([.M110]/[.$M$7])" office:value-type="float" office:value="3.17309540310032" calcext:value-type="float">
            <text:p>3,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S 437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1]*(10^(-[.D111]))" office:value-type="float" office:value="0.0126" calcext:value-type="float">
            <text:p>0,0126</text:p>
          </table:table-cell>
          <table:table-cell/>
          <table:table-cell table:formula="of:=[.E111]*(10^(-[.F111]))" office:value-type="float" office:value="0.0125" calcext:value-type="float">
            <text:p>0,0125</text:p>
          </table:table-cell>
          <table:table-cell/>
          <table:table-cell table:formula="of:=([.I111]+[.K111])/2" office:value-type="float" office:value="0.01255" calcext:value-type="float">
            <text:p>0,01255</text:p>
          </table:table-cell>
          <table:table-cell table:formula="of:=-2.5*LOG10([.M111]/[.$M$1])" office:value-type="float" office:value="1.98258271282955" calcext:value-type="float">
            <text:p>1,98</text:p>
          </table:table-cell>
          <table:table-cell table:formula="of:=-2.5*LOG10([.M111]/[.$M$7])" office:value-type="float" office:value="3.19026155048262" calcext:value-type="float">
            <text:p>3,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S 7377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2]*(10^(-[.D112]))" office:value-type="float" office:value="0.0126" calcext:value-type="float">
            <text:p>0,0126</text:p>
          </table:table-cell>
          <table:table-cell/>
          <table:table-cell table:formula="of:=[.E112]*(10^(-[.F112]))" office:value-type="float" office:value="0.0125" calcext:value-type="float">
            <text:p>0,0125</text:p>
          </table:table-cell>
          <table:table-cell/>
          <table:table-cell table:formula="of:=([.I112]+[.K112])/2" office:value-type="float" office:value="0.01255" calcext:value-type="float">
            <text:p>0,01255</text:p>
          </table:table-cell>
          <table:table-cell table:formula="of:=-2.5*LOG10([.M112]/[.$M$1])" office:value-type="float" office:value="1.98258271282955" calcext:value-type="float">
            <text:p>1,98</text:p>
          </table:table-cell>
          <table:table-cell table:formula="of:=-2.5*LOG10([.M112]/[.$M$7])" office:value-type="float" office:value="3.19026155048262" calcext:value-type="float">
            <text:p>3,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S 103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3]*(10^(-[.D113]))" office:value-type="float" office:value="0.0123" calcext:value-type="float">
            <text:p>0,0123</text:p>
          </table:table-cell>
          <table:table-cell/>
          <table:table-cell table:formula="of:=[.E113]*(10^(-[.F113]))" office:value-type="float" office:value="0.0123" calcext:value-type="float">
            <text:p>0,0123</text:p>
          </table:table-cell>
          <table:table-cell/>
          <table:table-cell table:formula="of:=([.I113]+[.K113])/2" office:value-type="float" office:value="0.0123" calcext:value-type="float">
            <text:p>0,0123</text:p>
          </table:table-cell>
          <table:table-cell table:formula="of:=-2.5*LOG10([.M113]/[.$M$1])" office:value-type="float" office:value="2.0044292487737" calcext:value-type="float">
            <text:p>2,00</text:p>
          </table:table-cell>
          <table:table-cell table:formula="of:=-2.5*LOG10([.M113]/[.$M$7])" office:value-type="float" office:value="3.21210808642676" calcext:value-type="float">
            <text:p>3,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S 753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4]*(10^(-[.D114]))" office:value-type="float" office:value="0.0108" calcext:value-type="float">
            <text:p>0,0108</text:p>
          </table:table-cell>
          <table:table-cell/>
          <table:table-cell table:formula="of:=[.E114]*(10^(-[.F114]))" office:value-type="float" office:value="0.0137" calcext:value-type="float">
            <text:p>0,0137</text:p>
          </table:table-cell>
          <table:table-cell/>
          <table:table-cell table:formula="of:=([.I114]+[.K114])/2" office:value-type="float" office:value="0.01225" calcext:value-type="float">
            <text:p>0,01225</text:p>
          </table:table-cell>
          <table:table-cell table:formula="of:=-2.5*LOG10([.M114]/[.$M$1])" office:value-type="float" office:value="2.00885180562082" calcext:value-type="float">
            <text:p>2,01</text:p>
          </table:table-cell>
          <table:table-cell table:formula="of:=-2.5*LOG10([.M114]/[.$M$7])" office:value-type="float" office:value="3.21653064327388" calcext:value-type="float">
            <text:p>3,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S 134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5]*(10^(-[.D115]))" office:value-type="float" office:value="0.0121" calcext:value-type="float">
            <text:p>0,0121</text:p>
          </table:table-cell>
          <table:table-cell/>
          <table:table-cell table:formula="of:=[.E115]*(10^(-[.F115]))" office:value-type="float" office:value="0.0122" calcext:value-type="float">
            <text:p>0,0122</text:p>
          </table:table-cell>
          <table:table-cell/>
          <table:table-cell table:formula="of:=([.I115]+[.K115])/2" office:value-type="float" office:value="0.01215" calcext:value-type="float">
            <text:p>0,01215</text:p>
          </table:table-cell>
          <table:table-cell table:formula="of:=-2.5*LOG10([.M115]/[.$M$1])" office:value-type="float" office:value="2.01775133253637" calcext:value-type="float">
            <text:p>2,02</text:p>
          </table:table-cell>
          <table:table-cell table:formula="of:=-2.5*LOG10([.M115]/[.$M$7])" office:value-type="float" office:value="3.22543017018943" calcext:value-type="float">
            <text:p>3,2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S 7178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6]*(10^(-[.D116]))" office:value-type="float" office:value="0.0122" calcext:value-type="float">
            <text:p>0,0122</text:p>
          </table:table-cell>
          <table:table-cell/>
          <table:table-cell table:formula="of:=[.E116]*(10^(-[.F116]))" office:value-type="float" office:value="0.0119" calcext:value-type="float">
            <text:p>0,0119</text:p>
          </table:table-cell>
          <table:table-cell/>
          <table:table-cell table:formula="of:=([.I116]+[.K116])/2" office:value-type="float" office:value="0.01205" calcext:value-type="float">
            <text:p>0,01205</text:p>
          </table:table-cell>
          <table:table-cell table:formula="of:=-2.5*LOG10([.M116]/[.$M$1])" office:value-type="float" office:value="2.02672441009498" calcext:value-type="float">
            <text:p>2,03</text:p>
          </table:table-cell>
          <table:table-cell table:formula="of:=-2.5*LOG10([.M116]/[.$M$7])" office:value-type="float" office:value="3.23440324774804" calcext:value-type="float">
            <text:p>3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S 399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7]*(10^(-[.D117]))" office:value-type="float" office:value="0.012" calcext:value-type="float">
            <text:p>0,012</text:p>
          </table:table-cell>
          <table:table-cell/>
          <table:table-cell table:formula="of:=[.E117]*(10^(-[.F117]))" office:value-type="float" office:value="0.0119" calcext:value-type="float">
            <text:p>0,0119</text:p>
          </table:table-cell>
          <table:table-cell/>
          <table:table-cell table:formula="of:=([.I117]+[.K117])/2" office:value-type="float" office:value="0.01195" calcext:value-type="float">
            <text:p>0,01195</text:p>
          </table:table-cell>
          <table:table-cell table:formula="of:=-2.5*LOG10([.M117]/[.$M$1])" office:value-type="float" office:value="2.0357722641618" calcext:value-type="float">
            <text:p>2,04</text:p>
          </table:table-cell>
          <table:table-cell table:formula="of:=-2.5*LOG10([.M117]/[.$M$7])" office:value-type="float" office:value="3.24345110181487" calcext:value-type="float">
            <text:p>3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S 40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8]*(10^(-[.D118]))" office:value-type="float" office:value="0.0119" calcext:value-type="float">
            <text:p>0,0119</text:p>
          </table:table-cell>
          <table:table-cell/>
          <table:table-cell table:formula="of:=[.E118]*(10^(-[.F118]))" office:value-type="float" office:value="0.0117" calcext:value-type="float">
            <text:p>0,0117</text:p>
          </table:table-cell>
          <table:table-cell/>
          <table:table-cell table:formula="of:=([.I118]+[.K118])/2" office:value-type="float" office:value="0.0118" calcext:value-type="float">
            <text:p>0,0118</text:p>
          </table:table-cell>
          <table:table-cell table:formula="of:=-2.5*LOG10([.M118]/[.$M$1])" office:value-type="float" office:value="2.04948700910688" calcext:value-type="float">
            <text:p>2,05</text:p>
          </table:table-cell>
          <table:table-cell table:formula="of:=-2.5*LOG10([.M118]/[.$M$7])" office:value-type="float" office:value="3.25716584675995" calcext:value-type="float">
            <text:p>3,2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S 896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19]*(10^(-[.D119]))" office:value-type="float" office:value="0.0118" calcext:value-type="float">
            <text:p>0,0118</text:p>
          </table:table-cell>
          <table:table-cell/>
          <table:table-cell table:formula="of:=[.E119]*(10^(-[.F119]))" office:value-type="float" office:value="0.0118" calcext:value-type="float">
            <text:p>0,0118</text:p>
          </table:table-cell>
          <table:table-cell/>
          <table:table-cell table:formula="of:=([.I119]+[.K119])/2" office:value-type="float" office:value="0.0118" calcext:value-type="float">
            <text:p>0,0118</text:p>
          </table:table-cell>
          <table:table-cell table:formula="of:=-2.5*LOG10([.M119]/[.$M$1])" office:value-type="float" office:value="2.04948700910688" calcext:value-type="float">
            <text:p>2,05</text:p>
          </table:table-cell>
          <table:table-cell table:formula="of:=-2.5*LOG10([.M119]/[.$M$7])" office:value-type="float" office:value="3.25716584675995" calcext:value-type="float">
            <text:p>3,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S 466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0]*(10^(-[.D120]))" office:value-type="float" office:value="0.0119" calcext:value-type="float">
            <text:p>0,0119</text:p>
          </table:table-cell>
          <table:table-cell/>
          <table:table-cell table:formula="of:=[.E120]*(10^(-[.F120]))" office:value-type="float" office:value="0.0116" calcext:value-type="float">
            <text:p>0,0116</text:p>
          </table:table-cell>
          <table:table-cell/>
          <table:table-cell table:formula="of:=([.I120]+[.K120])/2" office:value-type="float" office:value="0.01175" calcext:value-type="float">
            <text:p>0,01175</text:p>
          </table:table-cell>
          <table:table-cell table:formula="of:=-2.5*LOG10([.M120]/[.$M$1])" office:value-type="float" office:value="2.05409736085281" calcext:value-type="float">
            <text:p>2,05</text:p>
          </table:table-cell>
          <table:table-cell table:formula="of:=-2.5*LOG10([.M120]/[.$M$7])" office:value-type="float" office:value="3.26177619850587" calcext:value-type="float">
            <text:p>3,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S 207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1]*(10^(-[.D121]))" office:value-type="float" office:value="0.0117" calcext:value-type="float">
            <text:p>0,0117</text:p>
          </table:table-cell>
          <table:table-cell/>
          <table:table-cell table:formula="of:=[.E121]*(10^(-[.F121]))" office:value-type="float" office:value="0.0117" calcext:value-type="float">
            <text:p>0,0117</text:p>
          </table:table-cell>
          <table:table-cell/>
          <table:table-cell table:formula="of:=([.I121]+[.K121])/2" office:value-type="float" office:value="0.0117" calcext:value-type="float">
            <text:p>0,0117</text:p>
          </table:table-cell>
          <table:table-cell table:formula="of:=-2.5*LOG10([.M121]/[.$M$1])" office:value-type="float" office:value="2.05872737300679" calcext:value-type="float">
            <text:p>2,06</text:p>
          </table:table-cell>
          <table:table-cell table:formula="of:=-2.5*LOG10([.M121]/[.$M$7])" office:value-type="float" office:value="3.26640621065986" calcext:value-type="float">
            <text:p>3,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S 54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2]*(10^(-[.D122]))" office:value-type="float" office:value="0.0118" calcext:value-type="float">
            <text:p>0,0118</text:p>
          </table:table-cell>
          <table:table-cell/>
          <table:table-cell table:formula="of:=[.E122]*(10^(-[.F122]))" office:value-type="float" office:value="0.0115" calcext:value-type="float">
            <text:p>0,0115</text:p>
          </table:table-cell>
          <table:table-cell/>
          <table:table-cell table:formula="of:=([.I122]+[.K122])/2" office:value-type="float" office:value="0.01165" calcext:value-type="float">
            <text:p>0,01165</text:p>
          </table:table-cell>
          <table:table-cell table:formula="of:=-2.5*LOG10([.M122]/[.$M$1])" office:value-type="float" office:value="2.0633772139671" calcext:value-type="float">
            <text:p>2,06</text:p>
          </table:table-cell>
          <table:table-cell table:formula="of:=-2.5*LOG10([.M122]/[.$M$7])" office:value-type="float" office:value="3.27105605162017" calcext:value-type="float">
            <text:p>3,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S 692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3]*(10^(-[.D123]))" office:value-type="float" office:value="0.0117" calcext:value-type="float">
            <text:p>0,0117</text:p>
          </table:table-cell>
          <table:table-cell/>
          <table:table-cell table:formula="of:=[.E123]*(10^(-[.F123]))" office:value-type="float" office:value="0.0116" calcext:value-type="float">
            <text:p>0,0116</text:p>
          </table:table-cell>
          <table:table-cell/>
          <table:table-cell table:formula="of:=([.I123]+[.K123])/2" office:value-type="float" office:value="0.01165" calcext:value-type="float">
            <text:p>0,01165</text:p>
          </table:table-cell>
          <table:table-cell table:formula="of:=-2.5*LOG10([.M123]/[.$M$1])" office:value-type="float" office:value="2.0633772139671" calcext:value-type="float">
            <text:p>2,06</text:p>
          </table:table-cell>
          <table:table-cell table:formula="of:=-2.5*LOG10([.M123]/[.$M$7])" office:value-type="float" office:value="3.27105605162017" calcext:value-type="float">
            <text:p>3,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S 771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4]*(10^(-[.D124]))" office:value-type="float" office:value="0.0118" calcext:value-type="float">
            <text:p>0,0118</text:p>
          </table:table-cell>
          <table:table-cell/>
          <table:table-cell table:formula="of:=[.E124]*(10^(-[.F124]))" office:value-type="float" office:value="0.0115" calcext:value-type="float">
            <text:p>0,0115</text:p>
          </table:table-cell>
          <table:table-cell/>
          <table:table-cell table:formula="of:=([.I124]+[.K124])/2" office:value-type="float" office:value="0.01165" calcext:value-type="float">
            <text:p>0,01165</text:p>
          </table:table-cell>
          <table:table-cell table:formula="of:=-2.5*LOG10([.M124]/[.$M$1])" office:value-type="float" office:value="2.0633772139671" calcext:value-type="float">
            <text:p>2,06</text:p>
          </table:table-cell>
          <table:table-cell table:formula="of:=-2.5*LOG10([.M124]/[.$M$7])" office:value-type="float" office:value="3.27105605162017" calcext:value-type="float">
            <text:p>3,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S 8709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5]*(10^(-[.D125]))" office:value-type="float" office:value="0.0118" calcext:value-type="float">
            <text:p>0,0118</text:p>
          </table:table-cell>
          <table:table-cell/>
          <table:table-cell table:formula="of:=[.E125]*(10^(-[.F125]))" office:value-type="float" office:value="0.0115" calcext:value-type="float">
            <text:p>0,0115</text:p>
          </table:table-cell>
          <table:table-cell/>
          <table:table-cell table:formula="of:=([.I125]+[.K125])/2" office:value-type="float" office:value="0.01165" calcext:value-type="float">
            <text:p>0,01165</text:p>
          </table:table-cell>
          <table:table-cell table:formula="of:=-2.5*LOG10([.M125]/[.$M$1])" office:value-type="float" office:value="2.0633772139671" calcext:value-type="float">
            <text:p>2,06</text:p>
          </table:table-cell>
          <table:table-cell table:formula="of:=-2.5*LOG10([.M125]/[.$M$7])" office:value-type="float" office:value="3.27105605162017" calcext:value-type="float">
            <text:p>3,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BS 670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6]*(10^(-[.D126]))" office:value-type="float" office:value="0.0115" calcext:value-type="float">
            <text:p>0,0115</text:p>
          </table:table-cell>
          <table:table-cell/>
          <table:table-cell table:formula="of:=[.E126]*(10^(-[.F126]))" office:value-type="float" office:value="0.0117" calcext:value-type="float">
            <text:p>0,0117</text:p>
          </table:table-cell>
          <table:table-cell/>
          <table:table-cell table:formula="of:=([.I126]+[.K126])/2" office:value-type="float" office:value="0.0116" calcext:value-type="float">
            <text:p>0,0116</text:p>
          </table:table-cell>
          <table:table-cell table:formula="of:=-2.5*LOG10([.M126]/[.$M$1])" office:value-type="float" office:value="2.0680470543049" calcext:value-type="float">
            <text:p>2,07</text:p>
          </table:table-cell>
          <table:table-cell table:formula="of:=-2.5*LOG10([.M126]/[.$M$7])" office:value-type="float" office:value="3.27572589195796" calcext:value-type="float">
            <text:p>3,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S 141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7]*(10^(-[.D127]))" office:value-type="float" office:value="0.0113" calcext:value-type="float">
            <text:p>0,0113</text:p>
          </table:table-cell>
          <table:table-cell/>
          <table:table-cell table:formula="of:=[.E127]*(10^(-[.F127]))" office:value-type="float" office:value="0.0111" calcext:value-type="float">
            <text:p>0,0111</text:p>
          </table:table-cell>
          <table:table-cell/>
          <table:table-cell table:formula="of:=([.I127]+[.K127])/2" office:value-type="float" office:value="0.0112" calcext:value-type="float">
            <text:p>0,0112</text:p>
          </table:table-cell>
          <table:table-cell table:formula="of:=-2.5*LOG10([.M127]/[.$M$1])" office:value-type="float" office:value="2.10614697069674" calcext:value-type="float">
            <text:p>2,11</text:p>
          </table:table-cell>
          <table:table-cell table:formula="of:=-2.5*LOG10([.M127]/[.$M$7])" office:value-type="float" office:value="3.31382580834981" calcext:value-type="float">
            <text:p>3,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S 385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8]*(10^(-[.D128]))" office:value-type="float" office:value="0.0113" calcext:value-type="float">
            <text:p>0,0113</text:p>
          </table:table-cell>
          <table:table-cell/>
          <table:table-cell table:formula="of:=[.E128]*(10^(-[.F128]))" office:value-type="float" office:value="0.011" calcext:value-type="float">
            <text:p>0,011</text:p>
          </table:table-cell>
          <table:table-cell/>
          <table:table-cell table:formula="of:=([.I128]+[.K128])/2" office:value-type="float" office:value="0.01115" calcext:value-type="float">
            <text:p>0,01115</text:p>
          </table:table-cell>
          <table:table-cell table:formula="of:=-2.5*LOG10([.M128]/[.$M$1])" office:value-type="float" office:value="2.11100485891175" calcext:value-type="float">
            <text:p>2,11</text:p>
          </table:table-cell>
          <table:table-cell table:formula="of:=-2.5*LOG10([.M128]/[.$M$7])" office:value-type="float" office:value="3.31868369656481" calcext:value-type="float">
            <text:p>3,3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BS 760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29]*(10^(-[.D129]))" office:value-type="float" office:value="0.0111" calcext:value-type="float">
            <text:p>0,0111</text:p>
          </table:table-cell>
          <table:table-cell/>
          <table:table-cell table:formula="of:=[.E129]*(10^(-[.F129]))" office:value-type="float" office:value="0.0109" calcext:value-type="float">
            <text:p>0,0109</text:p>
          </table:table-cell>
          <table:table-cell/>
          <table:table-cell table:formula="of:=([.I129]+[.K129])/2" office:value-type="float" office:value="0.011" calcext:value-type="float">
            <text:p>0,011</text:p>
          </table:table-cell>
          <table:table-cell table:formula="of:=-2.5*LOG10([.M129]/[.$M$1])" office:value-type="float" office:value="2.12571031447663" calcext:value-type="float">
            <text:p>2,13</text:p>
          </table:table-cell>
          <table:table-cell table:formula="of:=-2.5*LOG10([.M129]/[.$M$7])" office:value-type="float" office:value="3.3333891521297" calcext:value-type="float">
            <text:p>3,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S 277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0]*(10^(-[.D130]))" office:value-type="float" office:value="0.011" calcext:value-type="float">
            <text:p>0,011</text:p>
          </table:table-cell>
          <table:table-cell/>
          <table:table-cell table:formula="of:=[.E130]*(10^(-[.F130]))" office:value-type="float" office:value="0.0108" calcext:value-type="float">
            <text:p>0,0108</text:p>
          </table:table-cell>
          <table:table-cell/>
          <table:table-cell table:formula="of:=([.I130]+[.K130])/2" office:value-type="float" office:value="0.0109" calcext:value-type="float">
            <text:p>0,0109</text:p>
          </table:table-cell>
          <table:table-cell table:formula="of:=-2.5*LOG10([.M130]/[.$M$1])" office:value-type="float" office:value="2.13562578252063" calcext:value-type="float">
            <text:p>2,14</text:p>
          </table:table-cell>
          <table:table-cell table:formula="of:=-2.5*LOG10([.M130]/[.$M$7])" office:value-type="float" office:value="3.3433046201737" calcext:value-type="float">
            <text:p>3,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S 403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1]*(10^(-[.D131]))" office:value-type="float" office:value="0.011" calcext:value-type="float">
            <text:p>0,011</text:p>
          </table:table-cell>
          <table:table-cell/>
          <table:table-cell table:formula="of:=[.E131]*(10^(-[.F131]))" office:value-type="float" office:value="0.0108" calcext:value-type="float">
            <text:p>0,0108</text:p>
          </table:table-cell>
          <table:table-cell/>
          <table:table-cell table:formula="of:=([.I131]+[.K131])/2" office:value-type="float" office:value="0.0109" calcext:value-type="float">
            <text:p>0,0109</text:p>
          </table:table-cell>
          <table:table-cell table:formula="of:=-2.5*LOG10([.M131]/[.$M$1])" office:value-type="float" office:value="2.13562578252063" calcext:value-type="float">
            <text:p>2,14</text:p>
          </table:table-cell>
          <table:table-cell table:formula="of:=-2.5*LOG10([.M131]/[.$M$7])" office:value-type="float" office:value="3.3433046201737" calcext:value-type="float">
            <text:p>3,3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S 45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*(10^(-[.D132]))" office:value-type="float" office:value="0.0105" calcext:value-type="float">
            <text:p>0,0105</text:p>
          </table:table-cell>
          <table:table-cell/>
          <table:table-cell table:formula="of:=[.E132]*(10^(-[.F132]))" office:value-type="float" office:value="0.0105" calcext:value-type="float">
            <text:p>0,0105</text:p>
          </table:table-cell>
          <table:table-cell/>
          <table:table-cell table:formula="of:=([.I132]+[.K132])/2" office:value-type="float" office:value="0.0105" calcext:value-type="float">
            <text:p>0,0105</text:p>
          </table:table-cell>
          <table:table-cell table:formula="of:=-2.5*LOG10([.M132]/[.$M$1])" office:value-type="float" office:value="2.17621877969735" calcext:value-type="float">
            <text:p>2,18</text:p>
          </table:table-cell>
          <table:table-cell table:formula="of:=-2.5*LOG10([.M132]/[.$M$7])" office:value-type="float" office:value="3.38389761735041" calcext:value-type="float">
            <text:p>3,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S 732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3]*(10^(-[.D133]))" office:value-type="float" office:value="0.0104" calcext:value-type="float">
            <text:p>0,0104</text:p>
          </table:table-cell>
          <table:table-cell/>
          <table:table-cell table:formula="of:=[.E133]*(10^(-[.F133]))" office:value-type="float" office:value="0.0103" calcext:value-type="float">
            <text:p>0,0103</text:p>
          </table:table-cell>
          <table:table-cell/>
          <table:table-cell table:formula="of:=([.I133]+[.K133])/2" office:value-type="float" office:value="0.01035" calcext:value-type="float">
            <text:p>0,01035</text:p>
          </table:table-cell>
          <table:table-cell table:formula="of:=-2.5*LOG10([.M133]/[.$M$1])" office:value-type="float" office:value="2.19184115288985" calcext:value-type="float">
            <text:p>2,19</text:p>
          </table:table-cell>
          <table:table-cell table:formula="of:=-2.5*LOG10([.M133]/[.$M$7])" office:value-type="float" office:value="3.39951999054292" calcext:value-type="float">
            <text:p>3,4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S 435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4]*(10^(-[.D134]))" office:value-type="float" office:value="0.0104" calcext:value-type="float">
            <text:p>0,0104</text:p>
          </table:table-cell>
          <table:table-cell/>
          <table:table-cell table:formula="of:=[.E134]*(10^(-[.F134]))" office:value-type="float" office:value="0.0102" calcext:value-type="float">
            <text:p>0,0102</text:p>
          </table:table-cell>
          <table:table-cell/>
          <table:table-cell table:formula="of:=([.I134]+[.K134])/2" office:value-type="float" office:value="0.0103" calcext:value-type="float">
            <text:p>0,0103</text:p>
          </table:table-cell>
          <table:table-cell table:formula="of:=-2.5*LOG10([.M134]/[.$M$1])" office:value-type="float" office:value="2.19709896560926" calcext:value-type="float">
            <text:p>2,20</text:p>
          </table:table-cell>
          <table:table-cell table:formula="of:=-2.5*LOG10([.M134]/[.$M$7])" office:value-type="float" office:value="3.40477780326233" calcext:value-type="float">
            <text:p>3,4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S 5107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5]*(10^(-[.D135]))" office:value-type="float" office:value="0.0103" calcext:value-type="float">
            <text:p>0,0103</text:p>
          </table:table-cell>
          <table:table-cell/>
          <table:table-cell table:formula="of:=[.E135]*(10^(-[.F135]))" office:value-type="float" office:value="0.0102" calcext:value-type="float">
            <text:p>0,0102</text:p>
          </table:table-cell>
          <table:table-cell/>
          <table:table-cell table:formula="of:=([.I135]+[.K135])/2" office:value-type="float" office:value="0.01025" calcext:value-type="float">
            <text:p>0,01025</text:p>
          </table:table-cell>
          <table:table-cell table:formula="of:=-2.5*LOG10([.M135]/[.$M$1])" office:value-type="float" office:value="2.20238236389276" calcext:value-type="float">
            <text:p>2,20</text:p>
          </table:table-cell>
          <table:table-cell table:formula="of:=-2.5*LOG10([.M135]/[.$M$7])" office:value-type="float" office:value="3.41006120154583" calcext:value-type="float">
            <text:p>3,4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S 758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6]*(10^(-[.D136]))" office:value-type="float" office:value="0.0102" calcext:value-type="float">
            <text:p>0,0102</text:p>
          </table:table-cell>
          <table:table-cell/>
          <table:table-cell table:formula="of:=[.E136]*(10^(-[.F136]))" office:value-type="float" office:value="0.0103" calcext:value-type="float">
            <text:p>0,0103</text:p>
          </table:table-cell>
          <table:table-cell/>
          <table:table-cell table:formula="of:=([.I136]+[.K136])/2" office:value-type="float" office:value="0.01025" calcext:value-type="float">
            <text:p>0,01025</text:p>
          </table:table-cell>
          <table:table-cell table:formula="of:=-2.5*LOG10([.M136]/[.$M$1])" office:value-type="float" office:value="2.20238236389276" calcext:value-type="float">
            <text:p>2,20</text:p>
          </table:table-cell>
          <table:table-cell table:formula="of:=-2.5*LOG10([.M136]/[.$M$7])" office:value-type="float" office:value="3.41006120154583" calcext:value-type="float">
            <text:p>3,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S 141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7]*(10^(-[.D137]))" office:value-type="float" office:value="0.0101" calcext:value-type="float">
            <text:p>0,0101</text:p>
          </table:table-cell>
          <table:table-cell/>
          <table:table-cell table:formula="of:=[.E137]*(10^(-[.F137]))" office:value-type="float" office:value="0.0101" calcext:value-type="float">
            <text:p>0,0101</text:p>
          </table:table-cell>
          <table:table-cell/>
          <table:table-cell table:formula="of:=([.I137]+[.K137])/2" office:value-type="float" office:value="0.0101" calcext:value-type="float">
            <text:p>0,0101</text:p>
          </table:table-cell>
          <table:table-cell table:formula="of:=-2.5*LOG10([.M137]/[.$M$1])" office:value-type="float" office:value="2.21838859291559" calcext:value-type="float">
            <text:p>2,22</text:p>
          </table:table-cell>
          <table:table-cell table:formula="of:=-2.5*LOG10([.M137]/[.$M$7])" office:value-type="float" office:value="3.42606743056865" calcext:value-type="float">
            <text:p>3,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S 656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8]*(10^(-[.D138]))" office:value-type="float" office:value="0.0102" calcext:value-type="float">
            <text:p>0,0102</text:p>
          </table:table-cell>
          <table:table-cell/>
          <table:table-cell table:formula="of:=[.E138]*(10^(-[.F138]))" office:value-type="float" office:value="0.01" calcext:value-type="float">
            <text:p>0,01</text:p>
          </table:table-cell>
          <table:table-cell/>
          <table:table-cell table:formula="of:=([.I138]+[.K138])/2" office:value-type="float" office:value="0.0101" calcext:value-type="float">
            <text:p>0,0101</text:p>
          </table:table-cell>
          <table:table-cell table:formula="of:=-2.5*LOG10([.M138]/[.$M$1])" office:value-type="float" office:value="2.21838859291559" calcext:value-type="float">
            <text:p>2,22</text:p>
          </table:table-cell>
          <table:table-cell table:formula="of:=-2.5*LOG10([.M138]/[.$M$7])" office:value-type="float" office:value="3.42606743056865" calcext:value-type="float">
            <text:p>3,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S 843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9]*(10^(-[.D139]))" office:value-type="float" office:value="0.0102" calcext:value-type="float">
            <text:p>0,0102</text:p>
          </table:table-cell>
          <table:table-cell/>
          <table:table-cell table:formula="of:=[.E139]*(10^(-[.F139]))" office:value-type="float" office:value="0.01" calcext:value-type="float">
            <text:p>0,01</text:p>
          </table:table-cell>
          <table:table-cell/>
          <table:table-cell table:formula="of:=([.I139]+[.K139])/2" office:value-type="float" office:value="0.0101" calcext:value-type="float">
            <text:p>0,0101</text:p>
          </table:table-cell>
          <table:table-cell table:formula="of:=-2.5*LOG10([.M139]/[.$M$1])" office:value-type="float" office:value="2.21838859291559" calcext:value-type="float">
            <text:p>2,22</text:p>
          </table:table-cell>
          <table:table-cell table:formula="of:=-2.5*LOG10([.M139]/[.$M$7])" office:value-type="float" office:value="3.42606743056865" calcext:value-type="float">
            <text:p>3,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BS 788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0]*(10^(-[.D140]))" office:value-type="float" office:value="0.0101" calcext:value-type="float">
            <text:p>0,0101</text:p>
          </table:table-cell>
          <table:table-cell/>
          <table:table-cell table:formula="of:=[.E140]*(10^(-[.F140]))" office:value-type="float" office:value="0.00998" calcext:value-type="float">
            <text:p>0,00998</text:p>
          </table:table-cell>
          <table:table-cell/>
          <table:table-cell table:formula="of:=([.I140]+[.K140])/2" office:value-type="float" office:value="0.01004" calcext:value-type="float">
            <text:p>0,01004</text:p>
          </table:table-cell>
          <table:table-cell table:formula="of:=-2.5*LOG10([.M140]/[.$M$1])" office:value-type="float" office:value="2.22485774534969" calcext:value-type="float">
            <text:p>2,22</text:p>
          </table:table-cell>
          <table:table-cell table:formula="of:=-2.5*LOG10([.M140]/[.$M$7])" office:value-type="float" office:value="3.43253658300276" calcext:value-type="float">
            <text:p>3,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S 170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1]*(10^(-[.D141]))" office:value-type="float" office:value="0.0101" calcext:value-type="float">
            <text:p>0,0101</text:p>
          </table:table-cell>
          <table:table-cell/>
          <table:table-cell table:formula="of:=[.E141]*(10^(-[.F141]))" office:value-type="float" office:value="0.00996" calcext:value-type="float">
            <text:p>0,00996</text:p>
          </table:table-cell>
          <table:table-cell/>
          <table:table-cell table:formula="of:=([.I141]+[.K141])/2" office:value-type="float" office:value="0.01003" calcext:value-type="float">
            <text:p>0,01003</text:p>
          </table:table-cell>
          <table:table-cell table:formula="of:=-2.5*LOG10([.M141]/[.$M$1])" office:value-type="float" office:value="2.22593969482115" calcext:value-type="float">
            <text:p>2,23</text:p>
          </table:table-cell>
          <table:table-cell table:formula="of:=-2.5*LOG10([.M141]/[.$M$7])" office:value-type="float" office:value="3.43361853247421" calcext:value-type="float">
            <text:p>3,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S 1879/8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2]*(10^(-[.D142]))" office:value-type="float" office:value="0.0101" calcext:value-type="float">
            <text:p>0,0101</text:p>
          </table:table-cell>
          <table:table-cell/>
          <table:table-cell table:formula="of:=[.E142]*(10^(-[.F142]))" office:value-type="float" office:value="0.0099" calcext:value-type="float">
            <text:p>0,0099</text:p>
          </table:table-cell>
          <table:table-cell/>
          <table:table-cell table:formula="of:=([.I142]+[.K142])/2" office:value-type="float" office:value="0.01" calcext:value-type="float">
            <text:p>0,01</text:p>
          </table:table-cell>
          <table:table-cell table:formula="of:=-2.5*LOG10([.M142]/[.$M$1])" office:value-type="float" office:value="2.22919202737219" calcext:value-type="float">
            <text:p>2,23</text:p>
          </table:table-cell>
          <table:table-cell table:formula="of:=-2.5*LOG10([.M142]/[.$M$7])" office:value-type="float" office:value="3.43687086502526" calcext:value-type="float">
            <text:p>3,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S 178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3]*(10^(-[.D143]))" office:value-type="float" office:value="0.0101" calcext:value-type="float">
            <text:p>0,0101</text:p>
          </table:table-cell>
          <table:table-cell/>
          <table:table-cell table:formula="of:=[.E143]*(10^(-[.F143]))" office:value-type="float" office:value="0.00983" calcext:value-type="float">
            <text:p>0,00983</text:p>
          </table:table-cell>
          <table:table-cell/>
          <table:table-cell table:formula="of:=([.I143]+[.K143])/2" office:value-type="float" office:value="0.009965" calcext:value-type="float">
            <text:p>0,009965</text:p>
          </table:table-cell>
          <table:table-cell table:formula="of:=-2.5*LOG10([.M143]/[.$M$1])" office:value-type="float" office:value="2.23299876978093" calcext:value-type="float">
            <text:p>2,23</text:p>
          </table:table-cell>
          <table:table-cell table:formula="of:=-2.5*LOG10([.M143]/[.$M$7])" office:value-type="float" office:value="3.44067760743399" calcext:value-type="float">
            <text:p>3,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S 8852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4]*(10^(-[.D144]))" office:value-type="float" office:value="0.00995" calcext:value-type="float">
            <text:p>0,00995</text:p>
          </table:table-cell>
          <table:table-cell/>
          <table:table-cell table:formula="of:=[.E144]*(10^(-[.F144]))" office:value-type="float" office:value="0.00991" calcext:value-type="float">
            <text:p>0,00991</text:p>
          </table:table-cell>
          <table:table-cell/>
          <table:table-cell table:formula="of:=([.I144]+[.K144])/2" office:value-type="float" office:value="0.00993" calcext:value-type="float">
            <text:p>0,00993</text:p>
          </table:table-cell>
          <table:table-cell table:formula="of:=-2.5*LOG10([.M144]/[.$M$1])" office:value-type="float" office:value="2.23681890613374" calcext:value-type="float">
            <text:p>2,24</text:p>
          </table:table-cell>
          <table:table-cell table:formula="of:=-2.5*LOG10([.M144]/[.$M$7])" office:value-type="float" office:value="3.44449774378681" calcext:value-type="float">
            <text:p>3,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S 2012</text:p>
          </table:table-cell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5]*(10^(-[.D145]))" office:value-type="float" office:value="0.00988" calcext:value-type="float">
            <text:p>0,00988</text:p>
          </table:table-cell>
          <table:table-cell/>
          <table:table-cell table:formula="of:=[.E145]*(10^(-[.F145]))" office:value-type="float" office:value="0.00995" calcext:value-type="float">
            <text:p>0,00995</text:p>
          </table:table-cell>
          <table:table-cell/>
          <table:table-cell table:formula="of:=([.I145]+[.K145])/2" office:value-type="float" office:value="0.009915" calcext:value-type="float">
            <text:p>0,009915</text:p>
          </table:table-cell>
          <table:table-cell table:formula="of:=-2.5*LOG10([.M145]/[.$M$1])" office:value-type="float" office:value="2.23846023101889" calcext:value-type="float">
            <text:p>2,24</text:p>
          </table:table-cell>
          <table:table-cell table:formula="of:=-2.5*LOG10([.M145]/[.$M$7])" office:value-type="float" office:value="3.44613906867196" calcext:value-type="float">
            <text:p>3,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S 5747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6]*(10^(-[.D146]))" office:value-type="float" office:value="0.00984" calcext:value-type="float">
            <text:p>0,00984</text:p>
          </table:table-cell>
          <table:table-cell/>
          <table:table-cell table:formula="of:=[.E146]*(10^(-[.F146]))" office:value-type="float" office:value="0.0097" calcext:value-type="float">
            <text:p>0,0097</text:p>
          </table:table-cell>
          <table:table-cell/>
          <table:table-cell table:formula="of:=([.I146]+[.K146])/2" office:value-type="float" office:value="0.00977" calcext:value-type="float">
            <text:p>0,00977</text:p>
          </table:table-cell>
          <table:table-cell table:formula="of:=-2.5*LOG10([.M146]/[.$M$1])" office:value-type="float" office:value="2.25445561807526" calcext:value-type="float">
            <text:p>2,25</text:p>
          </table:table-cell>
          <table:table-cell table:formula="of:=-2.5*LOG10([.M146]/[.$M$7])" office:value-type="float" office:value="3.46213445572833" calcext:value-type="float">
            <text:p>3,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S 804</text:p>
          </table:table-cell>
          <table:table-cell office:value-type="float" office:value="986" calcext:value-type="float">
            <text:p>986</text:p>
          </table:table-cell>
          <table:table-cell office:value-type="float" office:value="5" calcext:value-type="float">
            <text:p>5</text:p>
          </table:table-cell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7]*(10^(-[.D147]))" office:value-type="float" office:value="0.00986" calcext:value-type="float">
            <text:p>0,00986</text:p>
          </table:table-cell>
          <table:table-cell/>
          <table:table-cell table:formula="of:=[.E147]*(10^(-[.F147]))" office:value-type="float" office:value="0.00967" calcext:value-type="float">
            <text:p>0,00967</text:p>
          </table:table-cell>
          <table:table-cell/>
          <table:table-cell table:formula="of:=([.I147]+[.K147])/2" office:value-type="float" office:value="0.009765" calcext:value-type="float">
            <text:p>0,009765</text:p>
          </table:table-cell>
          <table:table-cell table:formula="of:=-2.5*LOG10([.M147]/[.$M$1])" office:value-type="float" office:value="2.25501140831251" calcext:value-type="float">
            <text:p>2,26</text:p>
          </table:table-cell>
          <table:table-cell table:formula="of:=-2.5*LOG10([.M147]/[.$M$7])" office:value-type="float" office:value="3.46269024596558" calcext:value-type="float">
            <text:p>3,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S 7947/8</text:p>
          </table:table-cell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office:value-type="float" office:value="974" calcext:value-type="float">
            <text:p>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8]*(10^(-[.D148]))" office:value-type="float" office:value="0.00965" calcext:value-type="float">
            <text:p>0,00965</text:p>
          </table:table-cell>
          <table:table-cell/>
          <table:table-cell table:formula="of:=[.E148]*(10^(-[.F148]))" office:value-type="float" office:value="0.00974" calcext:value-type="float">
            <text:p>0,00974</text:p>
          </table:table-cell>
          <table:table-cell/>
          <table:table-cell table:formula="of:=([.I148]+[.K148])/2" office:value-type="float" office:value="0.009695" calcext:value-type="float">
            <text:p>0,009695</text:p>
          </table:table-cell>
          <table:table-cell table:formula="of:=-2.5*LOG10([.M148]/[.$M$1])" office:value-type="float" office:value="2.26282249383538" calcext:value-type="float">
            <text:p>2,26</text:p>
          </table:table-cell>
          <table:table-cell table:formula="of:=-2.5*LOG10([.M148]/[.$M$7])" office:value-type="float" office:value="3.47050133148845" calcext:value-type="float">
            <text:p>3,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S 7615</text:p>
          </table:table-cell>
          <table:table-cell office:value-type="float" office:value="968" calcext:value-type="float">
            <text:p>968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49]*(10^(-[.D149]))" office:value-type="float" office:value="0.00968" calcext:value-type="float">
            <text:p>0,00968</text:p>
          </table:table-cell>
          <table:table-cell/>
          <table:table-cell table:formula="of:=[.E149]*(10^(-[.F149]))" office:value-type="float" office:value="0.0097" calcext:value-type="float">
            <text:p>0,0097</text:p>
          </table:table-cell>
          <table:table-cell/>
          <table:table-cell table:formula="of:=([.I149]+[.K149])/2" office:value-type="float" office:value="0.00969" calcext:value-type="float">
            <text:p>0,00969</text:p>
          </table:table-cell>
          <table:table-cell table:formula="of:=-2.5*LOG10([.M149]/[.$M$1])" office:value-type="float" office:value="2.26338258474528" calcext:value-type="float">
            <text:p>2,26</text:p>
          </table:table-cell>
          <table:table-cell table:formula="of:=-2.5*LOG10([.M149]/[.$M$7])" office:value-type="float" office:value="3.47106142239835" calcext:value-type="float">
            <text:p>3,4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S 8130</text:p>
          </table:table-cell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0]*(10^(-[.D150]))" office:value-type="float" office:value="0.00952" calcext:value-type="float">
            <text:p>0,00952</text:p>
          </table:table-cell>
          <table:table-cell/>
          <table:table-cell table:formula="of:=[.E150]*(10^(-[.F150]))" office:value-type="float" office:value="0.00943" calcext:value-type="float">
            <text:p>0,00943</text:p>
          </table:table-cell>
          <table:table-cell/>
          <table:table-cell table:formula="of:=([.I150]+[.K150])/2" office:value-type="float" office:value="0.009475" calcext:value-type="float">
            <text:p>0,009475</text:p>
          </table:table-cell>
          <table:table-cell table:formula="of:=-2.5*LOG10([.M150]/[.$M$1])" office:value-type="float" office:value="2.28774398077192" calcext:value-type="float">
            <text:p>2,29</text:p>
          </table:table-cell>
          <table:table-cell table:formula="of:=-2.5*LOG10([.M150]/[.$M$7])" office:value-type="float" office:value="3.49542281842498" calcext:value-type="float">
            <text:p>3,5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BS 8634</text:p>
          </table:table-cell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1]*(10^(-[.D151]))" office:value-type="float" office:value="0.00955" calcext:value-type="float">
            <text:p>0,00955</text:p>
          </table:table-cell>
          <table:table-cell/>
          <table:table-cell table:formula="of:=[.E151]*(10^(-[.F151]))" office:value-type="float" office:value="0.00933" calcext:value-type="float">
            <text:p>0,00933</text:p>
          </table:table-cell>
          <table:table-cell/>
          <table:table-cell table:formula="of:=([.I151]+[.K151])/2" office:value-type="float" office:value="0.00944" calcext:value-type="float">
            <text:p>0,00944</text:p>
          </table:table-cell>
          <table:table-cell table:formula="of:=-2.5*LOG10([.M151]/[.$M$1])" office:value-type="float" office:value="2.29176204162702" calcext:value-type="float">
            <text:p>2,29</text:p>
          </table:table-cell>
          <table:table-cell table:formula="of:=-2.5*LOG10([.M151]/[.$M$7])" office:value-type="float" office:value="3.49944087928009" calcext:value-type="float">
            <text:p>3,5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BS 8558/9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2]*(10^(-[.D152]))" office:value-type="float" office:value="0.00942" calcext:value-type="float">
            <text:p>0,00942</text:p>
          </table:table-cell>
          <table:table-cell/>
          <table:table-cell table:formula="of:=[.E152]*(10^(-[.F152]))" office:value-type="float" office:value="0.00933" calcext:value-type="float">
            <text:p>0,00933</text:p>
          </table:table-cell>
          <table:table-cell/>
          <table:table-cell table:formula="of:=([.I152]+[.K152])/2" office:value-type="float" office:value="0.009375" calcext:value-type="float">
            <text:p>0,009375</text:p>
          </table:table-cell>
          <table:table-cell table:formula="of:=-2.5*LOG10([.M152]/[.$M$1])" office:value-type="float" office:value="2.2992638363728" calcext:value-type="float">
            <text:p>2,30</text:p>
          </table:table-cell>
          <table:table-cell table:formula="of:=-2.5*LOG10([.M152]/[.$M$7])" office:value-type="float" office:value="3.50694267402587" calcext:value-type="float">
            <text:p>3,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BS 7236</text:p>
          </table:table-cell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3]*(10^(-[.D153]))" office:value-type="float" office:value="0.00948" calcext:value-type="float">
            <text:p>0,00948</text:p>
          </table:table-cell>
          <table:table-cell/>
          <table:table-cell table:formula="of:=[.E153]*(10^(-[.F153]))" office:value-type="float" office:value="0.00922" calcext:value-type="float">
            <text:p>0,00922</text:p>
          </table:table-cell>
          <table:table-cell/>
          <table:table-cell table:formula="of:=([.I153]+[.K153])/2" office:value-type="float" office:value="0.00935" calcext:value-type="float">
            <text:p>0,00935</text:p>
          </table:table-cell>
          <table:table-cell table:formula="of:=-2.5*LOG10([.M153]/[.$M$1])" office:value-type="float" office:value="2.3021630001909" calcext:value-type="float">
            <text:p>2,30</text:p>
          </table:table-cell>
          <table:table-cell table:formula="of:=-2.5*LOG10([.M153]/[.$M$7])" office:value-type="float" office:value="3.50984183784397" calcext:value-type="float">
            <text:p>3,5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S 8450</text:p>
          </table:table-cell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4]*(10^(-[.D154]))" office:value-type="float" office:value="0.00923" calcext:value-type="float">
            <text:p>0,00923</text:p>
          </table:table-cell>
          <table:table-cell/>
          <table:table-cell table:formula="of:=[.E154]*(10^(-[.F154]))" office:value-type="float" office:value="0.00904" calcext:value-type="float">
            <text:p>0,00904</text:p>
          </table:table-cell>
          <table:table-cell/>
          <table:table-cell table:formula="of:=([.I154]+[.K154])/2" office:value-type="float" office:value="0.009135" calcext:value-type="float">
            <text:p>0,009135</text:p>
          </table:table-cell>
          <table:table-cell table:formula="of:=-2.5*LOG10([.M154]/[.$M$1])" office:value-type="float" office:value="2.3274206481508" calcext:value-type="float">
            <text:p>2,33</text:p>
          </table:table-cell>
          <table:table-cell table:formula="of:=-2.5*LOG10([.M154]/[.$M$7])" office:value-type="float" office:value="3.53509948580387" calcext:value-type="float">
            <text:p>3,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S 5879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5]*(10^(-[.D155]))" office:value-type="float" office:value="0.00842" calcext:value-type="float">
            <text:p>0,00842</text:p>
          </table:table-cell>
          <table:table-cell/>
          <table:table-cell table:formula="of:=[.E155]*(10^(-[.F155]))" office:value-type="float" office:value="0.00973" calcext:value-type="float">
            <text:p>0,00973</text:p>
          </table:table-cell>
          <table:table-cell/>
          <table:table-cell table:formula="of:=([.I155]+[.K155])/2" office:value-type="float" office:value="0.009075" calcext:value-type="float">
            <text:p>0,009075</text:p>
          </table:table-cell>
          <table:table-cell table:formula="of:=-2.5*LOG10([.M155]/[.$M$1])" office:value-type="float" office:value="2.33457544310182" calcext:value-type="float">
            <text:p>2,33</text:p>
          </table:table-cell>
          <table:table-cell table:formula="of:=-2.5*LOG10([.M155]/[.$M$7])" office:value-type="float" office:value="3.54225428075488" calcext:value-type="float">
            <text:p>3,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S 290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6]*(10^(-[.D156]))" office:value-type="float" office:value="0.0084" calcext:value-type="float">
            <text:p>0,0084</text:p>
          </table:table-cell>
          <table:table-cell/>
          <table:table-cell table:formula="of:=[.E156]*(10^(-[.F156]))" office:value-type="float" office:value="0.0097" calcext:value-type="float">
            <text:p>0,0097</text:p>
          </table:table-cell>
          <table:table-cell/>
          <table:table-cell table:formula="of:=([.I156]+[.K156])/2" office:value-type="float" office:value="0.00905" calcext:value-type="float">
            <text:p>0,00905</text:p>
          </table:table-cell>
          <table:table-cell table:formula="of:=-2.5*LOG10([.M156]/[.$M$1])" office:value-type="float" office:value="2.33757057935919" calcext:value-type="float">
            <text:p>2,34</text:p>
          </table:table-cell>
          <table:table-cell table:formula="of:=-2.5*LOG10([.M156]/[.$M$7])" office:value-type="float" office:value="3.54524941701225" calcext:value-type="float">
            <text:p>3,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S 1135</text:p>
          </table:table-cell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7]*(10^(-[.D157]))" office:value-type="float" office:value="0.00912" calcext:value-type="float">
            <text:p>0,00912</text:p>
          </table:table-cell>
          <table:table-cell/>
          <table:table-cell table:formula="of:=[.E157]*(10^(-[.F157]))" office:value-type="float" office:value="0.00897" calcext:value-type="float">
            <text:p>0,00897</text:p>
          </table:table-cell>
          <table:table-cell/>
          <table:table-cell table:formula="of:=([.I157]+[.K157])/2" office:value-type="float" office:value="0.009045" calcext:value-type="float">
            <text:p>0,009045</text:p>
          </table:table-cell>
          <table:table-cell table:formula="of:=-2.5*LOG10([.M157]/[.$M$1])" office:value-type="float" office:value="2.33817059938261" calcext:value-type="float">
            <text:p>2,34</text:p>
          </table:table-cell>
          <table:table-cell table:formula="of:=-2.5*LOG10([.M157]/[.$M$7])" office:value-type="float" office:value="3.54584943703568" calcext:value-type="float">
            <text:p>3,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S 2763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8]*(10^(-[.D158]))" office:value-type="float" office:value="0.00914" calcext:value-type="float">
            <text:p>0,00914</text:p>
          </table:table-cell>
          <table:table-cell/>
          <table:table-cell table:formula="of:=[.E158]*(10^(-[.F158]))" office:value-type="float" office:value="0.00895" calcext:value-type="float">
            <text:p>0,00895</text:p>
          </table:table-cell>
          <table:table-cell/>
          <table:table-cell table:formula="of:=([.I158]+[.K158])/2" office:value-type="float" office:value="0.009045" calcext:value-type="float">
            <text:p>0,009045</text:p>
          </table:table-cell>
          <table:table-cell table:formula="of:=-2.5*LOG10([.M158]/[.$M$1])" office:value-type="float" office:value="2.33817059938261" calcext:value-type="float">
            <text:p>2,34</text:p>
          </table:table-cell>
          <table:table-cell table:formula="of:=-2.5*LOG10([.M158]/[.$M$7])" office:value-type="float" office:value="3.54584943703568" calcext:value-type="float">
            <text:p>3,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S 2540</text:p>
          </table:table-cell>
          <table:table-cell office:value-type="float" office:value="902" calcext:value-type="float">
            <text:p>902</text:p>
          </table:table-cell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59]*(10^(-[.D159]))" office:value-type="float" office:value="0.00902" calcext:value-type="float">
            <text:p>0,00902</text:p>
          </table:table-cell>
          <table:table-cell/>
          <table:table-cell table:formula="of:=[.E159]*(10^(-[.F159]))" office:value-type="float" office:value="0.00885" calcext:value-type="float">
            <text:p>0,00885</text:p>
          </table:table-cell>
          <table:table-cell/>
          <table:table-cell table:formula="of:=([.I159]+[.K159])/2" office:value-type="float" office:value="0.008935" calcext:value-type="float">
            <text:p>0,008935</text:p>
          </table:table-cell>
          <table:table-cell table:formula="of:=-2.5*LOG10([.M159]/[.$M$1])" office:value-type="float" office:value="2.35145563526804" calcext:value-type="float">
            <text:p>2,35</text:p>
          </table:table-cell>
          <table:table-cell table:formula="of:=-2.5*LOG10([.M159]/[.$M$7])" office:value-type="float" office:value="3.5591344729211" calcext:value-type="float">
            <text:p>3,5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S 8667</text:p>
          </table:table-cell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0]*(10^(-[.D160]))" office:value-type="float" office:value="0.00889" calcext:value-type="float">
            <text:p>0,00889</text:p>
          </table:table-cell>
          <table:table-cell/>
          <table:table-cell table:formula="of:=[.E160]*(10^(-[.F160]))" office:value-type="float" office:value="0.00885" calcext:value-type="float">
            <text:p>0,00885</text:p>
          </table:table-cell>
          <table:table-cell/>
          <table:table-cell table:formula="of:=([.I160]+[.K160])/2" office:value-type="float" office:value="0.00887" calcext:value-type="float">
            <text:p>0,00887</text:p>
          </table:table-cell>
          <table:table-cell table:formula="of:=-2.5*LOG10([.M160]/[.$M$1])" office:value-type="float" office:value="2.35938297779288" calcext:value-type="float">
            <text:p>2,36</text:p>
          </table:table-cell>
          <table:table-cell table:formula="of:=-2.5*LOG10([.M160]/[.$M$7])" office:value-type="float" office:value="3.56706181544594" calcext:value-type="float">
            <text:p>3,5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BS 867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61]*(10^(-[.D161]))" office:value-type="float" office:value="0.0083" calcext:value-type="float">
            <text:p>0,0083</text:p>
          </table:table-cell>
          <table:table-cell/>
          <table:table-cell table:formula="of:=[.E161]*(10^(-[.F161]))" office:value-type="float" office:value="0.0094" calcext:value-type="float">
            <text:p>0,0094</text:p>
          </table:table-cell>
          <table:table-cell/>
          <table:table-cell table:formula="of:=([.I161]+[.K161])/2" office:value-type="float" office:value="0.00885" calcext:value-type="float">
            <text:p>0,00885</text:p>
          </table:table-cell>
          <table:table-cell table:formula="of:=-2.5*LOG10([.M161]/[.$M$1])" office:value-type="float" office:value="2.36183385062763" calcext:value-type="float">
            <text:p>2,36</text:p>
          </table:table-cell>
          <table:table-cell table:formula="of:=-2.5*LOG10([.M161]/[.$M$7])" office:value-type="float" office:value="3.5695126882807" calcext:value-type="float">
            <text:p>3,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S 3594</text:p>
          </table:table-cell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2]*(10^(-[.D162]))" office:value-type="float" office:value="0.00886" calcext:value-type="float">
            <text:p>0,00886</text:p>
          </table:table-cell>
          <table:table-cell/>
          <table:table-cell table:formula="of:=[.E162]*(10^(-[.F162]))" office:value-type="float" office:value="0.00866" calcext:value-type="float">
            <text:p>0,00866</text:p>
          </table:table-cell>
          <table:table-cell/>
          <table:table-cell table:formula="of:=([.I162]+[.K162])/2" office:value-type="float" office:value="0.00876" calcext:value-type="float">
            <text:p>0,00876</text:p>
          </table:table-cell>
          <table:table-cell table:formula="of:=-2.5*LOG10([.M162]/[.$M$1])" office:value-type="float" office:value="2.37293176195199" calcext:value-type="float">
            <text:p>2,37</text:p>
          </table:table-cell>
          <table:table-cell table:formula="of:=-2.5*LOG10([.M162]/[.$M$7])" office:value-type="float" office:value="3.58061059960506" calcext:value-type="float">
            <text:p>3,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S 838</text:p>
          </table:table-cell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3]*(10^(-[.D163]))" office:value-type="float" office:value="0.00881" calcext:value-type="float">
            <text:p>0,00881</text:p>
          </table:table-cell>
          <table:table-cell/>
          <table:table-cell table:formula="of:=[.E163]*(10^(-[.F163]))" office:value-type="float" office:value="0.00859" calcext:value-type="float">
            <text:p>0,00859</text:p>
          </table:table-cell>
          <table:table-cell/>
          <table:table-cell table:formula="of:=([.I163]+[.K163])/2" office:value-type="float" office:value="0.0087" calcext:value-type="float">
            <text:p>0,0087</text:p>
          </table:table-cell>
          <table:table-cell table:formula="of:=-2.5*LOG10([.M163]/[.$M$1])" office:value-type="float" office:value="2.38039389582565" calcext:value-type="float">
            <text:p>2,38</text:p>
          </table:table-cell>
          <table:table-cell table:formula="of:=-2.5*LOG10([.M163]/[.$M$7])" office:value-type="float" office:value="3.58807273347871" calcext:value-type="float">
            <text:p>3,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S 5881</text:p>
          </table:table-cell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4]*(10^(-[.D164]))" office:value-type="float" office:value="0.0088" calcext:value-type="float">
            <text:p>0,0088</text:p>
          </table:table-cell>
          <table:table-cell/>
          <table:table-cell table:formula="of:=[.E164]*(10^(-[.F164]))" office:value-type="float" office:value="0.0086" calcext:value-type="float">
            <text:p>0,0086</text:p>
          </table:table-cell>
          <table:table-cell/>
          <table:table-cell table:formula="of:=([.I164]+[.K164])/2" office:value-type="float" office:value="0.0087" calcext:value-type="float">
            <text:p>0,0087</text:p>
          </table:table-cell>
          <table:table-cell table:formula="of:=-2.5*LOG10([.M164]/[.$M$1])" office:value-type="float" office:value="2.38039389582565" calcext:value-type="float">
            <text:p>2,38</text:p>
          </table:table-cell>
          <table:table-cell table:formula="of:=-2.5*LOG10([.M164]/[.$M$7])" office:value-type="float" office:value="3.58807273347871" calcext:value-type="float">
            <text:p>3,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S 8278</text:p>
          </table:table-cell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5]*(10^(-[.D165]))" office:value-type="float" office:value="0.00879" calcext:value-type="float">
            <text:p>0,00879</text:p>
          </table:table-cell>
          <table:table-cell/>
          <table:table-cell table:formula="of:=[.E165]*(10^(-[.F165]))" office:value-type="float" office:value="0.00859" calcext:value-type="float">
            <text:p>0,00859</text:p>
          </table:table-cell>
          <table:table-cell/>
          <table:table-cell table:formula="of:=([.I165]+[.K165])/2" office:value-type="float" office:value="0.00869" calcext:value-type="float">
            <text:p>0,00869</text:p>
          </table:table-cell>
          <table:table-cell table:formula="of:=-2.5*LOG10([.M165]/[.$M$1])" office:value-type="float" office:value="2.38164258625053" calcext:value-type="float">
            <text:p>2,38</text:p>
          </table:table-cell>
          <table:table-cell table:formula="of:=-2.5*LOG10([.M165]/[.$M$7])" office:value-type="float" office:value="3.58932142390359" calcext:value-type="float">
            <text:p>3,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S 1998</text:p>
          </table:table-cell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6]*(10^(-[.D166]))" office:value-type="float" office:value="0.00873" calcext:value-type="float">
            <text:p>0,00873</text:p>
          </table:table-cell>
          <table:table-cell/>
          <table:table-cell table:formula="of:=[.E166]*(10^(-[.F166]))" office:value-type="float" office:value="0.00853" calcext:value-type="float">
            <text:p>0,00853</text:p>
          </table:table-cell>
          <table:table-cell/>
          <table:table-cell table:formula="of:=([.I166]+[.K166])/2" office:value-type="float" office:value="0.00863" calcext:value-type="float">
            <text:p>0,00863</text:p>
          </table:table-cell>
          <table:table-cell table:formula="of:=-2.5*LOG10([.M166]/[.$M$1])" office:value-type="float" office:value="2.38916503808417" calcext:value-type="float">
            <text:p>2,39</text:p>
          </table:table-cell>
          <table:table-cell table:formula="of:=-2.5*LOG10([.M166]/[.$M$7])" office:value-type="float" office:value="3.59684387573724" calcext:value-type="float">
            <text:p>3,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S 3975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7]*(10^(-[.D167]))" office:value-type="float" office:value="0.0087" calcext:value-type="float">
            <text:p>0,0087</text:p>
          </table:table-cell>
          <table:table-cell/>
          <table:table-cell table:formula="of:=[.E167]*(10^(-[.F167]))" office:value-type="float" office:value="0.00853" calcext:value-type="float">
            <text:p>0,00853</text:p>
          </table:table-cell>
          <table:table-cell/>
          <table:table-cell table:formula="of:=([.I167]+[.K167])/2" office:value-type="float" office:value="0.008615" calcext:value-type="float">
            <text:p>0,008615</text:p>
          </table:table-cell>
          <table:table-cell table:formula="of:=-2.5*LOG10([.M167]/[.$M$1])" office:value-type="float" office:value="2.39105382291208" calcext:value-type="float">
            <text:p>2,39</text:p>
          </table:table-cell>
          <table:table-cell table:formula="of:=-2.5*LOG10([.M167]/[.$M$7])" office:value-type="float" office:value="3.59873266056514" calcext:value-type="float">
            <text:p>3,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S 45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68]*(10^(-[.D168]))" office:value-type="float" office:value="0.008" calcext:value-type="float">
            <text:p>0,008</text:p>
          </table:table-cell>
          <table:table-cell/>
          <table:table-cell table:formula="of:=[.E168]*(10^(-[.F168]))" office:value-type="float" office:value="0.0092" calcext:value-type="float">
            <text:p>0,0092</text:p>
          </table:table-cell>
          <table:table-cell/>
          <table:table-cell table:formula="of:=([.I168]+[.K168])/2" office:value-type="float" office:value="0.0086" calcext:value-type="float">
            <text:p>0,0086</text:p>
          </table:table-cell>
          <table:table-cell table:formula="of:=-2.5*LOG10([.M168]/[.$M$1])" office:value-type="float" office:value="2.39294589926327" calcext:value-type="float">
            <text:p>2,39</text:p>
          </table:table-cell>
          <table:table-cell table:formula="of:=-2.5*LOG10([.M168]/[.$M$7])" office:value-type="float" office:value="3.60062473691634" calcext:value-type="float">
            <text:p>3,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S 2085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69]*(10^(-[.D169]))" office:value-type="float" office:value="0.00866" calcext:value-type="float">
            <text:p>0,00866</text:p>
          </table:table-cell>
          <table:table-cell/>
          <table:table-cell table:formula="of:=[.E169]*(10^(-[.F169]))" office:value-type="float" office:value="0.0085" calcext:value-type="float">
            <text:p>0,0085</text:p>
          </table:table-cell>
          <table:table-cell/>
          <table:table-cell table:formula="of:=([.I169]+[.K169])/2" office:value-type="float" office:value="0.00858" calcext:value-type="float">
            <text:p>0,00858</text:p>
          </table:table-cell>
          <table:table-cell table:formula="of:=-2.5*LOG10([.M169]/[.$M$1])" office:value-type="float" office:value="2.39547380775043" calcext:value-type="float">
            <text:p>2,40</text:p>
          </table:table-cell>
          <table:table-cell table:formula="of:=-2.5*LOG10([.M169]/[.$M$7])" office:value-type="float" office:value="3.6031526454035" calcext:value-type="float">
            <text:p>3,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S 6095</text:p>
          </table:table-cell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office:value-type="float" office:value="843" calcext:value-type="float">
            <text:p>8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0]*(10^(-[.D170]))" office:value-type="float" office:value="0.00857" calcext:value-type="float">
            <text:p>0,00857</text:p>
          </table:table-cell>
          <table:table-cell/>
          <table:table-cell table:formula="of:=[.E170]*(10^(-[.F170]))" office:value-type="float" office:value="0.00843" calcext:value-type="float">
            <text:p>0,00843</text:p>
          </table:table-cell>
          <table:table-cell/>
          <table:table-cell table:formula="of:=([.I170]+[.K170])/2" office:value-type="float" office:value="0.0085" calcext:value-type="float">
            <text:p>0,0085</text:p>
          </table:table-cell>
          <table:table-cell table:formula="of:=-2.5*LOG10([.M170]/[.$M$1])" office:value-type="float" office:value="2.40564471308646" calcext:value-type="float">
            <text:p>2,41</text:p>
          </table:table-cell>
          <table:table-cell table:formula="of:=-2.5*LOG10([.M170]/[.$M$7])" office:value-type="float" office:value="3.61332355073953" calcext:value-type="float">
            <text:p>3,6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S 8252</text:p>
          </table:table-cell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1]*(10^(-[.D171]))" office:value-type="float" office:value="0.00847" calcext:value-type="float">
            <text:p>0,00847</text:p>
          </table:table-cell>
          <table:table-cell/>
          <table:table-cell table:formula="of:=[.E171]*(10^(-[.F171]))" office:value-type="float" office:value="0.00845" calcext:value-type="float">
            <text:p>0,00845</text:p>
          </table:table-cell>
          <table:table-cell/>
          <table:table-cell table:formula="of:=([.I171]+[.K171])/2" office:value-type="float" office:value="0.00846" calcext:value-type="float">
            <text:p>0,00846</text:p>
          </table:table-cell>
          <table:table-cell table:formula="of:=-2.5*LOG10([.M171]/[.$M$1])" office:value-type="float" office:value="2.41076611977463" calcext:value-type="float">
            <text:p>2,41</text:p>
          </table:table-cell>
          <table:table-cell table:formula="of:=-2.5*LOG10([.M171]/[.$M$7])" office:value-type="float" office:value="3.6184449574277" calcext:value-type="float">
            <text:p>3,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S 1907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2]*(10^(-[.D172]))" office:value-type="float" office:value="0.00832" calcext:value-type="float">
            <text:p>0,00832</text:p>
          </table:table-cell>
          <table:table-cell/>
          <table:table-cell table:formula="of:=[.E172]*(10^(-[.F172]))" office:value-type="float" office:value="0.00851" calcext:value-type="float">
            <text:p>0,00851</text:p>
          </table:table-cell>
          <table:table-cell/>
          <table:table-cell table:formula="of:=([.I172]+[.K172])/2" office:value-type="float" office:value="0.008415" calcext:value-type="float">
            <text:p>0,008415</text:p>
          </table:table-cell>
          <table:table-cell table:formula="of:=-2.5*LOG10([.M172]/[.$M$1])" office:value-type="float" office:value="2.41655672659259" calcext:value-type="float">
            <text:p>2,42</text:p>
          </table:table-cell>
          <table:table-cell table:formula="of:=-2.5*LOG10([.M172]/[.$M$7])" office:value-type="float" office:value="3.62423556424565" calcext:value-type="float">
            <text:p>3,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S 854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3]*(10^(-[.D173]))" office:value-type="float" office:value="0.00831" calcext:value-type="float">
            <text:p>0,00831</text:p>
          </table:table-cell>
          <table:table-cell/>
          <table:table-cell table:formula="of:=[.E173]*(10^(-[.F173]))" office:value-type="float" office:value="0.00821" calcext:value-type="float">
            <text:p>0,00821</text:p>
          </table:table-cell>
          <table:table-cell/>
          <table:table-cell table:formula="of:=([.I173]+[.K173])/2" office:value-type="float" office:value="0.00826" calcext:value-type="float">
            <text:p>0,00826</text:p>
          </table:table-cell>
          <table:table-cell table:formula="of:=-2.5*LOG10([.M173]/[.$M$1])" office:value-type="float" office:value="2.43674190907124" calcext:value-type="float">
            <text:p>2,44</text:p>
          </table:table-cell>
          <table:table-cell table:formula="of:=-2.5*LOG10([.M173]/[.$M$7])" office:value-type="float" office:value="3.6444207467243" calcext:value-type="float">
            <text:p>3,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S 1603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4]*(10^(-[.D174]))" office:value-type="float" office:value="0.00811" calcext:value-type="float">
            <text:p>0,00811</text:p>
          </table:table-cell>
          <table:table-cell/>
          <table:table-cell table:formula="of:=[.E174]*(10^(-[.F174]))" office:value-type="float" office:value="0.00817" calcext:value-type="float">
            <text:p>0,00817</text:p>
          </table:table-cell>
          <table:table-cell/>
          <table:table-cell table:formula="of:=([.I174]+[.K174])/2" office:value-type="float" office:value="0.00814" calcext:value-type="float">
            <text:p>0,00814</text:p>
          </table:table-cell>
          <table:table-cell table:formula="of:=-2.5*LOG10([.M174]/[.$M$1])" office:value-type="float" office:value="2.45263101514919" calcext:value-type="float">
            <text:p>2,45</text:p>
          </table:table-cell>
          <table:table-cell table:formula="of:=-2.5*LOG10([.M174]/[.$M$7])" office:value-type="float" office:value="3.66030985280226" calcext:value-type="float">
            <text:p>3,6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BS 8131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5]*(10^(-[.D175]))" office:value-type="float" office:value="0.00818" calcext:value-type="float">
            <text:p>0,00818</text:p>
          </table:table-cell>
          <table:table-cell/>
          <table:table-cell table:formula="of:=[.E175]*(10^(-[.F175]))" office:value-type="float" office:value="0.0081" calcext:value-type="float">
            <text:p>0,0081</text:p>
          </table:table-cell>
          <table:table-cell/>
          <table:table-cell table:formula="of:=([.I175]+[.K175])/2" office:value-type="float" office:value="0.00814" calcext:value-type="float">
            <text:p>0,00814</text:p>
          </table:table-cell>
          <table:table-cell table:formula="of:=-2.5*LOG10([.M175]/[.$M$1])" office:value-type="float" office:value="2.45263101514919" calcext:value-type="float">
            <text:p>2,45</text:p>
          </table:table-cell>
          <table:table-cell table:formula="of:=-2.5*LOG10([.M175]/[.$M$7])" office:value-type="float" office:value="3.66030985280226" calcext:value-type="float">
            <text:p>3,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S 937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6]*(10^(-[.D176]))" office:value-type="float" office:value="0.00784" calcext:value-type="float">
            <text:p>0,00784</text:p>
          </table:table-cell>
          <table:table-cell/>
          <table:table-cell table:formula="of:=[.E176]*(10^(-[.F176]))" office:value-type="float" office:value="0.00832" calcext:value-type="float">
            <text:p>0,00832</text:p>
          </table:table-cell>
          <table:table-cell/>
          <table:table-cell table:formula="of:=([.I176]+[.K176])/2" office:value-type="float" office:value="0.00808" calcext:value-type="float">
            <text:p>0,00808</text:p>
          </table:table-cell>
          <table:table-cell table:formula="of:=-2.5*LOG10([.M176]/[.$M$1])" office:value-type="float" office:value="2.46066362543573" calcext:value-type="float">
            <text:p>2,46</text:p>
          </table:table-cell>
          <table:table-cell table:formula="of:=-2.5*LOG10([.M176]/[.$M$7])" office:value-type="float" office:value="3.66834246308879" calcext:value-type="float">
            <text:p>3,6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S 7420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7]*(10^(-[.D177]))" office:value-type="float" office:value="0.00801" calcext:value-type="float">
            <text:p>0,00801</text:p>
          </table:table-cell>
          <table:table-cell/>
          <table:table-cell table:formula="of:=[.E177]*(10^(-[.F177]))" office:value-type="float" office:value="0.00792" calcext:value-type="float">
            <text:p>0,00792</text:p>
          </table:table-cell>
          <table:table-cell/>
          <table:table-cell table:formula="of:=([.I177]+[.K177])/2" office:value-type="float" office:value="0.007965" calcext:value-type="float">
            <text:p>0,007965</text:p>
          </table:table-cell>
          <table:table-cell table:formula="of:=-2.5*LOG10([.M177]/[.$M$1])" office:value-type="float" office:value="2.47622757702932" calcext:value-type="float">
            <text:p>2,48</text:p>
          </table:table-cell>
          <table:table-cell table:formula="of:=-2.5*LOG10([.M177]/[.$M$7])" office:value-type="float" office:value="3.68390641468238" calcext:value-type="float">
            <text:p>3,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S 5291</text:p>
          </table:table-cell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8]*(10^(-[.D178]))" office:value-type="float" office:value="0.00802" calcext:value-type="float">
            <text:p>0,00802</text:p>
          </table:table-cell>
          <table:table-cell/>
          <table:table-cell table:formula="of:=[.E178]*(10^(-[.F178]))" office:value-type="float" office:value="0.00784" calcext:value-type="float">
            <text:p>0,00784</text:p>
          </table:table-cell>
          <table:table-cell/>
          <table:table-cell table:formula="of:=([.I178]+[.K178])/2" office:value-type="float" office:value="0.00793" calcext:value-type="float">
            <text:p>0,00793</text:p>
          </table:table-cell>
          <table:table-cell table:formula="of:=-2.5*LOG10([.M178]/[.$M$1])" office:value-type="float" office:value="2.48100905907818" calcext:value-type="float">
            <text:p>2,48</text:p>
          </table:table-cell>
          <table:table-cell table:formula="of:=-2.5*LOG10([.M178]/[.$M$7])" office:value-type="float" office:value="3.68868789673125" calcext:value-type="float">
            <text:p>3,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S 1155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79]*(10^(-[.D179]))" office:value-type="float" office:value="0.0071" calcext:value-type="float">
            <text:p>0,0071</text:p>
          </table:table-cell>
          <table:table-cell/>
          <table:table-cell table:formula="of:=[.E179]*(10^(-[.F179]))" office:value-type="float" office:value="0.00874" calcext:value-type="float">
            <text:p>0,00874</text:p>
          </table:table-cell>
          <table:table-cell/>
          <table:table-cell table:formula="of:=([.I179]+[.K179])/2" office:value-type="float" office:value="0.00792" calcext:value-type="float">
            <text:p>0,00792</text:p>
          </table:table-cell>
          <table:table-cell table:formula="of:=-2.5*LOG10([.M179]/[.$M$1])" office:value-type="float" office:value="2.48237907339846" calcext:value-type="float">
            <text:p>2,48</text:p>
          </table:table-cell>
          <table:table-cell table:formula="of:=-2.5*LOG10([.M179]/[.$M$7])" office:value-type="float" office:value="3.69005791105153" calcext:value-type="float">
            <text:p>3,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S 5867</text:p>
          </table:table-cell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0]*(10^(-[.D180]))" office:value-type="float" office:value="0.00787" calcext:value-type="float">
            <text:p>0,00787</text:p>
          </table:table-cell>
          <table:table-cell/>
          <table:table-cell table:formula="of:=[.E180]*(10^(-[.F180]))" office:value-type="float" office:value="0.00772" calcext:value-type="float">
            <text:p>0,00772</text:p>
          </table:table-cell>
          <table:table-cell/>
          <table:table-cell table:formula="of:=([.I180]+[.K180])/2" office:value-type="float" office:value="0.007795" calcext:value-type="float">
            <text:p>0,007795</text:p>
          </table:table-cell>
          <table:table-cell table:formula="of:=-2.5*LOG10([.M180]/[.$M$1])" office:value-type="float" office:value="2.49965172856004" calcext:value-type="float">
            <text:p>2,50</text:p>
          </table:table-cell>
          <table:table-cell table:formula="of:=-2.5*LOG10([.M180]/[.$M$7])" office:value-type="float" office:value="3.70733056621311" calcext:value-type="float">
            <text:p>3,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S 1552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1]*(10^(-[.D181]))" office:value-type="float" office:value="0.00778" calcext:value-type="float">
            <text:p>0,00778</text:p>
          </table:table-cell>
          <table:table-cell/>
          <table:table-cell table:formula="of:=[.E181]*(10^(-[.F181]))" office:value-type="float" office:value="0.00765" calcext:value-type="float">
            <text:p>0,00765</text:p>
          </table:table-cell>
          <table:table-cell/>
          <table:table-cell table:formula="of:=([.I181]+[.K181])/2" office:value-type="float" office:value="0.007715" calcext:value-type="float">
            <text:p>0,007715</text:p>
          </table:table-cell>
          <table:table-cell table:formula="of:=-2.5*LOG10([.M181]/[.$M$1])" office:value-type="float" office:value="2.51085220137428" calcext:value-type="float">
            <text:p>2,51</text:p>
          </table:table-cell>
          <table:table-cell table:formula="of:=-2.5*LOG10([.M181]/[.$M$7])" office:value-type="float" office:value="3.71853103902734" calcext:value-type="float">
            <text:p>3,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S 6629</text:p>
          </table:table-cell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2]*(10^(-[.D182]))" office:value-type="float" office:value="0.00782" calcext:value-type="float">
            <text:p>0,00782</text:p>
          </table:table-cell>
          <table:table-cell/>
          <table:table-cell table:formula="of:=[.E182]*(10^(-[.F182]))" office:value-type="float" office:value="0.0076" calcext:value-type="float">
            <text:p>0,0076</text:p>
          </table:table-cell>
          <table:table-cell/>
          <table:table-cell table:formula="of:=([.I182]+[.K182])/2" office:value-type="float" office:value="0.00771" calcext:value-type="float">
            <text:p>0,00771</text:p>
          </table:table-cell>
          <table:table-cell table:formula="of:=-2.5*LOG10([.M182]/[.$M$1])" office:value-type="float" office:value="2.5115560822448" calcext:value-type="float">
            <text:p>2,51</text:p>
          </table:table-cell>
          <table:table-cell table:formula="of:=-2.5*LOG10([.M182]/[.$M$7])" office:value-type="float" office:value="3.71923491989787" calcext:value-type="float">
            <text:p>3,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S 5933</text:p>
          </table:table-cell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3]*(10^(-[.D183]))" office:value-type="float" office:value="0.00774" calcext:value-type="float">
            <text:p>0,00774</text:p>
          </table:table-cell>
          <table:table-cell/>
          <table:table-cell table:formula="of:=[.E183]*(10^(-[.F183]))" office:value-type="float" office:value="0.00765" calcext:value-type="float">
            <text:p>0,00765</text:p>
          </table:table-cell>
          <table:table-cell/>
          <table:table-cell table:formula="of:=([.I183]+[.K183])/2" office:value-type="float" office:value="0.007695" calcext:value-type="float">
            <text:p>0,007695</text:p>
          </table:table-cell>
          <table:table-cell table:formula="of:=-2.5*LOG10([.M183]/[.$M$1])" office:value-type="float" office:value="2.51367046695345" calcext:value-type="float">
            <text:p>2,51</text:p>
          </table:table-cell>
          <table:table-cell table:formula="of:=-2.5*LOG10([.M183]/[.$M$7])" office:value-type="float" office:value="3.72134930460652" calcext:value-type="float">
            <text:p>3,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S 1303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4]*(10^(-[.D184]))" office:value-type="float" office:value="0.00766" calcext:value-type="float">
            <text:p>0,00766</text:p>
          </table:table-cell>
          <table:table-cell/>
          <table:table-cell table:formula="of:=[.E184]*(10^(-[.F184]))" office:value-type="float" office:value="0.00761" calcext:value-type="float">
            <text:p>0,00761</text:p>
          </table:table-cell>
          <table:table-cell/>
          <table:table-cell table:formula="of:=([.I184]+[.K184])/2" office:value-type="float" office:value="0.007635" calcext:value-type="float">
            <text:p>0,007635</text:p>
          </table:table-cell>
          <table:table-cell table:formula="of:=-2.5*LOG10([.M184]/[.$M$1])" office:value-type="float" office:value="2.52216942389109" calcext:value-type="float">
            <text:p>2,52</text:p>
          </table:table-cell>
          <table:table-cell table:formula="of:=-2.5*LOG10([.M184]/[.$M$7])" office:value-type="float" office:value="3.72984826154416" calcext:value-type="float">
            <text:p>3,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S 8834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5]*(10^(-[.D185]))" office:value-type="float" office:value="0.00681" calcext:value-type="float">
            <text:p>0,00681</text:p>
          </table:table-cell>
          <table:table-cell/>
          <table:table-cell table:formula="of:=[.E185]*(10^(-[.F185]))" office:value-type="float" office:value="0.00842" calcext:value-type="float">
            <text:p>0,00842</text:p>
          </table:table-cell>
          <table:table-cell/>
          <table:table-cell table:formula="of:=([.I185]+[.K185])/2" office:value-type="float" office:value="0.007615" calcext:value-type="float">
            <text:p>0,007615</text:p>
          </table:table-cell>
          <table:table-cell table:formula="of:=-2.5*LOG10([.M185]/[.$M$1])" office:value-type="float" office:value="2.52501725819204" calcext:value-type="float">
            <text:p>2,53</text:p>
          </table:table-cell>
          <table:table-cell table:formula="of:=-2.5*LOG10([.M185]/[.$M$7])" office:value-type="float" office:value="3.73269609584511" calcext:value-type="float">
            <text:p>3,7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S 5986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6]*(10^(-[.D186]))" office:value-type="float" office:value="0.00764" calcext:value-type="float">
            <text:p>0,00764</text:p>
          </table:table-cell>
          <table:table-cell/>
          <table:table-cell table:formula="of:=[.E186]*(10^(-[.F186]))" office:value-type="float" office:value="0.00757" calcext:value-type="float">
            <text:p>0,00757</text:p>
          </table:table-cell>
          <table:table-cell/>
          <table:table-cell table:formula="of:=([.I186]+[.K186])/2" office:value-type="float" office:value="0.007605" calcext:value-type="float">
            <text:p>0,007605</text:p>
          </table:table-cell>
          <table:table-cell table:formula="of:=-2.5*LOG10([.M186]/[.$M$1])" office:value-type="float" office:value="2.52644398139965" calcext:value-type="float">
            <text:p>2,53</text:p>
          </table:table-cell>
          <table:table-cell table:formula="of:=-2.5*LOG10([.M186]/[.$M$7])" office:value-type="float" office:value="3.73412281905272" calcext:value-type="float">
            <text:p>3,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S 1567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7]*(10^(-[.D187]))" office:value-type="float" office:value="0.00764" calcext:value-type="float">
            <text:p>0,00764</text:p>
          </table:table-cell>
          <table:table-cell/>
          <table:table-cell table:formula="of:=[.E187]*(10^(-[.F187]))" office:value-type="float" office:value="0.00749" calcext:value-type="float">
            <text:p>0,00749</text:p>
          </table:table-cell>
          <table:table-cell/>
          <table:table-cell table:formula="of:=([.I187]+[.K187])/2" office:value-type="float" office:value="0.007565" calcext:value-type="float">
            <text:p>0,007565</text:p>
          </table:table-cell>
          <table:table-cell table:formula="of:=-2.5*LOG10([.M187]/[.$M$1])" office:value-type="float" office:value="2.53216969647418" calcext:value-type="float">
            <text:p>2,53</text:p>
          </table:table-cell>
          <table:table-cell table:formula="of:=-2.5*LOG10([.M187]/[.$M$7])" office:value-type="float" office:value="3.73984853412725" calcext:value-type="float">
            <text:p>3,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S 3903</text:p>
          </table:table-cell>
          <table:table-cell office:value-type="float" office:value="739" calcext:value-type="float">
            <text:p>739</text:p>
          </table:table-cell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8]*(10^(-[.D188]))" office:value-type="float" office:value="0.00739" calcext:value-type="float">
            <text:p>0,00739</text:p>
          </table:table-cell>
          <table:table-cell/>
          <table:table-cell table:formula="of:=[.E188]*(10^(-[.F188]))" office:value-type="float" office:value="0.00766" calcext:value-type="float">
            <text:p>0,00766</text:p>
          </table:table-cell>
          <table:table-cell/>
          <table:table-cell table:formula="of:=([.I188]+[.K188])/2" office:value-type="float" office:value="0.007525" calcext:value-type="float">
            <text:p>0,007525</text:p>
          </table:table-cell>
          <table:table-cell table:formula="of:=-2.5*LOG10([.M188]/[.$M$1])" office:value-type="float" office:value="2.53792576670749" calcext:value-type="float">
            <text:p>2,54</text:p>
          </table:table-cell>
          <table:table-cell table:formula="of:=-2.5*LOG10([.M188]/[.$M$7])" office:value-type="float" office:value="3.74560460436056" calcext:value-type="float">
            <text:p>3,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BS 7942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89]*(10^(-[.D189]))" office:value-type="float" office:value="0.00744" calcext:value-type="float">
            <text:p>0,00744</text:p>
          </table:table-cell>
          <table:table-cell/>
          <table:table-cell table:formula="of:=[.E189]*(10^(-[.F189]))" office:value-type="float" office:value="0.00759" calcext:value-type="float">
            <text:p>0,00759</text:p>
          </table:table-cell>
          <table:table-cell/>
          <table:table-cell table:formula="of:=([.I189]+[.K189])/2" office:value-type="float" office:value="0.007515" calcext:value-type="float">
            <text:p>0,007515</text:p>
          </table:table-cell>
          <table:table-cell table:formula="of:=-2.5*LOG10([.M189]/[.$M$1])" office:value-type="float" office:value="2.53936956506488" calcext:value-type="float">
            <text:p>2,54</text:p>
          </table:table-cell>
          <table:table-cell table:formula="of:=-2.5*LOG10([.M189]/[.$M$7])" office:value-type="float" office:value="3.74704840271794" calcext:value-type="float">
            <text:p>3,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S 999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0]*(10^(-[.D190]))" office:value-type="float" office:value="0.00726" calcext:value-type="float">
            <text:p>0,00726</text:p>
          </table:table-cell>
          <table:table-cell/>
          <table:table-cell table:formula="of:=[.E190]*(10^(-[.F190]))" office:value-type="float" office:value="0.00776" calcext:value-type="float">
            <text:p>0,00776</text:p>
          </table:table-cell>
          <table:table-cell/>
          <table:table-cell table:formula="of:=([.I190]+[.K190])/2" office:value-type="float" office:value="0.00751" calcext:value-type="float">
            <text:p>0,00751</text:p>
          </table:table-cell>
          <table:table-cell table:formula="of:=-2.5*LOG10([.M190]/[.$M$1])" office:value-type="float" office:value="2.54009218486177" calcext:value-type="float">
            <text:p>2,54</text:p>
          </table:table-cell>
          <table:table-cell table:formula="of:=-2.5*LOG10([.M190]/[.$M$7])" office:value-type="float" office:value="3.74777102251484" calcext:value-type="float">
            <text:p>3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S 799</text:p>
          </table:table-cell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1]*(10^(-[.D191]))" office:value-type="float" office:value="0.00751" calcext:value-type="float">
            <text:p>0,00751</text:p>
          </table:table-cell>
          <table:table-cell/>
          <table:table-cell table:formula="of:=[.E191]*(10^(-[.F191]))" office:value-type="float" office:value="0.00747" calcext:value-type="float">
            <text:p>0,00747</text:p>
          </table:table-cell>
          <table:table-cell/>
          <table:table-cell table:formula="of:=([.I191]+[.K191])/2" office:value-type="float" office:value="0.00749" calcext:value-type="float">
            <text:p>0,00749</text:p>
          </table:table-cell>
          <table:table-cell table:formula="of:=-2.5*LOG10([.M191]/[.$M$1])" office:value-type="float" office:value="2.54298748312353" calcext:value-type="float">
            <text:p>2,54</text:p>
          </table:table-cell>
          <table:table-cell table:formula="of:=-2.5*LOG10([.M191]/[.$M$7])" office:value-type="float" office:value="3.75066632077659" calcext:value-type="float">
            <text:p>3,7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S 7950</text:p>
          </table:table-cell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2]*(10^(-[.D192]))" office:value-type="float" office:value="0.00752" calcext:value-type="float">
            <text:p>0,00752</text:p>
          </table:table-cell>
          <table:table-cell/>
          <table:table-cell table:formula="of:=[.E192]*(10^(-[.F192]))" office:value-type="float" office:value="0.00735" calcext:value-type="float">
            <text:p>0,00735</text:p>
          </table:table-cell>
          <table:table-cell/>
          <table:table-cell table:formula="of:=([.I192]+[.K192])/2" office:value-type="float" office:value="0.007435" calcext:value-type="float">
            <text:p>0,007435</text:p>
          </table:table-cell>
          <table:table-cell table:formula="of:=-2.5*LOG10([.M192]/[.$M$1])" office:value-type="float" office:value="2.55098959522726" calcext:value-type="float">
            <text:p>2,55</text:p>
          </table:table-cell>
          <table:table-cell table:formula="of:=-2.5*LOG10([.M192]/[.$M$7])" office:value-type="float" office:value="3.75866843288033" calcext:value-type="float">
            <text:p>3,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S 4399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3]*(10^(-[.D193]))" office:value-type="float" office:value="0.00747" calcext:value-type="float">
            <text:p>0,00747</text:p>
          </table:table-cell>
          <table:table-cell/>
          <table:table-cell table:formula="of:=[.E193]*(10^(-[.F193]))" office:value-type="float" office:value="0.00733" calcext:value-type="float">
            <text:p>0,00733</text:p>
          </table:table-cell>
          <table:table-cell/>
          <table:table-cell table:formula="of:=([.I193]+[.K193])/2" office:value-type="float" office:value="0.0074" calcext:value-type="float">
            <text:p>0,0074</text:p>
          </table:table-cell>
          <table:table-cell table:formula="of:=-2.5*LOG10([.M193]/[.$M$1])" office:value-type="float" office:value="2.55611272804475" calcext:value-type="float">
            <text:p>2,56</text:p>
          </table:table-cell>
          <table:table-cell table:formula="of:=-2.5*LOG10([.M193]/[.$M$7])" office:value-type="float" office:value="3.76379156569782" calcext:value-type="float">
            <text:p>3,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S 1038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4]*(10^(-[.D194]))" office:value-type="float" office:value="0.00744" calcext:value-type="float">
            <text:p>0,00744</text:p>
          </table:table-cell>
          <table:table-cell/>
          <table:table-cell table:formula="of:=[.E194]*(10^(-[.F194]))" office:value-type="float" office:value="0.0073" calcext:value-type="float">
            <text:p>0,0073</text:p>
          </table:table-cell>
          <table:table-cell/>
          <table:table-cell table:formula="of:=([.I194]+[.K194])/2" office:value-type="float" office:value="0.00737" calcext:value-type="float">
            <text:p>0,00737</text:p>
          </table:table-cell>
          <table:table-cell table:formula="of:=-2.5*LOG10([.M194]/[.$M$1])" office:value-type="float" office:value="2.56052330772456" calcext:value-type="float">
            <text:p>2,56</text:p>
          </table:table-cell>
          <table:table-cell table:formula="of:=-2.5*LOG10([.M194]/[.$M$7])" office:value-type="float" office:value="3.76820214537763" calcext:value-type="float">
            <text:p>3,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BS 6322</text:p>
          </table:table-cell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5]*(10^(-[.D195]))" office:value-type="float" office:value="0.00722" calcext:value-type="float">
            <text:p>0,00722</text:p>
          </table:table-cell>
          <table:table-cell/>
          <table:table-cell table:formula="of:=[.E195]*(10^(-[.F195]))" office:value-type="float" office:value="0.00732" calcext:value-type="float">
            <text:p>0,00732</text:p>
          </table:table-cell>
          <table:table-cell/>
          <table:table-cell table:formula="of:=([.I195]+[.K195])/2" office:value-type="float" office:value="0.00727" calcext:value-type="float">
            <text:p>0,00727</text:p>
          </table:table-cell>
          <table:table-cell table:formula="of:=-2.5*LOG10([.M195]/[.$M$1])" office:value-type="float" office:value="2.5753560002246" calcext:value-type="float">
            <text:p>2,58</text:p>
          </table:table-cell>
          <table:table-cell table:formula="of:=-2.5*LOG10([.M195]/[.$M$7])" office:value-type="float" office:value="3.78303483787767" calcext:value-type="float">
            <text:p>3,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S 5892</text:p>
          </table:table-cell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6]*(10^(-[.D196]))" office:value-type="float" office:value="0.00732" calcext:value-type="float">
            <text:p>0,00732</text:p>
          </table:table-cell>
          <table:table-cell/>
          <table:table-cell table:formula="of:=[.E196]*(10^(-[.F196]))" office:value-type="float" office:value="0.00718" calcext:value-type="float">
            <text:p>0,00718</text:p>
          </table:table-cell>
          <table:table-cell/>
          <table:table-cell table:formula="of:=([.I196]+[.K196])/2" office:value-type="float" office:value="0.00725" calcext:value-type="float">
            <text:p>0,00725</text:p>
          </table:table-cell>
          <table:table-cell table:formula="of:=-2.5*LOG10([.M196]/[.$M$1])" office:value-type="float" office:value="2.57834701094471" calcext:value-type="float">
            <text:p>2,58</text:p>
          </table:table-cell>
          <table:table-cell table:formula="of:=-2.5*LOG10([.M196]/[.$M$7])" office:value-type="float" office:value="3.78602584859778" calcext:value-type="float">
            <text:p>3,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S 1162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7]*(10^(-[.D197]))" office:value-type="float" office:value="0.00682" calcext:value-type="float">
            <text:p>0,00682</text:p>
          </table:table-cell>
          <table:table-cell/>
          <table:table-cell table:formula="of:=[.E197]*(10^(-[.F197]))" office:value-type="float" office:value="0.00767" calcext:value-type="float">
            <text:p>0,00767</text:p>
          </table:table-cell>
          <table:table-cell/>
          <table:table-cell table:formula="of:=([.I197]+[.K197])/2" office:value-type="float" office:value="0.007245" calcext:value-type="float">
            <text:p>0,007245</text:p>
          </table:table-cell>
          <table:table-cell table:formula="of:=-2.5*LOG10([.M197]/[.$M$1])" office:value-type="float" office:value="2.57909605285421" calcext:value-type="float">
            <text:p>2,58</text:p>
          </table:table-cell>
          <table:table-cell table:formula="of:=-2.5*LOG10([.M197]/[.$M$7])" office:value-type="float" office:value="3.78677489050728" calcext:value-type="float">
            <text:p>3,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S 5477/8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8]*(10^(-[.D198]))" office:value-type="float" office:value="0.00723" calcext:value-type="float">
            <text:p>0,00723</text:p>
          </table:table-cell>
          <table:table-cell/>
          <table:table-cell table:formula="of:=[.E198]*(10^(-[.F198]))" office:value-type="float" office:value="0.00708" calcext:value-type="float">
            <text:p>0,00708</text:p>
          </table:table-cell>
          <table:table-cell/>
          <table:table-cell table:formula="of:=([.I198]+[.K198])/2" office:value-type="float" office:value="0.007155" calcext:value-type="float">
            <text:p>0,007155</text:p>
          </table:table-cell>
          <table:table-cell table:formula="of:=-2.5*LOG10([.M198]/[.$M$1])" office:value-type="float" office:value="2.59266793213271" calcext:value-type="float">
            <text:p>2,59</text:p>
          </table:table-cell>
          <table:table-cell table:formula="of:=-2.5*LOG10([.M198]/[.$M$7])" office:value-type="float" office:value="3.80034676978577" calcext:value-type="float">
            <text:p>3,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S 8585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199]*(10^(-[.D199]))" office:value-type="float" office:value="0.00724" calcext:value-type="float">
            <text:p>0,00724</text:p>
          </table:table-cell>
          <table:table-cell/>
          <table:table-cell table:formula="of:=[.E199]*(10^(-[.F199]))" office:value-type="float" office:value="0.00707" calcext:value-type="float">
            <text:p>0,00707</text:p>
          </table:table-cell>
          <table:table-cell/>
          <table:table-cell table:formula="of:=([.I199]+[.K199])/2" office:value-type="float" office:value="0.007155" calcext:value-type="float">
            <text:p>0,007155</text:p>
          </table:table-cell>
          <table:table-cell table:formula="of:=-2.5*LOG10([.M199]/[.$M$1])" office:value-type="float" office:value="2.59266793213271" calcext:value-type="float">
            <text:p>2,59</text:p>
          </table:table-cell>
          <table:table-cell table:formula="of:=-2.5*LOG10([.M199]/[.$M$7])" office:value-type="float" office:value="3.80034676978577" calcext:value-type="float">
            <text:p>3,8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S 5511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0]*(10^(-[.D200]))" office:value-type="float" office:value="0.0072" calcext:value-type="float">
            <text:p>0,0072</text:p>
          </table:table-cell>
          <table:table-cell/>
          <table:table-cell table:formula="of:=[.E200]*(10^(-[.F200]))" office:value-type="float" office:value="0.00706" calcext:value-type="float">
            <text:p>0,00706</text:p>
          </table:table-cell>
          <table:table-cell/>
          <table:table-cell table:formula="of:=([.I200]+[.K200])/2" office:value-type="float" office:value="0.00713" calcext:value-type="float">
            <text:p>0,00713</text:p>
          </table:table-cell>
          <table:table-cell table:formula="of:=-2.5*LOG10([.M200]/[.$M$1])" office:value-type="float" office:value="2.59646820274253" calcext:value-type="float">
            <text:p>2,60</text:p>
          </table:table-cell>
          <table:table-cell table:formula="of:=-2.5*LOG10([.M200]/[.$M$7])" office:value-type="float" office:value="3.8041470403956" calcext:value-type="float">
            <text:p>3,8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S 9072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1]*(10^(-[.D201]))" office:value-type="float" office:value="0.00716" calcext:value-type="float">
            <text:p>0,00716</text:p>
          </table:table-cell>
          <table:table-cell/>
          <table:table-cell table:formula="of:=[.E201]*(10^(-[.F201]))" office:value-type="float" office:value="0.00706" calcext:value-type="float">
            <text:p>0,00706</text:p>
          </table:table-cell>
          <table:table-cell/>
          <table:table-cell table:formula="of:=([.I201]+[.K201])/2" office:value-type="float" office:value="0.00711" calcext:value-type="float">
            <text:p>0,00711</text:p>
          </table:table-cell>
          <table:table-cell table:formula="of:=-2.5*LOG10([.M201]/[.$M$1])" office:value-type="float" office:value="2.59951802554778" calcext:value-type="float">
            <text:p>2,60</text:p>
          </table:table-cell>
          <table:table-cell table:formula="of:=-2.5*LOG10([.M201]/[.$M$7])" office:value-type="float" office:value="3.80719686320084" calcext:value-type="float">
            <text:p>3,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S 7906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2]*(10^(-[.D202]))" office:value-type="float" office:value="0.00714" calcext:value-type="float">
            <text:p>0,00714</text:p>
          </table:table-cell>
          <table:table-cell/>
          <table:table-cell table:formula="of:=[.E202]*(10^(-[.F202]))" office:value-type="float" office:value="0.00698" calcext:value-type="float">
            <text:p>0,00698</text:p>
          </table:table-cell>
          <table:table-cell/>
          <table:table-cell table:formula="of:=([.I202]+[.K202])/2" office:value-type="float" office:value="0.00706" calcext:value-type="float">
            <text:p>0,00706</text:p>
          </table:table-cell>
          <table:table-cell table:formula="of:=-2.5*LOG10([.M202]/[.$M$1])" office:value-type="float" office:value="2.60718027474268" calcext:value-type="float">
            <text:p>2,61</text:p>
          </table:table-cell>
          <table:table-cell table:formula="of:=-2.5*LOG10([.M202]/[.$M$7])" office:value-type="float" office:value="3.81485911239575" calcext:value-type="float">
            <text:p>3,8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S 7834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3]*(10^(-[.D203]))" office:value-type="float" office:value="0.00709" calcext:value-type="float">
            <text:p>0,00709</text:p>
          </table:table-cell>
          <table:table-cell/>
          <table:table-cell table:formula="of:=[.E203]*(10^(-[.F203]))" office:value-type="float" office:value="0.00702" calcext:value-type="float">
            <text:p>0,00702</text:p>
          </table:table-cell>
          <table:table-cell/>
          <table:table-cell table:formula="of:=([.I203]+[.K203])/2" office:value-type="float" office:value="0.007055" calcext:value-type="float">
            <text:p>0,007055</text:p>
          </table:table-cell>
          <table:table-cell table:formula="of:=-2.5*LOG10([.M203]/[.$M$1])" office:value-type="float" office:value="2.60794948214628" calcext:value-type="float">
            <text:p>2,61</text:p>
          </table:table-cell>
          <table:table-cell table:formula="of:=-2.5*LOG10([.M203]/[.$M$7])" office:value-type="float" office:value="3.81562831979934" calcext:value-type="float">
            <text:p>3,8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S 8028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4]*(10^(-[.D204]))" office:value-type="float" office:value="0.0071" calcext:value-type="float">
            <text:p>0,0071</text:p>
          </table:table-cell>
          <table:table-cell/>
          <table:table-cell table:formula="of:=[.E204]*(10^(-[.F204]))" office:value-type="float" office:value="0.007" calcext:value-type="float">
            <text:p>0,007</text:p>
          </table:table-cell>
          <table:table-cell/>
          <table:table-cell table:formula="of:=([.I204]+[.K204])/2" office:value-type="float" office:value="0.00705" calcext:value-type="float">
            <text:p>0,00705</text:p>
          </table:table-cell>
          <table:table-cell table:formula="of:=-2.5*LOG10([.M204]/[.$M$1])" office:value-type="float" office:value="2.6087192348937" calcext:value-type="float">
            <text:p>2,61</text:p>
          </table:table-cell>
          <table:table-cell table:formula="of:=-2.5*LOG10([.M204]/[.$M$7])" office:value-type="float" office:value="3.81639807254676" calcext:value-type="float">
            <text:p>3,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S 6149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5]*(10^(-[.D205]))" office:value-type="float" office:value="0.00709" calcext:value-type="float">
            <text:p>0,00709</text:p>
          </table:table-cell>
          <table:table-cell/>
          <table:table-cell table:formula="of:=[.E205]*(10^(-[.F205]))" office:value-type="float" office:value="0.00693" calcext:value-type="float">
            <text:p>0,00693</text:p>
          </table:table-cell>
          <table:table-cell/>
          <table:table-cell table:formula="of:=([.I205]+[.K205])/2" office:value-type="float" office:value="0.00701" calcext:value-type="float">
            <text:p>0,00701</text:p>
          </table:table-cell>
          <table:table-cell table:formula="of:=-2.5*LOG10([.M205]/[.$M$1])" office:value-type="float" office:value="2.61489698245555" calcext:value-type="float">
            <text:p>2,61</text:p>
          </table:table-cell>
          <table:table-cell table:formula="of:=-2.5*LOG10([.M205]/[.$M$7])" office:value-type="float" office:value="3.82257582010861" calcext:value-type="float">
            <text:p>3,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BS 831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6]*(10^(-[.D206]))" office:value-type="float" office:value="0.00702" calcext:value-type="float">
            <text:p>0,00702</text:p>
          </table:table-cell>
          <table:table-cell/>
          <table:table-cell table:formula="of:=[.E206]*(10^(-[.F206]))" office:value-type="float" office:value="0.00695" calcext:value-type="float">
            <text:p>0,00695</text:p>
          </table:table-cell>
          <table:table-cell/>
          <table:table-cell table:formula="of:=([.I206]+[.K206])/2" office:value-type="float" office:value="0.006985" calcext:value-type="float">
            <text:p>0,006985</text:p>
          </table:table-cell>
          <table:table-cell table:formula="of:=-2.5*LOG10([.M206]/[.$M$1])" office:value-type="float" office:value="2.61877600124669" calcext:value-type="float">
            <text:p>2,62</text:p>
          </table:table-cell>
          <table:table-cell table:formula="of:=-2.5*LOG10([.M206]/[.$M$7])" office:value-type="float" office:value="3.82645483889976" calcext:value-type="float">
            <text:p>3,8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S 6779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7]*(10^(-[.D207]))" office:value-type="float" office:value="0.00705" calcext:value-type="float">
            <text:p>0,00705</text:p>
          </table:table-cell>
          <table:table-cell/>
          <table:table-cell table:formula="of:=[.E207]*(10^(-[.F207]))" office:value-type="float" office:value="0.0069" calcext:value-type="float">
            <text:p>0,0069</text:p>
          </table:table-cell>
          <table:table-cell/>
          <table:table-cell table:formula="of:=([.I207]+[.K207])/2" office:value-type="float" office:value="0.006975" calcext:value-type="float">
            <text:p>0,006975</text:p>
          </table:table-cell>
          <table:table-cell table:formula="of:=-2.5*LOG10([.M207]/[.$M$1])" office:value-type="float" office:value="2.62033149750811" calcext:value-type="float">
            <text:p>2,62</text:p>
          </table:table-cell>
          <table:table-cell table:formula="of:=-2.5*LOG10([.M207]/[.$M$7])" office:value-type="float" office:value="3.82801033516117" calcext:value-type="float">
            <text:p>3,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S 269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8]*(10^(-[.D208]))" office:value-type="float" office:value="0.00696" calcext:value-type="float">
            <text:p>0,00696</text:p>
          </table:table-cell>
          <table:table-cell/>
          <table:table-cell table:formula="of:=[.E208]*(10^(-[.F208]))" office:value-type="float" office:value="0.00682" calcext:value-type="float">
            <text:p>0,00682</text:p>
          </table:table-cell>
          <table:table-cell/>
          <table:table-cell table:formula="of:=([.I208]+[.K208])/2" office:value-type="float" office:value="0.00689" calcext:value-type="float">
            <text:p>0,00689</text:p>
          </table:table-cell>
          <table:table-cell table:formula="of:=-2.5*LOG10([.M208]/[.$M$1])" office:value-type="float" office:value="2.63364397260313" calcext:value-type="float">
            <text:p>2,63</text:p>
          </table:table-cell>
          <table:table-cell table:formula="of:=-2.5*LOG10([.M208]/[.$M$7])" office:value-type="float" office:value="3.8413228102562" calcext:value-type="float">
            <text:p>3,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S 5404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09]*(10^(-[.D209]))" office:value-type="float" office:value="0.00693" calcext:value-type="float">
            <text:p>0,00693</text:p>
          </table:table-cell>
          <table:table-cell/>
          <table:table-cell table:formula="of:=[.E209]*(10^(-[.F209]))" office:value-type="float" office:value="0.00681" calcext:value-type="float">
            <text:p>0,00681</text:p>
          </table:table-cell>
          <table:table-cell/>
          <table:table-cell table:formula="of:=([.I209]+[.K209])/2" office:value-type="float" office:value="0.00687" calcext:value-type="float">
            <text:p>0,00687</text:p>
          </table:table-cell>
          <table:table-cell table:formula="of:=-2.5*LOG10([.M209]/[.$M$1])" office:value-type="float" office:value="2.63680018472332" calcext:value-type="float">
            <text:p>2,64</text:p>
          </table:table-cell>
          <table:table-cell table:formula="of:=-2.5*LOG10([.M209]/[.$M$7])" office:value-type="float" office:value="3.84447902237638" calcext:value-type="float">
            <text:p>3,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S 7314</text:p>
          </table:table-cell>
          <table:table-cell office:value-type="float" office:value="684" calcext:value-type="float">
            <text:p>684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0]*(10^(-[.D210]))" office:value-type="float" office:value="0.00684" calcext:value-type="float">
            <text:p>0,00684</text:p>
          </table:table-cell>
          <table:table-cell/>
          <table:table-cell table:formula="of:=[.E210]*(10^(-[.F210]))" office:value-type="float" office:value="0.0069" calcext:value-type="float">
            <text:p>0,0069</text:p>
          </table:table-cell>
          <table:table-cell/>
          <table:table-cell table:formula="of:=([.I210]+[.K210])/2" office:value-type="float" office:value="0.00687" calcext:value-type="float">
            <text:p>0,00687</text:p>
          </table:table-cell>
          <table:table-cell table:formula="of:=-2.5*LOG10([.M210]/[.$M$1])" office:value-type="float" office:value="2.63680018472332" calcext:value-type="float">
            <text:p>2,64</text:p>
          </table:table-cell>
          <table:table-cell table:formula="of:=-2.5*LOG10([.M210]/[.$M$7])" office:value-type="float" office:value="3.84447902237638" calcext:value-type="float">
            <text:p>3,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S 595/6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1]*(10^(-[.D211]))" office:value-type="float" office:value="0.00682" calcext:value-type="float">
            <text:p>0,00682</text:p>
          </table:table-cell>
          <table:table-cell/>
          <table:table-cell table:formula="of:=[.E211]*(10^(-[.F211]))" office:value-type="float" office:value="0.00666" calcext:value-type="float">
            <text:p>0,00666</text:p>
          </table:table-cell>
          <table:table-cell/>
          <table:table-cell table:formula="of:=([.I211]+[.K211])/2" office:value-type="float" office:value="0.00674" calcext:value-type="float">
            <text:p>0,00674</text:p>
          </table:table-cell>
          <table:table-cell table:formula="of:=-2.5*LOG10([.M211]/[.$M$1])" office:value-type="float" office:value="2.65754228603389" calcext:value-type="float">
            <text:p>2,66</text:p>
          </table:table-cell>
          <table:table-cell table:formula="of:=-2.5*LOG10([.M211]/[.$M$7])" office:value-type="float" office:value="3.86522112368696" calcext:value-type="float">
            <text:p>3,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S 7951</text:p>
          </table:table-cell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2]*(10^(-[.D212]))" office:value-type="float" office:value="0.00567" calcext:value-type="float">
            <text:p>0,00567</text:p>
          </table:table-cell>
          <table:table-cell/>
          <table:table-cell table:formula="of:=[.E212]*(10^(-[.F212]))" office:value-type="float" office:value="0.0078" calcext:value-type="float">
            <text:p>0,0078</text:p>
          </table:table-cell>
          <table:table-cell/>
          <table:table-cell table:formula="of:=([.I212]+[.K212])/2" office:value-type="float" office:value="0.006735" calcext:value-type="float">
            <text:p>0,006735</text:p>
          </table:table-cell>
          <table:table-cell table:formula="of:=-2.5*LOG10([.M212]/[.$M$1])" office:value-type="float" office:value="2.65834802722468" calcext:value-type="float">
            <text:p>2,66</text:p>
          </table:table-cell>
          <table:table-cell table:formula="of:=-2.5*LOG10([.M212]/[.$M$7])" office:value-type="float" office:value="3.86602686487775" calcext:value-type="float">
            <text:p>3,8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S 5849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3]*(10^(-[.D213]))" office:value-type="float" office:value="0.00682" calcext:value-type="float">
            <text:p>0,00682</text:p>
          </table:table-cell>
          <table:table-cell/>
          <table:table-cell table:formula="of:=[.E213]*(10^(-[.F213]))" office:value-type="float" office:value="0.00664" calcext:value-type="float">
            <text:p>0,00664</text:p>
          </table:table-cell>
          <table:table-cell/>
          <table:table-cell table:formula="of:=([.I213]+[.K213])/2" office:value-type="float" office:value="0.00673" calcext:value-type="float">
            <text:p>0,00673</text:p>
          </table:table-cell>
          <table:table-cell table:formula="of:=-2.5*LOG10([.M213]/[.$M$1])" office:value-type="float" office:value="2.65915436681225" calcext:value-type="float">
            <text:p>2,66</text:p>
          </table:table-cell>
          <table:table-cell table:formula="of:=-2.5*LOG10([.M213]/[.$M$7])" office:value-type="float" office:value="3.86683320446532" calcext:value-type="float">
            <text:p>3,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S 951</text:p>
          </table:table-cell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4]*(10^(-[.D214]))" office:value-type="float" office:value="0.00675" calcext:value-type="float">
            <text:p>0,00675</text:p>
          </table:table-cell>
          <table:table-cell/>
          <table:table-cell table:formula="of:=[.E214]*(10^(-[.F214]))" office:value-type="float" office:value="0.0067" calcext:value-type="float">
            <text:p>0,0067</text:p>
          </table:table-cell>
          <table:table-cell/>
          <table:table-cell table:formula="of:=([.I214]+[.K214])/2" office:value-type="float" office:value="0.006725" calcext:value-type="float">
            <text:p>0,006725</text:p>
          </table:table-cell>
          <table:table-cell table:formula="of:=-2.5*LOG10([.M214]/[.$M$1])" office:value-type="float" office:value="2.65996130568608" calcext:value-type="float">
            <text:p>2,66</text:p>
          </table:table-cell>
          <table:table-cell table:formula="of:=-2.5*LOG10([.M214]/[.$M$7])" office:value-type="float" office:value="3.86764014333915" calcext:value-type="float">
            <text:p>3,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S 294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5]*(10^(-[.D215]))" office:value-type="float" office:value="0.00667" calcext:value-type="float">
            <text:p>0,00667</text:p>
          </table:table-cell>
          <table:table-cell/>
          <table:table-cell table:formula="of:=[.E215]*(10^(-[.F215]))" office:value-type="float" office:value="0.00662" calcext:value-type="float">
            <text:p>0,00662</text:p>
          </table:table-cell>
          <table:table-cell/>
          <table:table-cell table:formula="of:=([.I215]+[.K215])/2" office:value-type="float" office:value="0.006645" calcext:value-type="float">
            <text:p>0,006645</text:p>
          </table:table-cell>
          <table:table-cell table:formula="of:=-2.5*LOG10([.M215]/[.$M$1])" office:value-type="float" office:value="2.67295456417532" calcext:value-type="float">
            <text:p>2,67</text:p>
          </table:table-cell>
          <table:table-cell table:formula="of:=-2.5*LOG10([.M215]/[.$M$7])" office:value-type="float" office:value="3.88063340182838" calcext:value-type="float">
            <text:p>3,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S 1931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6]*(10^(-[.D216]))" office:value-type="float" office:value="0.00673" calcext:value-type="float">
            <text:p>0,00673</text:p>
          </table:table-cell>
          <table:table-cell/>
          <table:table-cell table:formula="of:=[.E216]*(10^(-[.F216]))" office:value-type="float" office:value="0.0065" calcext:value-type="float">
            <text:p>0,0065</text:p>
          </table:table-cell>
          <table:table-cell/>
          <table:table-cell table:formula="of:=([.I216]+[.K216])/2" office:value-type="float" office:value="0.006615" calcext:value-type="float">
            <text:p>0,006615</text:p>
          </table:table-cell>
          <table:table-cell table:formula="of:=-2.5*LOG10([.M216]/[.$M$1])" office:value-type="float" office:value="2.67786740606339" calcext:value-type="float">
            <text:p>2,68</text:p>
          </table:table-cell>
          <table:table-cell table:formula="of:=-2.5*LOG10([.M216]/[.$M$7])" office:value-type="float" office:value="3.88554624371646" calcext:value-type="float">
            <text:p>3,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S 545/6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7]*(10^(-[.D217]))" office:value-type="float" office:value="0.0067" calcext:value-type="float">
            <text:p>0,0067</text:p>
          </table:table-cell>
          <table:table-cell/>
          <table:table-cell table:formula="of:=[.E217]*(10^(-[.F217]))" office:value-type="float" office:value="0.00652" calcext:value-type="float">
            <text:p>0,00652</text:p>
          </table:table-cell>
          <table:table-cell/>
          <table:table-cell table:formula="of:=([.I217]+[.K217])/2" office:value-type="float" office:value="0.00661" calcext:value-type="float">
            <text:p>0,00661</text:p>
          </table:table-cell>
          <table:table-cell table:formula="of:=-2.5*LOG10([.M217]/[.$M$1])" office:value-type="float" office:value="2.67868837865809" calcext:value-type="float">
            <text:p>2,68</text:p>
          </table:table-cell>
          <table:table-cell table:formula="of:=-2.5*LOG10([.M217]/[.$M$7])" office:value-type="float" office:value="3.88636721631116" calcext:value-type="float">
            <text:p>3,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S 2356/8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8]*(10^(-[.D218]))" office:value-type="float" office:value="0.00668" calcext:value-type="float">
            <text:p>0,00668</text:p>
          </table:table-cell>
          <table:table-cell/>
          <table:table-cell table:formula="of:=[.E218]*(10^(-[.F218]))" office:value-type="float" office:value="0.00654" calcext:value-type="float">
            <text:p>0,00654</text:p>
          </table:table-cell>
          <table:table-cell/>
          <table:table-cell table:formula="of:=([.I218]+[.K218])/2" office:value-type="float" office:value="0.00661" calcext:value-type="float">
            <text:p>0,00661</text:p>
          </table:table-cell>
          <table:table-cell table:formula="of:=-2.5*LOG10([.M218]/[.$M$1])" office:value-type="float" office:value="2.67868837865809" calcext:value-type="float">
            <text:p>2,68</text:p>
          </table:table-cell>
          <table:table-cell table:formula="of:=-2.5*LOG10([.M218]/[.$M$7])" office:value-type="float" office:value="3.88636721631116" calcext:value-type="float">
            <text:p>3,8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BS 9089</text:p>
          </table:table-cell>
          <table:table-cell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19]*(10^(-[.D219]))" office:value-type="float" office:value="0.00556" calcext:value-type="float">
            <text:p>0,00556</text:p>
          </table:table-cell>
          <table:table-cell/>
          <table:table-cell table:formula="of:=[.E219]*(10^(-[.F219]))" office:value-type="float" office:value="0.00764" calcext:value-type="float">
            <text:p>0,00764</text:p>
          </table:table-cell>
          <table:table-cell/>
          <table:table-cell table:formula="of:=([.I219]+[.K219])/2" office:value-type="float" office:value="0.0066" calcext:value-type="float">
            <text:p>0,0066</text:p>
          </table:table-cell>
          <table:table-cell table:formula="of:=-2.5*LOG10([.M219]/[.$M$1])" office:value-type="float" office:value="2.68033218851752" calcext:value-type="float">
            <text:p>2,68</text:p>
          </table:table-cell>
          <table:table-cell table:formula="of:=-2.5*LOG10([.M219]/[.$M$7])" office:value-type="float" office:value="3.88801102617059" calcext:value-type="float">
            <text:p>3,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S 5055</text:p>
          </table:table-cell>
          <table:table-cell office:value-type="float" office:value="665" calcext:value-type="float">
            <text:p>665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0]*(10^(-[.D220]))" office:value-type="float" office:value="0.00665" calcext:value-type="float">
            <text:p>0,00665</text:p>
          </table:table-cell>
          <table:table-cell/>
          <table:table-cell table:formula="of:=[.E220]*(10^(-[.F220]))" office:value-type="float" office:value="0.00649" calcext:value-type="float">
            <text:p>0,00649</text:p>
          </table:table-cell>
          <table:table-cell/>
          <table:table-cell table:formula="of:=([.I220]+[.K220])/2" office:value-type="float" office:value="0.00657" calcext:value-type="float">
            <text:p>0,00657</text:p>
          </table:table-cell>
          <table:table-cell table:formula="of:=-2.5*LOG10([.M220]/[.$M$1])" office:value-type="float" office:value="2.68527860347274" calcext:value-type="float">
            <text:p>2,69</text:p>
          </table:table-cell>
          <table:table-cell table:formula="of:=-2.5*LOG10([.M220]/[.$M$7])" office:value-type="float" office:value="3.89295744112581" calcext:value-type="float">
            <text:p>3,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S 51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1]*(10^(-[.D221]))" office:value-type="float" office:value="0.0064" calcext:value-type="float">
            <text:p>0,0064</text:p>
          </table:table-cell>
          <table:table-cell/>
          <table:table-cell table:formula="of:=[.E221]*(10^(-[.F221]))" office:value-type="float" office:value="0.00667" calcext:value-type="float">
            <text:p>0,00667</text:p>
          </table:table-cell>
          <table:table-cell/>
          <table:table-cell table:formula="of:=([.I221]+[.K221])/2" office:value-type="float" office:value="0.006535" calcext:value-type="float">
            <text:p>0,006535</text:p>
          </table:table-cell>
          <table:table-cell table:formula="of:=-2.5*LOG10([.M221]/[.$M$1])" office:value-type="float" office:value="2.69107804758079" calcext:value-type="float">
            <text:p>2,69</text:p>
          </table:table-cell>
          <table:table-cell table:formula="of:=-2.5*LOG10([.M221]/[.$M$7])" office:value-type="float" office:value="3.89875688523385" calcext:value-type="float">
            <text:p>3,9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S 8162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2]*(10^(-[.D222]))" office:value-type="float" office:value="0.00649" calcext:value-type="float">
            <text:p>0,00649</text:p>
          </table:table-cell>
          <table:table-cell/>
          <table:table-cell table:formula="of:=[.E222]*(10^(-[.F222]))" office:value-type="float" office:value="0.00654" calcext:value-type="float">
            <text:p>0,00654</text:p>
          </table:table-cell>
          <table:table-cell/>
          <table:table-cell table:formula="of:=([.I222]+[.K222])/2" office:value-type="float" office:value="0.006515" calcext:value-type="float">
            <text:p>0,006515</text:p>
          </table:table-cell>
          <table:table-cell table:formula="of:=-2.5*LOG10([.M222]/[.$M$1])" office:value-type="float" office:value="2.69440597725068" calcext:value-type="float">
            <text:p>2,69</text:p>
          </table:table-cell>
          <table:table-cell table:formula="of:=-2.5*LOG10([.M222]/[.$M$7])" office:value-type="float" office:value="3.90208481490375" calcext:value-type="float">
            <text:p>3,9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BS 8518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3]*(10^(-[.D223]))" office:value-type="float" office:value="0.00655" calcext:value-type="float">
            <text:p>0,00655</text:p>
          </table:table-cell>
          <table:table-cell/>
          <table:table-cell table:formula="of:=[.E223]*(10^(-[.F223]))" office:value-type="float" office:value="0.00643" calcext:value-type="float">
            <text:p>0,00643</text:p>
          </table:table-cell>
          <table:table-cell/>
          <table:table-cell table:formula="of:=([.I223]+[.K223])/2" office:value-type="float" office:value="0.00649" calcext:value-type="float">
            <text:p>0,00649</text:p>
          </table:table-cell>
          <table:table-cell table:formula="of:=-2.5*LOG10([.M223]/[.$M$1])" office:value-type="float" office:value="2.69858028537127" calcext:value-type="float">
            <text:p>2,70</text:p>
          </table:table-cell>
          <table:table-cell table:formula="of:=-2.5*LOG10([.M223]/[.$M$7])" office:value-type="float" office:value="3.90625912302434" calcext:value-type="float">
            <text:p>3,9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S 6324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4]*(10^(-[.D224]))" office:value-type="float" office:value="0.00656" calcext:value-type="float">
            <text:p>0,00656</text:p>
          </table:table-cell>
          <table:table-cell/>
          <table:table-cell table:formula="of:=[.E224]*(10^(-[.F224]))" office:value-type="float" office:value="0.0064" calcext:value-type="float">
            <text:p>0,0064</text:p>
          </table:table-cell>
          <table:table-cell/>
          <table:table-cell table:formula="of:=([.I224]+[.K224])/2" office:value-type="float" office:value="0.00648" calcext:value-type="float">
            <text:p>0,00648</text:p>
          </table:table-cell>
          <table:table-cell table:formula="of:=-2.5*LOG10([.M224]/[.$M$1])" office:value-type="float" office:value="2.70025451269571" calcext:value-type="float">
            <text:p>2,70</text:p>
          </table:table-cell>
          <table:table-cell table:formula="of:=-2.5*LOG10([.M224]/[.$M$7])" office:value-type="float" office:value="3.90793335034878" calcext:value-type="float">
            <text:p>3,9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S 8313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5]*(10^(-[.D225]))" office:value-type="float" office:value="0.00646" calcext:value-type="float">
            <text:p>0,00646</text:p>
          </table:table-cell>
          <table:table-cell/>
          <table:table-cell table:formula="of:=[.E225]*(10^(-[.F225]))" office:value-type="float" office:value="0.00647" calcext:value-type="float">
            <text:p>0,00647</text:p>
          </table:table-cell>
          <table:table-cell/>
          <table:table-cell table:formula="of:=([.I225]+[.K225])/2" office:value-type="float" office:value="0.006465" calcext:value-type="float">
            <text:p>0,006465</text:p>
          </table:table-cell>
          <table:table-cell table:formula="of:=-2.5*LOG10([.M225]/[.$M$1])" office:value-type="float" office:value="2.70277070433116" calcext:value-type="float">
            <text:p>2,70</text:p>
          </table:table-cell>
          <table:table-cell table:formula="of:=-2.5*LOG10([.M225]/[.$M$7])" office:value-type="float" office:value="3.91044954198423" calcext:value-type="float">
            <text:p>3,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S 740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6]*(10^(-[.D226]))" office:value-type="float" office:value="0.00594" calcext:value-type="float">
            <text:p>0,00594</text:p>
          </table:table-cell>
          <table:table-cell/>
          <table:table-cell table:formula="of:=[.E226]*(10^(-[.F226]))" office:value-type="float" office:value="0.00694" calcext:value-type="float">
            <text:p>0,00694</text:p>
          </table:table-cell>
          <table:table-cell/>
          <table:table-cell table:formula="of:=([.I226]+[.K226])/2" office:value-type="float" office:value="0.00644" calcext:value-type="float">
            <text:p>0,00644</text:p>
          </table:table-cell>
          <table:table-cell table:formula="of:=-2.5*LOG10([.M226]/[.$M$1])" office:value-type="float" office:value="2.70697735897266" calcext:value-type="float">
            <text:p>2,71</text:p>
          </table:table-cell>
          <table:table-cell table:formula="of:=-2.5*LOG10([.M226]/[.$M$7])" office:value-type="float" office:value="3.91465619662573" calcext:value-type="float">
            <text:p>3,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S 163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7]*(10^(-[.D227]))" office:value-type="float" office:value="0.00643" calcext:value-type="float">
            <text:p>0,00643</text:p>
          </table:table-cell>
          <table:table-cell/>
          <table:table-cell table:formula="of:=[.E227]*(10^(-[.F227]))" office:value-type="float" office:value="0.0064" calcext:value-type="float">
            <text:p>0,0064</text:p>
          </table:table-cell>
          <table:table-cell/>
          <table:table-cell table:formula="of:=([.I227]+[.K227])/2" office:value-type="float" office:value="0.006415" calcext:value-type="float">
            <text:p>0,006415</text:p>
          </table:table-cell>
          <table:table-cell table:formula="of:=-2.5*LOG10([.M227]/[.$M$1])" office:value-type="float" office:value="2.71120037559483" calcext:value-type="float">
            <text:p>2,71</text:p>
          </table:table-cell>
          <table:table-cell table:formula="of:=-2.5*LOG10([.M227]/[.$M$7])" office:value-type="float" office:value="3.91887921324789" calcext:value-type="float">
            <text:p>3,9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S 8841</text:p>
          </table:table-cell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8]*(10^(-[.D228]))" office:value-type="float" office:value="0.00651" calcext:value-type="float">
            <text:p>0,00651</text:p>
          </table:table-cell>
          <table:table-cell/>
          <table:table-cell table:formula="of:=[.E228]*(10^(-[.F228]))" office:value-type="float" office:value="0.00632" calcext:value-type="float">
            <text:p>0,00632</text:p>
          </table:table-cell>
          <table:table-cell/>
          <table:table-cell table:formula="of:=([.I228]+[.K228])/2" office:value-type="float" office:value="0.006415" calcext:value-type="float">
            <text:p>0,006415</text:p>
          </table:table-cell>
          <table:table-cell table:formula="of:=-2.5*LOG10([.M228]/[.$M$1])" office:value-type="float" office:value="2.71120037559483" calcext:value-type="float">
            <text:p>2,71</text:p>
          </table:table-cell>
          <table:table-cell table:formula="of:=-2.5*LOG10([.M228]/[.$M$7])" office:value-type="float" office:value="3.91887921324789" calcext:value-type="float">
            <text:p>3,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S 458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29]*(10^(-[.D229]))" office:value-type="float" office:value="0.00645" calcext:value-type="float">
            <text:p>0,00645</text:p>
          </table:table-cell>
          <table:table-cell/>
          <table:table-cell table:formula="of:=[.E229]*(10^(-[.F229]))" office:value-type="float" office:value="0.00637" calcext:value-type="float">
            <text:p>0,00637</text:p>
          </table:table-cell>
          <table:table-cell/>
          <table:table-cell table:formula="of:=([.I229]+[.K229])/2" office:value-type="float" office:value="0.00641" calcext:value-type="float">
            <text:p>0,00641</text:p>
          </table:table-cell>
          <table:table-cell table:formula="of:=-2.5*LOG10([.M229]/[.$M$1])" office:value-type="float" office:value="2.71204695357515" calcext:value-type="float">
            <text:p>2,71</text:p>
          </table:table-cell>
          <table:table-cell table:formula="of:=-2.5*LOG10([.M229]/[.$M$7])" office:value-type="float" office:value="3.91972579122822" calcext:value-type="float">
            <text:p>3,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S 1251</text:p>
          </table:table-cell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0]*(10^(-[.D230]))" office:value-type="float" office:value="0.00648" calcext:value-type="float">
            <text:p>0,00648</text:p>
          </table:table-cell>
          <table:table-cell/>
          <table:table-cell table:formula="of:=[.E230]*(10^(-[.F230]))" office:value-type="float" office:value="0.00634" calcext:value-type="float">
            <text:p>0,00634</text:p>
          </table:table-cell>
          <table:table-cell/>
          <table:table-cell table:formula="of:=([.I230]+[.K230])/2" office:value-type="float" office:value="0.00641" calcext:value-type="float">
            <text:p>0,00641</text:p>
          </table:table-cell>
          <table:table-cell table:formula="of:=-2.5*LOG10([.M230]/[.$M$1])" office:value-type="float" office:value="2.71204695357515" calcext:value-type="float">
            <text:p>2,71</text:p>
          </table:table-cell>
          <table:table-cell table:formula="of:=-2.5*LOG10([.M230]/[.$M$7])" office:value-type="float" office:value="3.91972579122822" calcext:value-type="float">
            <text:p>3,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S 8089</text:p>
          </table:table-cell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1]*(10^(-[.D231]))" office:value-type="float" office:value="0.00631" calcext:value-type="float">
            <text:p>0,00631</text:p>
          </table:table-cell>
          <table:table-cell/>
          <table:table-cell table:formula="of:=[.E231]*(10^(-[.F231]))" office:value-type="float" office:value="0.00649" calcext:value-type="float">
            <text:p>0,00649</text:p>
          </table:table-cell>
          <table:table-cell/>
          <table:table-cell table:formula="of:=([.I231]+[.K231])/2" office:value-type="float" office:value="0.0064" calcext:value-type="float">
            <text:p>0,0064</text:p>
          </table:table-cell>
          <table:table-cell table:formula="of:=-2.5*LOG10([.M231]/[.$M$1])" office:value-type="float" office:value="2.71374209241248" calcext:value-type="float">
            <text:p>2,71</text:p>
          </table:table-cell>
          <table:table-cell table:formula="of:=-2.5*LOG10([.M231]/[.$M$7])" office:value-type="float" office:value="3.92142093006554" calcext:value-type="float">
            <text:p>3,9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S 8485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2]*(10^(-[.D232]))" office:value-type="float" office:value="0.00628" calcext:value-type="float">
            <text:p>0,00628</text:p>
          </table:table-cell>
          <table:table-cell/>
          <table:table-cell table:formula="of:=[.E232]*(10^(-[.F232]))" office:value-type="float" office:value="0.00647" calcext:value-type="float">
            <text:p>0,00647</text:p>
          </table:table-cell>
          <table:table-cell/>
          <table:table-cell table:formula="of:=([.I232]+[.K232])/2" office:value-type="float" office:value="0.006375" calcext:value-type="float">
            <text:p>0,006375</text:p>
          </table:table-cell>
          <table:table-cell table:formula="of:=-2.5*LOG10([.M232]/[.$M$1])" office:value-type="float" office:value="2.71799155460721" calcext:value-type="float">
            <text:p>2,72</text:p>
          </table:table-cell>
          <table:table-cell table:formula="of:=-2.5*LOG10([.M232]/[.$M$7])" office:value-type="float" office:value="3.92567039226028" calcext:value-type="float">
            <text:p>3,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S 4737</text:p>
          </table:table-cell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3]*(10^(-[.D233]))" office:value-type="float" office:value="0.00639" calcext:value-type="float">
            <text:p>0,00639</text:p>
          </table:table-cell>
          <table:table-cell/>
          <table:table-cell table:formula="of:=[.E233]*(10^(-[.F233]))" office:value-type="float" office:value="0.00632" calcext:value-type="float">
            <text:p>0,00632</text:p>
          </table:table-cell>
          <table:table-cell/>
          <table:table-cell table:formula="of:=([.I233]+[.K233])/2" office:value-type="float" office:value="0.006355" calcext:value-type="float">
            <text:p>0,006355</text:p>
          </table:table-cell>
          <table:table-cell table:formula="of:=-2.5*LOG10([.M233]/[.$M$1])" office:value-type="float" office:value="2.72140314014713" calcext:value-type="float">
            <text:p>2,72</text:p>
          </table:table-cell>
          <table:table-cell table:formula="of:=-2.5*LOG10([.M233]/[.$M$7])" office:value-type="float" office:value="3.92908197780019" calcext:value-type="float">
            <text:p>3,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S 580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4]*(10^(-[.D234]))" office:value-type="float" office:value="0.00638" calcext:value-type="float">
            <text:p>0,00638</text:p>
          </table:table-cell>
          <table:table-cell/>
          <table:table-cell table:formula="of:=[.E234]*(10^(-[.F234]))" office:value-type="float" office:value="0.0062" calcext:value-type="float">
            <text:p>0,0062</text:p>
          </table:table-cell>
          <table:table-cell/>
          <table:table-cell table:formula="of:=([.I234]+[.K234])/2" office:value-type="float" office:value="0.00629" calcext:value-type="float">
            <text:p>0,00629</text:p>
          </table:table-cell>
          <table:table-cell table:formula="of:=-2.5*LOG10([.M234]/[.$M$1])" office:value-type="float" office:value="2.73256541375902" calcext:value-type="float">
            <text:p>2,73</text:p>
          </table:table-cell>
          <table:table-cell table:formula="of:=-2.5*LOG10([.M234]/[.$M$7])" office:value-type="float" office:value="3.94024425141209" calcext:value-type="float">
            <text:p>3,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S 879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5]*(10^(-[.D235]))" office:value-type="float" office:value="0.00594" calcext:value-type="float">
            <text:p>0,00594</text:p>
          </table:table-cell>
          <table:table-cell/>
          <table:table-cell table:formula="of:=[.E235]*(10^(-[.F235]))" office:value-type="float" office:value="0.00662" calcext:value-type="float">
            <text:p>0,00662</text:p>
          </table:table-cell>
          <table:table-cell/>
          <table:table-cell table:formula="of:=([.I235]+[.K235])/2" office:value-type="float" office:value="0.00628" calcext:value-type="float">
            <text:p>0,00628</text:p>
          </table:table-cell>
          <table:table-cell table:formula="of:=-2.5*LOG10([.M235]/[.$M$1])" office:value-type="float" office:value="2.7342929180292" calcext:value-type="float">
            <text:p>2,73</text:p>
          </table:table-cell>
          <table:table-cell table:formula="of:=-2.5*LOG10([.M235]/[.$M$7])" office:value-type="float" office:value="3.94197175568227" calcext:value-type="float">
            <text:p>3,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S 3665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6]*(10^(-[.D236]))" office:value-type="float" office:value="0.00633" calcext:value-type="float">
            <text:p>0,00633</text:p>
          </table:table-cell>
          <table:table-cell/>
          <table:table-cell table:formula="of:=[.E236]*(10^(-[.F236]))" office:value-type="float" office:value="0.00617" calcext:value-type="float">
            <text:p>0,00617</text:p>
          </table:table-cell>
          <table:table-cell/>
          <table:table-cell table:formula="of:=([.I236]+[.K236])/2" office:value-type="float" office:value="0.00625" calcext:value-type="float">
            <text:p>0,00625</text:p>
          </table:table-cell>
          <table:table-cell table:formula="of:=-2.5*LOG10([.M236]/[.$M$1])" office:value-type="float" office:value="2.73949198401201" calcext:value-type="float">
            <text:p>2,74</text:p>
          </table:table-cell>
          <table:table-cell table:formula="of:=-2.5*LOG10([.M236]/[.$M$7])" office:value-type="float" office:value="3.94717082166507" calcext:value-type="float">
            <text:p>3,9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S 8225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7]*(10^(-[.D237]))" office:value-type="float" office:value="0.0056" calcext:value-type="float">
            <text:p>0,0056</text:p>
          </table:table-cell>
          <table:table-cell/>
          <table:table-cell table:formula="of:=[.E237]*(10^(-[.F237]))" office:value-type="float" office:value="0.00688" calcext:value-type="float">
            <text:p>0,00688</text:p>
          </table:table-cell>
          <table:table-cell/>
          <table:table-cell table:formula="of:=([.I237]+[.K237])/2" office:value-type="float" office:value="0.00624" calcext:value-type="float">
            <text:p>0,00624</text:p>
          </table:table-cell>
          <table:table-cell table:formula="of:=-2.5*LOG10([.M237]/[.$M$1])" office:value-type="float" office:value="2.74123055316613" calcext:value-type="float">
            <text:p>2,74</text:p>
          </table:table-cell>
          <table:table-cell table:formula="of:=-2.5*LOG10([.M237]/[.$M$7])" office:value-type="float" office:value="3.9489093908192" calcext:value-type="float">
            <text:p>3,9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BS 7488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8]*(10^(-[.D238]))" office:value-type="float" office:value="0.0062" calcext:value-type="float">
            <text:p>0,0062</text:p>
          </table:table-cell>
          <table:table-cell/>
          <table:table-cell table:formula="of:=[.E238]*(10^(-[.F238]))" office:value-type="float" office:value="0.00624" calcext:value-type="float">
            <text:p>0,00624</text:p>
          </table:table-cell>
          <table:table-cell/>
          <table:table-cell table:formula="of:=([.I238]+[.K238])/2" office:value-type="float" office:value="0.00622" calcext:value-type="float">
            <text:p>0,00622</text:p>
          </table:table-cell>
          <table:table-cell table:formula="of:=-2.5*LOG10([.M238]/[.$M$1])" office:value-type="float" office:value="2.74471606564515" calcext:value-type="float">
            <text:p>2,74</text:p>
          </table:table-cell>
          <table:table-cell table:formula="of:=-2.5*LOG10([.M238]/[.$M$7])" office:value-type="float" office:value="3.95239490329821" calcext:value-type="float">
            <text:p>3,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S 1298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39]*(10^(-[.D239]))" office:value-type="float" office:value="0.00627" calcext:value-type="float">
            <text:p>0,00627</text:p>
          </table:table-cell>
          <table:table-cell/>
          <table:table-cell table:formula="of:=[.E239]*(10^(-[.F239]))" office:value-type="float" office:value="0.00616" calcext:value-type="float">
            <text:p>0,00616</text:p>
          </table:table-cell>
          <table:table-cell/>
          <table:table-cell table:formula="of:=([.I239]+[.K239])/2" office:value-type="float" office:value="0.006215" calcext:value-type="float">
            <text:p>0,006215</text:p>
          </table:table-cell>
          <table:table-cell table:formula="of:=-2.5*LOG10([.M239]/[.$M$1])" office:value-type="float" office:value="2.74558919492803" calcext:value-type="float">
            <text:p>2,75</text:p>
          </table:table-cell>
          <table:table-cell table:formula="of:=-2.5*LOG10([.M239]/[.$M$7])" office:value-type="float" office:value="3.9532680325811" calcext:value-type="float">
            <text:p>3,9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S 5062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0]*(10^(-[.D240]))" office:value-type="float" office:value="0.00628" calcext:value-type="float">
            <text:p>0,00628</text:p>
          </table:table-cell>
          <table:table-cell/>
          <table:table-cell table:formula="of:=[.E240]*(10^(-[.F240]))" office:value-type="float" office:value="0.00615" calcext:value-type="float">
            <text:p>0,00615</text:p>
          </table:table-cell>
          <table:table-cell/>
          <table:table-cell table:formula="of:=([.I240]+[.K240])/2" office:value-type="float" office:value="0.006215" calcext:value-type="float">
            <text:p>0,006215</text:p>
          </table:table-cell>
          <table:table-cell table:formula="of:=-2.5*LOG10([.M240]/[.$M$1])" office:value-type="float" office:value="2.74558919492803" calcext:value-type="float">
            <text:p>2,75</text:p>
          </table:table-cell>
          <table:table-cell table:formula="of:=-2.5*LOG10([.M240]/[.$M$7])" office:value-type="float" office:value="3.9532680325811" calcext:value-type="float">
            <text:p>3,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BS 7744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1]*(10^(-[.D241]))" office:value-type="float" office:value="0.00605" calcext:value-type="float">
            <text:p>0,00605</text:p>
          </table:table-cell>
          <table:table-cell/>
          <table:table-cell table:formula="of:=[.E241]*(10^(-[.F241]))" office:value-type="float" office:value="0.00625" calcext:value-type="float">
            <text:p>0,00625</text:p>
          </table:table-cell>
          <table:table-cell/>
          <table:table-cell table:formula="of:=([.I241]+[.K241])/2" office:value-type="float" office:value="0.00615" calcext:value-type="float">
            <text:p>0,00615</text:p>
          </table:table-cell>
          <table:table-cell table:formula="of:=-2.5*LOG10([.M241]/[.$M$1])" office:value-type="float" office:value="2.75700423793365" calcext:value-type="float">
            <text:p>2,76</text:p>
          </table:table-cell>
          <table:table-cell table:formula="of:=-2.5*LOG10([.M241]/[.$M$7])" office:value-type="float" office:value="3.96468307558672" calcext:value-type="float">
            <text:p>3,9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BS 7866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2]*(10^(-[.D242]))" office:value-type="float" office:value="0.00586" calcext:value-type="float">
            <text:p>0,00586</text:p>
          </table:table-cell>
          <table:table-cell/>
          <table:table-cell table:formula="of:=[.E242]*(10^(-[.F242]))" office:value-type="float" office:value="0.00638" calcext:value-type="float">
            <text:p>0,00638</text:p>
          </table:table-cell>
          <table:table-cell/>
          <table:table-cell table:formula="of:=([.I242]+[.K242])/2" office:value-type="float" office:value="0.00612" calcext:value-type="float">
            <text:p>0,00612</text:p>
          </table:table-cell>
          <table:table-cell table:formula="of:=-2.5*LOG10([.M242]/[.$M$1])" office:value-type="float" office:value="2.76231347200829" calcext:value-type="float">
            <text:p>2,76</text:p>
          </table:table-cell>
          <table:table-cell table:formula="of:=-2.5*LOG10([.M242]/[.$M$7])" office:value-type="float" office:value="3.96999230966136" calcext:value-type="float">
            <text:p>3,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S 3314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3]*(10^(-[.D243]))" office:value-type="float" office:value="0.00615" calcext:value-type="float">
            <text:p>0,00615</text:p>
          </table:table-cell>
          <table:table-cell/>
          <table:table-cell table:formula="of:=[.E243]*(10^(-[.F243]))" office:value-type="float" office:value="0.00603" calcext:value-type="float">
            <text:p>0,00603</text:p>
          </table:table-cell>
          <table:table-cell/>
          <table:table-cell table:formula="of:=([.I243]+[.K243])/2" office:value-type="float" office:value="0.00609" calcext:value-type="float">
            <text:p>0,00609</text:p>
          </table:table-cell>
          <table:table-cell table:formula="of:=-2.5*LOG10([.M243]/[.$M$1])" office:value-type="float" office:value="2.76764879579001" calcext:value-type="float">
            <text:p>2,77</text:p>
          </table:table-cell>
          <table:table-cell table:formula="of:=-2.5*LOG10([.M243]/[.$M$7])" office:value-type="float" office:value="3.97532763344307" calcext:value-type="float">
            <text:p>3,9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S 8167</text:p>
          </table:table-cell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4]*(10^(-[.D244]))" office:value-type="float" office:value="0.00618" calcext:value-type="float">
            <text:p>0,00618</text:p>
          </table:table-cell>
          <table:table-cell/>
          <table:table-cell table:formula="of:=[.E244]*(10^(-[.F244]))" office:value-type="float" office:value="0.00599" calcext:value-type="float">
            <text:p>0,00599</text:p>
          </table:table-cell>
          <table:table-cell/>
          <table:table-cell table:formula="of:=([.I244]+[.K244])/2" office:value-type="float" office:value="0.006085" calcext:value-type="float">
            <text:p>0,006085</text:p>
          </table:table-cell>
          <table:table-cell table:formula="of:=-2.5*LOG10([.M244]/[.$M$1])" office:value-type="float" office:value="2.76854057095698" calcext:value-type="float">
            <text:p>2,77</text:p>
          </table:table-cell>
          <table:table-cell table:formula="of:=-2.5*LOG10([.M244]/[.$M$7])" office:value-type="float" office:value="3.97621940861005" calcext:value-type="float">
            <text:p>3,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S 4689</text:p>
          </table:table-cell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5]*(10^(-[.D245]))" office:value-type="float" office:value="0.00613" calcext:value-type="float">
            <text:p>0,00613</text:p>
          </table:table-cell>
          <table:table-cell/>
          <table:table-cell table:formula="of:=[.E245]*(10^(-[.F245]))" office:value-type="float" office:value="0.00602" calcext:value-type="float">
            <text:p>0,00602</text:p>
          </table:table-cell>
          <table:table-cell/>
          <table:table-cell table:formula="of:=([.I245]+[.K245])/2" office:value-type="float" office:value="0.006075" calcext:value-type="float">
            <text:p>0,006075</text:p>
          </table:table-cell>
          <table:table-cell table:formula="of:=-2.5*LOG10([.M245]/[.$M$1])" office:value-type="float" office:value="2.77032632169632" calcext:value-type="float">
            <text:p>2,77</text:p>
          </table:table-cell>
          <table:table-cell table:formula="of:=-2.5*LOG10([.M245]/[.$M$7])" office:value-type="float" office:value="3.97800515934939" calcext:value-type="float">
            <text:p>3,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S 2219</text:p>
          </table:table-cell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6]*(10^(-[.D246]))" office:value-type="float" office:value="0.00606" calcext:value-type="float">
            <text:p>0,00606</text:p>
          </table:table-cell>
          <table:table-cell/>
          <table:table-cell table:formula="of:=[.E246]*(10^(-[.F246]))" office:value-type="float" office:value="0.00608" calcext:value-type="float">
            <text:p>0,00608</text:p>
          </table:table-cell>
          <table:table-cell/>
          <table:table-cell table:formula="of:=([.I246]+[.K246])/2" office:value-type="float" office:value="0.00607" calcext:value-type="float">
            <text:p>0,00607</text:p>
          </table:table-cell>
          <table:table-cell table:formula="of:=-2.5*LOG10([.M246]/[.$M$1])" office:value-type="float" office:value="2.77122029968405" calcext:value-type="float">
            <text:p>2,77</text:p>
          </table:table-cell>
          <table:table-cell table:formula="of:=-2.5*LOG10([.M246]/[.$M$7])" office:value-type="float" office:value="3.97889913733712" calcext:value-type="float">
            <text:p>3,9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S 8969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7]*(10^(-[.D247]))" office:value-type="float" office:value="0.00611" calcext:value-type="float">
            <text:p>0,00611</text:p>
          </table:table-cell>
          <table:table-cell/>
          <table:table-cell table:formula="of:=[.E247]*(10^(-[.F247]))" office:value-type="float" office:value="0.00603" calcext:value-type="float">
            <text:p>0,00603</text:p>
          </table:table-cell>
          <table:table-cell/>
          <table:table-cell table:formula="of:=([.I247]+[.K247])/2" office:value-type="float" office:value="0.00607" calcext:value-type="float">
            <text:p>0,00607</text:p>
          </table:table-cell>
          <table:table-cell table:formula="of:=-2.5*LOG10([.M247]/[.$M$1])" office:value-type="float" office:value="2.77122029968405" calcext:value-type="float">
            <text:p>2,77</text:p>
          </table:table-cell>
          <table:table-cell table:formula="of:=-2.5*LOG10([.M247]/[.$M$7])" office:value-type="float" office:value="3.97889913733712" calcext:value-type="float">
            <text:p>3,9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S 8454</text:p>
          </table:table-cell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8]*(10^(-[.D248]))" office:value-type="float" office:value="0.00604" calcext:value-type="float">
            <text:p>0,00604</text:p>
          </table:table-cell>
          <table:table-cell/>
          <table:table-cell table:formula="of:=[.E248]*(10^(-[.F248]))" office:value-type="float" office:value="0.00602" calcext:value-type="float">
            <text:p>0,00602</text:p>
          </table:table-cell>
          <table:table-cell/>
          <table:table-cell table:formula="of:=([.I248]+[.K248])/2" office:value-type="float" office:value="0.00603" calcext:value-type="float">
            <text:p>0,00603</text:p>
          </table:table-cell>
          <table:table-cell table:formula="of:=-2.5*LOG10([.M248]/[.$M$1])" office:value-type="float" office:value="2.77839874702182" calcext:value-type="float">
            <text:p>2,78</text:p>
          </table:table-cell>
          <table:table-cell table:formula="of:=-2.5*LOG10([.M248]/[.$M$7])" office:value-type="float" office:value="3.98607758467488" calcext:value-type="float">
            <text:p>3,9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S 747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49]*(10^(-[.D249]))" office:value-type="float" office:value="0.00603" calcext:value-type="float">
            <text:p>0,00603</text:p>
          </table:table-cell>
          <table:table-cell/>
          <table:table-cell table:formula="of:=[.E249]*(10^(-[.F249]))" office:value-type="float" office:value="0.00598" calcext:value-type="float">
            <text:p>0,00598</text:p>
          </table:table-cell>
          <table:table-cell/>
          <table:table-cell table:formula="of:=([.I249]+[.K249])/2" office:value-type="float" office:value="0.006005" calcext:value-type="float">
            <text:p>0,006005</text:p>
          </table:table-cell>
          <table:table-cell table:formula="of:=-2.5*LOG10([.M249]/[.$M$1])" office:value-type="float" office:value="2.78290949802488" calcext:value-type="float">
            <text:p>2,78</text:p>
          </table:table-cell>
          <table:table-cell table:formula="of:=-2.5*LOG10([.M249]/[.$M$7])" office:value-type="float" office:value="3.99058833567795" calcext:value-type="float">
            <text:p>3,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S 1101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0]*(10^(-[.D250]))" office:value-type="float" office:value="0.006" calcext:value-type="float">
            <text:p>0,006</text:p>
          </table:table-cell>
          <table:table-cell/>
          <table:table-cell table:formula="of:=[.E250]*(10^(-[.F250]))" office:value-type="float" office:value="0.00595" calcext:value-type="float">
            <text:p>0,00595</text:p>
          </table:table-cell>
          <table:table-cell/>
          <table:table-cell table:formula="of:=([.I250]+[.K250])/2" office:value-type="float" office:value="0.005975" calcext:value-type="float">
            <text:p>0,005975</text:p>
          </table:table-cell>
          <table:table-cell table:formula="of:=-2.5*LOG10([.M250]/[.$M$1])" office:value-type="float" office:value="2.78834725332176" calcext:value-type="float">
            <text:p>2,79</text:p>
          </table:table-cell>
          <table:table-cell table:formula="of:=-2.5*LOG10([.M250]/[.$M$7])" office:value-type="float" office:value="3.99602609097482" calcext:value-type="float">
            <text:p>4,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S 4133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1]*(10^(-[.D251]))" office:value-type="float" office:value="0.00607" calcext:value-type="float">
            <text:p>0,00607</text:p>
          </table:table-cell>
          <table:table-cell/>
          <table:table-cell table:formula="of:=[.E251]*(10^(-[.F251]))" office:value-type="float" office:value="0.00587" calcext:value-type="float">
            <text:p>0,00587</text:p>
          </table:table-cell>
          <table:table-cell/>
          <table:table-cell table:formula="of:=([.I251]+[.K251])/2" office:value-type="float" office:value="0.00597" calcext:value-type="float">
            <text:p>0,00597</text:p>
          </table:table-cell>
          <table:table-cell table:formula="of:=-2.5*LOG10([.M251]/[.$M$1])" office:value-type="float" office:value="2.78925619954877" calcext:value-type="float">
            <text:p>2,79</text:p>
          </table:table-cell>
          <table:table-cell table:formula="of:=-2.5*LOG10([.M251]/[.$M$7])" office:value-type="float" office:value="3.99693503720184" calcext:value-type="float">
            <text:p>4,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S 2124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2]*(10^(-[.D252]))" office:value-type="float" office:value="0.00599" calcext:value-type="float">
            <text:p>0,00599</text:p>
          </table:table-cell>
          <table:table-cell/>
          <table:table-cell table:formula="of:=[.E252]*(10^(-[.F252]))" office:value-type="float" office:value="0.00594" calcext:value-type="float">
            <text:p>0,00594</text:p>
          </table:table-cell>
          <table:table-cell/>
          <table:table-cell table:formula="of:=([.I252]+[.K252])/2" office:value-type="float" office:value="0.005965" calcext:value-type="float">
            <text:p>0,005965</text:p>
          </table:table-cell>
          <table:table-cell table:formula="of:=-2.5*LOG10([.M252]/[.$M$1])" office:value-type="float" office:value="2.79016590735629" calcext:value-type="float">
            <text:p>2,79</text:p>
          </table:table-cell>
          <table:table-cell table:formula="of:=-2.5*LOG10([.M252]/[.$M$7])" office:value-type="float" office:value="3.99784474500936" calcext:value-type="float">
            <text:p>4,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S 3188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3]*(10^(-[.D253]))" office:value-type="float" office:value="0.00591" calcext:value-type="float">
            <text:p>0,00591</text:p>
          </table:table-cell>
          <table:table-cell/>
          <table:table-cell table:formula="of:=[.E253]*(10^(-[.F253]))" office:value-type="float" office:value="0.00597" calcext:value-type="float">
            <text:p>0,00597</text:p>
          </table:table-cell>
          <table:table-cell/>
          <table:table-cell table:formula="of:=([.I253]+[.K253])/2" office:value-type="float" office:value="0.00594" calcext:value-type="float">
            <text:p>0,00594</text:p>
          </table:table-cell>
          <table:table-cell table:formula="of:=-2.5*LOG10([.M253]/[.$M$1])" office:value-type="float" office:value="2.79472591491921" calcext:value-type="float">
            <text:p>2,79</text:p>
          </table:table-cell>
          <table:table-cell table:formula="of:=-2.5*LOG10([.M253]/[.$M$7])" office:value-type="float" office:value="4.00240475257228" calcext:value-type="float">
            <text:p>4,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S 1256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4]*(10^(-[.D254]))" office:value-type="float" office:value="0.00605" calcext:value-type="float">
            <text:p>0,00605</text:p>
          </table:table-cell>
          <table:table-cell/>
          <table:table-cell table:formula="of:=[.E254]*(10^(-[.F254]))" office:value-type="float" office:value="0.00582" calcext:value-type="float">
            <text:p>0,00582</text:p>
          </table:table-cell>
          <table:table-cell/>
          <table:table-cell table:formula="of:=([.I254]+[.K254])/2" office:value-type="float" office:value="0.005935" calcext:value-type="float">
            <text:p>0,005935</text:p>
          </table:table-cell>
          <table:table-cell table:formula="of:=-2.5*LOG10([.M254]/[.$M$1])" office:value-type="float" office:value="2.79564021914567" calcext:value-type="float">
            <text:p>2,80</text:p>
          </table:table-cell>
          <table:table-cell table:formula="of:=-2.5*LOG10([.M254]/[.$M$7])" office:value-type="float" office:value="4.00331905679873" calcext:value-type="float">
            <text:p>4,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S 8665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5]*(10^(-[.D255]))" office:value-type="float" office:value="0.00596" calcext:value-type="float">
            <text:p>0,00596</text:p>
          </table:table-cell>
          <table:table-cell/>
          <table:table-cell table:formula="of:=[.E255]*(10^(-[.F255]))" office:value-type="float" office:value="0.00591" calcext:value-type="float">
            <text:p>0,00591</text:p>
          </table:table-cell>
          <table:table-cell/>
          <table:table-cell table:formula="of:=([.I255]+[.K255])/2" office:value-type="float" office:value="0.005935" calcext:value-type="float">
            <text:p>0,005935</text:p>
          </table:table-cell>
          <table:table-cell table:formula="of:=-2.5*LOG10([.M255]/[.$M$1])" office:value-type="float" office:value="2.79564021914567" calcext:value-type="float">
            <text:p>2,80</text:p>
          </table:table-cell>
          <table:table-cell table:formula="of:=-2.5*LOG10([.M255]/[.$M$7])" office:value-type="float" office:value="4.00331905679873" calcext:value-type="float">
            <text:p>4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S 248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6]*(10^(-[.D256]))" office:value-type="float" office:value="0.00564" calcext:value-type="float">
            <text:p>0,00564</text:p>
          </table:table-cell>
          <table:table-cell/>
          <table:table-cell table:formula="of:=[.E256]*(10^(-[.F256]))" office:value-type="float" office:value="0.00621" calcext:value-type="float">
            <text:p>0,00621</text:p>
          </table:table-cell>
          <table:table-cell/>
          <table:table-cell table:formula="of:=([.I256]+[.K256])/2" office:value-type="float" office:value="0.005925" calcext:value-type="float">
            <text:p>0,005925</text:p>
          </table:table-cell>
          <table:table-cell table:formula="of:=-2.5*LOG10([.M256]/[.$M$1])" office:value-type="float" office:value="2.79747114066684" calcext:value-type="float">
            <text:p>2,80</text:p>
          </table:table-cell>
          <table:table-cell table:formula="of:=-2.5*LOG10([.M256]/[.$M$7])" office:value-type="float" office:value="4.00514997831991" calcext:value-type="float">
            <text:p>4,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S 664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7]*(10^(-[.D257]))" office:value-type="float" office:value="0.00598" calcext:value-type="float">
            <text:p>0,00598</text:p>
          </table:table-cell>
          <table:table-cell/>
          <table:table-cell table:formula="of:=[.E257]*(10^(-[.F257]))" office:value-type="float" office:value="0.00585" calcext:value-type="float">
            <text:p>0,00585</text:p>
          </table:table-cell>
          <table:table-cell/>
          <table:table-cell table:formula="of:=([.I257]+[.K257])/2" office:value-type="float" office:value="0.005915" calcext:value-type="float">
            <text:p>0,005915</text:p>
          </table:table-cell>
          <table:table-cell table:formula="of:=-2.5*LOG10([.M257]/[.$M$1])" office:value-type="float" office:value="2.79930515496232" calcext:value-type="float">
            <text:p>2,80</text:p>
          </table:table-cell>
          <table:table-cell table:formula="of:=-2.5*LOG10([.M257]/[.$M$7])" office:value-type="float" office:value="4.00698399261539" calcext:value-type="float">
            <text:p>4,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S 2560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8]*(10^(-[.D258]))" office:value-type="float" office:value="0.00582" calcext:value-type="float">
            <text:p>0,00582</text:p>
          </table:table-cell>
          <table:table-cell/>
          <table:table-cell table:formula="of:=[.E258]*(10^(-[.F258]))" office:value-type="float" office:value="0.00599" calcext:value-type="float">
            <text:p>0,00599</text:p>
          </table:table-cell>
          <table:table-cell/>
          <table:table-cell table:formula="of:=([.I258]+[.K258])/2" office:value-type="float" office:value="0.005905" calcext:value-type="float">
            <text:p>0,005905</text:p>
          </table:table-cell>
          <table:table-cell table:formula="of:=-2.5*LOG10([.M258]/[.$M$1])" office:value-type="float" office:value="2.80114227249836" calcext:value-type="float">
            <text:p>2,80</text:p>
          </table:table-cell>
          <table:table-cell table:formula="of:=-2.5*LOG10([.M258]/[.$M$7])" office:value-type="float" office:value="4.00882111015143" calcext:value-type="float">
            <text:p>4,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S 8538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59]*(10^(-[.D259]))" office:value-type="float" office:value="0.00578" calcext:value-type="float">
            <text:p>0,00578</text:p>
          </table:table-cell>
          <table:table-cell/>
          <table:table-cell table:formula="of:=[.E259]*(10^(-[.F259]))" office:value-type="float" office:value="0.00584" calcext:value-type="float">
            <text:p>0,00584</text:p>
          </table:table-cell>
          <table:table-cell/>
          <table:table-cell table:formula="of:=([.I259]+[.K259])/2" office:value-type="float" office:value="0.00581" calcext:value-type="float">
            <text:p>0,00581</text:p>
          </table:table-cell>
          <table:table-cell table:formula="of:=-2.5*LOG10([.M259]/[.$M$1])" office:value-type="float" office:value="2.81875169639637" calcext:value-type="float">
            <text:p>2,82</text:p>
          </table:table-cell>
          <table:table-cell table:formula="of:=-2.5*LOG10([.M259]/[.$M$7])" office:value-type="float" office:value="4.02643053404943" calcext:value-type="float">
            <text:p>4,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S 8334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0]*(10^(-[.D260]))" office:value-type="float" office:value="0.00582" calcext:value-type="float">
            <text:p>0,00582</text:p>
          </table:table-cell>
          <table:table-cell/>
          <table:table-cell table:formula="of:=[.E260]*(10^(-[.F260]))" office:value-type="float" office:value="0.00575" calcext:value-type="float">
            <text:p>0,00575</text:p>
          </table:table-cell>
          <table:table-cell/>
          <table:table-cell table:formula="of:=([.I260]+[.K260])/2" office:value-type="float" office:value="0.005785" calcext:value-type="float">
            <text:p>0,005785</text:p>
          </table:table-cell>
          <table:table-cell table:formula="of:=-2.5*LOG10([.M260]/[.$M$1])" office:value-type="float" office:value="2.82343361915277" calcext:value-type="float">
            <text:p>2,82</text:p>
          </table:table-cell>
          <table:table-cell table:formula="of:=-2.5*LOG10([.M260]/[.$M$7])" office:value-type="float" office:value="4.03111245680584" calcext:value-type="float">
            <text:p>4,0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S 8819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1]*(10^(-[.D261]))" office:value-type="float" office:value="0.00577" calcext:value-type="float">
            <text:p>0,00577</text:p>
          </table:table-cell>
          <table:table-cell/>
          <table:table-cell table:formula="of:=[.E261]*(10^(-[.F261]))" office:value-type="float" office:value="0.0058" calcext:value-type="float">
            <text:p>0,0058</text:p>
          </table:table-cell>
          <table:table-cell/>
          <table:table-cell table:formula="of:=([.I261]+[.K261])/2" office:value-type="float" office:value="0.005785" calcext:value-type="float">
            <text:p>0,005785</text:p>
          </table:table-cell>
          <table:table-cell table:formula="of:=-2.5*LOG10([.M261]/[.$M$1])" office:value-type="float" office:value="2.82343361915277" calcext:value-type="float">
            <text:p>2,82</text:p>
          </table:table-cell>
          <table:table-cell table:formula="of:=-2.5*LOG10([.M261]/[.$M$7])" office:value-type="float" office:value="4.03111245680584" calcext:value-type="float">
            <text:p>4,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S 840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2]*(10^(-[.D262]))" office:value-type="float" office:value="0.0058" calcext:value-type="float">
            <text:p>0,0058</text:p>
          </table:table-cell>
          <table:table-cell/>
          <table:table-cell table:formula="of:=[.E262]*(10^(-[.F262]))" office:value-type="float" office:value="0.0057" calcext:value-type="float">
            <text:p>0,0057</text:p>
          </table:table-cell>
          <table:table-cell/>
          <table:table-cell table:formula="of:=([.I262]+[.K262])/2" office:value-type="float" office:value="0.00575" calcext:value-type="float">
            <text:p>0,00575</text:p>
          </table:table-cell>
          <table:table-cell table:formula="of:=-2.5*LOG10([.M262]/[.$M$1])" office:value-type="float" office:value="2.83002241564812" calcext:value-type="float">
            <text:p>2,83</text:p>
          </table:table-cell>
          <table:table-cell table:formula="of:=-2.5*LOG10([.M262]/[.$M$7])" office:value-type="float" office:value="4.03770125330118" calcext:value-type="float">
            <text:p>4,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S 352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3]*(10^(-[.D263]))" office:value-type="float" office:value="0.0057" calcext:value-type="float">
            <text:p>0,0057</text:p>
          </table:table-cell>
          <table:table-cell/>
          <table:table-cell table:formula="of:=[.E263]*(10^(-[.F263]))" office:value-type="float" office:value="0.00564" calcext:value-type="float">
            <text:p>0,00564</text:p>
          </table:table-cell>
          <table:table-cell/>
          <table:table-cell table:formula="of:=([.I263]+[.K263])/2" office:value-type="float" office:value="0.00567" calcext:value-type="float">
            <text:p>0,00567</text:p>
          </table:table-cell>
          <table:table-cell table:formula="of:=-2.5*LOG10([.M263]/[.$M$1])" office:value-type="float" office:value="2.84523438013993" calcext:value-type="float">
            <text:p>2,85</text:p>
          </table:table-cell>
          <table:table-cell table:formula="of:=-2.5*LOG10([.M263]/[.$M$7])" office:value-type="float" office:value="4.05291321779299" calcext:value-type="float">
            <text:p>4,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S 4785</text:p>
          </table:table-cell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4]*(10^(-[.D264]))" office:value-type="float" office:value="0.00569" calcext:value-type="float">
            <text:p>0,00569</text:p>
          </table:table-cell>
          <table:table-cell/>
          <table:table-cell table:formula="of:=[.E264]*(10^(-[.F264]))" office:value-type="float" office:value="0.00549" calcext:value-type="float">
            <text:p>0,00549</text:p>
          </table:table-cell>
          <table:table-cell/>
          <table:table-cell table:formula="of:=([.I264]+[.K264])/2" office:value-type="float" office:value="0.00559" calcext:value-type="float">
            <text:p>0,00559</text:p>
          </table:table-cell>
          <table:table-cell table:formula="of:=-2.5*LOG10([.M264]/[.$M$1])" office:value-type="float" office:value="2.86066250765614" calcext:value-type="float">
            <text:p>2,86</text:p>
          </table:table-cell>
          <table:table-cell table:formula="of:=-2.5*LOG10([.M264]/[.$M$7])" office:value-type="float" office:value="4.0683413453092" calcext:value-type="float">
            <text:p>4,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S 271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5]*(10^(-[.D265]))" office:value-type="float" office:value="0.0055" calcext:value-type="float">
            <text:p>0,0055</text:p>
          </table:table-cell>
          <table:table-cell/>
          <table:table-cell table:formula="of:=[.E265]*(10^(-[.F265]))" office:value-type="float" office:value="0.00562" calcext:value-type="float">
            <text:p>0,00562</text:p>
          </table:table-cell>
          <table:table-cell/>
          <table:table-cell table:formula="of:=([.I265]+[.K265])/2" office:value-type="float" office:value="0.00556" calcext:value-type="float">
            <text:p>0,00556</text:p>
          </table:table-cell>
          <table:table-cell table:formula="of:=-2.5*LOG10([.M265]/[.$M$1])" office:value-type="float" office:value="2.86650504841705" calcext:value-type="float">
            <text:p>2,87</text:p>
          </table:table-cell>
          <table:table-cell table:formula="of:=-2.5*LOG10([.M265]/[.$M$7])" office:value-type="float" office:value="4.07418388607012" calcext:value-type="float">
            <text:p>4,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S 83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6]*(10^(-[.D266]))" office:value-type="float" office:value="0.00544" calcext:value-type="float">
            <text:p>0,00544</text:p>
          </table:table-cell>
          <table:table-cell/>
          <table:table-cell table:formula="of:=[.E266]*(10^(-[.F266]))" office:value-type="float" office:value="0.00557" calcext:value-type="float">
            <text:p>0,00557</text:p>
          </table:table-cell>
          <table:table-cell/>
          <table:table-cell table:formula="of:=([.I266]+[.K266])/2" office:value-type="float" office:value="0.005505" calcext:value-type="float">
            <text:p>0,005505</text:p>
          </table:table-cell>
          <table:table-cell table:formula="of:=-2.5*LOG10([.M266]/[.$M$1])" office:value-type="float" office:value="2.87729871910277" calcext:value-type="float">
            <text:p>2,88</text:p>
          </table:table-cell>
          <table:table-cell table:formula="of:=-2.5*LOG10([.M266]/[.$M$7])" office:value-type="float" office:value="4.08497755675583" calcext:value-type="float">
            <text:p>4,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S 2852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7]*(10^(-[.D267]))" office:value-type="float" office:value="0.00549" calcext:value-type="float">
            <text:p>0,00549</text:p>
          </table:table-cell>
          <table:table-cell/>
          <table:table-cell table:formula="of:=[.E267]*(10^(-[.F267]))" office:value-type="float" office:value="0.00543" calcext:value-type="float">
            <text:p>0,00543</text:p>
          </table:table-cell>
          <table:table-cell/>
          <table:table-cell table:formula="of:=([.I267]+[.K267])/2" office:value-type="float" office:value="0.00546" calcext:value-type="float">
            <text:p>0,00546</text:p>
          </table:table-cell>
          <table:table-cell table:formula="of:=-2.5*LOG10([.M267]/[.$M$1])" office:value-type="float" office:value="2.88621042061035" calcext:value-type="float">
            <text:p>2,89</text:p>
          </table:table-cell>
          <table:table-cell table:formula="of:=-2.5*LOG10([.M267]/[.$M$7])" office:value-type="float" office:value="4.09388925826342" calcext:value-type="float">
            <text:p>4,0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S 8143</text:p>
          </table:table-cell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8]*(10^(-[.D268]))" office:value-type="float" office:value="0.00551" calcext:value-type="float">
            <text:p>0,00551</text:p>
          </table:table-cell>
          <table:table-cell/>
          <table:table-cell table:formula="of:=[.E268]*(10^(-[.F268]))" office:value-type="float" office:value="0.0054" calcext:value-type="float">
            <text:p>0,0054</text:p>
          </table:table-cell>
          <table:table-cell/>
          <table:table-cell table:formula="of:=([.I268]+[.K268])/2" office:value-type="float" office:value="0.005455" calcext:value-type="float">
            <text:p>0,005455</text:p>
          </table:table-cell>
          <table:table-cell table:formula="of:=-2.5*LOG10([.M268]/[.$M$1])" office:value-type="float" office:value="2.88720514006129" calcext:value-type="float">
            <text:p>2,89</text:p>
          </table:table-cell>
          <table:table-cell table:formula="of:=-2.5*LOG10([.M268]/[.$M$7])" office:value-type="float" office:value="4.09488397771436" calcext:value-type="float">
            <text:p>4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BS 8494</text:p>
          </table:table-cell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69]*(10^(-[.D269]))" office:value-type="float" office:value="0.00551" calcext:value-type="float">
            <text:p>0,00551</text:p>
          </table:table-cell>
          <table:table-cell/>
          <table:table-cell table:formula="of:=[.E269]*(10^(-[.F269]))" office:value-type="float" office:value="0.0054" calcext:value-type="float">
            <text:p>0,0054</text:p>
          </table:table-cell>
          <table:table-cell/>
          <table:table-cell table:formula="of:=([.I269]+[.K269])/2" office:value-type="float" office:value="0.005455" calcext:value-type="float">
            <text:p>0,005455</text:p>
          </table:table-cell>
          <table:table-cell table:formula="of:=-2.5*LOG10([.M269]/[.$M$1])" office:value-type="float" office:value="2.88720514006129" calcext:value-type="float">
            <text:p>2,89</text:p>
          </table:table-cell>
          <table:table-cell table:formula="of:=-2.5*LOG10([.M269]/[.$M$7])" office:value-type="float" office:value="4.09488397771436" calcext:value-type="float">
            <text:p>4,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S 5154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0]*(10^(-[.D270]))" office:value-type="float" office:value="0.00496" calcext:value-type="float">
            <text:p>0,00496</text:p>
          </table:table-cell>
          <table:table-cell/>
          <table:table-cell table:formula="of:=[.E270]*(10^(-[.F270]))" office:value-type="float" office:value="0.00589" calcext:value-type="float">
            <text:p>0,00589</text:p>
          </table:table-cell>
          <table:table-cell/>
          <table:table-cell table:formula="of:=([.I270]+[.K270])/2" office:value-type="float" office:value="0.005425" calcext:value-type="float">
            <text:p>0,005425</text:p>
          </table:table-cell>
          <table:table-cell table:formula="of:=-2.5*LOG10([.M270]/[.$M$1])" office:value-type="float" office:value="2.89319267107078" calcext:value-type="float">
            <text:p>2,89</text:p>
          </table:table-cell>
          <table:table-cell table:formula="of:=-2.5*LOG10([.M270]/[.$M$7])" office:value-type="float" office:value="4.10087150872384" calcext:value-type="float">
            <text:p>4,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S 84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1]*(10^(-[.D271]))" office:value-type="float" office:value="0.00544" calcext:value-type="float">
            <text:p>0,00544</text:p>
          </table:table-cell>
          <table:table-cell/>
          <table:table-cell table:formula="of:=[.E271]*(10^(-[.F271]))" office:value-type="float" office:value="0.00539" calcext:value-type="float">
            <text:p>0,00539</text:p>
          </table:table-cell>
          <table:table-cell/>
          <table:table-cell table:formula="of:=([.I271]+[.K271])/2" office:value-type="float" office:value="0.005415" calcext:value-type="float">
            <text:p>0,005415</text:p>
          </table:table-cell>
          <table:table-cell table:formula="of:=-2.5*LOG10([.M271]/[.$M$1])" office:value-type="float" office:value="2.89519587496885" calcext:value-type="float">
            <text:p>2,90</text:p>
          </table:table-cell>
          <table:table-cell table:formula="of:=-2.5*LOG10([.M271]/[.$M$7])" office:value-type="float" office:value="4.10287471262191" calcext:value-type="float">
            <text:p>4,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S 4983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2]*(10^(-[.D272]))" office:value-type="float" office:value="0.00544" calcext:value-type="float">
            <text:p>0,00544</text:p>
          </table:table-cell>
          <table:table-cell/>
          <table:table-cell table:formula="of:=[.E272]*(10^(-[.F272]))" office:value-type="float" office:value="0.00535" calcext:value-type="float">
            <text:p>0,00535</text:p>
          </table:table-cell>
          <table:table-cell/>
          <table:table-cell table:formula="of:=([.I272]+[.K272])/2" office:value-type="float" office:value="0.005395" calcext:value-type="float">
            <text:p>0,005395</text:p>
          </table:table-cell>
          <table:table-cell table:formula="of:=-2.5*LOG10([.M272]/[.$M$1])" office:value-type="float" office:value="2.89921340482487" calcext:value-type="float">
            <text:p>2,90</text:p>
          </table:table-cell>
          <table:table-cell table:formula="of:=-2.5*LOG10([.M272]/[.$M$7])" office:value-type="float" office:value="4.10689224247794" calcext:value-type="float">
            <text:p>4,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S 6484/5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3]*(10^(-[.D273]))" office:value-type="float" office:value="0.00544" calcext:value-type="float">
            <text:p>0,00544</text:p>
          </table:table-cell>
          <table:table-cell/>
          <table:table-cell table:formula="of:=[.E273]*(10^(-[.F273]))" office:value-type="float" office:value="0.00535" calcext:value-type="float">
            <text:p>0,00535</text:p>
          </table:table-cell>
          <table:table-cell/>
          <table:table-cell table:formula="of:=([.I273]+[.K273])/2" office:value-type="float" office:value="0.005395" calcext:value-type="float">
            <text:p>0,005395</text:p>
          </table:table-cell>
          <table:table-cell table:formula="of:=-2.5*LOG10([.M273]/[.$M$1])" office:value-type="float" office:value="2.89921340482487" calcext:value-type="float">
            <text:p>2,90</text:p>
          </table:table-cell>
          <table:table-cell table:formula="of:=-2.5*LOG10([.M273]/[.$M$7])" office:value-type="float" office:value="4.10689224247794" calcext:value-type="float">
            <text:p>4,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S 1387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4]*(10^(-[.D274]))" office:value-type="float" office:value="0.00543" calcext:value-type="float">
            <text:p>0,00543</text:p>
          </table:table-cell>
          <table:table-cell/>
          <table:table-cell table:formula="of:=[.E274]*(10^(-[.F274]))" office:value-type="float" office:value="0.00535" calcext:value-type="float">
            <text:p>0,00535</text:p>
          </table:table-cell>
          <table:table-cell/>
          <table:table-cell table:formula="of:=([.I274]+[.K274])/2" office:value-type="float" office:value="0.00539" calcext:value-type="float">
            <text:p>0,00539</text:p>
          </table:table-cell>
          <table:table-cell table:formula="of:=-2.5*LOG10([.M274]/[.$M$1])" office:value-type="float" office:value="2.90022011440535" calcext:value-type="float">
            <text:p>2,90</text:p>
          </table:table-cell>
          <table:table-cell table:formula="of:=-2.5*LOG10([.M274]/[.$M$7])" office:value-type="float" office:value="4.10789895205841" calcext:value-type="float">
            <text:p>4,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S 1392</text:p>
          </table:table-cell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5]*(10^(-[.D275]))" office:value-type="float" office:value="0.00538" calcext:value-type="float">
            <text:p>0,00538</text:p>
          </table:table-cell>
          <table:table-cell/>
          <table:table-cell table:formula="of:=[.E275]*(10^(-[.F275]))" office:value-type="float" office:value="0.00529" calcext:value-type="float">
            <text:p>0,00529</text:p>
          </table:table-cell>
          <table:table-cell/>
          <table:table-cell table:formula="of:=([.I275]+[.K275])/2" office:value-type="float" office:value="0.005335" calcext:value-type="float">
            <text:p>0,005335</text:p>
          </table:table-cell>
          <table:table-cell table:formula="of:=-2.5*LOG10([.M275]/[.$M$1])" office:value-type="float" office:value="2.91135596797097" calcext:value-type="float">
            <text:p>2,91</text:p>
          </table:table-cell>
          <table:table-cell table:formula="of:=-2.5*LOG10([.M275]/[.$M$7])" office:value-type="float" office:value="4.11903480562404" calcext:value-type="float">
            <text:p>4,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S 4386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6]*(10^(-[.D276]))" office:value-type="float" office:value="0.00542" calcext:value-type="float">
            <text:p>0,00542</text:p>
          </table:table-cell>
          <table:table-cell/>
          <table:table-cell table:formula="of:=[.E276]*(10^(-[.F276]))" office:value-type="float" office:value="0.00523" calcext:value-type="float">
            <text:p>0,00523</text:p>
          </table:table-cell>
          <table:table-cell/>
          <table:table-cell table:formula="of:=([.I276]+[.K276])/2" office:value-type="float" office:value="0.005325" calcext:value-type="float">
            <text:p>0,005325</text:p>
          </table:table-cell>
          <table:table-cell table:formula="of:=-2.5*LOG10([.M276]/[.$M$1])" office:value-type="float" office:value="2.91339299709526" calcext:value-type="float">
            <text:p>2,91</text:p>
          </table:table-cell>
          <table:table-cell table:formula="of:=-2.5*LOG10([.M276]/[.$M$7])" office:value-type="float" office:value="4.12107183474832" calcext:value-type="float">
            <text:p>4,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BS 8976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7]*(10^(-[.D277]))" office:value-type="float" office:value="0.00536" calcext:value-type="float">
            <text:p>0,00536</text:p>
          </table:table-cell>
          <table:table-cell/>
          <table:table-cell table:formula="of:=[.E277]*(10^(-[.F277]))" office:value-type="float" office:value="0.00523" calcext:value-type="float">
            <text:p>0,00523</text:p>
          </table:table-cell>
          <table:table-cell/>
          <table:table-cell table:formula="of:=([.I277]+[.K277])/2" office:value-type="float" office:value="0.005295" calcext:value-type="float">
            <text:p>0,005295</text:p>
          </table:table-cell>
          <table:table-cell table:formula="of:=-2.5*LOG10([.M277]/[.$M$1])" office:value-type="float" office:value="2.91952711626343" calcext:value-type="float">
            <text:p>2,92</text:p>
          </table:table-cell>
          <table:table-cell table:formula="of:=-2.5*LOG10([.M277]/[.$M$7])" office:value-type="float" office:value="4.1272059539165" calcext:value-type="float">
            <text:p>4,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S 2864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8]*(10^(-[.D278]))" office:value-type="float" office:value="0.00521" calcext:value-type="float">
            <text:p>0,00521</text:p>
          </table:table-cell>
          <table:table-cell/>
          <table:table-cell table:formula="of:=[.E278]*(10^(-[.F278]))" office:value-type="float" office:value="0.00533" calcext:value-type="float">
            <text:p>0,00533</text:p>
          </table:table-cell>
          <table:table-cell/>
          <table:table-cell table:formula="of:=([.I278]+[.K278])/2" office:value-type="float" office:value="0.00527" calcext:value-type="float">
            <text:p>0,00527</text:p>
          </table:table-cell>
          <table:table-cell table:formula="of:=-2.5*LOG10([.M278]/[.$M$1])" office:value-type="float" office:value="2.92466548934083" calcext:value-type="float">
            <text:p>2,92</text:p>
          </table:table-cell>
          <table:table-cell table:formula="of:=-2.5*LOG10([.M278]/[.$M$7])" office:value-type="float" office:value="4.13234432699389" calcext:value-type="float">
            <text:p>4,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S 8923</text:p>
          </table:table-cell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79]*(10^(-[.D279]))" office:value-type="float" office:value="0.00526" calcext:value-type="float">
            <text:p>0,00526</text:p>
          </table:table-cell>
          <table:table-cell/>
          <table:table-cell table:formula="of:=[.E279]*(10^(-[.F279]))" office:value-type="float" office:value="0.00523" calcext:value-type="float">
            <text:p>0,00523</text:p>
          </table:table-cell>
          <table:table-cell/>
          <table:table-cell table:formula="of:=([.I279]+[.K279])/2" office:value-type="float" office:value="0.005245" calcext:value-type="float">
            <text:p>0,005245</text:p>
          </table:table-cell>
          <table:table-cell table:formula="of:=-2.5*LOG10([.M279]/[.$M$1])" office:value-type="float" office:value="2.92982829604825" calcext:value-type="float">
            <text:p>2,93</text:p>
          </table:table-cell>
          <table:table-cell table:formula="of:=-2.5*LOG10([.M279]/[.$M$7])" office:value-type="float" office:value="4.13750713370132" calcext:value-type="float">
            <text:p>4,1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S 6707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0]*(10^(-[.D280]))" office:value-type="float" office:value="0.00528" calcext:value-type="float">
            <text:p>0,00528</text:p>
          </table:table-cell>
          <table:table-cell/>
          <table:table-cell table:formula="of:=[.E280]*(10^(-[.F280]))" office:value-type="float" office:value="0.0052" calcext:value-type="float">
            <text:p>0,0052</text:p>
          </table:table-cell>
          <table:table-cell/>
          <table:table-cell table:formula="of:=([.I280]+[.K280])/2" office:value-type="float" office:value="0.00524" calcext:value-type="float">
            <text:p>0,00524</text:p>
          </table:table-cell>
          <table:table-cell table:formula="of:=-2.5*LOG10([.M280]/[.$M$1])" office:value-type="float" office:value="2.93086380991288" calcext:value-type="float">
            <text:p>2,93</text:p>
          </table:table-cell>
          <table:table-cell table:formula="of:=-2.5*LOG10([.M280]/[.$M$7])" office:value-type="float" office:value="4.13854264756594" calcext:value-type="float">
            <text:p>4,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S 813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1]*(10^(-[.D281]))" office:value-type="float" office:value="0.00529" calcext:value-type="float">
            <text:p>0,00529</text:p>
          </table:table-cell>
          <table:table-cell/>
          <table:table-cell table:formula="of:=[.E281]*(10^(-[.F281]))" office:value-type="float" office:value="0.00519" calcext:value-type="float">
            <text:p>0,00519</text:p>
          </table:table-cell>
          <table:table-cell/>
          <table:table-cell table:formula="of:=([.I281]+[.K281])/2" office:value-type="float" office:value="0.00524" calcext:value-type="float">
            <text:p>0,00524</text:p>
          </table:table-cell>
          <table:table-cell table:formula="of:=-2.5*LOG10([.M281]/[.$M$1])" office:value-type="float" office:value="2.93086380991288" calcext:value-type="float">
            <text:p>2,93</text:p>
          </table:table-cell>
          <table:table-cell table:formula="of:=-2.5*LOG10([.M281]/[.$M$7])" office:value-type="float" office:value="4.13854264756594" calcext:value-type="float">
            <text:p>4,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S 199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2]*(10^(-[.D282]))" office:value-type="float" office:value="0.00525" calcext:value-type="float">
            <text:p>0,00525</text:p>
          </table:table-cell>
          <table:table-cell/>
          <table:table-cell table:formula="of:=[.E282]*(10^(-[.F282]))" office:value-type="float" office:value="0.00519" calcext:value-type="float">
            <text:p>0,00519</text:p>
          </table:table-cell>
          <table:table-cell/>
          <table:table-cell table:formula="of:=([.I282]+[.K282])/2" office:value-type="float" office:value="0.00522" calcext:value-type="float">
            <text:p>0,00522</text:p>
          </table:table-cell>
          <table:table-cell table:formula="of:=-2.5*LOG10([.M282]/[.$M$1])" office:value-type="float" office:value="2.93501576986654" calcext:value-type="float">
            <text:p>2,94</text:p>
          </table:table-cell>
          <table:table-cell table:formula="of:=-2.5*LOG10([.M282]/[.$M$7])" office:value-type="float" office:value="4.1426946075196" calcext:value-type="float">
            <text:p>4,1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BS 7850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3]*(10^(-[.D283]))" office:value-type="float" office:value="0.00524" calcext:value-type="float">
            <text:p>0,00524</text:p>
          </table:table-cell>
          <table:table-cell/>
          <table:table-cell table:formula="of:=[.E283]*(10^(-[.F283]))" office:value-type="float" office:value="0.00514" calcext:value-type="float">
            <text:p>0,00514</text:p>
          </table:table-cell>
          <table:table-cell/>
          <table:table-cell table:formula="of:=([.I283]+[.K283])/2" office:value-type="float" office:value="0.00519" calcext:value-type="float">
            <text:p>0,00519</text:p>
          </table:table-cell>
          <table:table-cell table:formula="of:=-2.5*LOG10([.M283]/[.$M$1])" office:value-type="float" office:value="2.94127363275105" calcext:value-type="float">
            <text:p>2,94</text:p>
          </table:table-cell>
          <table:table-cell table:formula="of:=-2.5*LOG10([.M283]/[.$M$7])" office:value-type="float" office:value="4.14895247040412" calcext:value-type="float">
            <text:p>4,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S 6168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4]*(10^(-[.D284]))" office:value-type="float" office:value="0.0052" calcext:value-type="float">
            <text:p>0,0052</text:p>
          </table:table-cell>
          <table:table-cell/>
          <table:table-cell table:formula="of:=[.E284]*(10^(-[.F284]))" office:value-type="float" office:value="0.00508" calcext:value-type="float">
            <text:p>0,00508</text:p>
          </table:table-cell>
          <table:table-cell/>
          <table:table-cell table:formula="of:=([.I284]+[.K284])/2" office:value-type="float" office:value="0.00514" calcext:value-type="float">
            <text:p>0,00514</text:p>
          </table:table-cell>
          <table:table-cell table:formula="of:=-2.5*LOG10([.M284]/[.$M$1])" office:value-type="float" office:value="2.951784229884" calcext:value-type="float">
            <text:p>2,95</text:p>
          </table:table-cell>
          <table:table-cell table:formula="of:=-2.5*LOG10([.M284]/[.$M$7])" office:value-type="float" office:value="4.15946306753707" calcext:value-type="float">
            <text:p>4,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S 8075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5]*(10^(-[.D285]))" office:value-type="float" office:value="0.00518" calcext:value-type="float">
            <text:p>0,00518</text:p>
          </table:table-cell>
          <table:table-cell/>
          <table:table-cell table:formula="of:=[.E285]*(10^(-[.F285]))" office:value-type="float" office:value="0.00503" calcext:value-type="float">
            <text:p>0,00503</text:p>
          </table:table-cell>
          <table:table-cell/>
          <table:table-cell table:formula="of:=([.I285]+[.K285])/2" office:value-type="float" office:value="0.005105" calcext:value-type="float">
            <text:p>0,005105</text:p>
          </table:table-cell>
          <table:table-cell table:formula="of:=-2.5*LOG10([.M285]/[.$M$1])" office:value-type="float" office:value="2.95920266131487" calcext:value-type="float">
            <text:p>2,96</text:p>
          </table:table-cell>
          <table:table-cell table:formula="of:=-2.5*LOG10([.M285]/[.$M$7])" office:value-type="float" office:value="4.16688149896794" calcext:value-type="float">
            <text:p>4,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S 9064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6]*(10^(-[.D286]))" office:value-type="float" office:value="0.00443" calcext:value-type="float">
            <text:p>0,00443</text:p>
          </table:table-cell>
          <table:table-cell/>
          <table:table-cell table:formula="of:=[.E286]*(10^(-[.F286]))" office:value-type="float" office:value="0.00578" calcext:value-type="float">
            <text:p>0,00578</text:p>
          </table:table-cell>
          <table:table-cell/>
          <table:table-cell table:formula="of:=([.I286]+[.K286])/2" office:value-type="float" office:value="0.005105" calcext:value-type="float">
            <text:p>0,005105</text:p>
          </table:table-cell>
          <table:table-cell table:formula="of:=-2.5*LOG10([.M286]/[.$M$1])" office:value-type="float" office:value="2.95920266131487" calcext:value-type="float">
            <text:p>2,96</text:p>
          </table:table-cell>
          <table:table-cell table:formula="of:=-2.5*LOG10([.M286]/[.$M$7])" office:value-type="float" office:value="4.16688149896794" calcext:value-type="float">
            <text:p>4,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S 878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7]*(10^(-[.D287]))" office:value-type="float" office:value="0.00512" calcext:value-type="float">
            <text:p>0,00512</text:p>
          </table:table-cell>
          <table:table-cell/>
          <table:table-cell table:formula="of:=[.E287]*(10^(-[.F287]))" office:value-type="float" office:value="0.00508" calcext:value-type="float">
            <text:p>0,00508</text:p>
          </table:table-cell>
          <table:table-cell/>
          <table:table-cell table:formula="of:=([.I287]+[.K287])/2" office:value-type="float" office:value="0.0051" calcext:value-type="float">
            <text:p>0,0051</text:p>
          </table:table-cell>
          <table:table-cell table:formula="of:=-2.5*LOG10([.M287]/[.$M$1])" office:value-type="float" office:value="2.96026658712735" calcext:value-type="float">
            <text:p>2,96</text:p>
          </table:table-cell>
          <table:table-cell table:formula="of:=-2.5*LOG10([.M287]/[.$M$7])" office:value-type="float" office:value="4.16794542478042" calcext:value-type="float">
            <text:p>4,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S 8905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8]*(10^(-[.D288]))" office:value-type="float" office:value="0.0051" calcext:value-type="float">
            <text:p>0,0051</text:p>
          </table:table-cell>
          <table:table-cell/>
          <table:table-cell table:formula="of:=[.E288]*(10^(-[.F288]))" office:value-type="float" office:value="0.00503" calcext:value-type="float">
            <text:p>0,00503</text:p>
          </table:table-cell>
          <table:table-cell/>
          <table:table-cell table:formula="of:=([.I288]+[.K288])/2" office:value-type="float" office:value="0.005065" calcext:value-type="float">
            <text:p>0,005065</text:p>
          </table:table-cell>
          <table:table-cell table:formula="of:=-2.5*LOG10([.M288]/[.$M$1])" office:value-type="float" office:value="2.96774340313145" calcext:value-type="float">
            <text:p>2,97</text:p>
          </table:table-cell>
          <table:table-cell table:formula="of:=-2.5*LOG10([.M288]/[.$M$7])" office:value-type="float" office:value="4.17542224078451" calcext:value-type="float">
            <text:p>4,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S 5868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89]*(10^(-[.D289]))" office:value-type="float" office:value="0.00509" calcext:value-type="float">
            <text:p>0,00509</text:p>
          </table:table-cell>
          <table:table-cell/>
          <table:table-cell table:formula="of:=[.E289]*(10^(-[.F289]))" office:value-type="float" office:value="0.00501" calcext:value-type="float">
            <text:p>0,00501</text:p>
          </table:table-cell>
          <table:table-cell/>
          <table:table-cell table:formula="of:=([.I289]+[.K289])/2" office:value-type="float" office:value="0.00505" calcext:value-type="float">
            <text:p>0,00505</text:p>
          </table:table-cell>
          <table:table-cell table:formula="of:=-2.5*LOG10([.M289]/[.$M$1])" office:value-type="float" office:value="2.97096358207554" calcext:value-type="float">
            <text:p>2,97</text:p>
          </table:table-cell>
          <table:table-cell table:formula="of:=-2.5*LOG10([.M289]/[.$M$7])" office:value-type="float" office:value="4.17864241972861" calcext:value-type="float">
            <text:p>4,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S 8123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0]*(10^(-[.D290]))" office:value-type="float" office:value="0.00497" calcext:value-type="float">
            <text:p>0,00497</text:p>
          </table:table-cell>
          <table:table-cell/>
          <table:table-cell table:formula="of:=[.E290]*(10^(-[.F290]))" office:value-type="float" office:value="0.00493" calcext:value-type="float">
            <text:p>0,00493</text:p>
          </table:table-cell>
          <table:table-cell/>
          <table:table-cell table:formula="of:=([.I290]+[.K290])/2" office:value-type="float" office:value="0.00495" calcext:value-type="float">
            <text:p>0,00495</text:p>
          </table:table-cell>
          <table:table-cell table:formula="of:=-2.5*LOG10([.M290]/[.$M$1])" office:value-type="float" office:value="2.99267903003827" calcext:value-type="float">
            <text:p>2,99</text:p>
          </table:table-cell>
          <table:table-cell table:formula="of:=-2.5*LOG10([.M290]/[.$M$7])" office:value-type="float" office:value="4.20035786769134" calcext:value-type="float">
            <text:p>4,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S 2714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1]*(10^(-[.D291]))" office:value-type="float" office:value="0.00501" calcext:value-type="float">
            <text:p>0,00501</text:p>
          </table:table-cell>
          <table:table-cell/>
          <table:table-cell table:formula="of:=[.E291]*(10^(-[.F291]))" office:value-type="float" office:value="0.00487" calcext:value-type="float">
            <text:p>0,00487</text:p>
          </table:table-cell>
          <table:table-cell/>
          <table:table-cell table:formula="of:=([.I291]+[.K291])/2" office:value-type="float" office:value="0.00494" calcext:value-type="float">
            <text:p>0,00494</text:p>
          </table:table-cell>
          <table:table-cell table:formula="of:=-2.5*LOG10([.M291]/[.$M$1])" office:value-type="float" office:value="2.99487465506308" calcext:value-type="float">
            <text:p>2,99</text:p>
          </table:table-cell>
          <table:table-cell table:formula="of:=-2.5*LOG10([.M291]/[.$M$7])" office:value-type="float" office:value="4.20255349271614" calcext:value-type="float">
            <text:p>4,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S 3410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2]*(10^(-[.D292]))" office:value-type="float" office:value="0.00502" calcext:value-type="float">
            <text:p>0,00502</text:p>
          </table:table-cell>
          <table:table-cell/>
          <table:table-cell table:formula="of:=[.E292]*(10^(-[.F292]))" office:value-type="float" office:value="0.00485" calcext:value-type="float">
            <text:p>0,00485</text:p>
          </table:table-cell>
          <table:table-cell/>
          <table:table-cell table:formula="of:=([.I292]+[.K292])/2" office:value-type="float" office:value="0.004935" calcext:value-type="float">
            <text:p>0,004935</text:p>
          </table:table-cell>
          <table:table-cell table:formula="of:=-2.5*LOG10([.M292]/[.$M$1])" office:value-type="float" office:value="2.99597413485805" calcext:value-type="float">
            <text:p>3,00</text:p>
          </table:table-cell>
          <table:table-cell table:formula="of:=-2.5*LOG10([.M292]/[.$M$7])" office:value-type="float" office:value="4.20365297251112" calcext:value-type="float">
            <text:p>4,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S 2657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3]*(10^(-[.D293]))" office:value-type="float" office:value="0.00494" calcext:value-type="float">
            <text:p>0,00494</text:p>
          </table:table-cell>
          <table:table-cell/>
          <table:table-cell table:formula="of:=[.E293]*(10^(-[.F293]))" office:value-type="float" office:value="0.00481" calcext:value-type="float">
            <text:p>0,00481</text:p>
          </table:table-cell>
          <table:table-cell/>
          <table:table-cell table:formula="of:=([.I293]+[.K293])/2" office:value-type="float" office:value="0.004875" calcext:value-type="float">
            <text:p>0,004875</text:p>
          </table:table-cell>
          <table:table-cell table:formula="of:=-2.5*LOG10([.M293]/[.$M$1])" office:value-type="float" office:value="3.0092554772858" calcext:value-type="float">
            <text:p>3,01</text:p>
          </table:table-cell>
          <table:table-cell table:formula="of:=-2.5*LOG10([.M293]/[.$M$7])" office:value-type="float" office:value="4.21693431493887" calcext:value-type="float">
            <text:p>4,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S 1389</text:p>
          </table:table-cell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4]*(10^(-[.D294]))" office:value-type="float" office:value="0.00492" calcext:value-type="float">
            <text:p>0,00492</text:p>
          </table:table-cell>
          <table:table-cell/>
          <table:table-cell table:formula="of:=[.E294]*(10^(-[.F294]))" office:value-type="float" office:value="0.00482" calcext:value-type="float">
            <text:p>0,00482</text:p>
          </table:table-cell>
          <table:table-cell/>
          <table:table-cell table:formula="of:=([.I294]+[.K294])/2" office:value-type="float" office:value="0.00487" calcext:value-type="float">
            <text:p>0,00487</text:p>
          </table:table-cell>
          <table:table-cell table:formula="of:=-2.5*LOG10([.M294]/[.$M$1])" office:value-type="float" office:value="3.01036962433561" calcext:value-type="float">
            <text:p>3,01</text:p>
          </table:table-cell>
          <table:table-cell table:formula="of:=-2.5*LOG10([.M294]/[.$M$7])" office:value-type="float" office:value="4.21804846198867" calcext:value-type="float">
            <text:p>4,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S 7995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5]*(10^(-[.D295]))" office:value-type="float" office:value="0.00488" calcext:value-type="float">
            <text:p>0,00488</text:p>
          </table:table-cell>
          <table:table-cell/>
          <table:table-cell table:formula="of:=[.E295]*(10^(-[.F295]))" office:value-type="float" office:value="0.00485" calcext:value-type="float">
            <text:p>0,00485</text:p>
          </table:table-cell>
          <table:table-cell/>
          <table:table-cell table:formula="of:=([.I295]+[.K295])/2" office:value-type="float" office:value="0.004865" calcext:value-type="float">
            <text:p>0,004865</text:p>
          </table:table-cell>
          <table:table-cell table:formula="of:=-2.5*LOG10([.M295]/[.$M$1])" office:value-type="float" office:value="3.01148491586127" calcext:value-type="float">
            <text:p>3,01</text:p>
          </table:table-cell>
          <table:table-cell table:formula="of:=-2.5*LOG10([.M295]/[.$M$7])" office:value-type="float" office:value="4.21916375351433" calcext:value-type="float">
            <text:p>4,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 45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6]*(10^(-[.D296]))" office:value-type="float" office:value="0.00443" calcext:value-type="float">
            <text:p>0,00443</text:p>
          </table:table-cell>
          <table:table-cell/>
          <table:table-cell table:formula="of:=[.E296]*(10^(-[.F296]))" office:value-type="float" office:value="0.00529" calcext:value-type="float">
            <text:p>0,00529</text:p>
          </table:table-cell>
          <table:table-cell/>
          <table:table-cell table:formula="of:=([.I296]+[.K296])/2" office:value-type="float" office:value="0.00486" calcext:value-type="float">
            <text:p>0,00486</text:p>
          </table:table-cell>
          <table:table-cell table:formula="of:=-2.5*LOG10([.M296]/[.$M$1])" office:value-type="float" office:value="3.01260135421646" calcext:value-type="float">
            <text:p>3,01</text:p>
          </table:table-cell>
          <table:table-cell table:formula="of:=-2.5*LOG10([.M296]/[.$M$7])" office:value-type="float" office:value="4.22028019186953" calcext:value-type="float">
            <text:p>4,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S 5351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7]*(10^(-[.D297]))" office:value-type="float" office:value="0.00491" calcext:value-type="float">
            <text:p>0,00491</text:p>
          </table:table-cell>
          <table:table-cell/>
          <table:table-cell table:formula="of:=[.E297]*(10^(-[.F297]))" office:value-type="float" office:value="0.0048" calcext:value-type="float">
            <text:p>0,0048</text:p>
          </table:table-cell>
          <table:table-cell/>
          <table:table-cell table:formula="of:=([.I297]+[.K297])/2" office:value-type="float" office:value="0.004855" calcext:value-type="float">
            <text:p>0,004855</text:p>
          </table:table-cell>
          <table:table-cell table:formula="of:=-2.5*LOG10([.M297]/[.$M$1])" office:value-type="float" office:value="3.01371894176213" calcext:value-type="float">
            <text:p>3,01</text:p>
          </table:table-cell>
          <table:table-cell table:formula="of:=-2.5*LOG10([.M297]/[.$M$7])" office:value-type="float" office:value="4.2213977794152" calcext:value-type="float">
            <text:p>4,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S 2506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8]*(10^(-[.D298]))" office:value-type="float" office:value="0.00384" calcext:value-type="float">
            <text:p>0,00384</text:p>
          </table:table-cell>
          <table:table-cell/>
          <table:table-cell table:formula="of:=[.E298]*(10^(-[.F298]))" office:value-type="float" office:value="0.00586" calcext:value-type="float">
            <text:p>0,00586</text:p>
          </table:table-cell>
          <table:table-cell/>
          <table:table-cell table:formula="of:=([.I298]+[.K298])/2" office:value-type="float" office:value="0.00485" calcext:value-type="float">
            <text:p>0,00485</text:p>
          </table:table-cell>
          <table:table-cell table:formula="of:=-2.5*LOG10([.M298]/[.$M$1])" office:value-type="float" office:value="3.01483768086653" calcext:value-type="float">
            <text:p>3,01</text:p>
          </table:table-cell>
          <table:table-cell table:formula="of:=-2.5*LOG10([.M298]/[.$M$7])" office:value-type="float" office:value="4.2225165185196" calcext:value-type="float">
            <text:p>4,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S 2298/9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299]*(10^(-[.D299]))" office:value-type="float" office:value="0.00489" calcext:value-type="float">
            <text:p>0,00489</text:p>
          </table:table-cell>
          <table:table-cell/>
          <table:table-cell table:formula="of:=[.E299]*(10^(-[.F299]))" office:value-type="float" office:value="0.0048" calcext:value-type="float">
            <text:p>0,0048</text:p>
          </table:table-cell>
          <table:table-cell/>
          <table:table-cell table:formula="of:=([.I299]+[.K299])/2" office:value-type="float" office:value="0.004845" calcext:value-type="float">
            <text:p>0,004845</text:p>
          </table:table-cell>
          <table:table-cell table:formula="of:=-2.5*LOG10([.M299]/[.$M$1])" office:value-type="float" office:value="3.01595757390523" calcext:value-type="float">
            <text:p>3,02</text:p>
          </table:table-cell>
          <table:table-cell table:formula="of:=-2.5*LOG10([.M299]/[.$M$7])" office:value-type="float" office:value="4.2236364115583" calcext:value-type="float">
            <text:p>4,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S 1560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0]*(10^(-[.D300]))" office:value-type="float" office:value="0.00488" calcext:value-type="float">
            <text:p>0,00488</text:p>
          </table:table-cell>
          <table:table-cell/>
          <table:table-cell table:formula="of:=[.E300]*(10^(-[.F300]))" office:value-type="float" office:value="0.0048" calcext:value-type="float">
            <text:p>0,0048</text:p>
          </table:table-cell>
          <table:table-cell/>
          <table:table-cell table:formula="of:=([.I300]+[.K300])/2" office:value-type="float" office:value="0.00484" calcext:value-type="float">
            <text:p>0,00484</text:p>
          </table:table-cell>
          <table:table-cell table:formula="of:=-2.5*LOG10([.M300]/[.$M$1])" office:value-type="float" office:value="3.01707862326116" calcext:value-type="float">
            <text:p>3,02</text:p>
          </table:table-cell>
          <table:table-cell table:formula="of:=-2.5*LOG10([.M300]/[.$M$7])" office:value-type="float" office:value="4.22475746091423" calcext:value-type="float">
            <text:p>4,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S 5903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1]*(10^(-[.D301]))" office:value-type="float" office:value="0.00488" calcext:value-type="float">
            <text:p>0,00488</text:p>
          </table:table-cell>
          <table:table-cell/>
          <table:table-cell table:formula="of:=[.E301]*(10^(-[.F301]))" office:value-type="float" office:value="0.0048" calcext:value-type="float">
            <text:p>0,0048</text:p>
          </table:table-cell>
          <table:table-cell/>
          <table:table-cell table:formula="of:=([.I301]+[.K301])/2" office:value-type="float" office:value="0.00484" calcext:value-type="float">
            <text:p>0,00484</text:p>
          </table:table-cell>
          <table:table-cell table:formula="of:=-2.5*LOG10([.M301]/[.$M$1])" office:value-type="float" office:value="3.01707862326116" calcext:value-type="float">
            <text:p>3,02</text:p>
          </table:table-cell>
          <table:table-cell table:formula="of:=-2.5*LOG10([.M301]/[.$M$7])" office:value-type="float" office:value="4.22475746091423" calcext:value-type="float">
            <text:p>4,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S 7138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2]*(10^(-[.D302]))" office:value-type="float" office:value="0.00485" calcext:value-type="float">
            <text:p>0,00485</text:p>
          </table:table-cell>
          <table:table-cell/>
          <table:table-cell table:formula="of:=[.E302]*(10^(-[.F302]))" office:value-type="float" office:value="0.00483" calcext:value-type="float">
            <text:p>0,00483</text:p>
          </table:table-cell>
          <table:table-cell/>
          <table:table-cell table:formula="of:=([.I302]+[.K302])/2" office:value-type="float" office:value="0.00484" calcext:value-type="float">
            <text:p>0,00484</text:p>
          </table:table-cell>
          <table:table-cell table:formula="of:=-2.5*LOG10([.M302]/[.$M$1])" office:value-type="float" office:value="3.01707862326116" calcext:value-type="float">
            <text:p>3,02</text:p>
          </table:table-cell>
          <table:table-cell table:formula="of:=-2.5*LOG10([.M302]/[.$M$7])" office:value-type="float" office:value="4.22475746091423" calcext:value-type="float">
            <text:p>4,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S 335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3]*(10^(-[.D303]))" office:value-type="float" office:value="0.00487" calcext:value-type="float">
            <text:p>0,00487</text:p>
          </table:table-cell>
          <table:table-cell/>
          <table:table-cell table:formula="of:=[.E303]*(10^(-[.F303]))" office:value-type="float" office:value="0.00475" calcext:value-type="float">
            <text:p>0,00475</text:p>
          </table:table-cell>
          <table:table-cell/>
          <table:table-cell table:formula="of:=([.I303]+[.K303])/2" office:value-type="float" office:value="0.00481" calcext:value-type="float">
            <text:p>0,00481</text:p>
          </table:table-cell>
          <table:table-cell table:formula="of:=-2.5*LOG10([.M303]/[.$M$1])" office:value-type="float" office:value="3.02382933643761" calcext:value-type="float">
            <text:p>3,02</text:p>
          </table:table-cell>
          <table:table-cell table:formula="of:=-2.5*LOG10([.M303]/[.$M$7])" office:value-type="float" office:value="4.23150817409068" calcext:value-type="float">
            <text:p>4,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S 104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4]*(10^(-[.D304]))" office:value-type="float" office:value="0.00481" calcext:value-type="float">
            <text:p>0,00481</text:p>
          </table:table-cell>
          <table:table-cell/>
          <table:table-cell table:formula="of:=[.E304]*(10^(-[.F304]))" office:value-type="float" office:value="0.00481" calcext:value-type="float">
            <text:p>0,00481</text:p>
          </table:table-cell>
          <table:table-cell/>
          <table:table-cell table:formula="of:=([.I304]+[.K304])/2" office:value-type="float" office:value="0.00481" calcext:value-type="float">
            <text:p>0,00481</text:p>
          </table:table-cell>
          <table:table-cell table:formula="of:=-2.5*LOG10([.M304]/[.$M$1])" office:value-type="float" office:value="3.02382933643761" calcext:value-type="float">
            <text:p>3,02</text:p>
          </table:table-cell>
          <table:table-cell table:formula="of:=-2.5*LOG10([.M304]/[.$M$7])" office:value-type="float" office:value="4.23150817409068" calcext:value-type="float">
            <text:p>4,2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BS 8309/1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5]*(10^(-[.D305]))" office:value-type="float" office:value="0.0048" calcext:value-type="float">
            <text:p>0,0048</text:p>
          </table:table-cell>
          <table:table-cell/>
          <table:table-cell table:formula="of:=[.E305]*(10^(-[.F305]))" office:value-type="float" office:value="0.00478" calcext:value-type="float">
            <text:p>0,00478</text:p>
          </table:table-cell>
          <table:table-cell/>
          <table:table-cell table:formula="of:=([.I305]+[.K305])/2" office:value-type="float" office:value="0.00479" calcext:value-type="float">
            <text:p>0,00479</text:p>
          </table:table-cell>
          <table:table-cell table:formula="of:=-2.5*LOG10([.M305]/[.$M$1])" office:value-type="float" office:value="3.02835324383579" calcext:value-type="float">
            <text:p>3,03</text:p>
          </table:table-cell>
          <table:table-cell table:formula="of:=-2.5*LOG10([.M305]/[.$M$7])" office:value-type="float" office:value="4.23603208148885" calcext:value-type="float">
            <text:p>4,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S 1261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6]*(10^(-[.D306]))" office:value-type="float" office:value="0.00485" calcext:value-type="float">
            <text:p>0,00485</text:p>
          </table:table-cell>
          <table:table-cell/>
          <table:table-cell table:formula="of:=[.E306]*(10^(-[.F306]))" office:value-type="float" office:value="0.00472" calcext:value-type="float">
            <text:p>0,00472</text:p>
          </table:table-cell>
          <table:table-cell/>
          <table:table-cell table:formula="of:=([.I306]+[.K306])/2" office:value-type="float" office:value="0.004785" calcext:value-type="float">
            <text:p>0,004785</text:p>
          </table:table-cell>
          <table:table-cell table:formula="of:=-2.5*LOG10([.M306]/[.$M$1])" office:value-type="float" office:value="3.02948717209004" calcext:value-type="float">
            <text:p>3,03</text:p>
          </table:table-cell>
          <table:table-cell table:formula="of:=-2.5*LOG10([.M306]/[.$M$7])" office:value-type="float" office:value="4.2371660097431" calcext:value-type="float">
            <text:p>4,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S 691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7]*(10^(-[.D307]))" office:value-type="float" office:value="0.0048" calcext:value-type="float">
            <text:p>0,0048</text:p>
          </table:table-cell>
          <table:table-cell/>
          <table:table-cell table:formula="of:=[.E307]*(10^(-[.F307]))" office:value-type="float" office:value="0.00475" calcext:value-type="float">
            <text:p>0,00475</text:p>
          </table:table-cell>
          <table:table-cell/>
          <table:table-cell table:formula="of:=([.I307]+[.K307])/2" office:value-type="float" office:value="0.004775" calcext:value-type="float">
            <text:p>0,004775</text:p>
          </table:table-cell>
          <table:table-cell table:formula="of:=-2.5*LOG10([.M307]/[.$M$1])" office:value-type="float" office:value="3.03175858757278" calcext:value-type="float">
            <text:p>3,03</text:p>
          </table:table-cell>
          <table:table-cell table:formula="of:=-2.5*LOG10([.M307]/[.$M$7])" office:value-type="float" office:value="4.23943742522585" calcext:value-type="float">
            <text:p>4,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S 3771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8]*(10^(-[.D308]))" office:value-type="float" office:value="0.00475" calcext:value-type="float">
            <text:p>0,00475</text:p>
          </table:table-cell>
          <table:table-cell/>
          <table:table-cell table:formula="of:=[.E308]*(10^(-[.F308]))" office:value-type="float" office:value="0.00476" calcext:value-type="float">
            <text:p>0,00476</text:p>
          </table:table-cell>
          <table:table-cell/>
          <table:table-cell table:formula="of:=([.I308]+[.K308])/2" office:value-type="float" office:value="0.004755" calcext:value-type="float">
            <text:p>0,004755</text:p>
          </table:table-cell>
          <table:table-cell table:formula="of:=-2.5*LOG10([.M308]/[.$M$1])" office:value-type="float" office:value="3.03631572418861" calcext:value-type="float">
            <text:p>3,04</text:p>
          </table:table-cell>
          <table:table-cell table:formula="of:=-2.5*LOG10([.M308]/[.$M$7])" office:value-type="float" office:value="4.24399456184168" calcext:value-type="float">
            <text:p>4,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S 5095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09]*(10^(-[.D309]))" office:value-type="float" office:value="0.00407" calcext:value-type="float">
            <text:p>0,00407</text:p>
          </table:table-cell>
          <table:table-cell/>
          <table:table-cell table:formula="of:=[.E309]*(10^(-[.F309]))" office:value-type="float" office:value="0.00534" calcext:value-type="float">
            <text:p>0,00534</text:p>
          </table:table-cell>
          <table:table-cell/>
          <table:table-cell table:formula="of:=([.I309]+[.K309])/2" office:value-type="float" office:value="0.004705" calcext:value-type="float">
            <text:p>0,004705</text:p>
          </table:table-cell>
          <table:table-cell table:formula="of:=-2.5*LOG10([.M309]/[.$M$1])" office:value-type="float" office:value="3.047792957964" calcext:value-type="float">
            <text:p>3,05</text:p>
          </table:table-cell>
          <table:table-cell table:formula="of:=-2.5*LOG10([.M309]/[.$M$7])" office:value-type="float" office:value="4.25547179561707" calcext:value-type="float">
            <text:p>4,2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S 855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0]*(10^(-[.D310]))" office:value-type="float" office:value="0.00471" calcext:value-type="float">
            <text:p>0,00471</text:p>
          </table:table-cell>
          <table:table-cell/>
          <table:table-cell table:formula="of:=[.E310]*(10^(-[.F310]))" office:value-type="float" office:value="0.0047" calcext:value-type="float">
            <text:p>0,0047</text:p>
          </table:table-cell>
          <table:table-cell/>
          <table:table-cell table:formula="of:=([.I310]+[.K310])/2" office:value-type="float" office:value="0.004705" calcext:value-type="float">
            <text:p>0,004705</text:p>
          </table:table-cell>
          <table:table-cell table:formula="of:=-2.5*LOG10([.M310]/[.$M$1])" office:value-type="float" office:value="3.047792957964" calcext:value-type="float">
            <text:p>3,05</text:p>
          </table:table-cell>
          <table:table-cell table:formula="of:=-2.5*LOG10([.M310]/[.$M$7])" office:value-type="float" office:value="4.25547179561707" calcext:value-type="float">
            <text:p>4,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S 1458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1]*(10^(-[.D311]))" office:value-type="float" office:value="0.00471" calcext:value-type="float">
            <text:p>0,00471</text:p>
          </table:table-cell>
          <table:table-cell/>
          <table:table-cell table:formula="of:=[.E311]*(10^(-[.F311]))" office:value-type="float" office:value="0.00465" calcext:value-type="float">
            <text:p>0,00465</text:p>
          </table:table-cell>
          <table:table-cell/>
          <table:table-cell table:formula="of:=([.I311]+[.K311])/2" office:value-type="float" office:value="0.00468" calcext:value-type="float">
            <text:p>0,00468</text:p>
          </table:table-cell>
          <table:table-cell table:formula="of:=-2.5*LOG10([.M311]/[.$M$1])" office:value-type="float" office:value="3.05357739468688" calcext:value-type="float">
            <text:p>3,05</text:p>
          </table:table-cell>
          <table:table-cell table:formula="of:=-2.5*LOG10([.M311]/[.$M$7])" office:value-type="float" office:value="4.26125623233995" calcext:value-type="float">
            <text:p>4,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S 6023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2]*(10^(-[.D312]))" office:value-type="float" office:value="0.00474" calcext:value-type="float">
            <text:p>0,00474</text:p>
          </table:table-cell>
          <table:table-cell/>
          <table:table-cell table:formula="of:=[.E312]*(10^(-[.F312]))" office:value-type="float" office:value="0.00461" calcext:value-type="float">
            <text:p>0,00461</text:p>
          </table:table-cell>
          <table:table-cell/>
          <table:table-cell table:formula="of:=([.I312]+[.K312])/2" office:value-type="float" office:value="0.004675" calcext:value-type="float">
            <text:p>0,004675</text:p>
          </table:table-cell>
          <table:table-cell table:formula="of:=-2.5*LOG10([.M312]/[.$M$1])" office:value-type="float" office:value="3.05473798935085" calcext:value-type="float">
            <text:p>3,05</text:p>
          </table:table-cell>
          <table:table-cell table:formula="of:=-2.5*LOG10([.M312]/[.$M$7])" office:value-type="float" office:value="4.26241682700392" calcext:value-type="float">
            <text:p>4,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S 6581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3]*(10^(-[.D313]))" office:value-type="float" office:value="0.00473" calcext:value-type="float">
            <text:p>0,00473</text:p>
          </table:table-cell>
          <table:table-cell/>
          <table:table-cell table:formula="of:=[.E313]*(10^(-[.F313]))" office:value-type="float" office:value="0.00462" calcext:value-type="float">
            <text:p>0,00462</text:p>
          </table:table-cell>
          <table:table-cell/>
          <table:table-cell table:formula="of:=([.I313]+[.K313])/2" office:value-type="float" office:value="0.004675" calcext:value-type="float">
            <text:p>0,004675</text:p>
          </table:table-cell>
          <table:table-cell table:formula="of:=-2.5*LOG10([.M313]/[.$M$1])" office:value-type="float" office:value="3.05473798935085" calcext:value-type="float">
            <text:p>3,05</text:p>
          </table:table-cell>
          <table:table-cell table:formula="of:=-2.5*LOG10([.M313]/[.$M$7])" office:value-type="float" office:value="4.26241682700392" calcext:value-type="float">
            <text:p>4,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S 5889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4]*(10^(-[.D314]))" office:value-type="float" office:value="0.00466" calcext:value-type="float">
            <text:p>0,00466</text:p>
          </table:table-cell>
          <table:table-cell/>
          <table:table-cell table:formula="of:=[.E314]*(10^(-[.F314]))" office:value-type="float" office:value="0.00467" calcext:value-type="float">
            <text:p>0,00467</text:p>
          </table:table-cell>
          <table:table-cell/>
          <table:table-cell table:formula="of:=([.I314]+[.K314])/2" office:value-type="float" office:value="0.004665" calcext:value-type="float">
            <text:p>0,004665</text:p>
          </table:table-cell>
          <table:table-cell table:formula="of:=-2.5*LOG10([.M314]/[.$M$1])" office:value-type="float" office:value="3.0570629071659" calcext:value-type="float">
            <text:p>3,06</text:p>
          </table:table-cell>
          <table:table-cell table:formula="of:=-2.5*LOG10([.M314]/[.$M$7])" office:value-type="float" office:value="4.26474174481896" calcext:value-type="float">
            <text:p>4,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S 7469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5]*(10^(-[.D315]))" office:value-type="float" office:value="0.00468" calcext:value-type="float">
            <text:p>0,00468</text:p>
          </table:table-cell>
          <table:table-cell/>
          <table:table-cell table:formula="of:=[.E315]*(10^(-[.F315]))" office:value-type="float" office:value="0.00463" calcext:value-type="float">
            <text:p>0,00463</text:p>
          </table:table-cell>
          <table:table-cell/>
          <table:table-cell table:formula="of:=([.I315]+[.K315])/2" office:value-type="float" office:value="0.004655" calcext:value-type="float">
            <text:p>0,004655</text:p>
          </table:table-cell>
          <table:table-cell table:formula="of:=-2.5*LOG10([.M315]/[.$M$1])" office:value-type="float" office:value="3.05939281407879" calcext:value-type="float">
            <text:p>3,06</text:p>
          </table:table-cell>
          <table:table-cell table:formula="of:=-2.5*LOG10([.M315]/[.$M$7])" office:value-type="float" office:value="4.26707165173186" calcext:value-type="float">
            <text:p>4,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S 7955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6]*(10^(-[.D316]))" office:value-type="float" office:value="0.00466" calcext:value-type="float">
            <text:p>0,00466</text:p>
          </table:table-cell>
          <table:table-cell/>
          <table:table-cell table:formula="of:=[.E316]*(10^(-[.F316]))" office:value-type="float" office:value="0.00463" calcext:value-type="float">
            <text:p>0,00463</text:p>
          </table:table-cell>
          <table:table-cell/>
          <table:table-cell table:formula="of:=([.I316]+[.K316])/2" office:value-type="float" office:value="0.004645" calcext:value-type="float">
            <text:p>0,004645</text:p>
          </table:table-cell>
          <table:table-cell table:formula="of:=-2.5*LOG10([.M316]/[.$M$1])" office:value-type="float" office:value="3.06172773154804" calcext:value-type="float">
            <text:p>3,06</text:p>
          </table:table-cell>
          <table:table-cell table:formula="of:=-2.5*LOG10([.M316]/[.$M$7])" office:value-type="float" office:value="4.26940656920111" calcext:value-type="float">
            <text:p>4,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 343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7]*(10^(-[.D317]))" office:value-type="float" office:value="0.00466" calcext:value-type="float">
            <text:p>0,00466</text:p>
          </table:table-cell>
          <table:table-cell/>
          <table:table-cell table:formula="of:=[.E317]*(10^(-[.F317]))" office:value-type="float" office:value="0.00455" calcext:value-type="float">
            <text:p>0,00455</text:p>
          </table:table-cell>
          <table:table-cell/>
          <table:table-cell table:formula="of:=([.I317]+[.K317])/2" office:value-type="float" office:value="0.004605" calcext:value-type="float">
            <text:p>0,004605</text:p>
          </table:table-cell>
          <table:table-cell table:formula="of:=-2.5*LOG10([.M317]/[.$M$1])" office:value-type="float" office:value="3.07111794104002" calcext:value-type="float">
            <text:p>3,07</text:p>
          </table:table-cell>
          <table:table-cell table:formula="of:=-2.5*LOG10([.M317]/[.$M$7])" office:value-type="float" office:value="4.27879677869309" calcext:value-type="float">
            <text:p>4,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S 4527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8]*(10^(-[.D318]))" office:value-type="float" office:value="0.00461" calcext:value-type="float">
            <text:p>0,00461</text:p>
          </table:table-cell>
          <table:table-cell/>
          <table:table-cell table:formula="of:=[.E318]*(10^(-[.F318]))" office:value-type="float" office:value="0.0046" calcext:value-type="float">
            <text:p>0,0046</text:p>
          </table:table-cell>
          <table:table-cell/>
          <table:table-cell table:formula="of:=([.I318]+[.K318])/2" office:value-type="float" office:value="0.004605" calcext:value-type="float">
            <text:p>0,004605</text:p>
          </table:table-cell>
          <table:table-cell table:formula="of:=-2.5*LOG10([.M318]/[.$M$1])" office:value-type="float" office:value="3.07111794104002" calcext:value-type="float">
            <text:p>3,07</text:p>
          </table:table-cell>
          <table:table-cell table:formula="of:=-2.5*LOG10([.M318]/[.$M$7])" office:value-type="float" office:value="4.27879677869309" calcext:value-type="float">
            <text:p>4,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S 549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19]*(10^(-[.D319]))" office:value-type="float" office:value="0.00457" calcext:value-type="float">
            <text:p>0,00457</text:p>
          </table:table-cell>
          <table:table-cell/>
          <table:table-cell table:formula="of:=[.E319]*(10^(-[.F319]))" office:value-type="float" office:value="0.00459" calcext:value-type="float">
            <text:p>0,00459</text:p>
          </table:table-cell>
          <table:table-cell/>
          <table:table-cell table:formula="of:=([.I319]+[.K319])/2" office:value-type="float" office:value="0.00458" calcext:value-type="float">
            <text:p>0,00458</text:p>
          </table:table-cell>
          <table:table-cell table:formula="of:=-2.5*LOG10([.M319]/[.$M$1])" office:value-type="float" office:value="3.07702833236252" calcext:value-type="float">
            <text:p>3,08</text:p>
          </table:table-cell>
          <table:table-cell table:formula="of:=-2.5*LOG10([.M319]/[.$M$7])" office:value-type="float" office:value="4.28470717001559" calcext:value-type="float">
            <text:p>4,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S 1473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0]*(10^(-[.D320]))" office:value-type="float" office:value="0.00461" calcext:value-type="float">
            <text:p>0,00461</text:p>
          </table:table-cell>
          <table:table-cell/>
          <table:table-cell table:formula="of:=[.E320]*(10^(-[.F320]))" office:value-type="float" office:value="0.0045" calcext:value-type="float">
            <text:p>0,0045</text:p>
          </table:table-cell>
          <table:table-cell/>
          <table:table-cell table:formula="of:=([.I320]+[.K320])/2" office:value-type="float" office:value="0.004555" calcext:value-type="float">
            <text:p>0,004555</text:p>
          </table:table-cell>
          <table:table-cell table:formula="of:=-2.5*LOG10([.M320]/[.$M$1])" office:value-type="float" office:value="3.08297107409965" calcext:value-type="float">
            <text:p>3,08</text:p>
          </table:table-cell>
          <table:table-cell table:formula="of:=-2.5*LOG10([.M320]/[.$M$7])" office:value-type="float" office:value="4.29064991175272" calcext:value-type="float">
            <text:p>4,2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S 7740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1]*(10^(-[.D321]))" office:value-type="float" office:value="0.0046" calcext:value-type="float">
            <text:p>0,0046</text:p>
          </table:table-cell>
          <table:table-cell/>
          <table:table-cell table:formula="of:=[.E321]*(10^(-[.F321]))" office:value-type="float" office:value="0.00451" calcext:value-type="float">
            <text:p>0,00451</text:p>
          </table:table-cell>
          <table:table-cell/>
          <table:table-cell table:formula="of:=([.I321]+[.K321])/2" office:value-type="float" office:value="0.004555" calcext:value-type="float">
            <text:p>0,004555</text:p>
          </table:table-cell>
          <table:table-cell table:formula="of:=-2.5*LOG10([.M321]/[.$M$1])" office:value-type="float" office:value="3.08297107409965" calcext:value-type="float">
            <text:p>3,08</text:p>
          </table:table-cell>
          <table:table-cell table:formula="of:=-2.5*LOG10([.M321]/[.$M$7])" office:value-type="float" office:value="4.29064991175272" calcext:value-type="float">
            <text:p>4,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S 26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2]*(10^(-[.D322]))" office:value-type="float" office:value="0.0046" calcext:value-type="float">
            <text:p>0,0046</text:p>
          </table:table-cell>
          <table:table-cell/>
          <table:table-cell table:formula="of:=[.E322]*(10^(-[.F322]))" office:value-type="float" office:value="0.00448" calcext:value-type="float">
            <text:p>0,00448</text:p>
          </table:table-cell>
          <table:table-cell/>
          <table:table-cell table:formula="of:=([.I322]+[.K322])/2" office:value-type="float" office:value="0.00454" calcext:value-type="float">
            <text:p>0,00454</text:p>
          </table:table-cell>
          <table:table-cell table:formula="of:=-2.5*LOG10([.M322]/[.$M$1])" office:value-type="float" office:value="3.08655239522943" calcext:value-type="float">
            <text:p>3,09</text:p>
          </table:table-cell>
          <table:table-cell table:formula="of:=-2.5*LOG10([.M322]/[.$M$7])" office:value-type="float" office:value="4.2942312328825" calcext:value-type="float">
            <text:p>4,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S 1544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3]*(10^(-[.D323]))" office:value-type="float" office:value="0.00458" calcext:value-type="float">
            <text:p>0,00458</text:p>
          </table:table-cell>
          <table:table-cell/>
          <table:table-cell table:formula="of:=[.E323]*(10^(-[.F323]))" office:value-type="float" office:value="0.00449" calcext:value-type="float">
            <text:p>0,00449</text:p>
          </table:table-cell>
          <table:table-cell/>
          <table:table-cell table:formula="of:=([.I323]+[.K323])/2" office:value-type="float" office:value="0.004535" calcext:value-type="float">
            <text:p>0,004535</text:p>
          </table:table-cell>
          <table:table-cell table:formula="of:=-2.5*LOG10([.M323]/[.$M$1])" office:value-type="float" office:value="3.08774879888191" calcext:value-type="float">
            <text:p>3,09</text:p>
          </table:table-cell>
          <table:table-cell table:formula="of:=-2.5*LOG10([.M323]/[.$M$7])" office:value-type="float" office:value="4.29542763653497" calcext:value-type="float">
            <text:p>4,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S 7928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4]*(10^(-[.D324]))" office:value-type="float" office:value="0.00457" calcext:value-type="float">
            <text:p>0,00457</text:p>
          </table:table-cell>
          <table:table-cell/>
          <table:table-cell table:formula="of:=[.E324]*(10^(-[.F324]))" office:value-type="float" office:value="0.0045" calcext:value-type="float">
            <text:p>0,0045</text:p>
          </table:table-cell>
          <table:table-cell/>
          <table:table-cell table:formula="of:=([.I324]+[.K324])/2" office:value-type="float" office:value="0.004535" calcext:value-type="float">
            <text:p>0,004535</text:p>
          </table:table-cell>
          <table:table-cell table:formula="of:=-2.5*LOG10([.M324]/[.$M$1])" office:value-type="float" office:value="3.08774879888191" calcext:value-type="float">
            <text:p>3,09</text:p>
          </table:table-cell>
          <table:table-cell table:formula="of:=-2.5*LOG10([.M324]/[.$M$7])" office:value-type="float" office:value="4.29542763653497" calcext:value-type="float">
            <text:p>4,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S 8965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5]*(10^(-[.D325]))" office:value-type="float" office:value="0.00458" calcext:value-type="float">
            <text:p>0,00458</text:p>
          </table:table-cell>
          <table:table-cell/>
          <table:table-cell table:formula="of:=[.E325]*(10^(-[.F325]))" office:value-type="float" office:value="0.00444" calcext:value-type="float">
            <text:p>0,00444</text:p>
          </table:table-cell>
          <table:table-cell/>
          <table:table-cell table:formula="of:=([.I325]+[.K325])/2" office:value-type="float" office:value="0.00451" calcext:value-type="float">
            <text:p>0,00451</text:p>
          </table:table-cell>
          <table:table-cell table:formula="of:=-2.5*LOG10([.M325]/[.$M$1])" office:value-type="float" office:value="3.09375067267729" calcext:value-type="float">
            <text:p>3,09</text:p>
          </table:table-cell>
          <table:table-cell table:formula="of:=-2.5*LOG10([.M325]/[.$M$7])" office:value-type="float" office:value="4.30142951033036" calcext:value-type="float">
            <text:p>4,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S 6789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6]*(10^(-[.D326]))" office:value-type="float" office:value="0.00455" calcext:value-type="float">
            <text:p>0,00455</text:p>
          </table:table-cell>
          <table:table-cell/>
          <table:table-cell table:formula="of:=[.E326]*(10^(-[.F326]))" office:value-type="float" office:value="0.00446" calcext:value-type="float">
            <text:p>0,00446</text:p>
          </table:table-cell>
          <table:table-cell/>
          <table:table-cell table:formula="of:=([.I326]+[.K326])/2" office:value-type="float" office:value="0.004505" calcext:value-type="float">
            <text:p>0,004505</text:p>
          </table:table-cell>
          <table:table-cell table:formula="of:=-2.5*LOG10([.M326]/[.$M$1])" office:value-type="float" office:value="3.09495503908449" calcext:value-type="float">
            <text:p>3,09</text:p>
          </table:table-cell>
          <table:table-cell table:formula="of:=-2.5*LOG10([.M326]/[.$M$7])" office:value-type="float" office:value="4.30263387673756" calcext:value-type="float">
            <text:p>4,3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S 6493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7]*(10^(-[.D327]))" office:value-type="float" office:value="0.00451" calcext:value-type="float">
            <text:p>0,00451</text:p>
          </table:table-cell>
          <table:table-cell/>
          <table:table-cell table:formula="of:=[.E327]*(10^(-[.F327]))" office:value-type="float" office:value="0.00446" calcext:value-type="float">
            <text:p>0,00446</text:p>
          </table:table-cell>
          <table:table-cell/>
          <table:table-cell table:formula="of:=([.I327]+[.K327])/2" office:value-type="float" office:value="0.004485" calcext:value-type="float">
            <text:p>0,004485</text:p>
          </table:table-cell>
          <table:table-cell table:formula="of:=-2.5*LOG10([.M327]/[.$M$1])" office:value-type="float" office:value="3.09978590892192" calcext:value-type="float">
            <text:p>3,10</text:p>
          </table:table-cell>
          <table:table-cell table:formula="of:=-2.5*LOG10([.M327]/[.$M$7])" office:value-type="float" office:value="4.30746474657498" calcext:value-type="float">
            <text:p>4,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BS 7478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8]*(10^(-[.D328]))" office:value-type="float" office:value="0.00445" calcext:value-type="float">
            <text:p>0,00445</text:p>
          </table:table-cell>
          <table:table-cell/>
          <table:table-cell table:formula="of:=[.E328]*(10^(-[.F328]))" office:value-type="float" office:value="0.0045" calcext:value-type="float">
            <text:p>0,0045</text:p>
          </table:table-cell>
          <table:table-cell/>
          <table:table-cell table:formula="of:=([.I328]+[.K328])/2" office:value-type="float" office:value="0.004475" calcext:value-type="float">
            <text:p>0,004475</text:p>
          </table:table-cell>
          <table:table-cell table:formula="of:=-2.5*LOG10([.M328]/[.$M$1])" office:value-type="float" office:value="3.10220942824237" calcext:value-type="float">
            <text:p>3,10</text:p>
          </table:table-cell>
          <table:table-cell table:formula="of:=-2.5*LOG10([.M328]/[.$M$7])" office:value-type="float" office:value="4.30988826589543" calcext:value-type="float">
            <text:p>4,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S 501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29]*(10^(-[.D329]))" office:value-type="float" office:value="0.00401" calcext:value-type="float">
            <text:p>0,00401</text:p>
          </table:table-cell>
          <table:table-cell/>
          <table:table-cell table:formula="of:=[.E329]*(10^(-[.F329]))" office:value-type="float" office:value="0.00484" calcext:value-type="float">
            <text:p>0,00484</text:p>
          </table:table-cell>
          <table:table-cell/>
          <table:table-cell table:formula="of:=([.I329]+[.K329])/2" office:value-type="float" office:value="0.004425" calcext:value-type="float">
            <text:p>0,004425</text:p>
          </table:table-cell>
          <table:table-cell table:formula="of:=-2.5*LOG10([.M329]/[.$M$1])" office:value-type="float" office:value="3.11440883978758" calcext:value-type="float">
            <text:p>3,11</text:p>
          </table:table-cell>
          <table:table-cell table:formula="of:=-2.5*LOG10([.M329]/[.$M$7])" office:value-type="float" office:value="4.32208767744065" calcext:value-type="float">
            <text:p>4,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S 1497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0]*(10^(-[.D330]))" office:value-type="float" office:value="0.00443" calcext:value-type="float">
            <text:p>0,00443</text:p>
          </table:table-cell>
          <table:table-cell/>
          <table:table-cell table:formula="of:=[.E330]*(10^(-[.F330]))" office:value-type="float" office:value="0.00437" calcext:value-type="float">
            <text:p>0,00437</text:p>
          </table:table-cell>
          <table:table-cell/>
          <table:table-cell table:formula="of:=([.I330]+[.K330])/2" office:value-type="float" office:value="0.0044" calcext:value-type="float">
            <text:p>0,0044</text:p>
          </table:table-cell>
          <table:table-cell table:formula="of:=-2.5*LOG10([.M330]/[.$M$1])" office:value-type="float" office:value="3.12056033615672" calcext:value-type="float">
            <text:p>3,12</text:p>
          </table:table-cell>
          <table:table-cell table:formula="of:=-2.5*LOG10([.M330]/[.$M$7])" office:value-type="float" office:value="4.32823917380979" calcext:value-type="float">
            <text:p>4,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S 36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1]*(10^(-[.D331]))" office:value-type="float" office:value="0.00443" calcext:value-type="float">
            <text:p>0,00443</text:p>
          </table:table-cell>
          <table:table-cell/>
          <table:table-cell table:formula="of:=[.E331]*(10^(-[.F331]))" office:value-type="float" office:value="0.00435" calcext:value-type="float">
            <text:p>0,00435</text:p>
          </table:table-cell>
          <table:table-cell/>
          <table:table-cell table:formula="of:=([.I331]+[.K331])/2" office:value-type="float" office:value="0.00439" calcext:value-type="float">
            <text:p>0,00439</text:p>
          </table:table-cell>
          <table:table-cell table:formula="of:=-2.5*LOG10([.M331]/[.$M$1])" office:value-type="float" office:value="3.12303072676689" calcext:value-type="float">
            <text:p>3,12</text:p>
          </table:table-cell>
          <table:table-cell table:formula="of:=-2.5*LOG10([.M331]/[.$M$7])" office:value-type="float" office:value="4.33070956441996" calcext:value-type="float">
            <text:p>4,3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S 7069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2]*(10^(-[.D332]))" office:value-type="float" office:value="0.00444" calcext:value-type="float">
            <text:p>0,00444</text:p>
          </table:table-cell>
          <table:table-cell/>
          <table:table-cell table:formula="of:=[.E332]*(10^(-[.F332]))" office:value-type="float" office:value="0.00433" calcext:value-type="float">
            <text:p>0,00433</text:p>
          </table:table-cell>
          <table:table-cell/>
          <table:table-cell table:formula="of:=([.I332]+[.K332])/2" office:value-type="float" office:value="0.004385" calcext:value-type="float">
            <text:p>0,004385</text:p>
          </table:table-cell>
          <table:table-cell table:formula="of:=-2.5*LOG10([.M332]/[.$M$1])" office:value-type="float" office:value="3.12426803311705" calcext:value-type="float">
            <text:p>3,12</text:p>
          </table:table-cell>
          <table:table-cell table:formula="of:=-2.5*LOG10([.M332]/[.$M$7])" office:value-type="float" office:value="4.33194687077011" calcext:value-type="float">
            <text:p>4,3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S 7056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3]*(10^(-[.D333]))" office:value-type="float" office:value="0.0044" calcext:value-type="float">
            <text:p>0,0044</text:p>
          </table:table-cell>
          <table:table-cell/>
          <table:table-cell table:formula="of:=[.E333]*(10^(-[.F333]))" office:value-type="float" office:value="0.00436" calcext:value-type="float">
            <text:p>0,00436</text:p>
          </table:table-cell>
          <table:table-cell/>
          <table:table-cell table:formula="of:=([.I333]+[.K333])/2" office:value-type="float" office:value="0.00438" calcext:value-type="float">
            <text:p>0,00438</text:p>
          </table:table-cell>
          <table:table-cell table:formula="of:=-2.5*LOG10([.M333]/[.$M$1])" office:value-type="float" office:value="3.12550675111194" calcext:value-type="float">
            <text:p>3,13</text:p>
          </table:table-cell>
          <table:table-cell table:formula="of:=-2.5*LOG10([.M333]/[.$M$7])" office:value-type="float" office:value="4.33318558876501" calcext:value-type="float">
            <text:p>4,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S 2088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4]*(10^(-[.D334]))" office:value-type="float" office:value="0.0044" calcext:value-type="float">
            <text:p>0,0044</text:p>
          </table:table-cell>
          <table:table-cell/>
          <table:table-cell table:formula="of:=[.E334]*(10^(-[.F334]))" office:value-type="float" office:value="0.00434" calcext:value-type="float">
            <text:p>0,00434</text:p>
          </table:table-cell>
          <table:table-cell/>
          <table:table-cell table:formula="of:=([.I334]+[.K334])/2" office:value-type="float" office:value="0.00437" calcext:value-type="float">
            <text:p>0,00437</text:p>
          </table:table-cell>
          <table:table-cell table:formula="of:=-2.5*LOG10([.M334]/[.$M$1])" office:value-type="float" office:value="3.12798843494614" calcext:value-type="float">
            <text:p>3,13</text:p>
          </table:table-cell>
          <table:table-cell table:formula="of:=-2.5*LOG10([.M334]/[.$M$7])" office:value-type="float" office:value="4.33566727259921" calcext:value-type="float">
            <text:p>4,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S 5544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5]*(10^(-[.D335]))" office:value-type="float" office:value="0.00436" calcext:value-type="float">
            <text:p>0,00436</text:p>
          </table:table-cell>
          <table:table-cell/>
          <table:table-cell table:formula="of:=[.E335]*(10^(-[.F335]))" office:value-type="float" office:value="0.00432" calcext:value-type="float">
            <text:p>0,00432</text:p>
          </table:table-cell>
          <table:table-cell/>
          <table:table-cell table:formula="of:=([.I335]+[.K335])/2" office:value-type="float" office:value="0.00434" calcext:value-type="float">
            <text:p>0,00434</text:p>
          </table:table-cell>
          <table:table-cell table:formula="of:=-2.5*LOG10([.M335]/[.$M$1])" office:value-type="float" office:value="3.13546770359092" calcext:value-type="float">
            <text:p>3,14</text:p>
          </table:table-cell>
          <table:table-cell table:formula="of:=-2.5*LOG10([.M335]/[.$M$7])" office:value-type="float" office:value="4.34314654124398" calcext:value-type="float">
            <text:p>4,3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BS 8830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6]*(10^(-[.D336]))" office:value-type="float" office:value="0.00437" calcext:value-type="float">
            <text:p>0,00437</text:p>
          </table:table-cell>
          <table:table-cell/>
          <table:table-cell table:formula="of:=[.E336]*(10^(-[.F336]))" office:value-type="float" office:value="0.00431" calcext:value-type="float">
            <text:p>0,00431</text:p>
          </table:table-cell>
          <table:table-cell/>
          <table:table-cell table:formula="of:=([.I336]+[.K336])/2" office:value-type="float" office:value="0.00434" calcext:value-type="float">
            <text:p>0,00434</text:p>
          </table:table-cell>
          <table:table-cell table:formula="of:=-2.5*LOG10([.M336]/[.$M$1])" office:value-type="float" office:value="3.13546770359092" calcext:value-type="float">
            <text:p>3,14</text:p>
          </table:table-cell>
          <table:table-cell table:formula="of:=-2.5*LOG10([.M336]/[.$M$7])" office:value-type="float" office:value="4.34314654124398" calcext:value-type="float">
            <text:p>4,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S 3950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7]*(10^(-[.D337]))" office:value-type="float" office:value="0.00395" calcext:value-type="float">
            <text:p>0,00395</text:p>
          </table:table-cell>
          <table:table-cell/>
          <table:table-cell table:formula="of:=[.E337]*(10^(-[.F337]))" office:value-type="float" office:value="0.00468" calcext:value-type="float">
            <text:p>0,00468</text:p>
          </table:table-cell>
          <table:table-cell/>
          <table:table-cell table:formula="of:=([.I337]+[.K337])/2" office:value-type="float" office:value="0.004315" calcext:value-type="float">
            <text:p>0,004315</text:p>
          </table:table-cell>
          <table:table-cell table:formula="of:=-2.5*LOG10([.M337]/[.$M$1])" office:value-type="float" office:value="3.14174002724412" calcext:value-type="float">
            <text:p>3,14</text:p>
          </table:table-cell>
          <table:table-cell table:formula="of:=-2.5*LOG10([.M337]/[.$M$7])" office:value-type="float" office:value="4.34941886489719" calcext:value-type="float">
            <text:p>4,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S 833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8]*(10^(-[.D338]))" office:value-type="float" office:value="0.00434" calcext:value-type="float">
            <text:p>0,00434</text:p>
          </table:table-cell>
          <table:table-cell/>
          <table:table-cell table:formula="of:=[.E338]*(10^(-[.F338]))" office:value-type="float" office:value="0.00422" calcext:value-type="float">
            <text:p>0,00422</text:p>
          </table:table-cell>
          <table:table-cell/>
          <table:table-cell table:formula="of:=([.I338]+[.K338])/2" office:value-type="float" office:value="0.00428" calcext:value-type="float">
            <text:p>0,00428</text:p>
          </table:table-cell>
          <table:table-cell table:formula="of:=-2.5*LOG10([.M338]/[.$M$1])" office:value-type="float" office:value="3.15058260483926" calcext:value-type="float">
            <text:p>3,15</text:p>
          </table:table-cell>
          <table:table-cell table:formula="of:=-2.5*LOG10([.M338]/[.$M$7])" office:value-type="float" office:value="4.35826144249233" calcext:value-type="float">
            <text:p>4,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 103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39]*(10^(-[.D339]))" office:value-type="float" office:value="0.00344" calcext:value-type="float">
            <text:p>0,00344</text:p>
          </table:table-cell>
          <table:table-cell/>
          <table:table-cell table:formula="of:=[.E339]*(10^(-[.F339]))" office:value-type="float" office:value="0.00505" calcext:value-type="float">
            <text:p>0,00505</text:p>
          </table:table-cell>
          <table:table-cell/>
          <table:table-cell table:formula="of:=([.I339]+[.K339])/2" office:value-type="float" office:value="0.004245" calcext:value-type="float">
            <text:p>0,004245</text:p>
          </table:table-cell>
          <table:table-cell table:formula="of:=-2.5*LOG10([.M339]/[.$M$1])" office:value-type="float" office:value="3.15949779092226" calcext:value-type="float">
            <text:p>3,16</text:p>
          </table:table-cell>
          <table:table-cell table:formula="of:=-2.5*LOG10([.M339]/[.$M$7])" office:value-type="float" office:value="4.36717662857533" calcext:value-type="float">
            <text:p>4,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S 375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0]*(10^(-[.D340]))" office:value-type="float" office:value="0.00425" calcext:value-type="float">
            <text:p>0,00425</text:p>
          </table:table-cell>
          <table:table-cell/>
          <table:table-cell table:formula="of:=[.E340]*(10^(-[.F340]))" office:value-type="float" office:value="0.0042" calcext:value-type="float">
            <text:p>0,0042</text:p>
          </table:table-cell>
          <table:table-cell/>
          <table:table-cell table:formula="of:=([.I340]+[.K340])/2" office:value-type="float" office:value="0.004225" calcext:value-type="float">
            <text:p>0,004225</text:p>
          </table:table-cell>
          <table:table-cell table:formula="of:=-2.5*LOG10([.M340]/[.$M$1])" office:value-type="float" office:value="3.16462524415792" calcext:value-type="float">
            <text:p>3,16</text:p>
          </table:table-cell>
          <table:table-cell table:formula="of:=-2.5*LOG10([.M340]/[.$M$7])" office:value-type="float" office:value="4.37230408181098" calcext:value-type="float">
            <text:p>4,3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BS 8984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1]*(10^(-[.D341]))" office:value-type="float" office:value="0.00426" calcext:value-type="float">
            <text:p>0,00426</text:p>
          </table:table-cell>
          <table:table-cell/>
          <table:table-cell table:formula="of:=[.E341]*(10^(-[.F341]))" office:value-type="float" office:value="0.00418" calcext:value-type="float">
            <text:p>0,00418</text:p>
          </table:table-cell>
          <table:table-cell/>
          <table:table-cell table:formula="of:=([.I341]+[.K341])/2" office:value-type="float" office:value="0.00422" calcext:value-type="float">
            <text:p>0,00422</text:p>
          </table:table-cell>
          <table:table-cell table:formula="of:=-2.5*LOG10([.M341]/[.$M$1])" office:value-type="float" office:value="3.16591089996801" calcext:value-type="float">
            <text:p>3,17</text:p>
          </table:table-cell>
          <table:table-cell table:formula="of:=-2.5*LOG10([.M341]/[.$M$7])" office:value-type="float" office:value="4.37358973762107" calcext:value-type="float">
            <text:p>4,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S 1320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2]*(10^(-[.D342]))" office:value-type="float" office:value="0.00425" calcext:value-type="float">
            <text:p>0,00425</text:p>
          </table:table-cell>
          <table:table-cell/>
          <table:table-cell table:formula="of:=[.E342]*(10^(-[.F342]))" office:value-type="float" office:value="0.00415" calcext:value-type="float">
            <text:p>0,00415</text:p>
          </table:table-cell>
          <table:table-cell/>
          <table:table-cell table:formula="of:=([.I342]+[.K342])/2" office:value-type="float" office:value="0.0042" calcext:value-type="float">
            <text:p>0,0042</text:p>
          </table:table-cell>
          <table:table-cell table:formula="of:=-2.5*LOG10([.M342]/[.$M$1])" office:value-type="float" office:value="3.17106880137744" calcext:value-type="float">
            <text:p>3,17</text:p>
          </table:table-cell>
          <table:table-cell table:formula="of:=-2.5*LOG10([.M342]/[.$M$7])" office:value-type="float" office:value="4.37874763903051" calcext:value-type="float">
            <text:p>4,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BS 7750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3]*(10^(-[.D343]))" office:value-type="float" office:value="0.00423" calcext:value-type="float">
            <text:p>0,00423</text:p>
          </table:table-cell>
          <table:table-cell/>
          <table:table-cell table:formula="of:=[.E343]*(10^(-[.F343]))" office:value-type="float" office:value="0.00413" calcext:value-type="float">
            <text:p>0,00413</text:p>
          </table:table-cell>
          <table:table-cell/>
          <table:table-cell table:formula="of:=([.I343]+[.K343])/2" office:value-type="float" office:value="0.00418" calcext:value-type="float">
            <text:p>0,00418</text:p>
          </table:table-cell>
          <table:table-cell table:formula="of:=-2.5*LOG10([.M343]/[.$M$1])" office:value-type="float" office:value="3.17625132293461" calcext:value-type="float">
            <text:p>3,18</text:p>
          </table:table-cell>
          <table:table-cell table:formula="of:=-2.5*LOG10([.M343]/[.$M$7])" office:value-type="float" office:value="4.38393016058767" calcext:value-type="float">
            <text:p>4,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S 4368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4]*(10^(-[.D344]))" office:value-type="float" office:value="0.00422" calcext:value-type="float">
            <text:p>0,00422</text:p>
          </table:table-cell>
          <table:table-cell/>
          <table:table-cell table:formula="of:=[.E344]*(10^(-[.F344]))" office:value-type="float" office:value="0.00412" calcext:value-type="float">
            <text:p>0,00412</text:p>
          </table:table-cell>
          <table:table-cell/>
          <table:table-cell table:formula="of:=([.I344]+[.K344])/2" office:value-type="float" office:value="0.00417" calcext:value-type="float">
            <text:p>0,00417</text:p>
          </table:table-cell>
          <table:table-cell table:formula="of:=-2.5*LOG10([.M344]/[.$M$1])" office:value-type="float" office:value="3.1788518899378" calcext:value-type="float">
            <text:p>3,18</text:p>
          </table:table-cell>
          <table:table-cell table:formula="of:=-2.5*LOG10([.M344]/[.$M$7])" office:value-type="float" office:value="4.38653072759087" calcext:value-type="float">
            <text:p>4,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S 154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5]*(10^(-[.D345]))" office:value-type="float" office:value="0.00421" calcext:value-type="float">
            <text:p>0,00421</text:p>
          </table:table-cell>
          <table:table-cell/>
          <table:table-cell table:formula="of:=[.E345]*(10^(-[.F345]))" office:value-type="float" office:value="0.00412" calcext:value-type="float">
            <text:p>0,00412</text:p>
          </table:table-cell>
          <table:table-cell/>
          <table:table-cell table:formula="of:=([.I345]+[.K345])/2" office:value-type="float" office:value="0.004165" calcext:value-type="float">
            <text:p>0,004165</text:p>
          </table:table-cell>
          <table:table-cell table:formula="of:=-2.5*LOG10([.M345]/[.$M$1])" office:value-type="float" office:value="3.18015451301518" calcext:value-type="float">
            <text:p>3,18</text:p>
          </table:table-cell>
          <table:table-cell table:formula="of:=-2.5*LOG10([.M345]/[.$M$7])" office:value-type="float" office:value="4.38783335066824" calcext:value-type="float">
            <text:p>4,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S 6868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6]*(10^(-[.D346]))" office:value-type="float" office:value="0.00376" calcext:value-type="float">
            <text:p>0,00376</text:p>
          </table:table-cell>
          <table:table-cell/>
          <table:table-cell table:formula="of:=[.E346]*(10^(-[.F346]))" office:value-type="float" office:value="0.00451" calcext:value-type="float">
            <text:p>0,00451</text:p>
          </table:table-cell>
          <table:table-cell/>
          <table:table-cell table:formula="of:=([.I346]+[.K346])/2" office:value-type="float" office:value="0.004135" calcext:value-type="float">
            <text:p>0,004135</text:p>
          </table:table-cell>
          <table:table-cell table:formula="of:=-2.5*LOG10([.M346]/[.$M$1])" office:value-type="float" office:value="3.18800324265078" calcext:value-type="float">
            <text:p>3,19</text:p>
          </table:table-cell>
          <table:table-cell table:formula="of:=-2.5*LOG10([.M346]/[.$M$7])" office:value-type="float" office:value="4.39568208030385" calcext:value-type="float">
            <text:p>4,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S 6337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7]*(10^(-[.D347]))" office:value-type="float" office:value="0.0039" calcext:value-type="float">
            <text:p>0,0039</text:p>
          </table:table-cell>
          <table:table-cell/>
          <table:table-cell table:formula="of:=[.E347]*(10^(-[.F347]))" office:value-type="float" office:value="0.00429" calcext:value-type="float">
            <text:p>0,00429</text:p>
          </table:table-cell>
          <table:table-cell/>
          <table:table-cell table:formula="of:=([.I347]+[.K347])/2" office:value-type="float" office:value="0.004095" calcext:value-type="float">
            <text:p>0,004095</text:p>
          </table:table-cell>
          <table:table-cell table:formula="of:=-2.5*LOG10([.M347]/[.$M$1])" office:value-type="float" office:value="3.1985572621311" calcext:value-type="float">
            <text:p>3,20</text:p>
          </table:table-cell>
          <table:table-cell table:formula="of:=-2.5*LOG10([.M347]/[.$M$7])" office:value-type="float" office:value="4.40623609978417" calcext:value-type="float">
            <text:p>4,4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BS 6200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8]*(10^(-[.D348]))" office:value-type="float" office:value="0.00361" calcext:value-type="float">
            <text:p>0,00361</text:p>
          </table:table-cell>
          <table:table-cell/>
          <table:table-cell table:formula="of:=[.E348]*(10^(-[.F348]))" office:value-type="float" office:value="0.00457" calcext:value-type="float">
            <text:p>0,00457</text:p>
          </table:table-cell>
          <table:table-cell/>
          <table:table-cell table:formula="of:=([.I348]+[.K348])/2" office:value-type="float" office:value="0.00409" calcext:value-type="float">
            <text:p>0,00409</text:p>
          </table:table-cell>
          <table:table-cell table:formula="of:=-2.5*LOG10([.M348]/[.$M$1])" office:value-type="float" office:value="3.19988375735384" calcext:value-type="float">
            <text:p>3,20</text:p>
          </table:table-cell>
          <table:table-cell table:formula="of:=-2.5*LOG10([.M348]/[.$M$7])" office:value-type="float" office:value="4.40756259500691" calcext:value-type="float">
            <text:p>4,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S 1876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49]*(10^(-[.D349]))" office:value-type="float" office:value="0.00413" calcext:value-type="float">
            <text:p>0,00413</text:p>
          </table:table-cell>
          <table:table-cell/>
          <table:table-cell table:formula="of:=[.E349]*(10^(-[.F349]))" office:value-type="float" office:value="0.00404" calcext:value-type="float">
            <text:p>0,00404</text:p>
          </table:table-cell>
          <table:table-cell/>
          <table:table-cell table:formula="of:=([.I349]+[.K349])/2" office:value-type="float" office:value="0.004085" calcext:value-type="float">
            <text:p>0,004085</text:p>
          </table:table-cell>
          <table:table-cell table:formula="of:=-2.5*LOG10([.M349]/[.$M$1])" office:value-type="float" office:value="3.20121187520111" calcext:value-type="float">
            <text:p>3,20</text:p>
          </table:table-cell>
          <table:table-cell table:formula="of:=-2.5*LOG10([.M349]/[.$M$7])" office:value-type="float" office:value="4.40889071285417" calcext:value-type="float">
            <text:p>4,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S 4902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0]*(10^(-[.D350]))" office:value-type="float" office:value="0.00363" calcext:value-type="float">
            <text:p>0,00363</text:p>
          </table:table-cell>
          <table:table-cell/>
          <table:table-cell table:formula="of:=[.E350]*(10^(-[.F350]))" office:value-type="float" office:value="0.00453" calcext:value-type="float">
            <text:p>0,00453</text:p>
          </table:table-cell>
          <table:table-cell/>
          <table:table-cell table:formula="of:=([.I350]+[.K350])/2" office:value-type="float" office:value="0.00408" calcext:value-type="float">
            <text:p>0,00408</text:p>
          </table:table-cell>
          <table:table-cell table:formula="of:=-2.5*LOG10([.M350]/[.$M$1])" office:value-type="float" office:value="3.20254161964749" calcext:value-type="float">
            <text:p>3,20</text:p>
          </table:table-cell>
          <table:table-cell table:formula="of:=-2.5*LOG10([.M350]/[.$M$7])" office:value-type="float" office:value="4.41022045730056" calcext:value-type="float">
            <text:p>4,4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S 3454</text:p>
          </table:table-cell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1]*(10^(-[.D351]))" office:value-type="float" office:value="0.00411" calcext:value-type="float">
            <text:p>0,00411</text:p>
          </table:table-cell>
          <table:table-cell/>
          <table:table-cell table:formula="of:=[.E351]*(10^(-[.F351]))" office:value-type="float" office:value="0.00403" calcext:value-type="float">
            <text:p>0,00403</text:p>
          </table:table-cell>
          <table:table-cell/>
          <table:table-cell table:formula="of:=([.I351]+[.K351])/2" office:value-type="float" office:value="0.00407" calcext:value-type="float">
            <text:p>0,00407</text:p>
          </table:table-cell>
          <table:table-cell table:formula="of:=-2.5*LOG10([.M351]/[.$M$1])" office:value-type="float" office:value="3.20520600430914" calcext:value-type="float">
            <text:p>3,21</text:p>
          </table:table-cell>
          <table:table-cell table:formula="of:=-2.5*LOG10([.M351]/[.$M$7])" office:value-type="float" office:value="4.41288484196221" calcext:value-type="float">
            <text:p>4,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S 707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2]*(10^(-[.D352]))" office:value-type="float" office:value="0.0041" calcext:value-type="float">
            <text:p>0,0041</text:p>
          </table:table-cell>
          <table:table-cell/>
          <table:table-cell table:formula="of:=[.E352]*(10^(-[.F352]))" office:value-type="float" office:value="0.00402" calcext:value-type="float">
            <text:p>0,00402</text:p>
          </table:table-cell>
          <table:table-cell/>
          <table:table-cell table:formula="of:=([.I352]+[.K352])/2" office:value-type="float" office:value="0.00406" calcext:value-type="float">
            <text:p>0,00406</text:p>
          </table:table-cell>
          <table:table-cell table:formula="of:=-2.5*LOG10([.M352]/[.$M$1])" office:value-type="float" office:value="3.20787694342921" calcext:value-type="float">
            <text:p>3,21</text:p>
          </table:table-cell>
          <table:table-cell table:formula="of:=-2.5*LOG10([.M352]/[.$M$7])" office:value-type="float" office:value="4.41555578108227" calcext:value-type="float">
            <text:p>4,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S 3492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3]*(10^(-[.D353]))" office:value-type="float" office:value="0.00409" calcext:value-type="float">
            <text:p>0,00409</text:p>
          </table:table-cell>
          <table:table-cell/>
          <table:table-cell table:formula="of:=[.E353]*(10^(-[.F353]))" office:value-type="float" office:value="0.004" calcext:value-type="float">
            <text:p>0,004</text:p>
          </table:table-cell>
          <table:table-cell/>
          <table:table-cell table:formula="of:=([.I353]+[.K353])/2" office:value-type="float" office:value="0.004045" calcext:value-type="float">
            <text:p>0,004045</text:p>
          </table:table-cell>
          <table:table-cell table:formula="of:=-2.5*LOG10([.M353]/[.$M$1])" office:value-type="float" office:value="3.21189571250147" calcext:value-type="float">
            <text:p>3,21</text:p>
          </table:table-cell>
          <table:table-cell table:formula="of:=-2.5*LOG10([.M353]/[.$M$7])" office:value-type="float" office:value="4.41957455015453" calcext:value-type="float">
            <text:p>4,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S 575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4]*(10^(-[.D354]))" office:value-type="float" office:value="0.00405" calcext:value-type="float">
            <text:p>0,00405</text:p>
          </table:table-cell>
          <table:table-cell/>
          <table:table-cell table:formula="of:=[.E354]*(10^(-[.F354]))" office:value-type="float" office:value="0.00397" calcext:value-type="float">
            <text:p>0,00397</text:p>
          </table:table-cell>
          <table:table-cell/>
          <table:table-cell table:formula="of:=([.I354]+[.K354])/2" office:value-type="float" office:value="0.00401" calcext:value-type="float">
            <text:p>0,00401</text:p>
          </table:table-cell>
          <table:table-cell table:formula="of:=-2.5*LOG10([.M354]/[.$M$1])" office:value-type="float" office:value="3.22133109582174" calcext:value-type="float">
            <text:p>3,22</text:p>
          </table:table-cell>
          <table:table-cell table:formula="of:=-2.5*LOG10([.M354]/[.$M$7])" office:value-type="float" office:value="4.4290099334748" calcext:value-type="float">
            <text:p>4,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S 1568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5]*(10^(-[.D355]))" office:value-type="float" office:value="0.00405" calcext:value-type="float">
            <text:p>0,00405</text:p>
          </table:table-cell>
          <table:table-cell/>
          <table:table-cell table:formula="of:=[.E355]*(10^(-[.F355]))" office:value-type="float" office:value="0.00395" calcext:value-type="float">
            <text:p>0,00395</text:p>
          </table:table-cell>
          <table:table-cell/>
          <table:table-cell table:formula="of:=([.I355]+[.K355])/2" office:value-type="float" office:value="0.004" calcext:value-type="float">
            <text:p>0,004</text:p>
          </table:table-cell>
          <table:table-cell table:formula="of:=-2.5*LOG10([.M355]/[.$M$1])" office:value-type="float" office:value="3.22404204905229" calcext:value-type="float">
            <text:p>3,22</text:p>
          </table:table-cell>
          <table:table-cell table:formula="of:=-2.5*LOG10([.M355]/[.$M$7])" office:value-type="float" office:value="4.43172088670535" calcext:value-type="float">
            <text:p>4,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S 6787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6]*(10^(-[.D356]))" office:value-type="float" office:value="0.00405" calcext:value-type="float">
            <text:p>0,00405</text:p>
          </table:table-cell>
          <table:table-cell/>
          <table:table-cell table:formula="of:=[.E356]*(10^(-[.F356]))" office:value-type="float" office:value="0.00395" calcext:value-type="float">
            <text:p>0,00395</text:p>
          </table:table-cell>
          <table:table-cell/>
          <table:table-cell table:formula="of:=([.I356]+[.K356])/2" office:value-type="float" office:value="0.004" calcext:value-type="float">
            <text:p>0,004</text:p>
          </table:table-cell>
          <table:table-cell table:formula="of:=-2.5*LOG10([.M356]/[.$M$1])" office:value-type="float" office:value="3.22404204905229" calcext:value-type="float">
            <text:p>3,22</text:p>
          </table:table-cell>
          <table:table-cell table:formula="of:=-2.5*LOG10([.M356]/[.$M$7])" office:value-type="float" office:value="4.43172088670535" calcext:value-type="float">
            <text:p>4,4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S 4300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7]*(10^(-[.D357]))" office:value-type="float" office:value="0.00401" calcext:value-type="float">
            <text:p>0,00401</text:p>
          </table:table-cell>
          <table:table-cell/>
          <table:table-cell table:formula="of:=[.E357]*(10^(-[.F357]))" office:value-type="float" office:value="0.00394" calcext:value-type="float">
            <text:p>0,00394</text:p>
          </table:table-cell>
          <table:table-cell/>
          <table:table-cell table:formula="of:=([.I357]+[.K357])/2" office:value-type="float" office:value="0.003975" calcext:value-type="float">
            <text:p>0,003975</text:p>
          </table:table-cell>
          <table:table-cell table:formula="of:=-2.5*LOG10([.M357]/[.$M$1])" office:value-type="float" office:value="3.23084919489097" calcext:value-type="float">
            <text:p>3,23</text:p>
          </table:table-cell>
          <table:table-cell table:formula="of:=-2.5*LOG10([.M357]/[.$M$7])" office:value-type="float" office:value="4.43852803254404" calcext:value-type="float">
            <text:p>4,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 1394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8]*(10^(-[.D358]))" office:value-type="float" office:value="0.00399" calcext:value-type="float">
            <text:p>0,00399</text:p>
          </table:table-cell>
          <table:table-cell/>
          <table:table-cell table:formula="of:=[.E358]*(10^(-[.F358]))" office:value-type="float" office:value="0.00393" calcext:value-type="float">
            <text:p>0,00393</text:p>
          </table:table-cell>
          <table:table-cell/>
          <table:table-cell table:formula="of:=([.I358]+[.K358])/2" office:value-type="float" office:value="0.00396" calcext:value-type="float">
            <text:p>0,00396</text:p>
          </table:table-cell>
          <table:table-cell table:formula="of:=-2.5*LOG10([.M358]/[.$M$1])" office:value-type="float" office:value="3.23495406255841" calcext:value-type="float">
            <text:p>3,23</text:p>
          </table:table-cell>
          <table:table-cell table:formula="of:=-2.5*LOG10([.M358]/[.$M$7])" office:value-type="float" office:value="4.44263290021148" calcext:value-type="float">
            <text:p>4,4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S 6567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59]*(10^(-[.D359]))" office:value-type="float" office:value="0.00398" calcext:value-type="float">
            <text:p>0,00398</text:p>
          </table:table-cell>
          <table:table-cell/>
          <table:table-cell table:formula="of:=[.E359]*(10^(-[.F359]))" office:value-type="float" office:value="0.00391" calcext:value-type="float">
            <text:p>0,00391</text:p>
          </table:table-cell>
          <table:table-cell/>
          <table:table-cell table:formula="of:=([.I359]+[.K359])/2" office:value-type="float" office:value="0.003945" calcext:value-type="float">
            <text:p>0,003945</text:p>
          </table:table-cell>
          <table:table-cell table:formula="of:=-2.5*LOG10([.M359]/[.$M$1])" office:value-type="float" office:value="3.2390745085086" calcext:value-type="float">
            <text:p>3,24</text:p>
          </table:table-cell>
          <table:table-cell table:formula="of:=-2.5*LOG10([.M359]/[.$M$7])" office:value-type="float" office:value="4.44675334616166" calcext:value-type="float">
            <text:p>4,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S 2199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0]*(10^(-[.D360]))" office:value-type="float" office:value="0.00391" calcext:value-type="float">
            <text:p>0,00391</text:p>
          </table:table-cell>
          <table:table-cell/>
          <table:table-cell table:formula="of:=[.E360]*(10^(-[.F360]))" office:value-type="float" office:value="0.00382" calcext:value-type="float">
            <text:p>0,00382</text:p>
          </table:table-cell>
          <table:table-cell/>
          <table:table-cell table:formula="of:=([.I360]+[.K360])/2" office:value-type="float" office:value="0.003865" calcext:value-type="float">
            <text:p>0,003865</text:p>
          </table:table-cell>
          <table:table-cell table:formula="of:=-2.5*LOG10([.M360]/[.$M$1])" office:value-type="float" office:value="3.26131828173633" calcext:value-type="float">
            <text:p>3,26</text:p>
          </table:table-cell>
          <table:table-cell table:formula="of:=-2.5*LOG10([.M360]/[.$M$7])" office:value-type="float" office:value="4.4689971193894" calcext:value-type="float">
            <text:p>4,4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S 8858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1]*(10^(-[.D361]))" office:value-type="float" office:value="0.00391" calcext:value-type="float">
            <text:p>0,00391</text:p>
          </table:table-cell>
          <table:table-cell/>
          <table:table-cell table:formula="of:=[.E361]*(10^(-[.F361]))" office:value-type="float" office:value="0.00382" calcext:value-type="float">
            <text:p>0,00382</text:p>
          </table:table-cell>
          <table:table-cell/>
          <table:table-cell table:formula="of:=([.I361]+[.K361])/2" office:value-type="float" office:value="0.003865" calcext:value-type="float">
            <text:p>0,003865</text:p>
          </table:table-cell>
          <table:table-cell table:formula="of:=-2.5*LOG10([.M361]/[.$M$1])" office:value-type="float" office:value="3.26131828173633" calcext:value-type="float">
            <text:p>3,26</text:p>
          </table:table-cell>
          <table:table-cell table:formula="of:=-2.5*LOG10([.M361]/[.$M$7])" office:value-type="float" office:value="4.4689971193894" calcext:value-type="float">
            <text:p>4,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 68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2]*(10^(-[.D362]))" office:value-type="float" office:value="0.00391" calcext:value-type="float">
            <text:p>0,00391</text:p>
          </table:table-cell>
          <table:table-cell/>
          <table:table-cell table:formula="of:=[.E362]*(10^(-[.F362]))" office:value-type="float" office:value="0.00381" calcext:value-type="float">
            <text:p>0,00381</text:p>
          </table:table-cell>
          <table:table-cell/>
          <table:table-cell table:formula="of:=([.I362]+[.K362])/2" office:value-type="float" office:value="0.00386" calcext:value-type="float">
            <text:p>0,00386</text:p>
          </table:table-cell>
          <table:table-cell table:formula="of:=-2.5*LOG10([.M362]/[.$M$1])" office:value-type="float" office:value="3.26272376569281" calcext:value-type="float">
            <text:p>3,26</text:p>
          </table:table-cell>
          <table:table-cell table:formula="of:=-2.5*LOG10([.M362]/[.$M$7])" office:value-type="float" office:value="4.47040260334587" calcext:value-type="float">
            <text:p>4,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S 681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3]*(10^(-[.D363]))" office:value-type="float" office:value="0.00335" calcext:value-type="float">
            <text:p>0,00335</text:p>
          </table:table-cell>
          <table:table-cell/>
          <table:table-cell table:formula="of:=[.E363]*(10^(-[.F363]))" office:value-type="float" office:value="0.00434" calcext:value-type="float">
            <text:p>0,00434</text:p>
          </table:table-cell>
          <table:table-cell/>
          <table:table-cell table:formula="of:=([.I363]+[.K363])/2" office:value-type="float" office:value="0.003845" calcext:value-type="float">
            <text:p>0,003845</text:p>
          </table:table-cell>
          <table:table-cell table:formula="of:=-2.5*LOG10([.M363]/[.$M$1])" office:value-type="float" office:value="3.26695116702857" calcext:value-type="float">
            <text:p>3,27</text:p>
          </table:table-cell>
          <table:table-cell table:formula="of:=-2.5*LOG10([.M363]/[.$M$7])" office:value-type="float" office:value="4.47463000468164" calcext:value-type="float">
            <text:p>4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S 170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4]*(10^(-[.D364]))" office:value-type="float" office:value="0.00389" calcext:value-type="float">
            <text:p>0,00389</text:p>
          </table:table-cell>
          <table:table-cell/>
          <table:table-cell table:formula="of:=[.E364]*(10^(-[.F364]))" office:value-type="float" office:value="0.00379" calcext:value-type="float">
            <text:p>0,00379</text:p>
          </table:table-cell>
          <table:table-cell/>
          <table:table-cell table:formula="of:=([.I364]+[.K364])/2" office:value-type="float" office:value="0.00384" calcext:value-type="float">
            <text:p>0,00384</text:p>
          </table:table-cell>
          <table:table-cell table:formula="of:=-2.5*LOG10([.M364]/[.$M$1])" office:value-type="float" office:value="3.26836396645337" calcext:value-type="float">
            <text:p>3,27</text:p>
          </table:table-cell>
          <table:table-cell table:formula="of:=-2.5*LOG10([.M364]/[.$M$7])" office:value-type="float" office:value="4.47604280410643" calcext:value-type="float">
            <text:p>4,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S 2385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5]*(10^(-[.D365]))" office:value-type="float" office:value="0.00387" calcext:value-type="float">
            <text:p>0,00387</text:p>
          </table:table-cell>
          <table:table-cell/>
          <table:table-cell table:formula="of:=[.E365]*(10^(-[.F365]))" office:value-type="float" office:value="0.00381" calcext:value-type="float">
            <text:p>0,00381</text:p>
          </table:table-cell>
          <table:table-cell/>
          <table:table-cell table:formula="of:=([.I365]+[.K365])/2" office:value-type="float" office:value="0.00384" calcext:value-type="float">
            <text:p>0,00384</text:p>
          </table:table-cell>
          <table:table-cell table:formula="of:=-2.5*LOG10([.M365]/[.$M$1])" office:value-type="float" office:value="3.26836396645337" calcext:value-type="float">
            <text:p>3,27</text:p>
          </table:table-cell>
          <table:table-cell table:formula="of:=-2.5*LOG10([.M365]/[.$M$7])" office:value-type="float" office:value="4.47604280410643" calcext:value-type="float">
            <text:p>4,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S 2159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6]*(10^(-[.D366]))" office:value-type="float" office:value="0.00386" calcext:value-type="float">
            <text:p>0,00386</text:p>
          </table:table-cell>
          <table:table-cell/>
          <table:table-cell table:formula="of:=[.E366]*(10^(-[.F366]))" office:value-type="float" office:value="0.00378" calcext:value-type="float">
            <text:p>0,00378</text:p>
          </table:table-cell>
          <table:table-cell/>
          <table:table-cell table:formula="of:=([.I366]+[.K366])/2" office:value-type="float" office:value="0.00382" calcext:value-type="float">
            <text:p>0,00382</text:p>
          </table:table-cell>
          <table:table-cell table:formula="of:=-2.5*LOG10([.M366]/[.$M$1])" office:value-type="float" office:value="3.27403362009292" calcext:value-type="float">
            <text:p>3,27</text:p>
          </table:table-cell>
          <table:table-cell table:formula="of:=-2.5*LOG10([.M366]/[.$M$7])" office:value-type="float" office:value="4.48171245774599" calcext:value-type="float">
            <text:p>4,4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S 7977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7]*(10^(-[.D367]))" office:value-type="float" office:value="0.00376" calcext:value-type="float">
            <text:p>0,00376</text:p>
          </table:table-cell>
          <table:table-cell/>
          <table:table-cell table:formula="of:=[.E367]*(10^(-[.F367]))" office:value-type="float" office:value="0.00372" calcext:value-type="float">
            <text:p>0,00372</text:p>
          </table:table-cell>
          <table:table-cell/>
          <table:table-cell table:formula="of:=([.I367]+[.K367])/2" office:value-type="float" office:value="0.00374" calcext:value-type="float">
            <text:p>0,00374</text:p>
          </table:table-cell>
          <table:table-cell table:formula="of:=-2.5*LOG10([.M367]/[.$M$1])" office:value-type="float" office:value="3.29701302187099" calcext:value-type="float">
            <text:p>3,30</text:p>
          </table:table-cell>
          <table:table-cell table:formula="of:=-2.5*LOG10([.M367]/[.$M$7])" office:value-type="float" office:value="4.50469185952406" calcext:value-type="float">
            <text:p>4,5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BS 8880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8]*(10^(-[.D368]))" office:value-type="float" office:value="0.00377" calcext:value-type="float">
            <text:p>0,00377</text:p>
          </table:table-cell>
          <table:table-cell/>
          <table:table-cell table:formula="of:=[.E368]*(10^(-[.F368]))" office:value-type="float" office:value="0.0037" calcext:value-type="float">
            <text:p>0,0037</text:p>
          </table:table-cell>
          <table:table-cell/>
          <table:table-cell table:formula="of:=([.I368]+[.K368])/2" office:value-type="float" office:value="0.003735" calcext:value-type="float">
            <text:p>0,003735</text:p>
          </table:table-cell>
          <table:table-cell table:formula="of:=-2.5*LOG10([.M368]/[.$M$1])" office:value-type="float" office:value="3.29846551199365" calcext:value-type="float">
            <text:p>3,30</text:p>
          </table:table-cell>
          <table:table-cell table:formula="of:=-2.5*LOG10([.M368]/[.$M$7])" office:value-type="float" office:value="4.50614434964672" calcext:value-type="float">
            <text:p>4,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S 1451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69]*(10^(-[.D369]))" office:value-type="float" office:value="0.00332" calcext:value-type="float">
            <text:p>0,00332</text:p>
          </table:table-cell>
          <table:table-cell/>
          <table:table-cell table:formula="of:=[.E369]*(10^(-[.F369]))" office:value-type="float" office:value="0.0041" calcext:value-type="float">
            <text:p>0,0041</text:p>
          </table:table-cell>
          <table:table-cell/>
          <table:table-cell table:formula="of:=([.I369]+[.K369])/2" office:value-type="float" office:value="0.00371" calcext:value-type="float">
            <text:p>0,00371</text:p>
          </table:table-cell>
          <table:table-cell table:formula="of:=-2.5*LOG10([.M369]/[.$M$1])" office:value-type="float" office:value="3.30575725333458" calcext:value-type="float">
            <text:p>3,31</text:p>
          </table:table-cell>
          <table:table-cell table:formula="of:=-2.5*LOG10([.M369]/[.$M$7])" office:value-type="float" office:value="4.51343609098764" calcext:value-type="float">
            <text:p>4,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S 5409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0]*(10^(-[.D370]))" office:value-type="float" office:value="0.00372" calcext:value-type="float">
            <text:p>0,00372</text:p>
          </table:table-cell>
          <table:table-cell/>
          <table:table-cell table:formula="of:=[.E370]*(10^(-[.F370]))" office:value-type="float" office:value="0.0037" calcext:value-type="float">
            <text:p>0,0037</text:p>
          </table:table-cell>
          <table:table-cell/>
          <table:table-cell table:formula="of:=([.I370]+[.K370])/2" office:value-type="float" office:value="0.00371" calcext:value-type="float">
            <text:p>0,00371</text:p>
          </table:table-cell>
          <table:table-cell table:formula="of:=-2.5*LOG10([.M370]/[.$M$1])" office:value-type="float" office:value="3.30575725333458" calcext:value-type="float">
            <text:p>3,31</text:p>
          </table:table-cell>
          <table:table-cell table:formula="of:=-2.5*LOG10([.M370]/[.$M$7])" office:value-type="float" office:value="4.51343609098764" calcext:value-type="float">
            <text:p>4,5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S 6765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1]*(10^(-[.D371]))" office:value-type="float" office:value="0.00316" calcext:value-type="float">
            <text:p>0,00316</text:p>
          </table:table-cell>
          <table:table-cell/>
          <table:table-cell table:formula="of:=[.E371]*(10^(-[.F371]))" office:value-type="float" office:value="0.00425" calcext:value-type="float">
            <text:p>0,00425</text:p>
          </table:table-cell>
          <table:table-cell/>
          <table:table-cell table:formula="of:=([.I371]+[.K371])/2" office:value-type="float" office:value="0.003705" calcext:value-type="float">
            <text:p>0,003705</text:p>
          </table:table-cell>
          <table:table-cell table:formula="of:=-2.5*LOG10([.M371]/[.$M$1])" office:value-type="float" office:value="3.30722149658383" calcext:value-type="float">
            <text:p>3,31</text:p>
          </table:table-cell>
          <table:table-cell table:formula="of:=-2.5*LOG10([.M371]/[.$M$7])" office:value-type="float" office:value="4.51490033423689" calcext:value-type="float">
            <text:p>4,5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S 8541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2]*(10^(-[.D372]))" office:value-type="float" office:value="0.00373" calcext:value-type="float">
            <text:p>0,00373</text:p>
          </table:table-cell>
          <table:table-cell/>
          <table:table-cell table:formula="of:=[.E372]*(10^(-[.F372]))" office:value-type="float" office:value="0.00368" calcext:value-type="float">
            <text:p>0,00368</text:p>
          </table:table-cell>
          <table:table-cell/>
          <table:table-cell table:formula="of:=([.I372]+[.K372])/2" office:value-type="float" office:value="0.003705" calcext:value-type="float">
            <text:p>0,003705</text:p>
          </table:table-cell>
          <table:table-cell table:formula="of:=-2.5*LOG10([.M372]/[.$M$1])" office:value-type="float" office:value="3.30722149658383" calcext:value-type="float">
            <text:p>3,31</text:p>
          </table:table-cell>
          <table:table-cell table:formula="of:=-2.5*LOG10([.M372]/[.$M$7])" office:value-type="float" office:value="4.51490033423689" calcext:value-type="float">
            <text:p>4,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S 5359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3]*(10^(-[.D373]))" office:value-type="float" office:value="0.00374" calcext:value-type="float">
            <text:p>0,00374</text:p>
          </table:table-cell>
          <table:table-cell/>
          <table:table-cell table:formula="of:=[.E373]*(10^(-[.F373]))" office:value-type="float" office:value="0.00366" calcext:value-type="float">
            <text:p>0,00366</text:p>
          </table:table-cell>
          <table:table-cell/>
          <table:table-cell table:formula="of:=([.I373]+[.K373])/2" office:value-type="float" office:value="0.0037" calcext:value-type="float">
            <text:p>0,0037</text:p>
          </table:table-cell>
          <table:table-cell table:formula="of:=-2.5*LOG10([.M373]/[.$M$1])" office:value-type="float" office:value="3.30868771720471" calcext:value-type="float">
            <text:p>3,31</text:p>
          </table:table-cell>
          <table:table-cell table:formula="of:=-2.5*LOG10([.M373]/[.$M$7])" office:value-type="float" office:value="4.51636655485777" calcext:value-type="float">
            <text:p>4,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S 531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4]*(10^(-[.D374]))" office:value-type="float" office:value="0.00371" calcext:value-type="float">
            <text:p>0,00371</text:p>
          </table:table-cell>
          <table:table-cell/>
          <table:table-cell table:formula="of:=[.E374]*(10^(-[.F374]))" office:value-type="float" office:value="0.00368" calcext:value-type="float">
            <text:p>0,00368</text:p>
          </table:table-cell>
          <table:table-cell/>
          <table:table-cell table:formula="of:=([.I374]+[.K374])/2" office:value-type="float" office:value="0.003695" calcext:value-type="float">
            <text:p>0,003695</text:p>
          </table:table-cell>
          <table:table-cell table:formula="of:=-2.5*LOG10([.M374]/[.$M$1])" office:value-type="float" office:value="3.31015592054508" calcext:value-type="float">
            <text:p>3,31</text:p>
          </table:table-cell>
          <table:table-cell table:formula="of:=-2.5*LOG10([.M374]/[.$M$7])" office:value-type="float" office:value="4.51783475819815" calcext:value-type="float">
            <text:p>4,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S 645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5]*(10^(-[.D375]))" office:value-type="float" office:value="0.00338" calcext:value-type="float">
            <text:p>0,00338</text:p>
          </table:table-cell>
          <table:table-cell/>
          <table:table-cell table:formula="of:=[.E375]*(10^(-[.F375]))" office:value-type="float" office:value="0.00401" calcext:value-type="float">
            <text:p>0,00401</text:p>
          </table:table-cell>
          <table:table-cell/>
          <table:table-cell table:formula="of:=([.I375]+[.K375])/2" office:value-type="float" office:value="0.003695" calcext:value-type="float">
            <text:p>0,003695</text:p>
          </table:table-cell>
          <table:table-cell table:formula="of:=-2.5*LOG10([.M375]/[.$M$1])" office:value-type="float" office:value="3.31015592054508" calcext:value-type="float">
            <text:p>3,31</text:p>
          </table:table-cell>
          <table:table-cell table:formula="of:=-2.5*LOG10([.M375]/[.$M$7])" office:value-type="float" office:value="4.51783475819815" calcext:value-type="float">
            <text:p>4,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S 2238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6]*(10^(-[.D376]))" office:value-type="float" office:value="0.00372" calcext:value-type="float">
            <text:p>0,00372</text:p>
          </table:table-cell>
          <table:table-cell/>
          <table:table-cell table:formula="of:=[.E376]*(10^(-[.F376]))" office:value-type="float" office:value="0.00363" calcext:value-type="float">
            <text:p>0,00363</text:p>
          </table:table-cell>
          <table:table-cell/>
          <table:table-cell table:formula="of:=([.I376]+[.K376])/2" office:value-type="float" office:value="0.003675" calcext:value-type="float">
            <text:p>0,003675</text:p>
          </table:table-cell>
          <table:table-cell table:formula="of:=-2.5*LOG10([.M376]/[.$M$1])" office:value-type="float" office:value="3.31604866882166" calcext:value-type="float">
            <text:p>3,32</text:p>
          </table:table-cell>
          <table:table-cell table:formula="of:=-2.5*LOG10([.M376]/[.$M$7])" office:value-type="float" office:value="4.52372750647473" calcext:value-type="float">
            <text:p>4,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S 8991</text:p>
          </table:table-cell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7]*(10^(-[.D377]))" office:value-type="float" office:value="0.00333" calcext:value-type="float">
            <text:p>0,00333</text:p>
          </table:table-cell>
          <table:table-cell/>
          <table:table-cell table:formula="of:=[.E377]*(10^(-[.F377]))" office:value-type="float" office:value="0.00402" calcext:value-type="float">
            <text:p>0,00402</text:p>
          </table:table-cell>
          <table:table-cell/>
          <table:table-cell table:formula="of:=([.I377]+[.K377])/2" office:value-type="float" office:value="0.003675" calcext:value-type="float">
            <text:p>0,003675</text:p>
          </table:table-cell>
          <table:table-cell table:formula="of:=-2.5*LOG10([.M377]/[.$M$1])" office:value-type="float" office:value="3.31604866882166" calcext:value-type="float">
            <text:p>3,32</text:p>
          </table:table-cell>
          <table:table-cell table:formula="of:=-2.5*LOG10([.M377]/[.$M$7])" office:value-type="float" office:value="4.52372750647473" calcext:value-type="float">
            <text:p>4,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S 1620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8]*(10^(-[.D378]))" office:value-type="float" office:value="0.0037" calcext:value-type="float">
            <text:p>0,0037</text:p>
          </table:table-cell>
          <table:table-cell/>
          <table:table-cell table:formula="of:=[.E378]*(10^(-[.F378]))" office:value-type="float" office:value="0.00364" calcext:value-type="float">
            <text:p>0,00364</text:p>
          </table:table-cell>
          <table:table-cell/>
          <table:table-cell table:formula="of:=([.I378]+[.K378])/2" office:value-type="float" office:value="0.00367" calcext:value-type="float">
            <text:p>0,00367</text:p>
          </table:table-cell>
          <table:table-cell table:formula="of:=-2.5*LOG10([.M378]/[.$M$1])" office:value-type="float" office:value="3.31752686674197" calcext:value-type="float">
            <text:p>3,32</text:p>
          </table:table-cell>
          <table:table-cell table:formula="of:=-2.5*LOG10([.M378]/[.$M$7])" office:value-type="float" office:value="4.52520570439504" calcext:value-type="float">
            <text:p>4,5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S 3787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79]*(10^(-[.D379]))" office:value-type="float" office:value="0.00371" calcext:value-type="float">
            <text:p>0,00371</text:p>
          </table:table-cell>
          <table:table-cell/>
          <table:table-cell table:formula="of:=[.E379]*(10^(-[.F379]))" office:value-type="float" office:value="0.00363" calcext:value-type="float">
            <text:p>0,00363</text:p>
          </table:table-cell>
          <table:table-cell/>
          <table:table-cell table:formula="of:=([.I379]+[.K379])/2" office:value-type="float" office:value="0.00367" calcext:value-type="float">
            <text:p>0,00367</text:p>
          </table:table-cell>
          <table:table-cell table:formula="of:=-2.5*LOG10([.M379]/[.$M$1])" office:value-type="float" office:value="3.31752686674197" calcext:value-type="float">
            <text:p>3,32</text:p>
          </table:table-cell>
          <table:table-cell table:formula="of:=-2.5*LOG10([.M379]/[.$M$7])" office:value-type="float" office:value="4.52520570439504" calcext:value-type="float">
            <text:p>4,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S 7053/4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0]*(10^(-[.D380]))" office:value-type="float" office:value="0.00368" calcext:value-type="float">
            <text:p>0,00368</text:p>
          </table:table-cell>
          <table:table-cell/>
          <table:table-cell table:formula="of:=[.E380]*(10^(-[.F380]))" office:value-type="float" office:value="0.00366" calcext:value-type="float">
            <text:p>0,00366</text:p>
          </table:table-cell>
          <table:table-cell/>
          <table:table-cell table:formula="of:=([.I380]+[.K380])/2" office:value-type="float" office:value="0.00367" calcext:value-type="float">
            <text:p>0,00367</text:p>
          </table:table-cell>
          <table:table-cell table:formula="of:=-2.5*LOG10([.M380]/[.$M$1])" office:value-type="float" office:value="3.31752686674197" calcext:value-type="float">
            <text:p>3,32</text:p>
          </table:table-cell>
          <table:table-cell table:formula="of:=-2.5*LOG10([.M380]/[.$M$7])" office:value-type="float" office:value="4.52520570439504" calcext:value-type="float">
            <text:p>4,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S 3799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1]*(10^(-[.D381]))" office:value-type="float" office:value="0.0037" calcext:value-type="float">
            <text:p>0,0037</text:p>
          </table:table-cell>
          <table:table-cell/>
          <table:table-cell table:formula="of:=[.E381]*(10^(-[.F381]))" office:value-type="float" office:value="0.00361" calcext:value-type="float">
            <text:p>0,00361</text:p>
          </table:table-cell>
          <table:table-cell/>
          <table:table-cell table:formula="of:=([.I381]+[.K381])/2" office:value-type="float" office:value="0.003655" calcext:value-type="float">
            <text:p>0,003655</text:p>
          </table:table-cell>
          <table:table-cell table:formula="of:=-2.5*LOG10([.M381]/[.$M$1])" office:value-type="float" office:value="3.3219735741375" calcext:value-type="float">
            <text:p>3,32</text:p>
          </table:table-cell>
          <table:table-cell table:formula="of:=-2.5*LOG10([.M381]/[.$M$7])" office:value-type="float" office:value="4.52965241179056" calcext:value-type="float">
            <text:p>4,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S 5301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2]*(10^(-[.D382]))" office:value-type="float" office:value="0.00356" calcext:value-type="float">
            <text:p>0,00356</text:p>
          </table:table-cell>
          <table:table-cell/>
          <table:table-cell table:formula="of:=[.E382]*(10^(-[.F382]))" office:value-type="float" office:value="0.00375" calcext:value-type="float">
            <text:p>0,00375</text:p>
          </table:table-cell>
          <table:table-cell/>
          <table:table-cell table:formula="of:=([.I382]+[.K382])/2" office:value-type="float" office:value="0.003655" calcext:value-type="float">
            <text:p>0,003655</text:p>
          </table:table-cell>
          <table:table-cell table:formula="of:=-2.5*LOG10([.M382]/[.$M$1])" office:value-type="float" office:value="3.3219735741375" calcext:value-type="float">
            <text:p>3,32</text:p>
          </table:table-cell>
          <table:table-cell table:formula="of:=-2.5*LOG10([.M382]/[.$M$7])" office:value-type="float" office:value="4.52965241179056" calcext:value-type="float">
            <text:p>4,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S 7517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3]*(10^(-[.D383]))" office:value-type="float" office:value="0.00358" calcext:value-type="float">
            <text:p>0,00358</text:p>
          </table:table-cell>
          <table:table-cell/>
          <table:table-cell table:formula="of:=[.E383]*(10^(-[.F383]))" office:value-type="float" office:value="0.00367" calcext:value-type="float">
            <text:p>0,00367</text:p>
          </table:table-cell>
          <table:table-cell/>
          <table:table-cell table:formula="of:=([.I383]+[.K383])/2" office:value-type="float" office:value="0.003625" calcext:value-type="float">
            <text:p>0,003625</text:p>
          </table:table-cell>
          <table:table-cell table:formula="of:=-2.5*LOG10([.M383]/[.$M$1])" office:value-type="float" office:value="3.33092200010466" calcext:value-type="float">
            <text:p>3,33</text:p>
          </table:table-cell>
          <table:table-cell table:formula="of:=-2.5*LOG10([.M383]/[.$M$7])" office:value-type="float" office:value="4.53860083775773" calcext:value-type="float">
            <text:p>4,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S 3981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4]*(10^(-[.D384]))" office:value-type="float" office:value="0.00366" calcext:value-type="float">
            <text:p>0,00366</text:p>
          </table:table-cell>
          <table:table-cell/>
          <table:table-cell table:formula="of:=[.E384]*(10^(-[.F384]))" office:value-type="float" office:value="0.00358" calcext:value-type="float">
            <text:p>0,00358</text:p>
          </table:table-cell>
          <table:table-cell/>
          <table:table-cell table:formula="of:=([.I384]+[.K384])/2" office:value-type="float" office:value="0.00362" calcext:value-type="float">
            <text:p>0,00362</text:p>
          </table:table-cell>
          <table:table-cell table:formula="of:=-2.5*LOG10([.M384]/[.$M$1])" office:value-type="float" office:value="3.33242060103928" calcext:value-type="float">
            <text:p>3,33</text:p>
          </table:table-cell>
          <table:table-cell table:formula="of:=-2.5*LOG10([.M384]/[.$M$7])" office:value-type="float" office:value="4.54009943869235" calcext:value-type="float">
            <text:p>4,5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S 8613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5]*(10^(-[.D385]))" office:value-type="float" office:value="0.00364" calcext:value-type="float">
            <text:p>0,00364</text:p>
          </table:table-cell>
          <table:table-cell/>
          <table:table-cell table:formula="of:=[.E385]*(10^(-[.F385]))" office:value-type="float" office:value="0.00358" calcext:value-type="float">
            <text:p>0,00358</text:p>
          </table:table-cell>
          <table:table-cell/>
          <table:table-cell table:formula="of:=([.I385]+[.K385])/2" office:value-type="float" office:value="0.00361" calcext:value-type="float">
            <text:p>0,00361</text:p>
          </table:table-cell>
          <table:table-cell table:formula="of:=-2.5*LOG10([.M385]/[.$M$1])" office:value-type="float" office:value="3.33542402260805" calcext:value-type="float">
            <text:p>3,34</text:p>
          </table:table-cell>
          <table:table-cell table:formula="of:=-2.5*LOG10([.M385]/[.$M$7])" office:value-type="float" office:value="4.54310286026112" calcext:value-type="float">
            <text:p>4,5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S 6117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6]*(10^(-[.D386]))" office:value-type="float" office:value="0.00362" calcext:value-type="float">
            <text:p>0,00362</text:p>
          </table:table-cell>
          <table:table-cell/>
          <table:table-cell table:formula="of:=[.E386]*(10^(-[.F386]))" office:value-type="float" office:value="0.00355" calcext:value-type="float">
            <text:p>0,00355</text:p>
          </table:table-cell>
          <table:table-cell/>
          <table:table-cell table:formula="of:=([.I386]+[.K386])/2" office:value-type="float" office:value="0.003585" calcext:value-type="float">
            <text:p>0,003585</text:p>
          </table:table-cell>
          <table:table-cell table:formula="of:=-2.5*LOG10([.M386]/[.$M$1])" office:value-type="float" office:value="3.34296912736265" calcext:value-type="float">
            <text:p>3,34</text:p>
          </table:table-cell>
          <table:table-cell table:formula="of:=-2.5*LOG10([.M386]/[.$M$7])" office:value-type="float" office:value="4.55064796501571" calcext:value-type="float">
            <text:p>4,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 63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7]*(10^(-[.D387]))" office:value-type="float" office:value="0.00361" calcext:value-type="float">
            <text:p>0,00361</text:p>
          </table:table-cell>
          <table:table-cell/>
          <table:table-cell table:formula="of:=[.E387]*(10^(-[.F387]))" office:value-type="float" office:value="0.00353" calcext:value-type="float">
            <text:p>0,00353</text:p>
          </table:table-cell>
          <table:table-cell/>
          <table:table-cell table:formula="of:=([.I387]+[.K387])/2" office:value-type="float" office:value="0.00357" calcext:value-type="float">
            <text:p>0,00357</text:p>
          </table:table-cell>
          <table:table-cell table:formula="of:=-2.5*LOG10([.M387]/[.$M$1])" office:value-type="float" office:value="3.34752148709171" calcext:value-type="float">
            <text:p>3,35</text:p>
          </table:table-cell>
          <table:table-cell table:formula="of:=-2.5*LOG10([.M387]/[.$M$7])" office:value-type="float" office:value="4.55520032474478" calcext:value-type="float">
            <text:p>4,5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S 689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8]*(10^(-[.D388]))" office:value-type="float" office:value="0.00315" calcext:value-type="float">
            <text:p>0,00315</text:p>
          </table:table-cell>
          <table:table-cell/>
          <table:table-cell table:formula="of:=[.E388]*(10^(-[.F388]))" office:value-type="float" office:value="0.00398" calcext:value-type="float">
            <text:p>0,00398</text:p>
          </table:table-cell>
          <table:table-cell/>
          <table:table-cell table:formula="of:=([.I388]+[.K388])/2" office:value-type="float" office:value="0.003565" calcext:value-type="float">
            <text:p>0,003565</text:p>
          </table:table-cell>
          <table:table-cell table:formula="of:=-2.5*LOG10([.M388]/[.$M$1])" office:value-type="float" office:value="3.34904319190248" calcext:value-type="float">
            <text:p>3,35</text:p>
          </table:table-cell>
          <table:table-cell table:formula="of:=-2.5*LOG10([.M388]/[.$M$7])" office:value-type="float" office:value="4.55672202955555" calcext:value-type="float">
            <text:p>4,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S 7371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89]*(10^(-[.D389]))" office:value-type="float" office:value="0.00359" calcext:value-type="float">
            <text:p>0,00359</text:p>
          </table:table-cell>
          <table:table-cell/>
          <table:table-cell table:formula="of:=[.E389]*(10^(-[.F389]))" office:value-type="float" office:value="0.00353" calcext:value-type="float">
            <text:p>0,00353</text:p>
          </table:table-cell>
          <table:table-cell/>
          <table:table-cell table:formula="of:=([.I389]+[.K389])/2" office:value-type="float" office:value="0.00356" calcext:value-type="float">
            <text:p>0,00356</text:p>
          </table:table-cell>
          <table:table-cell table:formula="of:=-2.5*LOG10([.M389]/[.$M$1])" office:value-type="float" office:value="3.35056703244001" calcext:value-type="float">
            <text:p>3,35</text:p>
          </table:table-cell>
          <table:table-cell table:formula="of:=-2.5*LOG10([.M389]/[.$M$7])" office:value-type="float" office:value="4.55824587009307" calcext:value-type="float">
            <text:p>4,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S 887/8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0]*(10^(-[.D390]))" office:value-type="float" office:value="0.0036" calcext:value-type="float">
            <text:p>0,0036</text:p>
          </table:table-cell>
          <table:table-cell/>
          <table:table-cell table:formula="of:=[.E390]*(10^(-[.F390]))" office:value-type="float" office:value="0.0035" calcext:value-type="float">
            <text:p>0,0035</text:p>
          </table:table-cell>
          <table:table-cell/>
          <table:table-cell table:formula="of:=([.I390]+[.K390])/2" office:value-type="float" office:value="0.00355" calcext:value-type="float">
            <text:p>0,00355</text:p>
          </table:table-cell>
          <table:table-cell table:formula="of:=-2.5*LOG10([.M390]/[.$M$1])" office:value-type="float" office:value="3.35362114473446" calcext:value-type="float">
            <text:p>3,35</text:p>
          </table:table-cell>
          <table:table-cell table:formula="of:=-2.5*LOG10([.M390]/[.$M$7])" office:value-type="float" office:value="4.56129998238752" calcext:value-type="float">
            <text:p>4,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S 1570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1]*(10^(-[.D391]))" office:value-type="float" office:value="0.00357" calcext:value-type="float">
            <text:p>0,00357</text:p>
          </table:table-cell>
          <table:table-cell/>
          <table:table-cell table:formula="of:=[.E391]*(10^(-[.F391]))" office:value-type="float" office:value="0.00351" calcext:value-type="float">
            <text:p>0,00351</text:p>
          </table:table-cell>
          <table:table-cell/>
          <table:table-cell table:formula="of:=([.I391]+[.K391])/2" office:value-type="float" office:value="0.00354" calcext:value-type="float">
            <text:p>0,00354</text:p>
          </table:table-cell>
          <table:table-cell table:formula="of:=-2.5*LOG10([.M391]/[.$M$1])" office:value-type="float" office:value="3.35668387230772" calcext:value-type="float">
            <text:p>3,36</text:p>
          </table:table-cell>
          <table:table-cell table:formula="of:=-2.5*LOG10([.M391]/[.$M$7])" office:value-type="float" office:value="4.56436270996079" calcext:value-type="float">
            <text:p>4,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S 584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2]*(10^(-[.D392]))" office:value-type="float" office:value="0.00358" calcext:value-type="float">
            <text:p>0,00358</text:p>
          </table:table-cell>
          <table:table-cell/>
          <table:table-cell table:formula="of:=[.E392]*(10^(-[.F392]))" office:value-type="float" office:value="0.00349" calcext:value-type="float">
            <text:p>0,00349</text:p>
          </table:table-cell>
          <table:table-cell/>
          <table:table-cell table:formula="of:=([.I392]+[.K392])/2" office:value-type="float" office:value="0.003535" calcext:value-type="float">
            <text:p>0,003535</text:p>
          </table:table-cell>
          <table:table-cell table:formula="of:=-2.5*LOG10([.M392]/[.$M$1])" office:value-type="float" office:value="3.3582184820399" calcext:value-type="float">
            <text:p>3,36</text:p>
          </table:table-cell>
          <table:table-cell table:formula="of:=-2.5*LOG10([.M392]/[.$M$7])" office:value-type="float" office:value="4.56589731969296" calcext:value-type="float">
            <text:p>4,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S 8988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3]*(10^(-[.D393]))" office:value-type="float" office:value="0.00355" calcext:value-type="float">
            <text:p>0,00355</text:p>
          </table:table-cell>
          <table:table-cell/>
          <table:table-cell table:formula="of:=[.E393]*(10^(-[.F393]))" office:value-type="float" office:value="0.00347" calcext:value-type="float">
            <text:p>0,00347</text:p>
          </table:table-cell>
          <table:table-cell/>
          <table:table-cell table:formula="of:=([.I393]+[.K393])/2" office:value-type="float" office:value="0.00351" calcext:value-type="float">
            <text:p>0,00351</text:p>
          </table:table-cell>
          <table:table-cell table:formula="of:=-2.5*LOG10([.M393]/[.$M$1])" office:value-type="float" office:value="3.36592423620763" calcext:value-type="float">
            <text:p>3,37</text:p>
          </table:table-cell>
          <table:table-cell table:formula="of:=-2.5*LOG10([.M393]/[.$M$7])" office:value-type="float" office:value="4.5736030738607" calcext:value-type="float">
            <text:p>4,5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S 756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4]*(10^(-[.D394]))" office:value-type="float" office:value="0.00309" calcext:value-type="float">
            <text:p>0,00309</text:p>
          </table:table-cell>
          <table:table-cell/>
          <table:table-cell table:formula="of:=[.E394]*(10^(-[.F394]))" office:value-type="float" office:value="0.00391" calcext:value-type="float">
            <text:p>0,00391</text:p>
          </table:table-cell>
          <table:table-cell/>
          <table:table-cell table:formula="of:=([.I394]+[.K394])/2" office:value-type="float" office:value="0.0035" calcext:value-type="float">
            <text:p>0,0035</text:p>
          </table:table-cell>
          <table:table-cell table:formula="of:=-2.5*LOG10([.M394]/[.$M$1])" office:value-type="float" office:value="3.3690219164965" calcext:value-type="float">
            <text:p>3,37</text:p>
          </table:table-cell>
          <table:table-cell table:formula="of:=-2.5*LOG10([.M394]/[.$M$7])" office:value-type="float" office:value="4.57670075414957" calcext:value-type="float">
            <text:p>4,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S 7871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5]*(10^(-[.D395]))" office:value-type="float" office:value="0.00352" calcext:value-type="float">
            <text:p>0,00352</text:p>
          </table:table-cell>
          <table:table-cell/>
          <table:table-cell table:formula="of:=[.E395]*(10^(-[.F395]))" office:value-type="float" office:value="0.00345" calcext:value-type="float">
            <text:p>0,00345</text:p>
          </table:table-cell>
          <table:table-cell/>
          <table:table-cell table:formula="of:=([.I395]+[.K395])/2" office:value-type="float" office:value="0.003485" calcext:value-type="float">
            <text:p>0,003485</text:p>
          </table:table-cell>
          <table:table-cell table:formula="of:=-2.5*LOG10([.M395]/[.$M$1])" office:value-type="float" office:value="3.37368507128712" calcext:value-type="float">
            <text:p>3,37</text:p>
          </table:table-cell>
          <table:table-cell table:formula="of:=-2.5*LOG10([.M395]/[.$M$7])" office:value-type="float" office:value="4.58136390894019" calcext:value-type="float">
            <text:p>4,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S 1148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6]*(10^(-[.D396]))" office:value-type="float" office:value="0.00351" calcext:value-type="float">
            <text:p>0,00351</text:p>
          </table:table-cell>
          <table:table-cell/>
          <table:table-cell table:formula="of:=[.E396]*(10^(-[.F396]))" office:value-type="float" office:value="0.00345" calcext:value-type="float">
            <text:p>0,00345</text:p>
          </table:table-cell>
          <table:table-cell/>
          <table:table-cell table:formula="of:=([.I396]+[.K396])/2" office:value-type="float" office:value="0.00348" calcext:value-type="float">
            <text:p>0,00348</text:p>
          </table:table-cell>
          <table:table-cell table:formula="of:=-2.5*LOG10([.M396]/[.$M$1])" office:value-type="float" office:value="3.37524391750574" calcext:value-type="float">
            <text:p>3,38</text:p>
          </table:table-cell>
          <table:table-cell table:formula="of:=-2.5*LOG10([.M396]/[.$M$7])" office:value-type="float" office:value="4.58292275515881" calcext:value-type="float">
            <text:p>4,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S 1324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7]*(10^(-[.D397]))" office:value-type="float" office:value="0.00352" calcext:value-type="float">
            <text:p>0,00352</text:p>
          </table:table-cell>
          <table:table-cell/>
          <table:table-cell table:formula="of:=[.E397]*(10^(-[.F397]))" office:value-type="float" office:value="0.00344" calcext:value-type="float">
            <text:p>0,00344</text:p>
          </table:table-cell>
          <table:table-cell/>
          <table:table-cell table:formula="of:=([.I397]+[.K397])/2" office:value-type="float" office:value="0.00348" calcext:value-type="float">
            <text:p>0,00348</text:p>
          </table:table-cell>
          <table:table-cell table:formula="of:=-2.5*LOG10([.M397]/[.$M$1])" office:value-type="float" office:value="3.37524391750574" calcext:value-type="float">
            <text:p>3,38</text:p>
          </table:table-cell>
          <table:table-cell table:formula="of:=-2.5*LOG10([.M397]/[.$M$7])" office:value-type="float" office:value="4.58292275515881" calcext:value-type="float">
            <text:p>4,5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S 8815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8]*(10^(-[.D398]))" office:value-type="float" office:value="0.00305" calcext:value-type="float">
            <text:p>0,00305</text:p>
          </table:table-cell>
          <table:table-cell/>
          <table:table-cell table:formula="of:=[.E398]*(10^(-[.F398]))" office:value-type="float" office:value="0.00391" calcext:value-type="float">
            <text:p>0,00391</text:p>
          </table:table-cell>
          <table:table-cell/>
          <table:table-cell table:formula="of:=([.I398]+[.K398])/2" office:value-type="float" office:value="0.00348" calcext:value-type="float">
            <text:p>0,00348</text:p>
          </table:table-cell>
          <table:table-cell table:formula="of:=-2.5*LOG10([.M398]/[.$M$1])" office:value-type="float" office:value="3.37524391750574" calcext:value-type="float">
            <text:p>3,38</text:p>
          </table:table-cell>
          <table:table-cell table:formula="of:=-2.5*LOG10([.M398]/[.$M$7])" office:value-type="float" office:value="4.58292275515881" calcext:value-type="float">
            <text:p>4,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S 58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399]*(10^(-[.D399]))" office:value-type="float" office:value="0.0032" calcext:value-type="float">
            <text:p>0,0032</text:p>
          </table:table-cell>
          <table:table-cell/>
          <table:table-cell table:formula="of:=[.E399]*(10^(-[.F399]))" office:value-type="float" office:value="0.00372" calcext:value-type="float">
            <text:p>0,00372</text:p>
          </table:table-cell>
          <table:table-cell/>
          <table:table-cell table:formula="of:=([.I399]+[.K399])/2" office:value-type="float" office:value="0.00346" calcext:value-type="float">
            <text:p>0,00346</text:p>
          </table:table-cell>
          <table:table-cell table:formula="of:=-2.5*LOG10([.M399]/[.$M$1])" office:value-type="float" office:value="3.38150178039025" calcext:value-type="float">
            <text:p>3,38</text:p>
          </table:table-cell>
          <table:table-cell table:formula="of:=-2.5*LOG10([.M399]/[.$M$7])" office:value-type="float" office:value="4.58918061804332" calcext:value-type="float">
            <text:p>4,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 46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0]*(10^(-[.D400]))" office:value-type="float" office:value="0.00301" calcext:value-type="float">
            <text:p>0,00301</text:p>
          </table:table-cell>
          <table:table-cell/>
          <table:table-cell table:formula="of:=[.E400]*(10^(-[.F400]))" office:value-type="float" office:value="0.00388" calcext:value-type="float">
            <text:p>0,00388</text:p>
          </table:table-cell>
          <table:table-cell/>
          <table:table-cell table:formula="of:=([.I400]+[.K400])/2" office:value-type="float" office:value="0.003445" calcext:value-type="float">
            <text:p>0,003445</text:p>
          </table:table-cell>
          <table:table-cell table:formula="of:=-2.5*LOG10([.M400]/[.$M$1])" office:value-type="float" office:value="3.38621896176308" calcext:value-type="float">
            <text:p>3,39</text:p>
          </table:table-cell>
          <table:table-cell table:formula="of:=-2.5*LOG10([.M400]/[.$M$7])" office:value-type="float" office:value="4.59389779941615" calcext:value-type="float">
            <text:p>4,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S 2938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1]*(10^(-[.D401]))" office:value-type="float" office:value="0.00324" calcext:value-type="float">
            <text:p>0,00324</text:p>
          </table:table-cell>
          <table:table-cell/>
          <table:table-cell table:formula="of:=[.E401]*(10^(-[.F401]))" office:value-type="float" office:value="0.00364" calcext:value-type="float">
            <text:p>0,00364</text:p>
          </table:table-cell>
          <table:table-cell/>
          <table:table-cell table:formula="of:=([.I401]+[.K401])/2" office:value-type="float" office:value="0.00344" calcext:value-type="float">
            <text:p>0,00344</text:p>
          </table:table-cell>
          <table:table-cell table:formula="of:=-2.5*LOG10([.M401]/[.$M$1])" office:value-type="float" office:value="3.38779592094337" calcext:value-type="float">
            <text:p>3,39</text:p>
          </table:table-cell>
          <table:table-cell table:formula="of:=-2.5*LOG10([.M401]/[.$M$7])" office:value-type="float" office:value="4.59547475859644" calcext:value-type="float">
            <text:p>4,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S 8284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2]*(10^(-[.D402]))" office:value-type="float" office:value="0.00319" calcext:value-type="float">
            <text:p>0,00319</text:p>
          </table:table-cell>
          <table:table-cell/>
          <table:table-cell table:formula="of:=[.E402]*(10^(-[.F402]))" office:value-type="float" office:value="0.00369" calcext:value-type="float">
            <text:p>0,00369</text:p>
          </table:table-cell>
          <table:table-cell/>
          <table:table-cell table:formula="of:=([.I402]+[.K402])/2" office:value-type="float" office:value="0.00344" calcext:value-type="float">
            <text:p>0,00344</text:p>
          </table:table-cell>
          <table:table-cell table:formula="of:=-2.5*LOG10([.M402]/[.$M$1])" office:value-type="float" office:value="3.38779592094337" calcext:value-type="float">
            <text:p>3,39</text:p>
          </table:table-cell>
          <table:table-cell table:formula="of:=-2.5*LOG10([.M402]/[.$M$7])" office:value-type="float" office:value="4.59547475859644" calcext:value-type="float">
            <text:p>4,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S 8264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3]*(10^(-[.D403]))" office:value-type="float" office:value="0.00344" calcext:value-type="float">
            <text:p>0,00344</text:p>
          </table:table-cell>
          <table:table-cell/>
          <table:table-cell table:formula="of:=[.E403]*(10^(-[.F403]))" office:value-type="float" office:value="0.00337" calcext:value-type="float">
            <text:p>0,00337</text:p>
          </table:table-cell>
          <table:table-cell/>
          <table:table-cell table:formula="of:=([.I403]+[.K403])/2" office:value-type="float" office:value="0.003405" calcext:value-type="float">
            <text:p>0,003405</text:p>
          </table:table-cell>
          <table:table-cell table:formula="of:=-2.5*LOG10([.M403]/[.$M$1])" office:value-type="float" office:value="3.39889923675018" calcext:value-type="float">
            <text:p>3,40</text:p>
          </table:table-cell>
          <table:table-cell table:formula="of:=-2.5*LOG10([.M403]/[.$M$7])" office:value-type="float" office:value="4.60657807440325" calcext:value-type="float">
            <text:p>4,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S 1444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4]*(10^(-[.D404]))" office:value-type="float" office:value="0.00341" calcext:value-type="float">
            <text:p>0,00341</text:p>
          </table:table-cell>
          <table:table-cell/>
          <table:table-cell table:formula="of:=[.E404]*(10^(-[.F404]))" office:value-type="float" office:value="0.00336" calcext:value-type="float">
            <text:p>0,00336</text:p>
          </table:table-cell>
          <table:table-cell/>
          <table:table-cell table:formula="of:=([.I404]+[.K404])/2" office:value-type="float" office:value="0.003385" calcext:value-type="float">
            <text:p>0,003385</text:p>
          </table:table-cell>
          <table:table-cell table:formula="of:=-2.5*LOG10([.M404]/[.$M$1])" office:value-type="float" office:value="3.40529534481929" calcext:value-type="float">
            <text:p>3,41</text:p>
          </table:table-cell>
          <table:table-cell table:formula="of:=-2.5*LOG10([.M404]/[.$M$7])" office:value-type="float" office:value="4.61297418247235" calcext:value-type="float">
            <text:p>4,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S 9036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5]*(10^(-[.D405]))" office:value-type="float" office:value="0.00294" calcext:value-type="float">
            <text:p>0,00294</text:p>
          </table:table-cell>
          <table:table-cell/>
          <table:table-cell table:formula="of:=[.E405]*(10^(-[.F405]))" office:value-type="float" office:value="0.00379" calcext:value-type="float">
            <text:p>0,00379</text:p>
          </table:table-cell>
          <table:table-cell/>
          <table:table-cell table:formula="of:=([.I405]+[.K405])/2" office:value-type="float" office:value="0.003365" calcext:value-type="float">
            <text:p>0,003365</text:p>
          </table:table-cell>
          <table:table-cell table:formula="of:=-2.5*LOG10([.M405]/[.$M$1])" office:value-type="float" office:value="3.4117293559722" calcext:value-type="float">
            <text:p>3,41</text:p>
          </table:table-cell>
          <table:table-cell table:formula="of:=-2.5*LOG10([.M405]/[.$M$7])" office:value-type="float" office:value="4.61940819362527" calcext:value-type="float">
            <text:p>4,6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S 7653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6]*(10^(-[.D406]))" office:value-type="float" office:value="0.00339" calcext:value-type="float">
            <text:p>0,00339</text:p>
          </table:table-cell>
          <table:table-cell/>
          <table:table-cell table:formula="of:=[.E406]*(10^(-[.F406]))" office:value-type="float" office:value="0.00332" calcext:value-type="float">
            <text:p>0,00332</text:p>
          </table:table-cell>
          <table:table-cell/>
          <table:table-cell table:formula="of:=([.I406]+[.K406])/2" office:value-type="float" office:value="0.003355" calcext:value-type="float">
            <text:p>0,003355</text:p>
          </table:table-cell>
          <table:table-cell table:formula="of:=-2.5*LOG10([.M406]/[.$M$1])" office:value-type="float" office:value="3.41496071610967" calcext:value-type="float">
            <text:p>3,41</text:p>
          </table:table-cell>
          <table:table-cell table:formula="of:=-2.5*LOG10([.M406]/[.$M$7])" office:value-type="float" office:value="4.62263955376273" calcext:value-type="float">
            <text:p>4,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S 7051/2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7]*(10^(-[.D407]))" office:value-type="float" office:value="0.00336" calcext:value-type="float">
            <text:p>0,00336</text:p>
          </table:table-cell>
          <table:table-cell/>
          <table:table-cell table:formula="of:=[.E407]*(10^(-[.F407]))" office:value-type="float" office:value="0.00332" calcext:value-type="float">
            <text:p>0,00332</text:p>
          </table:table-cell>
          <table:table-cell/>
          <table:table-cell table:formula="of:=([.I407]+[.K407])/2" office:value-type="float" office:value="0.00334" calcext:value-type="float">
            <text:p>0,00334</text:p>
          </table:table-cell>
          <table:table-cell table:formula="of:=-2.5*LOG10([.M407]/[.$M$1])" office:value-type="float" office:value="3.41982586034328" calcext:value-type="float">
            <text:p>3,42</text:p>
          </table:table-cell>
          <table:table-cell table:formula="of:=-2.5*LOG10([.M407]/[.$M$7])" office:value-type="float" office:value="4.62750469799635" calcext:value-type="float">
            <text:p>4,6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S 8850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8]*(10^(-[.D408]))" office:value-type="float" office:value="0.00278" calcext:value-type="float">
            <text:p>0,00278</text:p>
          </table:table-cell>
          <table:table-cell/>
          <table:table-cell table:formula="of:=[.E408]*(10^(-[.F408]))" office:value-type="float" office:value="0.00389" calcext:value-type="float">
            <text:p>0,00389</text:p>
          </table:table-cell>
          <table:table-cell/>
          <table:table-cell table:formula="of:=([.I408]+[.K408])/2" office:value-type="float" office:value="0.003335" calcext:value-type="float">
            <text:p>0,003335</text:p>
          </table:table-cell>
          <table:table-cell table:formula="of:=-2.5*LOG10([.M408]/[.$M$1])" office:value-type="float" office:value="3.42145243174077" calcext:value-type="float">
            <text:p>3,42</text:p>
          </table:table-cell>
          <table:table-cell table:formula="of:=-2.5*LOG10([.M408]/[.$M$7])" office:value-type="float" office:value="4.62913126939384" calcext:value-type="float">
            <text:p>4,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S 2034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09]*(10^(-[.D409]))" office:value-type="float" office:value="0.00336" calcext:value-type="float">
            <text:p>0,00336</text:p>
          </table:table-cell>
          <table:table-cell/>
          <table:table-cell table:formula="of:=[.E409]*(10^(-[.F409]))" office:value-type="float" office:value="0.00329" calcext:value-type="float">
            <text:p>0,00329</text:p>
          </table:table-cell>
          <table:table-cell/>
          <table:table-cell table:formula="of:=([.I409]+[.K409])/2" office:value-type="float" office:value="0.003325" calcext:value-type="float">
            <text:p>0,003325</text:p>
          </table:table-cell>
          <table:table-cell table:formula="of:=-2.5*LOG10([.M409]/[.$M$1])" office:value-type="float" office:value="3.42471290327438" calcext:value-type="float">
            <text:p>3,42</text:p>
          </table:table-cell>
          <table:table-cell table:formula="of:=-2.5*LOG10([.M409]/[.$M$7])" office:value-type="float" office:value="4.63239174092745" calcext:value-type="float">
            <text:p>4,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S 226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0]*(10^(-[.D410]))" office:value-type="float" office:value="0.00334" calcext:value-type="float">
            <text:p>0,00334</text:p>
          </table:table-cell>
          <table:table-cell/>
          <table:table-cell table:formula="of:=[.E410]*(10^(-[.F410]))" office:value-type="float" office:value="0.00325" calcext:value-type="float">
            <text:p>0,00325</text:p>
          </table:table-cell>
          <table:table-cell/>
          <table:table-cell table:formula="of:=([.I410]+[.K410])/2" office:value-type="float" office:value="0.003295" calcext:value-type="float">
            <text:p>0,003295</text:p>
          </table:table-cell>
          <table:table-cell table:formula="of:=-2.5*LOG10([.M410]/[.$M$1])" office:value-type="float" office:value="3.43455348004712" calcext:value-type="float">
            <text:p>3,43</text:p>
          </table:table-cell>
          <table:table-cell table:formula="of:=-2.5*LOG10([.M410]/[.$M$7])" office:value-type="float" office:value="4.64223231770019" calcext:value-type="float">
            <text:p>4,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S 85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1]*(10^(-[.D411]))" office:value-type="float" office:value="0.0033" calcext:value-type="float">
            <text:p>0,0033</text:p>
          </table:table-cell>
          <table:table-cell/>
          <table:table-cell table:formula="of:=[.E411]*(10^(-[.F411]))" office:value-type="float" office:value="0.00321" calcext:value-type="float">
            <text:p>0,00321</text:p>
          </table:table-cell>
          <table:table-cell/>
          <table:table-cell table:formula="of:=([.I411]+[.K411])/2" office:value-type="float" office:value="0.003255" calcext:value-type="float">
            <text:p>0,003255</text:p>
          </table:table-cell>
          <table:table-cell table:formula="of:=-2.5*LOG10([.M411]/[.$M$1])" office:value-type="float" office:value="3.44781454511167" calcext:value-type="float">
            <text:p>3,45</text:p>
          </table:table-cell>
          <table:table-cell table:formula="of:=-2.5*LOG10([.M411]/[.$M$7])" office:value-type="float" office:value="4.65549338276473" calcext:value-type="float">
            <text:p>4,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S 1479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2]*(10^(-[.D412]))" office:value-type="float" office:value="0.00327" calcext:value-type="float">
            <text:p>0,00327</text:p>
          </table:table-cell>
          <table:table-cell/>
          <table:table-cell table:formula="of:=[.E412]*(10^(-[.F412]))" office:value-type="float" office:value="0.00322" calcext:value-type="float">
            <text:p>0,00322</text:p>
          </table:table-cell>
          <table:table-cell/>
          <table:table-cell table:formula="of:=([.I412]+[.K412])/2" office:value-type="float" office:value="0.003245" calcext:value-type="float">
            <text:p>0,003245</text:p>
          </table:table-cell>
          <table:table-cell table:formula="of:=-2.5*LOG10([.M412]/[.$M$1])" office:value-type="float" office:value="3.45115527453122" calcext:value-type="float">
            <text:p>3,45</text:p>
          </table:table-cell>
          <table:table-cell table:formula="of:=-2.5*LOG10([.M412]/[.$M$7])" office:value-type="float" office:value="4.65883411218429" calcext:value-type="float">
            <text:p>4,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S 3970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3]*(10^(-[.D413]))" office:value-type="float" office:value="0.00326" calcext:value-type="float">
            <text:p>0,00326</text:p>
          </table:table-cell>
          <table:table-cell/>
          <table:table-cell table:formula="of:=[.E413]*(10^(-[.F413]))" office:value-type="float" office:value="0.00318" calcext:value-type="float">
            <text:p>0,00318</text:p>
          </table:table-cell>
          <table:table-cell/>
          <table:table-cell table:formula="of:=([.I413]+[.K413])/2" office:value-type="float" office:value="0.00322" calcext:value-type="float">
            <text:p>0,00322</text:p>
          </table:table-cell>
          <table:table-cell table:formula="of:=-2.5*LOG10([.M413]/[.$M$1])" office:value-type="float" office:value="3.45955234813262" calcext:value-type="float">
            <text:p>3,46</text:p>
          </table:table-cell>
          <table:table-cell table:formula="of:=-2.5*LOG10([.M413]/[.$M$7])" office:value-type="float" office:value="4.66723118578568" calcext:value-type="float">
            <text:p>4,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S 879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4]*(10^(-[.D414]))" office:value-type="float" office:value="0.00325" calcext:value-type="float">
            <text:p>0,00325</text:p>
          </table:table-cell>
          <table:table-cell/>
          <table:table-cell table:formula="of:=[.E414]*(10^(-[.F414]))" office:value-type="float" office:value="0.00315" calcext:value-type="float">
            <text:p>0,00315</text:p>
          </table:table-cell>
          <table:table-cell/>
          <table:table-cell table:formula="of:=([.I414]+[.K414])/2" office:value-type="float" office:value="0.0032" calcext:value-type="float">
            <text:p>0,0032</text:p>
          </table:table-cell>
          <table:table-cell table:formula="of:=-2.5*LOG10([.M414]/[.$M$1])" office:value-type="float" office:value="3.46631708157243" calcext:value-type="float">
            <text:p>3,47</text:p>
          </table:table-cell>
          <table:table-cell table:formula="of:=-2.5*LOG10([.M414]/[.$M$7])" office:value-type="float" office:value="4.67399591922549" calcext:value-type="float">
            <text:p>4,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S 6930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5]*(10^(-[.D415]))" office:value-type="float" office:value="0.00323" calcext:value-type="float">
            <text:p>0,00323</text:p>
          </table:table-cell>
          <table:table-cell/>
          <table:table-cell table:formula="of:=[.E415]*(10^(-[.F415]))" office:value-type="float" office:value="0.00317" calcext:value-type="float">
            <text:p>0,00317</text:p>
          </table:table-cell>
          <table:table-cell/>
          <table:table-cell table:formula="of:=([.I415]+[.K415])/2" office:value-type="float" office:value="0.0032" calcext:value-type="float">
            <text:p>0,0032</text:p>
          </table:table-cell>
          <table:table-cell table:formula="of:=-2.5*LOG10([.M415]/[.$M$1])" office:value-type="float" office:value="3.46631708157243" calcext:value-type="float">
            <text:p>3,47</text:p>
          </table:table-cell>
          <table:table-cell table:formula="of:=-2.5*LOG10([.M415]/[.$M$7])" office:value-type="float" office:value="4.67399591922549" calcext:value-type="float">
            <text:p>4,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S 98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6]*(10^(-[.D416]))" office:value-type="float" office:value="0.00322" calcext:value-type="float">
            <text:p>0,00322</text:p>
          </table:table-cell>
          <table:table-cell/>
          <table:table-cell table:formula="of:=[.E416]*(10^(-[.F416]))" office:value-type="float" office:value="0.00317" calcext:value-type="float">
            <text:p>0,00317</text:p>
          </table:table-cell>
          <table:table-cell/>
          <table:table-cell table:formula="of:=([.I416]+[.K416])/2" office:value-type="float" office:value="0.003195" calcext:value-type="float">
            <text:p>0,003195</text:p>
          </table:table-cell>
          <table:table-cell table:formula="of:=-2.5*LOG10([.M416]/[.$M$1])" office:value-type="float" office:value="3.46801487113615" calcext:value-type="float">
            <text:p>3,47</text:p>
          </table:table-cell>
          <table:table-cell table:formula="of:=-2.5*LOG10([.M416]/[.$M$7])" office:value-type="float" office:value="4.67569370878921" calcext:value-type="float">
            <text:p>4,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S 7592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7]*(10^(-[.D417]))" office:value-type="float" office:value="0.00323" calcext:value-type="float">
            <text:p>0,00323</text:p>
          </table:table-cell>
          <table:table-cell/>
          <table:table-cell table:formula="of:=[.E417]*(10^(-[.F417]))" office:value-type="float" office:value="0.00316" calcext:value-type="float">
            <text:p>0,00316</text:p>
          </table:table-cell>
          <table:table-cell/>
          <table:table-cell table:formula="of:=([.I417]+[.K417])/2" office:value-type="float" office:value="0.003195" calcext:value-type="float">
            <text:p>0,003195</text:p>
          </table:table-cell>
          <table:table-cell table:formula="of:=-2.5*LOG10([.M417]/[.$M$1])" office:value-type="float" office:value="3.46801487113615" calcext:value-type="float">
            <text:p>3,47</text:p>
          </table:table-cell>
          <table:table-cell table:formula="of:=-2.5*LOG10([.M417]/[.$M$7])" office:value-type="float" office:value="4.67569370878921" calcext:value-type="float">
            <text:p>4,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S 8097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8]*(10^(-[.D418]))" office:value-type="float" office:value="0.00321" calcext:value-type="float">
            <text:p>0,00321</text:p>
          </table:table-cell>
          <table:table-cell/>
          <table:table-cell table:formula="of:=[.E418]*(10^(-[.F418]))" office:value-type="float" office:value="0.00317" calcext:value-type="float">
            <text:p>0,00317</text:p>
          </table:table-cell>
          <table:table-cell/>
          <table:table-cell table:formula="of:=([.I418]+[.K418])/2" office:value-type="float" office:value="0.00319" calcext:value-type="float">
            <text:p>0,00319</text:p>
          </table:table-cell>
          <table:table-cell table:formula="of:=-2.5*LOG10([.M418]/[.$M$1])" office:value-type="float" office:value="3.46971531972924" calcext:value-type="float">
            <text:p>3,47</text:p>
          </table:table-cell>
          <table:table-cell table:formula="of:=-2.5*LOG10([.M418]/[.$M$7])" office:value-type="float" office:value="4.67739415738231" calcext:value-type="float">
            <text:p>4,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S 5150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19]*(10^(-[.D419]))" office:value-type="float" office:value="0.00298" calcext:value-type="float">
            <text:p>0,00298</text:p>
          </table:table-cell>
          <table:table-cell/>
          <table:table-cell table:formula="of:=[.E419]*(10^(-[.F419]))" office:value-type="float" office:value="0.00338" calcext:value-type="float">
            <text:p>0,00338</text:p>
          </table:table-cell>
          <table:table-cell/>
          <table:table-cell table:formula="of:=([.I419]+[.K419])/2" office:value-type="float" office:value="0.00318" calcext:value-type="float">
            <text:p>0,00318</text:p>
          </table:table-cell>
          <table:table-cell table:formula="of:=-2.5*LOG10([.M419]/[.$M$1])" office:value-type="float" office:value="3.47312422741111" calcext:value-type="float">
            <text:p>3,47</text:p>
          </table:table-cell>
          <table:table-cell table:formula="of:=-2.5*LOG10([.M419]/[.$M$7])" office:value-type="float" office:value="4.68080306506418" calcext:value-type="float">
            <text:p>4,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S 2456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0]*(10^(-[.D420]))" office:value-type="float" office:value="0.00316" calcext:value-type="float">
            <text:p>0,00316</text:p>
          </table:table-cell>
          <table:table-cell/>
          <table:table-cell table:formula="of:=[.E420]*(10^(-[.F420]))" office:value-type="float" office:value="0.00308" calcext:value-type="float">
            <text:p>0,00308</text:p>
          </table:table-cell>
          <table:table-cell/>
          <table:table-cell table:formula="of:=([.I420]+[.K420])/2" office:value-type="float" office:value="0.00312" calcext:value-type="float">
            <text:p>0,00312</text:p>
          </table:table-cell>
          <table:table-cell table:formula="of:=-2.5*LOG10([.M420]/[.$M$1])" office:value-type="float" office:value="3.49380554232609" calcext:value-type="float">
            <text:p>3,49</text:p>
          </table:table-cell>
          <table:table-cell table:formula="of:=-2.5*LOG10([.M420]/[.$M$7])" office:value-type="float" office:value="4.70148437997915" calcext:value-type="float">
            <text:p>4,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S 438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1]*(10^(-[.D421]))" office:value-type="float" office:value="0.00313" calcext:value-type="float">
            <text:p>0,00313</text:p>
          </table:table-cell>
          <table:table-cell/>
          <table:table-cell table:formula="of:=[.E421]*(10^(-[.F421]))" office:value-type="float" office:value="0.00307" calcext:value-type="float">
            <text:p>0,00307</text:p>
          </table:table-cell>
          <table:table-cell/>
          <table:table-cell table:formula="of:=([.I421]+[.K421])/2" office:value-type="float" office:value="0.0031" calcext:value-type="float">
            <text:p>0,0031</text:p>
          </table:table-cell>
          <table:table-cell table:formula="of:=-2.5*LOG10([.M421]/[.$M$1])" office:value-type="float" office:value="3.50078779278651" calcext:value-type="float">
            <text:p>3,50</text:p>
          </table:table-cell>
          <table:table-cell table:formula="of:=-2.5*LOG10([.M421]/[.$M$7])" office:value-type="float" office:value="4.70846663043958" calcext:value-type="float">
            <text:p>4,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S 62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2]*(10^(-[.D422]))" office:value-type="float" office:value="0.00313" calcext:value-type="float">
            <text:p>0,00313</text:p>
          </table:table-cell>
          <table:table-cell/>
          <table:table-cell table:formula="of:=[.E422]*(10^(-[.F422]))" office:value-type="float" office:value="0.00305" calcext:value-type="float">
            <text:p>0,00305</text:p>
          </table:table-cell>
          <table:table-cell/>
          <table:table-cell table:formula="of:=([.I422]+[.K422])/2" office:value-type="float" office:value="0.00309" calcext:value-type="float">
            <text:p>0,00309</text:p>
          </table:table-cell>
          <table:table-cell table:formula="of:=-2.5*LOG10([.M422]/[.$M$1])" office:value-type="float" office:value="3.50429582881011" calcext:value-type="float">
            <text:p>3,50</text:p>
          </table:table-cell>
          <table:table-cell table:formula="of:=-2.5*LOG10([.M422]/[.$M$7])" office:value-type="float" office:value="4.71197466646317" calcext:value-type="float">
            <text:p>4,7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S 5300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3]*(10^(-[.D423]))" office:value-type="float" office:value="0.00279" calcext:value-type="float">
            <text:p>0,00279</text:p>
          </table:table-cell>
          <table:table-cell/>
          <table:table-cell table:formula="of:=[.E423]*(10^(-[.F423]))" office:value-type="float" office:value="0.00339" calcext:value-type="float">
            <text:p>0,00339</text:p>
          </table:table-cell>
          <table:table-cell/>
          <table:table-cell table:formula="of:=([.I423]+[.K423])/2" office:value-type="float" office:value="0.00309" calcext:value-type="float">
            <text:p>0,00309</text:p>
          </table:table-cell>
          <table:table-cell table:formula="of:=-2.5*LOG10([.M423]/[.$M$1])" office:value-type="float" office:value="3.50429582881011" calcext:value-type="float">
            <text:p>3,50</text:p>
          </table:table-cell>
          <table:table-cell table:formula="of:=-2.5*LOG10([.M423]/[.$M$7])" office:value-type="float" office:value="4.71197466646317" calcext:value-type="float">
            <text:p>4,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S 2795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4]*(10^(-[.D424]))" office:value-type="float" office:value="0.00282" calcext:value-type="float">
            <text:p>0,00282</text:p>
          </table:table-cell>
          <table:table-cell/>
          <table:table-cell table:formula="of:=[.E424]*(10^(-[.F424]))" office:value-type="float" office:value="0.00335" calcext:value-type="float">
            <text:p>0,00335</text:p>
          </table:table-cell>
          <table:table-cell/>
          <table:table-cell table:formula="of:=([.I424]+[.K424])/2" office:value-type="float" office:value="0.003085" calcext:value-type="float">
            <text:p>0,003085</text:p>
          </table:table-cell>
          <table:table-cell table:formula="of:=-2.5*LOG10([.M424]/[.$M$1])" office:value-type="float" office:value="3.50605410644904" calcext:value-type="float">
            <text:p>3,51</text:p>
          </table:table-cell>
          <table:table-cell table:formula="of:=-2.5*LOG10([.M424]/[.$M$7])" office:value-type="float" office:value="4.71373294410211" calcext:value-type="float">
            <text:p>4,7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S 8641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5]*(10^(-[.D425]))" office:value-type="float" office:value="0.00312" calcext:value-type="float">
            <text:p>0,00312</text:p>
          </table:table-cell>
          <table:table-cell/>
          <table:table-cell table:formula="of:=[.E425]*(10^(-[.F425]))" office:value-type="float" office:value="0.00304" calcext:value-type="float">
            <text:p>0,00304</text:p>
          </table:table-cell>
          <table:table-cell/>
          <table:table-cell table:formula="of:=([.I425]+[.K425])/2" office:value-type="float" office:value="0.00308" calcext:value-type="float">
            <text:p>0,00308</text:p>
          </table:table-cell>
          <table:table-cell table:formula="of:=-2.5*LOG10([.M425]/[.$M$1])" office:value-type="float" office:value="3.50781523612108" calcext:value-type="float">
            <text:p>3,51</text:p>
          </table:table-cell>
          <table:table-cell table:formula="of:=-2.5*LOG10([.M425]/[.$M$7])" office:value-type="float" office:value="4.71549407377415" calcext:value-type="float">
            <text:p>4,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S 1855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6]*(10^(-[.D426]))" office:value-type="float" office:value="0.00311" calcext:value-type="float">
            <text:p>0,00311</text:p>
          </table:table-cell>
          <table:table-cell/>
          <table:table-cell table:formula="of:=[.E426]*(10^(-[.F426]))" office:value-type="float" office:value="0.003" calcext:value-type="float">
            <text:p>0,003</text:p>
          </table:table-cell>
          <table:table-cell/>
          <table:table-cell table:formula="of:=([.I426]+[.K426])/2" office:value-type="float" office:value="0.003055" calcext:value-type="float">
            <text:p>0,003055</text:p>
          </table:table-cell>
          <table:table-cell table:formula="of:=-2.5*LOG10([.M426]/[.$M$1])" office:value-type="float" office:value="3.51666399092576" calcext:value-type="float">
            <text:p>3,52</text:p>
          </table:table-cell>
          <table:table-cell table:formula="of:=-2.5*LOG10([.M426]/[.$M$7])" office:value-type="float" office:value="4.72434282857883" calcext:value-type="float">
            <text:p>4,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S 38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7]*(10^(-[.D427]))" office:value-type="float" office:value="0.00309" calcext:value-type="float">
            <text:p>0,00309</text:p>
          </table:table-cell>
          <table:table-cell/>
          <table:table-cell table:formula="of:=[.E427]*(10^(-[.F427]))" office:value-type="float" office:value="0.003" calcext:value-type="float">
            <text:p>0,003</text:p>
          </table:table-cell>
          <table:table-cell/>
          <table:table-cell table:formula="of:=([.I427]+[.K427])/2" office:value-type="float" office:value="0.003045" calcext:value-type="float">
            <text:p>0,003045</text:p>
          </table:table-cell>
          <table:table-cell table:formula="of:=-2.5*LOG10([.M427]/[.$M$1])" office:value-type="float" office:value="3.52022378494996" calcext:value-type="float">
            <text:p>3,52</text:p>
          </table:table-cell>
          <table:table-cell table:formula="of:=-2.5*LOG10([.M427]/[.$M$7])" office:value-type="float" office:value="4.72790262260302" calcext:value-type="float">
            <text:p>4,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S 1611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8]*(10^(-[.D428]))" office:value-type="float" office:value="0.00307" calcext:value-type="float">
            <text:p>0,00307</text:p>
          </table:table-cell>
          <table:table-cell/>
          <table:table-cell table:formula="of:=[.E428]*(10^(-[.F428]))" office:value-type="float" office:value="0.00302" calcext:value-type="float">
            <text:p>0,00302</text:p>
          </table:table-cell>
          <table:table-cell/>
          <table:table-cell table:formula="of:=([.I428]+[.K428])/2" office:value-type="float" office:value="0.003045" calcext:value-type="float">
            <text:p>0,003045</text:p>
          </table:table-cell>
          <table:table-cell table:formula="of:=-2.5*LOG10([.M428]/[.$M$1])" office:value-type="float" office:value="3.52022378494996" calcext:value-type="float">
            <text:p>3,52</text:p>
          </table:table-cell>
          <table:table-cell table:formula="of:=-2.5*LOG10([.M428]/[.$M$7])" office:value-type="float" office:value="4.72790262260302" calcext:value-type="float">
            <text:p>4,7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S 535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29]*(10^(-[.D429]))" office:value-type="float" office:value="0.00305" calcext:value-type="float">
            <text:p>0,00305</text:p>
          </table:table-cell>
          <table:table-cell/>
          <table:table-cell table:formula="of:=[.E429]*(10^(-[.F429]))" office:value-type="float" office:value="0.00298" calcext:value-type="float">
            <text:p>0,00298</text:p>
          </table:table-cell>
          <table:table-cell/>
          <table:table-cell table:formula="of:=([.I429]+[.K429])/2" office:value-type="float" office:value="0.003015" calcext:value-type="float">
            <text:p>0,003015</text:p>
          </table:table-cell>
          <table:table-cell table:formula="of:=-2.5*LOG10([.M429]/[.$M$1])" office:value-type="float" office:value="3.53097373618177" calcext:value-type="float">
            <text:p>3,53</text:p>
          </table:table-cell>
          <table:table-cell table:formula="of:=-2.5*LOG10([.M429]/[.$M$7])" office:value-type="float" office:value="4.73865257383484" calcext:value-type="float">
            <text:p>4,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S 573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0]*(10^(-[.D430]))" office:value-type="float" office:value="0.00276" calcext:value-type="float">
            <text:p>0,00276</text:p>
          </table:table-cell>
          <table:table-cell/>
          <table:table-cell table:formula="of:=[.E430]*(10^(-[.F430]))" office:value-type="float" office:value="0.00325" calcext:value-type="float">
            <text:p>0,00325</text:p>
          </table:table-cell>
          <table:table-cell/>
          <table:table-cell table:formula="of:=([.I430]+[.K430])/2" office:value-type="float" office:value="0.003005" calcext:value-type="float">
            <text:p>0,003005</text:p>
          </table:table-cell>
          <table:table-cell table:formula="of:=-2.5*LOG10([.M430]/[.$M$1])" office:value-type="float" office:value="3.5345808365253" calcext:value-type="float">
            <text:p>3,53</text:p>
          </table:table-cell>
          <table:table-cell table:formula="of:=-2.5*LOG10([.M430]/[.$M$7])" office:value-type="float" office:value="4.74225967417836" calcext:value-type="float">
            <text:p>4,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S 3013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1]*(10^(-[.D431]))" office:value-type="float" office:value="0.00276" calcext:value-type="float">
            <text:p>0,00276</text:p>
          </table:table-cell>
          <table:table-cell/>
          <table:table-cell table:formula="of:=[.E431]*(10^(-[.F431]))" office:value-type="float" office:value="0.00321" calcext:value-type="float">
            <text:p>0,00321</text:p>
          </table:table-cell>
          <table:table-cell/>
          <table:table-cell table:formula="of:=([.I431]+[.K431])/2" office:value-type="float" office:value="0.002985" calcext:value-type="float">
            <text:p>0,002985</text:p>
          </table:table-cell>
          <table:table-cell table:formula="of:=-2.5*LOG10([.M431]/[.$M$1])" office:value-type="float" office:value="3.54183118870872" calcext:value-type="float">
            <text:p>3,54</text:p>
          </table:table-cell>
          <table:table-cell table:formula="of:=-2.5*LOG10([.M431]/[.$M$7])" office:value-type="float" office:value="4.74951002636179" calcext:value-type="float">
            <text:p>4,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BS 4468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2]*(10^(-[.D432]))" office:value-type="float" office:value="0.00302" calcext:value-type="float">
            <text:p>0,00302</text:p>
          </table:table-cell>
          <table:table-cell/>
          <table:table-cell table:formula="of:=[.E432]*(10^(-[.F432]))" office:value-type="float" office:value="0.00294" calcext:value-type="float">
            <text:p>0,00294</text:p>
          </table:table-cell>
          <table:table-cell/>
          <table:table-cell table:formula="of:=([.I432]+[.K432])/2" office:value-type="float" office:value="0.00298" calcext:value-type="float">
            <text:p>0,00298</text:p>
          </table:table-cell>
          <table:table-cell table:formula="of:=-2.5*LOG10([.M432]/[.$M$1])" office:value-type="float" office:value="3.54365136718156" calcext:value-type="float">
            <text:p>3,54</text:p>
          </table:table-cell>
          <table:table-cell table:formula="of:=-2.5*LOG10([.M432]/[.$M$7])" office:value-type="float" office:value="4.75133020483462" calcext:value-type="float">
            <text:p>4,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BS 8400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3]*(10^(-[.D433]))" office:value-type="float" office:value="0.00298" calcext:value-type="float">
            <text:p>0,00298</text:p>
          </table:table-cell>
          <table:table-cell/>
          <table:table-cell table:formula="of:=[.E433]*(10^(-[.F433]))" office:value-type="float" office:value="0.00296" calcext:value-type="float">
            <text:p>0,00296</text:p>
          </table:table-cell>
          <table:table-cell/>
          <table:table-cell table:formula="of:=([.I433]+[.K433])/2" office:value-type="float" office:value="0.00297" calcext:value-type="float">
            <text:p>0,00297</text:p>
          </table:table-cell>
          <table:table-cell table:formula="of:=-2.5*LOG10([.M433]/[.$M$1])" office:value-type="float" office:value="3.54730090407916" calcext:value-type="float">
            <text:p>3,55</text:p>
          </table:table-cell>
          <table:table-cell table:formula="of:=-2.5*LOG10([.M433]/[.$M$7])" office:value-type="float" office:value="4.75497974173223" calcext:value-type="float">
            <text:p>4,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S 8301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4]*(10^(-[.D434]))" office:value-type="float" office:value="0.00301" calcext:value-type="float">
            <text:p>0,00301</text:p>
          </table:table-cell>
          <table:table-cell/>
          <table:table-cell table:formula="of:=[.E434]*(10^(-[.F434]))" office:value-type="float" office:value="0.00291" calcext:value-type="float">
            <text:p>0,00291</text:p>
          </table:table-cell>
          <table:table-cell/>
          <table:table-cell table:formula="of:=([.I434]+[.K434])/2" office:value-type="float" office:value="0.00296" calcext:value-type="float">
            <text:p>0,00296</text:p>
          </table:table-cell>
          <table:table-cell table:formula="of:=-2.5*LOG10([.M434]/[.$M$1])" office:value-type="float" office:value="3.55096274972485" calcext:value-type="float">
            <text:p>3,55</text:p>
          </table:table-cell>
          <table:table-cell table:formula="of:=-2.5*LOG10([.M434]/[.$M$7])" office:value-type="float" office:value="4.75864158737791" calcext:value-type="float">
            <text:p>4,7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S 8289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5]*(10^(-[.D435]))" office:value-type="float" office:value="0.00262" calcext:value-type="float">
            <text:p>0,00262</text:p>
          </table:table-cell>
          <table:table-cell/>
          <table:table-cell table:formula="of:=[.E435]*(10^(-[.F435]))" office:value-type="float" office:value="0.00328" calcext:value-type="float">
            <text:p>0,00328</text:p>
          </table:table-cell>
          <table:table-cell/>
          <table:table-cell table:formula="of:=([.I435]+[.K435])/2" office:value-type="float" office:value="0.00295" calcext:value-type="float">
            <text:p>0,00295</text:p>
          </table:table-cell>
          <table:table-cell table:formula="of:=-2.5*LOG10([.M435]/[.$M$1])" office:value-type="float" office:value="3.55463698742679" calcext:value-type="float">
            <text:p>3,55</text:p>
          </table:table-cell>
          <table:table-cell table:formula="of:=-2.5*LOG10([.M435]/[.$M$7])" office:value-type="float" office:value="4.76231582507985" calcext:value-type="float">
            <text:p>4,7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S 780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6]*(10^(-[.D436]))" office:value-type="float" office:value="0.00285" calcext:value-type="float">
            <text:p>0,00285</text:p>
          </table:table-cell>
          <table:table-cell/>
          <table:table-cell table:formula="of:=[.E436]*(10^(-[.F436]))" office:value-type="float" office:value="0.00301" calcext:value-type="float">
            <text:p>0,00301</text:p>
          </table:table-cell>
          <table:table-cell/>
          <table:table-cell table:formula="of:=([.I436]+[.K436])/2" office:value-type="float" office:value="0.00293" calcext:value-type="float">
            <text:p>0,00293</text:p>
          </table:table-cell>
          <table:table-cell table:formula="of:=-2.5*LOG10([.M436]/[.$M$1])" office:value-type="float" office:value="3.56202297648692" calcext:value-type="float">
            <text:p>3,56</text:p>
          </table:table-cell>
          <table:table-cell table:formula="of:=-2.5*LOG10([.M436]/[.$M$7])" office:value-type="float" office:value="4.76970181413999" calcext:value-type="float">
            <text:p>4,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S 1380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7]*(10^(-[.D437]))" office:value-type="float" office:value="0.00294" calcext:value-type="float">
            <text:p>0,00294</text:p>
          </table:table-cell>
          <table:table-cell/>
          <table:table-cell table:formula="of:=[.E437]*(10^(-[.F437]))" office:value-type="float" office:value="0.0029" calcext:value-type="float">
            <text:p>0,0029</text:p>
          </table:table-cell>
          <table:table-cell/>
          <table:table-cell table:formula="of:=([.I437]+[.K437])/2" office:value-type="float" office:value="0.00292" calcext:value-type="float">
            <text:p>0,00292</text:p>
          </table:table-cell>
          <table:table-cell table:formula="of:=-2.5*LOG10([.M437]/[.$M$1])" office:value-type="float" office:value="3.56573489875115" calcext:value-type="float">
            <text:p>3,57</text:p>
          </table:table-cell>
          <table:table-cell table:formula="of:=-2.5*LOG10([.M437]/[.$M$7])" office:value-type="float" office:value="4.77341373640421" calcext:value-type="float">
            <text:p>4,7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S 5982</text:p>
          </table:table-cell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8]*(10^(-[.D438]))" office:value-type="float" office:value="0.00296" calcext:value-type="float">
            <text:p>0,00296</text:p>
          </table:table-cell>
          <table:table-cell/>
          <table:table-cell table:formula="of:=[.E438]*(10^(-[.F438]))" office:value-type="float" office:value="0.00288" calcext:value-type="float">
            <text:p>0,00288</text:p>
          </table:table-cell>
          <table:table-cell/>
          <table:table-cell table:formula="of:=([.I438]+[.K438])/2" office:value-type="float" office:value="0.00292" calcext:value-type="float">
            <text:p>0,00292</text:p>
          </table:table-cell>
          <table:table-cell table:formula="of:=-2.5*LOG10([.M438]/[.$M$1])" office:value-type="float" office:value="3.56573489875115" calcext:value-type="float">
            <text:p>3,57</text:p>
          </table:table-cell>
          <table:table-cell table:formula="of:=-2.5*LOG10([.M438]/[.$M$7])" office:value-type="float" office:value="4.77341373640421" calcext:value-type="float">
            <text:p>4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 123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39]*(10^(-[.D439]))" office:value-type="float" office:value="0.00294" calcext:value-type="float">
            <text:p>0,00294</text:p>
          </table:table-cell>
          <table:table-cell/>
          <table:table-cell table:formula="of:=[.E439]*(10^(-[.F439]))" office:value-type="float" office:value="0.00286" calcext:value-type="float">
            <text:p>0,00286</text:p>
          </table:table-cell>
          <table:table-cell/>
          <table:table-cell table:formula="of:=([.I439]+[.K439])/2" office:value-type="float" office:value="0.0029" calcext:value-type="float">
            <text:p>0,0029</text:p>
          </table:table-cell>
          <table:table-cell table:formula="of:=-2.5*LOG10([.M439]/[.$M$1])" office:value-type="float" office:value="3.5731970326248" calcext:value-type="float">
            <text:p>3,57</text:p>
          </table:table-cell>
          <table:table-cell table:formula="of:=-2.5*LOG10([.M439]/[.$M$7])" office:value-type="float" office:value="4.78087587027787" calcext:value-type="float">
            <text:p>4,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S 3449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0]*(10^(-[.D440]))" office:value-type="float" office:value="0.00294" calcext:value-type="float">
            <text:p>0,00294</text:p>
          </table:table-cell>
          <table:table-cell/>
          <table:table-cell table:formula="of:=[.E440]*(10^(-[.F440]))" office:value-type="float" office:value="0.00286" calcext:value-type="float">
            <text:p>0,00286</text:p>
          </table:table-cell>
          <table:table-cell/>
          <table:table-cell table:formula="of:=([.I440]+[.K440])/2" office:value-type="float" office:value="0.0029" calcext:value-type="float">
            <text:p>0,0029</text:p>
          </table:table-cell>
          <table:table-cell table:formula="of:=-2.5*LOG10([.M440]/[.$M$1])" office:value-type="float" office:value="3.5731970326248" calcext:value-type="float">
            <text:p>3,57</text:p>
          </table:table-cell>
          <table:table-cell table:formula="of:=-2.5*LOG10([.M440]/[.$M$7])" office:value-type="float" office:value="4.78087587027787" calcext:value-type="float">
            <text:p>4,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S 2209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1]*(10^(-[.D441]))" office:value-type="float" office:value="0.00293" calcext:value-type="float">
            <text:p>0,00293</text:p>
          </table:table-cell>
          <table:table-cell/>
          <table:table-cell table:formula="of:=[.E441]*(10^(-[.F441]))" office:value-type="float" office:value="0.00286" calcext:value-type="float">
            <text:p>0,00286</text:p>
          </table:table-cell>
          <table:table-cell/>
          <table:table-cell table:formula="of:=([.I441]+[.K441])/2" office:value-type="float" office:value="0.002895" calcext:value-type="float">
            <text:p>0,002895</text:p>
          </table:table-cell>
          <table:table-cell table:formula="of:=-2.5*LOG10([.M441]/[.$M$1])" office:value-type="float" office:value="3.57507060721356" calcext:value-type="float">
            <text:p>3,58</text:p>
          </table:table-cell>
          <table:table-cell table:formula="of:=-2.5*LOG10([.M441]/[.$M$7])" office:value-type="float" office:value="4.78274944486662" calcext:value-type="float">
            <text:p>4,7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S 4733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2]*(10^(-[.D442]))" office:value-type="float" office:value="0.0029" calcext:value-type="float">
            <text:p>0,0029</text:p>
          </table:table-cell>
          <table:table-cell/>
          <table:table-cell table:formula="of:=[.E442]*(10^(-[.F442]))" office:value-type="float" office:value="0.00284" calcext:value-type="float">
            <text:p>0,00284</text:p>
          </table:table-cell>
          <table:table-cell/>
          <table:table-cell table:formula="of:=([.I442]+[.K442])/2" office:value-type="float" office:value="0.00287" calcext:value-type="float">
            <text:p>0,00287</text:p>
          </table:table-cell>
          <table:table-cell table:formula="of:=-2.5*LOG10([.M442]/[.$M$1])" office:value-type="float" office:value="3.58448728553721" calcext:value-type="float">
            <text:p>3,58</text:p>
          </table:table-cell>
          <table:table-cell table:formula="of:=-2.5*LOG10([.M442]/[.$M$7])" office:value-type="float" office:value="4.79216612319028" calcext:value-type="float">
            <text:p>4,7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S 7891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3]*(10^(-[.D443]))" office:value-type="float" office:value="0.0029" calcext:value-type="float">
            <text:p>0,0029</text:p>
          </table:table-cell>
          <table:table-cell/>
          <table:table-cell table:formula="of:=[.E443]*(10^(-[.F443]))" office:value-type="float" office:value="0.00284" calcext:value-type="float">
            <text:p>0,00284</text:p>
          </table:table-cell>
          <table:table-cell/>
          <table:table-cell table:formula="of:=([.I443]+[.K443])/2" office:value-type="float" office:value="0.00287" calcext:value-type="float">
            <text:p>0,00287</text:p>
          </table:table-cell>
          <table:table-cell table:formula="of:=-2.5*LOG10([.M443]/[.$M$1])" office:value-type="float" office:value="3.58448728553721" calcext:value-type="float">
            <text:p>3,58</text:p>
          </table:table-cell>
          <table:table-cell table:formula="of:=-2.5*LOG10([.M443]/[.$M$7])" office:value-type="float" office:value="4.79216612319028" calcext:value-type="float">
            <text:p>4,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S 689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4]*(10^(-[.D444]))" office:value-type="float" office:value="0.00251" calcext:value-type="float">
            <text:p>0,00251</text:p>
          </table:table-cell>
          <table:table-cell/>
          <table:table-cell table:formula="of:=[.E444]*(10^(-[.F444]))" office:value-type="float" office:value="0.00317" calcext:value-type="float">
            <text:p>0,00317</text:p>
          </table:table-cell>
          <table:table-cell/>
          <table:table-cell table:formula="of:=([.I444]+[.K444])/2" office:value-type="float" office:value="0.00284" calcext:value-type="float">
            <text:p>0,00284</text:p>
          </table:table-cell>
          <table:table-cell table:formula="of:=-2.5*LOG10([.M444]/[.$M$1])" office:value-type="float" office:value="3.5958961772546" calcext:value-type="float">
            <text:p>3,60</text:p>
          </table:table-cell>
          <table:table-cell table:formula="of:=-2.5*LOG10([.M444]/[.$M$7])" office:value-type="float" office:value="4.80357501490767" calcext:value-type="float">
            <text:p>4,8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S 2999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5]*(10^(-[.D445]))" office:value-type="float" office:value="0.00261" calcext:value-type="float">
            <text:p>0,00261</text:p>
          </table:table-cell>
          <table:table-cell/>
          <table:table-cell table:formula="of:=[.E445]*(10^(-[.F445]))" office:value-type="float" office:value="0.00307" calcext:value-type="float">
            <text:p>0,00307</text:p>
          </table:table-cell>
          <table:table-cell/>
          <table:table-cell table:formula="of:=([.I445]+[.K445])/2" office:value-type="float" office:value="0.00284" calcext:value-type="float">
            <text:p>0,00284</text:p>
          </table:table-cell>
          <table:table-cell table:formula="of:=-2.5*LOG10([.M445]/[.$M$1])" office:value-type="float" office:value="3.5958961772546" calcext:value-type="float">
            <text:p>3,60</text:p>
          </table:table-cell>
          <table:table-cell table:formula="of:=-2.5*LOG10([.M445]/[.$M$7])" office:value-type="float" office:value="4.80357501490767" calcext:value-type="float">
            <text:p>4,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BS 597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6]*(10^(-[.D446]))" office:value-type="float" office:value="0.00285" calcext:value-type="float">
            <text:p>0,00285</text:p>
          </table:table-cell>
          <table:table-cell/>
          <table:table-cell table:formula="of:=[.E446]*(10^(-[.F446]))" office:value-type="float" office:value="0.00278" calcext:value-type="float">
            <text:p>0,00278</text:p>
          </table:table-cell>
          <table:table-cell/>
          <table:table-cell table:formula="of:=([.I446]+[.K446])/2" office:value-type="float" office:value="0.002815" calcext:value-type="float">
            <text:p>0,002815</text:p>
          </table:table-cell>
          <table:table-cell table:formula="of:=-2.5*LOG10([.M446]/[.$M$1])" office:value-type="float" office:value="3.60549602940378" calcext:value-type="float">
            <text:p>3,61</text:p>
          </table:table-cell>
          <table:table-cell table:formula="of:=-2.5*LOG10([.M446]/[.$M$7])" office:value-type="float" office:value="4.81317486705685" calcext:value-type="float">
            <text:p>4,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S 5299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7]*(10^(-[.D447]))" office:value-type="float" office:value="0.00239" calcext:value-type="float">
            <text:p>0,00239</text:p>
          </table:table-cell>
          <table:table-cell/>
          <table:table-cell table:formula="of:=[.E447]*(10^(-[.F447]))" office:value-type="float" office:value="0.00308" calcext:value-type="float">
            <text:p>0,00308</text:p>
          </table:table-cell>
          <table:table-cell/>
          <table:table-cell table:formula="of:=([.I447]+[.K447])/2" office:value-type="float" office:value="0.002735" calcext:value-type="float">
            <text:p>0,002735</text:p>
          </table:table-cell>
          <table:table-cell table:formula="of:=-2.5*LOG10([.M447]/[.$M$1])" office:value-type="float" office:value="3.63679870069857" calcext:value-type="float">
            <text:p>3,64</text:p>
          </table:table-cell>
          <table:table-cell table:formula="of:=-2.5*LOG10([.M447]/[.$M$7])" office:value-type="float" office:value="4.84447753835164" calcext:value-type="float">
            <text:p>4,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S 1638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8]*(10^(-[.D448]))" office:value-type="float" office:value="0.00277" calcext:value-type="float">
            <text:p>0,00277</text:p>
          </table:table-cell>
          <table:table-cell/>
          <table:table-cell table:formula="of:=[.E448]*(10^(-[.F448]))" office:value-type="float" office:value="0.00268" calcext:value-type="float">
            <text:p>0,00268</text:p>
          </table:table-cell>
          <table:table-cell/>
          <table:table-cell table:formula="of:=([.I448]+[.K448])/2" office:value-type="float" office:value="0.002725" calcext:value-type="float">
            <text:p>0,002725</text:p>
          </table:table-cell>
          <table:table-cell table:formula="of:=-2.5*LOG10([.M448]/[.$M$1])" office:value-type="float" office:value="3.64077576084054" calcext:value-type="float">
            <text:p>3,64</text:p>
          </table:table-cell>
          <table:table-cell table:formula="of:=-2.5*LOG10([.M448]/[.$M$7])" office:value-type="float" office:value="4.84845459849361" calcext:value-type="float">
            <text:p>4,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S 800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49]*(10^(-[.D449]))" office:value-type="float" office:value="0.00272" calcext:value-type="float">
            <text:p>0,00272</text:p>
          </table:table-cell>
          <table:table-cell/>
          <table:table-cell table:formula="of:=[.E449]*(10^(-[.F449]))" office:value-type="float" office:value="0.00268" calcext:value-type="float">
            <text:p>0,00268</text:p>
          </table:table-cell>
          <table:table-cell/>
          <table:table-cell table:formula="of:=([.I449]+[.K449])/2" office:value-type="float" office:value="0.0027" calcext:value-type="float">
            <text:p>0,0027</text:p>
          </table:table-cell>
          <table:table-cell table:formula="of:=-2.5*LOG10([.M449]/[.$M$1])" office:value-type="float" office:value="3.65078261697473" calcext:value-type="float">
            <text:p>3,65</text:p>
          </table:table-cell>
          <table:table-cell table:formula="of:=-2.5*LOG10([.M449]/[.$M$7])" office:value-type="float" office:value="4.85846145462779" calcext:value-type="float">
            <text:p>4,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S 179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0]*(10^(-[.D450]))" office:value-type="float" office:value="0.00274" calcext:value-type="float">
            <text:p>0,00274</text:p>
          </table:table-cell>
          <table:table-cell/>
          <table:table-cell table:formula="of:=[.E450]*(10^(-[.F450]))" office:value-type="float" office:value="0.00264" calcext:value-type="float">
            <text:p>0,00264</text:p>
          </table:table-cell>
          <table:table-cell/>
          <table:table-cell table:formula="of:=([.I450]+[.K450])/2" office:value-type="float" office:value="0.00269" calcext:value-type="float">
            <text:p>0,00269</text:p>
          </table:table-cell>
          <table:table-cell table:formula="of:=-2.5*LOG10([.M450]/[.$M$1])" office:value-type="float" office:value="3.65481132736617" calcext:value-type="float">
            <text:p>3,65</text:p>
          </table:table-cell>
          <table:table-cell table:formula="of:=-2.5*LOG10([.M450]/[.$M$7])" office:value-type="float" office:value="4.86249016501924" calcext:value-type="float">
            <text:p>4,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S 4371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1]*(10^(-[.D451]))" office:value-type="float" office:value="0.00248" calcext:value-type="float">
            <text:p>0,00248</text:p>
          </table:table-cell>
          <table:table-cell/>
          <table:table-cell table:formula="of:=[.E451]*(10^(-[.F451]))" office:value-type="float" office:value="0.00282" calcext:value-type="float">
            <text:p>0,00282</text:p>
          </table:table-cell>
          <table:table-cell/>
          <table:table-cell table:formula="of:=([.I451]+[.K451])/2" office:value-type="float" office:value="0.00265" calcext:value-type="float">
            <text:p>0,00265</text:p>
          </table:table-cell>
          <table:table-cell table:formula="of:=-2.5*LOG10([.M451]/[.$M$1])" office:value-type="float" office:value="3.67107734253017" calcext:value-type="float">
            <text:p>3,67</text:p>
          </table:table-cell>
          <table:table-cell table:formula="of:=-2.5*LOG10([.M451]/[.$M$7])" office:value-type="float" office:value="4.87875618018324" calcext:value-type="float">
            <text:p>4,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S 639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2]*(10^(-[.D452]))" office:value-type="float" office:value="0.0024" calcext:value-type="float">
            <text:p>0,0024</text:p>
          </table:table-cell>
          <table:table-cell/>
          <table:table-cell table:formula="of:=[.E452]*(10^(-[.F452]))" office:value-type="float" office:value="0.00289" calcext:value-type="float">
            <text:p>0,00289</text:p>
          </table:table-cell>
          <table:table-cell/>
          <table:table-cell table:formula="of:=([.I452]+[.K452])/2" office:value-type="float" office:value="0.002645" calcext:value-type="float">
            <text:p>0,002645</text:p>
          </table:table-cell>
          <table:table-cell table:formula="of:=-2.5*LOG10([.M452]/[.$M$1])" office:value-type="float" office:value="3.67312783644418" calcext:value-type="float">
            <text:p>3,67</text:p>
          </table:table-cell>
          <table:table-cell table:formula="of:=-2.5*LOG10([.M452]/[.$M$7])" office:value-type="float" office:value="4.88080667409725" calcext:value-type="float">
            <text:p>4,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S 5932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3]*(10^(-[.D453]))" office:value-type="float" office:value="0.00229" calcext:value-type="float">
            <text:p>0,00229</text:p>
          </table:table-cell>
          <table:table-cell/>
          <table:table-cell table:formula="of:=[.E453]*(10^(-[.F453]))" office:value-type="float" office:value="0.00297" calcext:value-type="float">
            <text:p>0,00297</text:p>
          </table:table-cell>
          <table:table-cell/>
          <table:table-cell table:formula="of:=([.I453]+[.K453])/2" office:value-type="float" office:value="0.00263" calcext:value-type="float">
            <text:p>0,00263</text:p>
          </table:table-cell>
          <table:table-cell table:formula="of:=-2.5*LOG10([.M453]/[.$M$1])" office:value-type="float" office:value="3.6793026561478" calcext:value-type="float">
            <text:p>3,68</text:p>
          </table:table-cell>
          <table:table-cell table:formula="of:=-2.5*LOG10([.M453]/[.$M$7])" office:value-type="float" office:value="4.88698149380086" calcext:value-type="float">
            <text:p>4,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S 3015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4]*(10^(-[.D454]))" office:value-type="float" office:value="0.00264" calcext:value-type="float">
            <text:p>0,00264</text:p>
          </table:table-cell>
          <table:table-cell/>
          <table:table-cell table:formula="of:=[.E454]*(10^(-[.F454]))" office:value-type="float" office:value="0.0026" calcext:value-type="float">
            <text:p>0,0026</text:p>
          </table:table-cell>
          <table:table-cell/>
          <table:table-cell table:formula="of:=([.I454]+[.K454])/2" office:value-type="float" office:value="0.00262" calcext:value-type="float">
            <text:p>0,00262</text:p>
          </table:table-cell>
          <table:table-cell table:formula="of:=-2.5*LOG10([.M454]/[.$M$1])" office:value-type="float" office:value="3.68343879907283" calcext:value-type="float">
            <text:p>3,68</text:p>
          </table:table-cell>
          <table:table-cell table:formula="of:=-2.5*LOG10([.M454]/[.$M$7])" office:value-type="float" office:value="4.8911176367259" calcext:value-type="float">
            <text:p>4,8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S 8306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5]*(10^(-[.D455]))" office:value-type="float" office:value="0.00229" calcext:value-type="float">
            <text:p>0,00229</text:p>
          </table:table-cell>
          <table:table-cell/>
          <table:table-cell table:formula="of:=[.E455]*(10^(-[.F455]))" office:value-type="float" office:value="0.00294" calcext:value-type="float">
            <text:p>0,00294</text:p>
          </table:table-cell>
          <table:table-cell/>
          <table:table-cell table:formula="of:=([.I455]+[.K455])/2" office:value-type="float" office:value="0.002615" calcext:value-type="float">
            <text:p>0,002615</text:p>
          </table:table-cell>
          <table:table-cell table:formula="of:=-2.5*LOG10([.M455]/[.$M$1])" office:value-type="float" office:value="3.68551279436396" calcext:value-type="float">
            <text:p>3,69</text:p>
          </table:table-cell>
          <table:table-cell table:formula="of:=-2.5*LOG10([.M455]/[.$M$7])" office:value-type="float" office:value="4.89319163201703" calcext:value-type="float">
            <text:p>4,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 142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6]*(10^(-[.D456]))" office:value-type="float" office:value="0.00258" calcext:value-type="float">
            <text:p>0,00258</text:p>
          </table:table-cell>
          <table:table-cell/>
          <table:table-cell table:formula="of:=[.E456]*(10^(-[.F456]))" office:value-type="float" office:value="0.00256" calcext:value-type="float">
            <text:p>0,00256</text:p>
          </table:table-cell>
          <table:table-cell/>
          <table:table-cell table:formula="of:=([.I456]+[.K456])/2" office:value-type="float" office:value="0.00257" calcext:value-type="float">
            <text:p>0,00257</text:p>
          </table:table-cell>
          <table:table-cell table:formula="of:=-2.5*LOG10([.M456]/[.$M$1])" office:value-type="float" office:value="3.70435921904396" calcext:value-type="float">
            <text:p>3,70</text:p>
          </table:table-cell>
          <table:table-cell table:formula="of:=-2.5*LOG10([.M456]/[.$M$7])" office:value-type="float" office:value="4.91203805669702" calcext:value-type="float">
            <text:p>4,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S 708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7]*(10^(-[.D457]))" office:value-type="float" office:value="0.00261" calcext:value-type="float">
            <text:p>0,00261</text:p>
          </table:table-cell>
          <table:table-cell/>
          <table:table-cell table:formula="of:=[.E457]*(10^(-[.F457]))" office:value-type="float" office:value="0.00253" calcext:value-type="float">
            <text:p>0,00253</text:p>
          </table:table-cell>
          <table:table-cell/>
          <table:table-cell table:formula="of:=([.I457]+[.K457])/2" office:value-type="float" office:value="0.00257" calcext:value-type="float">
            <text:p>0,00257</text:p>
          </table:table-cell>
          <table:table-cell table:formula="of:=-2.5*LOG10([.M457]/[.$M$1])" office:value-type="float" office:value="3.70435921904396" calcext:value-type="float">
            <text:p>3,70</text:p>
          </table:table-cell>
          <table:table-cell table:formula="of:=-2.5*LOG10([.M457]/[.$M$7])" office:value-type="float" office:value="4.91203805669702" calcext:value-type="float">
            <text:p>4,9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S 8573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8]*(10^(-[.D458]))" office:value-type="float" office:value="0.0026" calcext:value-type="float">
            <text:p>0,0026</text:p>
          </table:table-cell>
          <table:table-cell/>
          <table:table-cell table:formula="of:=[.E458]*(10^(-[.F458]))" office:value-type="float" office:value="0.00254" calcext:value-type="float">
            <text:p>0,00254</text:p>
          </table:table-cell>
          <table:table-cell/>
          <table:table-cell table:formula="of:=([.I458]+[.K458])/2" office:value-type="float" office:value="0.00257" calcext:value-type="float">
            <text:p>0,00257</text:p>
          </table:table-cell>
          <table:table-cell table:formula="of:=-2.5*LOG10([.M458]/[.$M$1])" office:value-type="float" office:value="3.70435921904396" calcext:value-type="float">
            <text:p>3,70</text:p>
          </table:table-cell>
          <table:table-cell table:formula="of:=-2.5*LOG10([.M458]/[.$M$7])" office:value-type="float" office:value="4.91203805669702" calcext:value-type="float">
            <text:p>4,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S 4738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59]*(10^(-[.D459]))" office:value-type="float" office:value="0.0026" calcext:value-type="float">
            <text:p>0,0026</text:p>
          </table:table-cell>
          <table:table-cell/>
          <table:table-cell table:formula="of:=[.E459]*(10^(-[.F459]))" office:value-type="float" office:value="0.00253" calcext:value-type="float">
            <text:p>0,00253</text:p>
          </table:table-cell>
          <table:table-cell/>
          <table:table-cell table:formula="of:=([.I459]+[.K459])/2" office:value-type="float" office:value="0.002565" calcext:value-type="float">
            <text:p>0,002565</text:p>
          </table:table-cell>
          <table:table-cell table:formula="of:=-2.5*LOG10([.M459]/[.$M$1])" office:value-type="float" office:value="3.70647360375261" calcext:value-type="float">
            <text:p>3,71</text:p>
          </table:table-cell>
          <table:table-cell table:formula="of:=-2.5*LOG10([.M459]/[.$M$7])" office:value-type="float" office:value="4.91415244140567" calcext:value-type="float">
            <text:p>4,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S 211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0]*(10^(-[.D460]))" office:value-type="float" office:value="0.00221" calcext:value-type="float">
            <text:p>0,00221</text:p>
          </table:table-cell>
          <table:table-cell/>
          <table:table-cell table:formula="of:=[.E460]*(10^(-[.F460]))" office:value-type="float" office:value="0.00291" calcext:value-type="float">
            <text:p>0,00291</text:p>
          </table:table-cell>
          <table:table-cell/>
          <table:table-cell table:formula="of:=([.I460]+[.K460])/2" office:value-type="float" office:value="0.00256" calcext:value-type="float">
            <text:p>0,00256</text:p>
          </table:table-cell>
          <table:table-cell table:formula="of:=-2.5*LOG10([.M460]/[.$M$1])" office:value-type="float" office:value="3.70859211409257" calcext:value-type="float">
            <text:p>3,71</text:p>
          </table:table-cell>
          <table:table-cell table:formula="of:=-2.5*LOG10([.M460]/[.$M$7])" office:value-type="float" office:value="4.91627095174564" calcext:value-type="float">
            <text:p>4,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S 4483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1]*(10^(-[.D461]))" office:value-type="float" office:value="0.00219" calcext:value-type="float">
            <text:p>0,00219</text:p>
          </table:table-cell>
          <table:table-cell/>
          <table:table-cell table:formula="of:=[.E461]*(10^(-[.F461]))" office:value-type="float" office:value="0.00292" calcext:value-type="float">
            <text:p>0,00292</text:p>
          </table:table-cell>
          <table:table-cell/>
          <table:table-cell table:formula="of:=([.I461]+[.K461])/2" office:value-type="float" office:value="0.002555" calcext:value-type="float">
            <text:p>0,002555</text:p>
          </table:table-cell>
          <table:table-cell table:formula="of:=-2.5*LOG10([.M461]/[.$M$1])" office:value-type="float" office:value="3.71071476619536" calcext:value-type="float">
            <text:p>3,71</text:p>
          </table:table-cell>
          <table:table-cell table:formula="of:=-2.5*LOG10([.M461]/[.$M$7])" office:value-type="float" office:value="4.91839360384843" calcext:value-type="float">
            <text:p>4,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S 4828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2]*(10^(-[.D462]))" office:value-type="float" office:value="0.00257" calcext:value-type="float">
            <text:p>0,00257</text:p>
          </table:table-cell>
          <table:table-cell/>
          <table:table-cell table:formula="of:=[.E462]*(10^(-[.F462]))" office:value-type="float" office:value="0.00251" calcext:value-type="float">
            <text:p>0,00251</text:p>
          </table:table-cell>
          <table:table-cell/>
          <table:table-cell table:formula="of:=([.I462]+[.K462])/2" office:value-type="float" office:value="0.00254" calcext:value-type="float">
            <text:p>0,00254</text:p>
          </table:table-cell>
          <table:table-cell table:formula="of:=-2.5*LOG10([.M462]/[.$M$1])" office:value-type="float" office:value="3.71710773582235" calcext:value-type="float">
            <text:p>3,72</text:p>
          </table:table-cell>
          <table:table-cell table:formula="of:=-2.5*LOG10([.M462]/[.$M$7])" office:value-type="float" office:value="4.92478657347541" calcext:value-type="float">
            <text:p>4,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S 3357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3]*(10^(-[.D463]))" office:value-type="float" office:value="0.00237" calcext:value-type="float">
            <text:p>0,00237</text:p>
          </table:table-cell>
          <table:table-cell/>
          <table:table-cell table:formula="of:=[.E463]*(10^(-[.F463]))" office:value-type="float" office:value="0.00269" calcext:value-type="float">
            <text:p>0,00269</text:p>
          </table:table-cell>
          <table:table-cell/>
          <table:table-cell table:formula="of:=([.I463]+[.K463])/2" office:value-type="float" office:value="0.00253" calcext:value-type="float">
            <text:p>0,00253</text:p>
          </table:table-cell>
          <table:table-cell table:formula="of:=-2.5*LOG10([.M463]/[.$M$1])" office:value-type="float" office:value="3.72139072443265" calcext:value-type="float">
            <text:p>3,72</text:p>
          </table:table-cell>
          <table:table-cell table:formula="of:=-2.5*LOG10([.M463]/[.$M$7])" office:value-type="float" office:value="4.92906956208572" calcext:value-type="float">
            <text:p>4,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S 19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4]*(10^(-[.D464]))" office:value-type="float" office:value="0.00255" calcext:value-type="float">
            <text:p>0,00255</text:p>
          </table:table-cell>
          <table:table-cell/>
          <table:table-cell table:formula="of:=[.E464]*(10^(-[.F464]))" office:value-type="float" office:value="0.00249" calcext:value-type="float">
            <text:p>0,00249</text:p>
          </table:table-cell>
          <table:table-cell/>
          <table:table-cell table:formula="of:=([.I464]+[.K464])/2" office:value-type="float" office:value="0.00252" calcext:value-type="float">
            <text:p>0,00252</text:p>
          </table:table-cell>
          <table:table-cell table:formula="of:=-2.5*LOG10([.M464]/[.$M$1])" office:value-type="float" office:value="3.72569067541833" calcext:value-type="float">
            <text:p>3,73</text:p>
          </table:table-cell>
          <table:table-cell table:formula="of:=-2.5*LOG10([.M464]/[.$M$7])" office:value-type="float" office:value="4.9333695130714" calcext:value-type="float">
            <text:p>4,9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S 5064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5]*(10^(-[.D465]))" office:value-type="float" office:value="0.00241" calcext:value-type="float">
            <text:p>0,00241</text:p>
          </table:table-cell>
          <table:table-cell/>
          <table:table-cell table:formula="of:=[.E465]*(10^(-[.F465]))" office:value-type="float" office:value="0.00263" calcext:value-type="float">
            <text:p>0,00263</text:p>
          </table:table-cell>
          <table:table-cell/>
          <table:table-cell table:formula="of:=([.I465]+[.K465])/2" office:value-type="float" office:value="0.00252" calcext:value-type="float">
            <text:p>0,00252</text:p>
          </table:table-cell>
          <table:table-cell table:formula="of:=-2.5*LOG10([.M465]/[.$M$1])" office:value-type="float" office:value="3.72569067541833" calcext:value-type="float">
            <text:p>3,73</text:p>
          </table:table-cell>
          <table:table-cell table:formula="of:=-2.5*LOG10([.M465]/[.$M$7])" office:value-type="float" office:value="4.9333695130714" calcext:value-type="float">
            <text:p>4,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S 5105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6]*(10^(-[.D466]))" office:value-type="float" office:value="0.00254" calcext:value-type="float">
            <text:p>0,00254</text:p>
          </table:table-cell>
          <table:table-cell/>
          <table:table-cell table:formula="of:=[.E466]*(10^(-[.F466]))" office:value-type="float" office:value="0.00246" calcext:value-type="float">
            <text:p>0,00246</text:p>
          </table:table-cell>
          <table:table-cell/>
          <table:table-cell table:formula="of:=([.I466]+[.K466])/2" office:value-type="float" office:value="0.0025" calcext:value-type="float">
            <text:p>0,0025</text:p>
          </table:table-cell>
          <table:table-cell table:formula="of:=-2.5*LOG10([.M466]/[.$M$1])" office:value-type="float" office:value="3.7343420056921" calcext:value-type="float">
            <text:p>3,73</text:p>
          </table:table-cell>
          <table:table-cell table:formula="of:=-2.5*LOG10([.M466]/[.$M$7])" office:value-type="float" office:value="4.94202084334517" calcext:value-type="float">
            <text:p>4,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S 223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7]*(10^(-[.D467]))" office:value-type="float" office:value="0.00253" calcext:value-type="float">
            <text:p>0,00253</text:p>
          </table:table-cell>
          <table:table-cell/>
          <table:table-cell table:formula="of:=[.E467]*(10^(-[.F467]))" office:value-type="float" office:value="0.00246" calcext:value-type="float">
            <text:p>0,00246</text:p>
          </table:table-cell>
          <table:table-cell/>
          <table:table-cell table:formula="of:=([.I467]+[.K467])/2" office:value-type="float" office:value="0.002495" calcext:value-type="float">
            <text:p>0,002495</text:p>
          </table:table-cell>
          <table:table-cell table:formula="of:=-2.5*LOG10([.M467]/[.$M$1])" office:value-type="float" office:value="3.73651565247367" calcext:value-type="float">
            <text:p>3,74</text:p>
          </table:table-cell>
          <table:table-cell table:formula="of:=-2.5*LOG10([.M467]/[.$M$7])" office:value-type="float" office:value="4.94419449012674" calcext:value-type="float">
            <text:p>4,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S 8717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8]*(10^(-[.D468]))" office:value-type="float" office:value="0.00252" calcext:value-type="float">
            <text:p>0,00252</text:p>
          </table:table-cell>
          <table:table-cell/>
          <table:table-cell table:formula="of:=[.E468]*(10^(-[.F468]))" office:value-type="float" office:value="0.00244" calcext:value-type="float">
            <text:p>0,00244</text:p>
          </table:table-cell>
          <table:table-cell/>
          <table:table-cell table:formula="of:=([.I468]+[.K468])/2" office:value-type="float" office:value="0.00248" calcext:value-type="float">
            <text:p>0,00248</text:p>
          </table:table-cell>
          <table:table-cell table:formula="of:=-2.5*LOG10([.M468]/[.$M$1])" office:value-type="float" office:value="3.74306282530665" calcext:value-type="float">
            <text:p>3,74</text:p>
          </table:table-cell>
          <table:table-cell table:formula="of:=-2.5*LOG10([.M468]/[.$M$7])" office:value-type="float" office:value="4.95074166295972" calcext:value-type="float">
            <text:p>4,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S 7418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69]*(10^(-[.D469]))" office:value-type="float" office:value="0.00244" calcext:value-type="float">
            <text:p>0,00244</text:p>
          </table:table-cell>
          <table:table-cell/>
          <table:table-cell table:formula="of:=[.E469]*(10^(-[.F469]))" office:value-type="float" office:value="0.00241" calcext:value-type="float">
            <text:p>0,00241</text:p>
          </table:table-cell>
          <table:table-cell/>
          <table:table-cell table:formula="of:=([.I469]+[.K469])/2" office:value-type="float" office:value="0.002425" calcext:value-type="float">
            <text:p>0,002425</text:p>
          </table:table-cell>
          <table:table-cell table:formula="of:=-2.5*LOG10([.M469]/[.$M$1])" office:value-type="float" office:value="3.76741267002649" calcext:value-type="float">
            <text:p>3,77</text:p>
          </table:table-cell>
          <table:table-cell table:formula="of:=-2.5*LOG10([.M469]/[.$M$7])" office:value-type="float" office:value="4.97509150767955" calcext:value-type="float">
            <text:p>4,9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S 86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0]*(10^(-[.D470]))" office:value-type="float" office:value="0.00245" calcext:value-type="float">
            <text:p>0,00245</text:p>
          </table:table-cell>
          <table:table-cell/>
          <table:table-cell table:formula="of:=[.E470]*(10^(-[.F470]))" office:value-type="float" office:value="0.00239" calcext:value-type="float">
            <text:p>0,00239</text:p>
          </table:table-cell>
          <table:table-cell/>
          <table:table-cell table:formula="of:=([.I470]+[.K470])/2" office:value-type="float" office:value="0.00242" calcext:value-type="float">
            <text:p>0,00242</text:p>
          </table:table-cell>
          <table:table-cell table:formula="of:=-2.5*LOG10([.M470]/[.$M$1])" office:value-type="float" office:value="3.76965361242112" calcext:value-type="float">
            <text:p>3,77</text:p>
          </table:table-cell>
          <table:table-cell table:formula="of:=-2.5*LOG10([.M470]/[.$M$7])" office:value-type="float" office:value="4.97733245007418" calcext:value-type="float">
            <text:p>4,9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BS 7614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1]*(10^(-[.D471]))" office:value-type="float" office:value="0.00243" calcext:value-type="float">
            <text:p>0,00243</text:p>
          </table:table-cell>
          <table:table-cell/>
          <table:table-cell table:formula="of:=[.E471]*(10^(-[.F471]))" office:value-type="float" office:value="0.00237" calcext:value-type="float">
            <text:p>0,00237</text:p>
          </table:table-cell>
          <table:table-cell/>
          <table:table-cell table:formula="of:=([.I471]+[.K471])/2" office:value-type="float" office:value="0.0024" calcext:value-type="float">
            <text:p>0,0024</text:p>
          </table:table-cell>
          <table:table-cell table:formula="of:=-2.5*LOG10([.M471]/[.$M$1])" office:value-type="float" office:value="3.77866392309318" calcext:value-type="float">
            <text:p>3,78</text:p>
          </table:table-cell>
          <table:table-cell table:formula="of:=-2.5*LOG10([.M471]/[.$M$7])" office:value-type="float" office:value="4.98634276074624" calcext:value-type="float">
            <text:p>4,9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BS 894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2]*(10^(-[.D472]))" office:value-type="float" office:value="0.00202" calcext:value-type="float">
            <text:p>0,00202</text:p>
          </table:table-cell>
          <table:table-cell/>
          <table:table-cell table:formula="of:=[.E472]*(10^(-[.F472]))" office:value-type="float" office:value="0.00278" calcext:value-type="float">
            <text:p>0,00278</text:p>
          </table:table-cell>
          <table:table-cell/>
          <table:table-cell table:formula="of:=([.I472]+[.K472])/2" office:value-type="float" office:value="0.0024" calcext:value-type="float">
            <text:p>0,0024</text:p>
          </table:table-cell>
          <table:table-cell table:formula="of:=-2.5*LOG10([.M472]/[.$M$1])" office:value-type="float" office:value="3.77866392309318" calcext:value-type="float">
            <text:p>3,78</text:p>
          </table:table-cell>
          <table:table-cell table:formula="of:=-2.5*LOG10([.M472]/[.$M$7])" office:value-type="float" office:value="4.98634276074624" calcext:value-type="float">
            <text:p>4,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S 98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3]*(10^(-[.D473]))" office:value-type="float" office:value="0.00242" calcext:value-type="float">
            <text:p>0,00242</text:p>
          </table:table-cell>
          <table:table-cell/>
          <table:table-cell table:formula="of:=[.E473]*(10^(-[.F473]))" office:value-type="float" office:value="0.00235" calcext:value-type="float">
            <text:p>0,00235</text:p>
          </table:table-cell>
          <table:table-cell/>
          <table:table-cell table:formula="of:=([.I473]+[.K473])/2" office:value-type="float" office:value="0.002385" calcext:value-type="float">
            <text:p>0,002385</text:p>
          </table:table-cell>
          <table:table-cell table:formula="of:=-2.5*LOG10([.M473]/[.$M$1])" office:value-type="float" office:value="3.78547106893186" calcext:value-type="float">
            <text:p>3,79</text:p>
          </table:table-cell>
          <table:table-cell table:formula="of:=-2.5*LOG10([.M473]/[.$M$7])" office:value-type="float" office:value="4.99314990658493" calcext:value-type="float">
            <text:p>4,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S 756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4]*(10^(-[.D474]))" office:value-type="float" office:value="0.0024" calcext:value-type="float">
            <text:p>0,0024</text:p>
          </table:table-cell>
          <table:table-cell/>
          <table:table-cell table:formula="of:=[.E474]*(10^(-[.F474]))" office:value-type="float" office:value="0.00237" calcext:value-type="float">
            <text:p>0,00237</text:p>
          </table:table-cell>
          <table:table-cell/>
          <table:table-cell table:formula="of:=([.I474]+[.K474])/2" office:value-type="float" office:value="0.002385" calcext:value-type="float">
            <text:p>0,002385</text:p>
          </table:table-cell>
          <table:table-cell table:formula="of:=-2.5*LOG10([.M474]/[.$M$1])" office:value-type="float" office:value="3.78547106893186" calcext:value-type="float">
            <text:p>3,79</text:p>
          </table:table-cell>
          <table:table-cell table:formula="of:=-2.5*LOG10([.M474]/[.$M$7])" office:value-type="float" office:value="4.99314990658493" calcext:value-type="float">
            <text:p>4,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S 4646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5]*(10^(-[.D475]))" office:value-type="float" office:value="0.0024" calcext:value-type="float">
            <text:p>0,0024</text:p>
          </table:table-cell>
          <table:table-cell/>
          <table:table-cell table:formula="of:=[.E475]*(10^(-[.F475]))" office:value-type="float" office:value="0.00236" calcext:value-type="float">
            <text:p>0,00236</text:p>
          </table:table-cell>
          <table:table-cell/>
          <table:table-cell table:formula="of:=([.I475]+[.K475])/2" office:value-type="float" office:value="0.00238" calcext:value-type="float">
            <text:p>0,00238</text:p>
          </table:table-cell>
          <table:table-cell table:formula="of:=-2.5*LOG10([.M475]/[.$M$1])" office:value-type="float" office:value="3.78774963473091" calcext:value-type="float">
            <text:p>3,79</text:p>
          </table:table-cell>
          <table:table-cell table:formula="of:=-2.5*LOG10([.M475]/[.$M$7])" office:value-type="float" office:value="4.99542847238398" calcext:value-type="float">
            <text:p>5,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S 5590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6]*(10^(-[.D476]))" office:value-type="float" office:value="0.00226" calcext:value-type="float">
            <text:p>0,00226</text:p>
          </table:table-cell>
          <table:table-cell/>
          <table:table-cell table:formula="of:=[.E476]*(10^(-[.F476]))" office:value-type="float" office:value="0.00246" calcext:value-type="float">
            <text:p>0,00246</text:p>
          </table:table-cell>
          <table:table-cell/>
          <table:table-cell table:formula="of:=([.I476]+[.K476])/2" office:value-type="float" office:value="0.00236" calcext:value-type="float">
            <text:p>0,00236</text:p>
          </table:table-cell>
          <table:table-cell table:formula="of:=-2.5*LOG10([.M476]/[.$M$1])" office:value-type="float" office:value="3.79691201994693" calcext:value-type="float">
            <text:p>3,80</text:p>
          </table:table-cell>
          <table:table-cell table:formula="of:=-2.5*LOG10([.M476]/[.$M$7])" office:value-type="float" office:value="5.00459085759999" calcext:value-type="float">
            <text:p>5,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S 3866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7]*(10^(-[.D477]))" office:value-type="float" office:value="0.00219" calcext:value-type="float">
            <text:p>0,00219</text:p>
          </table:table-cell>
          <table:table-cell/>
          <table:table-cell table:formula="of:=[.E477]*(10^(-[.F477]))" office:value-type="float" office:value="0.00248" calcext:value-type="float">
            <text:p>0,00248</text:p>
          </table:table-cell>
          <table:table-cell/>
          <table:table-cell table:formula="of:=([.I477]+[.K477])/2" office:value-type="float" office:value="0.002335" calcext:value-type="float">
            <text:p>0,002335</text:p>
          </table:table-cell>
          <table:table-cell table:formula="of:=-2.5*LOG10([.M477]/[.$M$1])" office:value-type="float" office:value="3.80847481511687" calcext:value-type="float">
            <text:p>3,81</text:p>
          </table:table-cell>
          <table:table-cell table:formula="of:=-2.5*LOG10([.M477]/[.$M$7])" office:value-type="float" office:value="5.01615365276993" calcext:value-type="float">
            <text:p>5,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S 5181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8]*(10^(-[.D478]))" office:value-type="float" office:value="0.00208" calcext:value-type="float">
            <text:p>0,00208</text:p>
          </table:table-cell>
          <table:table-cell/>
          <table:table-cell table:formula="of:=[.E478]*(10^(-[.F478]))" office:value-type="float" office:value="0.00258" calcext:value-type="float">
            <text:p>0,00258</text:p>
          </table:table-cell>
          <table:table-cell/>
          <table:table-cell table:formula="of:=([.I478]+[.K478])/2" office:value-type="float" office:value="0.00233" calcext:value-type="float">
            <text:p>0,00233</text:p>
          </table:table-cell>
          <table:table-cell table:formula="of:=-2.5*LOG10([.M478]/[.$M$1])" office:value-type="float" office:value="3.81080222480715" calcext:value-type="float">
            <text:p>3,81</text:p>
          </table:table-cell>
          <table:table-cell table:formula="of:=-2.5*LOG10([.M478]/[.$M$7])" office:value-type="float" office:value="5.01848106246021" calcext:value-type="float">
            <text:p>5,0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S 7237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79]*(10^(-[.D479]))" office:value-type="float" office:value="0.00217" calcext:value-type="float">
            <text:p>0,00217</text:p>
          </table:table-cell>
          <table:table-cell/>
          <table:table-cell table:formula="of:=[.E479]*(10^(-[.F479]))" office:value-type="float" office:value="0.00243" calcext:value-type="float">
            <text:p>0,00243</text:p>
          </table:table-cell>
          <table:table-cell/>
          <table:table-cell table:formula="of:=([.I479]+[.K479])/2" office:value-type="float" office:value="0.0023" calcext:value-type="float">
            <text:p>0,0023</text:p>
          </table:table-cell>
          <table:table-cell table:formula="of:=-2.5*LOG10([.M479]/[.$M$1])" office:value-type="float" office:value="3.82487243732821" calcext:value-type="float">
            <text:p>3,82</text:p>
          </table:table-cell>
          <table:table-cell table:formula="of:=-2.5*LOG10([.M479]/[.$M$7])" office:value-type="float" office:value="5.03255127498128" calcext:value-type="float">
            <text:p>5,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S 7040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0]*(10^(-[.D480]))" office:value-type="float" office:value="0.00228" calcext:value-type="float">
            <text:p>0,00228</text:p>
          </table:table-cell>
          <table:table-cell/>
          <table:table-cell table:formula="of:=[.E480]*(10^(-[.F480]))" office:value-type="float" office:value="0.00223" calcext:value-type="float">
            <text:p>0,00223</text:p>
          </table:table-cell>
          <table:table-cell/>
          <table:table-cell table:formula="of:=([.I480]+[.K480])/2" office:value-type="float" office:value="0.002255" calcext:value-type="float">
            <text:p>0,002255</text:p>
          </table:table-cell>
          <table:table-cell table:formula="of:=-2.5*LOG10([.M480]/[.$M$1])" office:value-type="float" office:value="3.84632566183725" calcext:value-type="float">
            <text:p>3,85</text:p>
          </table:table-cell>
          <table:table-cell table:formula="of:=-2.5*LOG10([.M480]/[.$M$7])" office:value-type="float" office:value="5.05400449949031" calcext:value-type="float">
            <text:p>5,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S 4127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1]*(10^(-[.D481]))" office:value-type="float" office:value="0.00203" calcext:value-type="float">
            <text:p>0,00203</text:p>
          </table:table-cell>
          <table:table-cell/>
          <table:table-cell table:formula="of:=[.E481]*(10^(-[.F481]))" office:value-type="float" office:value="0.00242" calcext:value-type="float">
            <text:p>0,00242</text:p>
          </table:table-cell>
          <table:table-cell/>
          <table:table-cell table:formula="of:=([.I481]+[.K481])/2" office:value-type="float" office:value="0.002225" calcext:value-type="float">
            <text:p>0,002225</text:p>
          </table:table-cell>
          <table:table-cell table:formula="of:=-2.5*LOG10([.M481]/[.$M$1])" office:value-type="float" office:value="3.86086698907982" calcext:value-type="float">
            <text:p>3,86</text:p>
          </table:table-cell>
          <table:table-cell table:formula="of:=-2.5*LOG10([.M481]/[.$M$7])" office:value-type="float" office:value="5.06854582673288" calcext:value-type="float">
            <text:p>5,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S 4035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2]*(10^(-[.D482]))" office:value-type="float" office:value="0.00205" calcext:value-type="float">
            <text:p>0,00205</text:p>
          </table:table-cell>
          <table:table-cell/>
          <table:table-cell table:formula="of:=[.E482]*(10^(-[.F482]))" office:value-type="float" office:value="0.00235" calcext:value-type="float">
            <text:p>0,00235</text:p>
          </table:table-cell>
          <table:table-cell/>
          <table:table-cell table:formula="of:=([.I482]+[.K482])/2" office:value-type="float" office:value="0.0022" calcext:value-type="float">
            <text:p>0,0022</text:p>
          </table:table-cell>
          <table:table-cell table:formula="of:=-2.5*LOG10([.M482]/[.$M$1])" office:value-type="float" office:value="3.87313532531668" calcext:value-type="float">
            <text:p>3,87</text:p>
          </table:table-cell>
          <table:table-cell table:formula="of:=-2.5*LOG10([.M482]/[.$M$7])" office:value-type="float" office:value="5.08081416296974" calcext:value-type="float">
            <text:p>5,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S 817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3]*(10^(-[.D483]))" office:value-type="float" office:value="0.00221" calcext:value-type="float">
            <text:p>0,00221</text:p>
          </table:table-cell>
          <table:table-cell/>
          <table:table-cell table:formula="of:=[.E483]*(10^(-[.F483]))" office:value-type="float" office:value="0.00216" calcext:value-type="float">
            <text:p>0,00216</text:p>
          </table:table-cell>
          <table:table-cell/>
          <table:table-cell table:formula="of:=([.I483]+[.K483])/2" office:value-type="float" office:value="0.002185" calcext:value-type="float">
            <text:p>0,002185</text:p>
          </table:table-cell>
          <table:table-cell table:formula="of:=-2.5*LOG10([.M483]/[.$M$1])" office:value-type="float" office:value="3.88056342410609" calcext:value-type="float">
            <text:p>3,88</text:p>
          </table:table-cell>
          <table:table-cell table:formula="of:=-2.5*LOG10([.M483]/[.$M$7])" office:value-type="float" office:value="5.08824226175916" calcext:value-type="float">
            <text:p>5,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S 209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4]*(10^(-[.D484]))" office:value-type="float" office:value="0.00218" calcext:value-type="float">
            <text:p>0,00218</text:p>
          </table:table-cell>
          <table:table-cell/>
          <table:table-cell table:formula="of:=[.E484]*(10^(-[.F484]))" office:value-type="float" office:value="0.00218" calcext:value-type="float">
            <text:p>0,00218</text:p>
          </table:table-cell>
          <table:table-cell/>
          <table:table-cell table:formula="of:=([.I484]+[.K484])/2" office:value-type="float" office:value="0.00218" calcext:value-type="float">
            <text:p>0,00218</text:p>
          </table:table-cell>
          <table:table-cell table:formula="of:=-2.5*LOG10([.M484]/[.$M$1])" office:value-type="float" office:value="3.88305079336068" calcext:value-type="float">
            <text:p>3,88</text:p>
          </table:table-cell>
          <table:table-cell table:formula="of:=-2.5*LOG10([.M484]/[.$M$7])" office:value-type="float" office:value="5.09072963101375" calcext:value-type="float">
            <text:p>5,0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S 4084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5]*(10^(-[.D485]))" office:value-type="float" office:value="0.00219" calcext:value-type="float">
            <text:p>0,00219</text:p>
          </table:table-cell>
          <table:table-cell/>
          <table:table-cell table:formula="of:=[.E485]*(10^(-[.F485]))" office:value-type="float" office:value="0.00216" calcext:value-type="float">
            <text:p>0,00216</text:p>
          </table:table-cell>
          <table:table-cell/>
          <table:table-cell table:formula="of:=([.I485]+[.K485])/2" office:value-type="float" office:value="0.002175" calcext:value-type="float">
            <text:p>0,002175</text:p>
          </table:table-cell>
          <table:table-cell table:formula="of:=-2.5*LOG10([.M485]/[.$M$1])" office:value-type="float" office:value="3.88554387414555" calcext:value-type="float">
            <text:p>3,89</text:p>
          </table:table-cell>
          <table:table-cell table:formula="of:=-2.5*LOG10([.M485]/[.$M$7])" office:value-type="float" office:value="5.09322271179862" calcext:value-type="float">
            <text:p>5,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S 2648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6]*(10^(-[.D486]))" office:value-type="float" office:value="0.00216" calcext:value-type="float">
            <text:p>0,00216</text:p>
          </table:table-cell>
          <table:table-cell/>
          <table:table-cell table:formula="of:=[.E486]*(10^(-[.F486]))" office:value-type="float" office:value="0.0021" calcext:value-type="float">
            <text:p>0,0021</text:p>
          </table:table-cell>
          <table:table-cell/>
          <table:table-cell table:formula="of:=([.I486]+[.K486])/2" office:value-type="float" office:value="0.00213" calcext:value-type="float">
            <text:p>0,00213</text:p>
          </table:table-cell>
          <table:table-cell table:formula="of:=-2.5*LOG10([.M486]/[.$M$1])" office:value-type="float" office:value="3.90824301877535" calcext:value-type="float">
            <text:p>3,91</text:p>
          </table:table-cell>
          <table:table-cell table:formula="of:=-2.5*LOG10([.M486]/[.$M$7])" office:value-type="float" office:value="5.11592185642842" calcext:value-type="float">
            <text:p>5,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S 1381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7]*(10^(-[.D487]))" office:value-type="float" office:value="0.00214" calcext:value-type="float">
            <text:p>0,00214</text:p>
          </table:table-cell>
          <table:table-cell/>
          <table:table-cell table:formula="of:=[.E487]*(10^(-[.F487]))" office:value-type="float" office:value="0.00211" calcext:value-type="float">
            <text:p>0,00211</text:p>
          </table:table-cell>
          <table:table-cell/>
          <table:table-cell table:formula="of:=([.I487]+[.K487])/2" office:value-type="float" office:value="0.002125" calcext:value-type="float">
            <text:p>0,002125</text:p>
          </table:table-cell>
          <table:table-cell table:formula="of:=-2.5*LOG10([.M487]/[.$M$1])" office:value-type="float" office:value="3.91079469140637" calcext:value-type="float">
            <text:p>3,91</text:p>
          </table:table-cell>
          <table:table-cell table:formula="of:=-2.5*LOG10([.M487]/[.$M$7])" office:value-type="float" office:value="5.11847352905943" calcext:value-type="float">
            <text:p>5,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S 378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8]*(10^(-[.D488]))" office:value-type="float" office:value="0.00214" calcext:value-type="float">
            <text:p>0,00214</text:p>
          </table:table-cell>
          <table:table-cell/>
          <table:table-cell table:formula="of:=[.E488]*(10^(-[.F488]))" office:value-type="float" office:value="0.00209" calcext:value-type="float">
            <text:p>0,00209</text:p>
          </table:table-cell>
          <table:table-cell/>
          <table:table-cell table:formula="of:=([.I488]+[.K488])/2" office:value-type="float" office:value="0.002115" calcext:value-type="float">
            <text:p>0,002115</text:p>
          </table:table-cell>
          <table:table-cell table:formula="of:=-2.5*LOG10([.M488]/[.$M$1])" office:value-type="float" office:value="3.91591609809454" calcext:value-type="float">
            <text:p>3,92</text:p>
          </table:table-cell>
          <table:table-cell table:formula="of:=-2.5*LOG10([.M488]/[.$M$7])" office:value-type="float" office:value="5.12359493574761" calcext:value-type="float">
            <text:p>5,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S 597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89]*(10^(-[.D489]))" office:value-type="float" office:value="0.00212" calcext:value-type="float">
            <text:p>0,00212</text:p>
          </table:table-cell>
          <table:table-cell/>
          <table:table-cell table:formula="of:=[.E489]*(10^(-[.F489]))" office:value-type="float" office:value="0.00206" calcext:value-type="float">
            <text:p>0,00206</text:p>
          </table:table-cell>
          <table:table-cell/>
          <table:table-cell table:formula="of:=([.I489]+[.K489])/2" office:value-type="float" office:value="0.00209" calcext:value-type="float">
            <text:p>0,00209</text:p>
          </table:table-cell>
          <table:table-cell table:formula="of:=-2.5*LOG10([.M489]/[.$M$1])" office:value-type="float" office:value="3.92882631209456" calcext:value-type="float">
            <text:p>3,93</text:p>
          </table:table-cell>
          <table:table-cell table:formula="of:=-2.5*LOG10([.M489]/[.$M$7])" office:value-type="float" office:value="5.13650514974762" calcext:value-type="float">
            <text:p>5,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S 631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0]*(10^(-[.D490]))" office:value-type="float" office:value="0.00174" calcext:value-type="float">
            <text:p>0,00174</text:p>
          </table:table-cell>
          <table:table-cell/>
          <table:table-cell table:formula="of:=[.E490]*(10^(-[.F490]))" office:value-type="float" office:value="0.0024" calcext:value-type="float">
            <text:p>0,0024</text:p>
          </table:table-cell>
          <table:table-cell/>
          <table:table-cell table:formula="of:=([.I490]+[.K490])/2" office:value-type="float" office:value="0.00207" calcext:value-type="float">
            <text:p>0,00207</text:p>
          </table:table-cell>
          <table:table-cell table:formula="of:=-2.5*LOG10([.M490]/[.$M$1])" office:value-type="float" office:value="3.9392661637299" calcext:value-type="float">
            <text:p>3,94</text:p>
          </table:table-cell>
          <table:table-cell table:formula="of:=-2.5*LOG10([.M490]/[.$M$7])" office:value-type="float" office:value="5.14694500138297" calcext:value-type="float">
            <text:p>5,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S 8044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1]*(10^(-[.D491]))" office:value-type="float" office:value="0.00179" calcext:value-type="float">
            <text:p>0,00179</text:p>
          </table:table-cell>
          <table:table-cell/>
          <table:table-cell table:formula="of:=[.E491]*(10^(-[.F491]))" office:value-type="float" office:value="0.00229" calcext:value-type="float">
            <text:p>0,00229</text:p>
          </table:table-cell>
          <table:table-cell/>
          <table:table-cell table:formula="of:=([.I491]+[.K491])/2" office:value-type="float" office:value="0.00204" calcext:value-type="float">
            <text:p>0,00204</text:p>
          </table:table-cell>
          <table:table-cell table:formula="of:=-2.5*LOG10([.M491]/[.$M$1])" office:value-type="float" office:value="3.95511660880745" calcext:value-type="float">
            <text:p>3,96</text:p>
          </table:table-cell>
          <table:table-cell table:formula="of:=-2.5*LOG10([.M491]/[.$M$7])" office:value-type="float" office:value="5.16279544646051" calcext:value-type="float">
            <text:p>5,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S 2511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2]*(10^(-[.D492]))" office:value-type="float" office:value="0.00205" calcext:value-type="float">
            <text:p>0,00205</text:p>
          </table:table-cell>
          <table:table-cell/>
          <table:table-cell table:formula="of:=[.E492]*(10^(-[.F492]))" office:value-type="float" office:value="0.00201" calcext:value-type="float">
            <text:p>0,00201</text:p>
          </table:table-cell>
          <table:table-cell/>
          <table:table-cell table:formula="of:=([.I492]+[.K492])/2" office:value-type="float" office:value="0.00203" calcext:value-type="float">
            <text:p>0,00203</text:p>
          </table:table-cell>
          <table:table-cell table:formula="of:=-2.5*LOG10([.M492]/[.$M$1])" office:value-type="float" office:value="3.96045193258916" calcext:value-type="float">
            <text:p>3,96</text:p>
          </table:table-cell>
          <table:table-cell table:formula="of:=-2.5*LOG10([.M492]/[.$M$7])" office:value-type="float" office:value="5.16813077024223" calcext:value-type="float">
            <text:p>5,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 11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3]*(10^(-[.D493]))" office:value-type="float" office:value="0.00191" calcext:value-type="float">
            <text:p>0,00191</text:p>
          </table:table-cell>
          <table:table-cell/>
          <table:table-cell table:formula="of:=[.E493]*(10^(-[.F493]))" office:value-type="float" office:value="0.00214" calcext:value-type="float">
            <text:p>0,00214</text:p>
          </table:table-cell>
          <table:table-cell/>
          <table:table-cell table:formula="of:=([.I493]+[.K493])/2" office:value-type="float" office:value="0.002025" calcext:value-type="float">
            <text:p>0,002025</text:p>
          </table:table-cell>
          <table:table-cell table:formula="of:=-2.5*LOG10([.M493]/[.$M$1])" office:value-type="float" office:value="3.96312945849548" calcext:value-type="float">
            <text:p>3,96</text:p>
          </table:table-cell>
          <table:table-cell table:formula="of:=-2.5*LOG10([.M493]/[.$M$7])" office:value-type="float" office:value="5.17080829614854" calcext:value-type="float">
            <text:p>5,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S 987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4]*(10^(-[.D494]))" office:value-type="float" office:value="0.00204" calcext:value-type="float">
            <text:p>0,00204</text:p>
          </table:table-cell>
          <table:table-cell/>
          <table:table-cell table:formula="of:=[.E494]*(10^(-[.F494]))" office:value-type="float" office:value="0.00201" calcext:value-type="float">
            <text:p>0,00201</text:p>
          </table:table-cell>
          <table:table-cell/>
          <table:table-cell table:formula="of:=([.I494]+[.K494])/2" office:value-type="float" office:value="0.002025" calcext:value-type="float">
            <text:p>0,002025</text:p>
          </table:table-cell>
          <table:table-cell table:formula="of:=-2.5*LOG10([.M494]/[.$M$1])" office:value-type="float" office:value="3.96312945849548" calcext:value-type="float">
            <text:p>3,96</text:p>
          </table:table-cell>
          <table:table-cell table:formula="of:=-2.5*LOG10([.M494]/[.$M$7])" office:value-type="float" office:value="5.17080829614854" calcext:value-type="float">
            <text:p>5,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S 2375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5]*(10^(-[.D495]))" office:value-type="float" office:value="0.00202" calcext:value-type="float">
            <text:p>0,00202</text:p>
          </table:table-cell>
          <table:table-cell/>
          <table:table-cell table:formula="of:=[.E495]*(10^(-[.F495]))" office:value-type="float" office:value="0.00199" calcext:value-type="float">
            <text:p>0,00199</text:p>
          </table:table-cell>
          <table:table-cell/>
          <table:table-cell table:formula="of:=([.I495]+[.K495])/2" office:value-type="float" office:value="0.002005" calcext:value-type="float">
            <text:p>0,002005</text:p>
          </table:table-cell>
          <table:table-cell table:formula="of:=-2.5*LOG10([.M495]/[.$M$1])" office:value-type="float" office:value="3.97390608498169" calcext:value-type="float">
            <text:p>3,97</text:p>
          </table:table-cell>
          <table:table-cell table:formula="of:=-2.5*LOG10([.M495]/[.$M$7])" office:value-type="float" office:value="5.18158492263476" calcext:value-type="float">
            <text:p>5,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S 739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6]*(10^(-[.D496]))" office:value-type="float" office:value="0.00202" calcext:value-type="float">
            <text:p>0,00202</text:p>
          </table:table-cell>
          <table:table-cell/>
          <table:table-cell table:formula="of:=[.E496]*(10^(-[.F496]))" office:value-type="float" office:value="0.00197" calcext:value-type="float">
            <text:p>0,00197</text:p>
          </table:table-cell>
          <table:table-cell/>
          <table:table-cell table:formula="of:=([.I496]+[.K496])/2" office:value-type="float" office:value="0.001995" calcext:value-type="float">
            <text:p>0,001995</text:p>
          </table:table-cell>
          <table:table-cell table:formula="of:=-2.5*LOG10([.M496]/[.$M$1])" office:value-type="float" office:value="3.97933477731528" calcext:value-type="float">
            <text:p>3,98</text:p>
          </table:table-cell>
          <table:table-cell table:formula="of:=-2.5*LOG10([.M496]/[.$M$7])" office:value-type="float" office:value="5.18701361496834" calcext:value-type="float">
            <text:p>5,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S 408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7]*(10^(-[.D497]))" office:value-type="float" office:value="0.00184" calcext:value-type="float">
            <text:p>0,00184</text:p>
          </table:table-cell>
          <table:table-cell/>
          <table:table-cell table:formula="of:=[.E497]*(10^(-[.F497]))" office:value-type="float" office:value="0.00213" calcext:value-type="float">
            <text:p>0,00213</text:p>
          </table:table-cell>
          <table:table-cell/>
          <table:table-cell table:formula="of:=([.I497]+[.K497])/2" office:value-type="float" office:value="0.001985" calcext:value-type="float">
            <text:p>0,001985</text:p>
          </table:table-cell>
          <table:table-cell table:formula="of:=-2.5*LOG10([.M497]/[.$M$1])" office:value-type="float" office:value="3.98479074962436" calcext:value-type="float">
            <text:p>3,98</text:p>
          </table:table-cell>
          <table:table-cell table:formula="of:=-2.5*LOG10([.M497]/[.$M$7])" office:value-type="float" office:value="5.19246958727743" calcext:value-type="float">
            <text:p>5,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S 3319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8]*(10^(-[.D498]))" office:value-type="float" office:value="0.00171" calcext:value-type="float">
            <text:p>0,00171</text:p>
          </table:table-cell>
          <table:table-cell/>
          <table:table-cell table:formula="of:=[.E498]*(10^(-[.F498]))" office:value-type="float" office:value="0.00224" calcext:value-type="float">
            <text:p>0,00224</text:p>
          </table:table-cell>
          <table:table-cell/>
          <table:table-cell table:formula="of:=([.I498]+[.K498])/2" office:value-type="float" office:value="0.001975" calcext:value-type="float">
            <text:p>0,001975</text:p>
          </table:table-cell>
          <table:table-cell table:formula="of:=-2.5*LOG10([.M498]/[.$M$1])" office:value-type="float" office:value="3.990274277466" calcext:value-type="float">
            <text:p>3,99</text:p>
          </table:table-cell>
          <table:table-cell table:formula="of:=-2.5*LOG10([.M498]/[.$M$7])" office:value-type="float" office:value="5.19795311511906" calcext:value-type="float">
            <text:p>5,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S 3561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499]*(10^(-[.D499]))" office:value-type="float" office:value="0.00199" calcext:value-type="float">
            <text:p>0,00199</text:p>
          </table:table-cell>
          <table:table-cell/>
          <table:table-cell table:formula="of:=[.E499]*(10^(-[.F499]))" office:value-type="float" office:value="0.00194" calcext:value-type="float">
            <text:p>0,00194</text:p>
          </table:table-cell>
          <table:table-cell/>
          <table:table-cell table:formula="of:=([.I499]+[.K499])/2" office:value-type="float" office:value="0.001965" calcext:value-type="float">
            <text:p>0,001965</text:p>
          </table:table-cell>
          <table:table-cell table:formula="of:=-2.5*LOG10([.M499]/[.$M$1])" office:value-type="float" office:value="3.99578564059358" calcext:value-type="float">
            <text:p>4,00</text:p>
          </table:table-cell>
          <table:table-cell table:formula="of:=-2.5*LOG10([.M499]/[.$M$7])" office:value-type="float" office:value="5.20346447824665" calcext:value-type="float">
            <text:p>5,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S 49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0]*(10^(-[.D500]))" office:value-type="float" office:value="0.00162" calcext:value-type="float">
            <text:p>0,00162</text:p>
          </table:table-cell>
          <table:table-cell/>
          <table:table-cell table:formula="of:=[.E500]*(10^(-[.F500]))" office:value-type="float" office:value="0.00228" calcext:value-type="float">
            <text:p>0,00228</text:p>
          </table:table-cell>
          <table:table-cell/>
          <table:table-cell table:formula="of:=([.I500]+[.K500])/2" office:value-type="float" office:value="0.00195" calcext:value-type="float">
            <text:p>0,00195</text:p>
          </table:table-cell>
          <table:table-cell table:formula="of:=-2.5*LOG10([.M500]/[.$M$1])" office:value-type="float" office:value="4.0041054989659" calcext:value-type="float">
            <text:p>4,00</text:p>
          </table:table-cell>
          <table:table-cell table:formula="of:=-2.5*LOG10([.M500]/[.$M$7])" office:value-type="float" office:value="5.21178433661896" calcext:value-type="float">
            <text:p>5,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S 9030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1]*(10^(-[.D501]))" office:value-type="float" office:value="0.00171" calcext:value-type="float">
            <text:p>0,00171</text:p>
          </table:table-cell>
          <table:table-cell/>
          <table:table-cell table:formula="of:=[.E501]*(10^(-[.F501]))" office:value-type="float" office:value="0.00217" calcext:value-type="float">
            <text:p>0,00217</text:p>
          </table:table-cell>
          <table:table-cell/>
          <table:table-cell table:formula="of:=([.I501]+[.K501])/2" office:value-type="float" office:value="0.00194" calcext:value-type="float">
            <text:p>0,00194</text:p>
          </table:table-cell>
          <table:table-cell table:formula="of:=-2.5*LOG10([.M501]/[.$M$1])" office:value-type="float" office:value="4.00968770254663" calcext:value-type="float">
            <text:p>4,01</text:p>
          </table:table-cell>
          <table:table-cell table:formula="of:=-2.5*LOG10([.M501]/[.$M$7])" office:value-type="float" office:value="5.2173665401997" calcext:value-type="float">
            <text:p>5,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S 7514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2]*(10^(-[.D502]))" office:value-type="float" office:value="0.00183" calcext:value-type="float">
            <text:p>0,00183</text:p>
          </table:table-cell>
          <table:table-cell/>
          <table:table-cell table:formula="of:=[.E502]*(10^(-[.F502]))" office:value-type="float" office:value="0.00203" calcext:value-type="float">
            <text:p>0,00203</text:p>
          </table:table-cell>
          <table:table-cell/>
          <table:table-cell table:formula="of:=([.I502]+[.K502])/2" office:value-type="float" office:value="0.00193" calcext:value-type="float">
            <text:p>0,00193</text:p>
          </table:table-cell>
          <table:table-cell table:formula="of:=-2.5*LOG10([.M502]/[.$M$1])" office:value-type="float" office:value="4.01529875485276" calcext:value-type="float">
            <text:p>4,02</text:p>
          </table:table-cell>
          <table:table-cell table:formula="of:=-2.5*LOG10([.M502]/[.$M$7])" office:value-type="float" office:value="5.22297759250583" calcext:value-type="float">
            <text:p>5,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S 1751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3]*(10^(-[.D503]))" office:value-type="float" office:value="0.00194" calcext:value-type="float">
            <text:p>0,00194</text:p>
          </table:table-cell>
          <table:table-cell/>
          <table:table-cell table:formula="of:=[.E503]*(10^(-[.F503]))" office:value-type="float" office:value="0.00191" calcext:value-type="float">
            <text:p>0,00191</text:p>
          </table:table-cell>
          <table:table-cell/>
          <table:table-cell table:formula="of:=([.I503]+[.K503])/2" office:value-type="float" office:value="0.001925" calcext:value-type="float">
            <text:p>0,001925</text:p>
          </table:table-cell>
          <table:table-cell table:formula="of:=-2.5*LOG10([.M503]/[.$M$1])" office:value-type="float" office:value="4.0181151927609" calcext:value-type="float">
            <text:p>4,02</text:p>
          </table:table-cell>
          <table:table-cell table:formula="of:=-2.5*LOG10([.M503]/[.$M$7])" office:value-type="float" office:value="5.22579403041396" calcext:value-type="float">
            <text:p>5,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S 6227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4]*(10^(-[.D504]))" office:value-type="float" office:value="0.00162" calcext:value-type="float">
            <text:p>0,00162</text:p>
          </table:table-cell>
          <table:table-cell/>
          <table:table-cell table:formula="of:=[.E504]*(10^(-[.F504]))" office:value-type="float" office:value="0.00222" calcext:value-type="float">
            <text:p>0,00222</text:p>
          </table:table-cell>
          <table:table-cell/>
          <table:table-cell table:formula="of:=([.I504]+[.K504])/2" office:value-type="float" office:value="0.00192" calcext:value-type="float">
            <text:p>0,00192</text:p>
          </table:table-cell>
          <table:table-cell table:formula="of:=-2.5*LOG10([.M504]/[.$M$1])" office:value-type="float" office:value="4.02093895561332" calcext:value-type="float">
            <text:p>4,02</text:p>
          </table:table-cell>
          <table:table-cell table:formula="of:=-2.5*LOG10([.M504]/[.$M$7])" office:value-type="float" office:value="5.22861779326639" calcext:value-type="float">
            <text:p>5,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S 816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5]*(10^(-[.D505]))" office:value-type="float" office:value="0.00169" calcext:value-type="float">
            <text:p>0,00169</text:p>
          </table:table-cell>
          <table:table-cell/>
          <table:table-cell table:formula="of:=[.E505]*(10^(-[.F505]))" office:value-type="float" office:value="0.00211" calcext:value-type="float">
            <text:p>0,00211</text:p>
          </table:table-cell>
          <table:table-cell/>
          <table:table-cell table:formula="of:=([.I505]+[.K505])/2" office:value-type="float" office:value="0.0019" calcext:value-type="float">
            <text:p>0,0019</text:p>
          </table:table-cell>
          <table:table-cell table:formula="of:=-2.5*LOG10([.M505]/[.$M$1])" office:value-type="float" office:value="4.03230802499012" calcext:value-type="float">
            <text:p>4,03</text:p>
          </table:table-cell>
          <table:table-cell table:formula="of:=-2.5*LOG10([.M505]/[.$M$7])" office:value-type="float" office:value="5.23998686264319" calcext:value-type="float">
            <text:p>5,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S 226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6]*(10^(-[.D506]))" office:value-type="float" office:value="0.00176" calcext:value-type="float">
            <text:p>0,00176</text:p>
          </table:table-cell>
          <table:table-cell/>
          <table:table-cell table:formula="of:=[.E506]*(10^(-[.F506]))" office:value-type="float" office:value="0.00203" calcext:value-type="float">
            <text:p>0,00203</text:p>
          </table:table-cell>
          <table:table-cell/>
          <table:table-cell table:formula="of:=([.I506]+[.K506])/2" office:value-type="float" office:value="0.001895" calcext:value-type="float">
            <text:p>0,001895</text:p>
          </table:table-cell>
          <table:table-cell table:formula="of:=-2.5*LOG10([.M506]/[.$M$1])" office:value-type="float" office:value="4.03516899161197" calcext:value-type="float">
            <text:p>4,04</text:p>
          </table:table-cell>
          <table:table-cell table:formula="of:=-2.5*LOG10([.M506]/[.$M$7])" office:value-type="float" office:value="5.24284782926503" calcext:value-type="float">
            <text:p>5,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S 7279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7]*(10^(-[.D507]))" office:value-type="float" office:value="0.00191" calcext:value-type="float">
            <text:p>0,00191</text:p>
          </table:table-cell>
          <table:table-cell/>
          <table:table-cell table:formula="of:=[.E507]*(10^(-[.F507]))" office:value-type="float" office:value="0.00188" calcext:value-type="float">
            <text:p>0,00188</text:p>
          </table:table-cell>
          <table:table-cell/>
          <table:table-cell table:formula="of:=([.I507]+[.K507])/2" office:value-type="float" office:value="0.001895" calcext:value-type="float">
            <text:p>0,001895</text:p>
          </table:table-cell>
          <table:table-cell table:formula="of:=-2.5*LOG10([.M507]/[.$M$1])" office:value-type="float" office:value="4.03516899161197" calcext:value-type="float">
            <text:p>4,04</text:p>
          </table:table-cell>
          <table:table-cell table:formula="of:=-2.5*LOG10([.M507]/[.$M$7])" office:value-type="float" office:value="5.24284782926503" calcext:value-type="float">
            <text:p>5,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S 559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8]*(10^(-[.D508]))" office:value-type="float" office:value="0.00176" calcext:value-type="float">
            <text:p>0,00176</text:p>
          </table:table-cell>
          <table:table-cell/>
          <table:table-cell table:formula="of:=[.E508]*(10^(-[.F508]))" office:value-type="float" office:value="0.00201" calcext:value-type="float">
            <text:p>0,00201</text:p>
          </table:table-cell>
          <table:table-cell/>
          <table:table-cell table:formula="of:=([.I508]+[.K508])/2" office:value-type="float" office:value="0.001885" calcext:value-type="float">
            <text:p>0,001885</text:p>
          </table:table-cell>
          <table:table-cell table:formula="of:=-2.5*LOG10([.M508]/[.$M$1])" office:value-type="float" office:value="4.04091364101766" calcext:value-type="float">
            <text:p>4,04</text:p>
          </table:table-cell>
          <table:table-cell table:formula="of:=-2.5*LOG10([.M508]/[.$M$7])" office:value-type="float" office:value="5.24859247867073" calcext:value-type="float">
            <text:p>5,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S 1607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09]*(10^(-[.D509]))" office:value-type="float" office:value="0.00144" calcext:value-type="float">
            <text:p>0,00144</text:p>
          </table:table-cell>
          <table:table-cell/>
          <table:table-cell table:formula="of:=[.E509]*(10^(-[.F509]))" office:value-type="float" office:value="0.00229" calcext:value-type="float">
            <text:p>0,00229</text:p>
          </table:table-cell>
          <table:table-cell/>
          <table:table-cell table:formula="of:=([.I509]+[.K509])/2" office:value-type="float" office:value="0.001865" calcext:value-type="float">
            <text:p>0,001865</text:p>
          </table:table-cell>
          <table:table-cell table:formula="of:=-2.5*LOG10([.M509]/[.$M$1])" office:value-type="float" office:value="4.05249493701043" calcext:value-type="float">
            <text:p>4,05</text:p>
          </table:table-cell>
          <table:table-cell table:formula="of:=-2.5*LOG10([.M509]/[.$M$7])" office:value-type="float" office:value="5.26017377466349" calcext:value-type="float">
            <text:p>5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S 867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0]*(10^(-[.D510]))" office:value-type="float" office:value="0.00153" calcext:value-type="float">
            <text:p>0,00153</text:p>
          </table:table-cell>
          <table:table-cell/>
          <table:table-cell table:formula="of:=[.E510]*(10^(-[.F510]))" office:value-type="float" office:value="0.00217" calcext:value-type="float">
            <text:p>0,00217</text:p>
          </table:table-cell>
          <table:table-cell/>
          <table:table-cell table:formula="of:=([.I510]+[.K510])/2" office:value-type="float" office:value="0.00185" calcext:value-type="float">
            <text:p>0,00185</text:p>
          </table:table-cell>
          <table:table-cell table:formula="of:=-2.5*LOG10([.M510]/[.$M$1])" office:value-type="float" office:value="4.06126270636466" calcext:value-type="float">
            <text:p>4,06</text:p>
          </table:table-cell>
          <table:table-cell table:formula="of:=-2.5*LOG10([.M510]/[.$M$7])" office:value-type="float" office:value="5.26894154401773" calcext:value-type="float">
            <text:p>5,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S 1388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1]*(10^(-[.D511]))" office:value-type="float" office:value="0.00185" calcext:value-type="float">
            <text:p>0,00185</text:p>
          </table:table-cell>
          <table:table-cell/>
          <table:table-cell table:formula="of:=[.E511]*(10^(-[.F511]))" office:value-type="float" office:value="0.00183" calcext:value-type="float">
            <text:p>0,00183</text:p>
          </table:table-cell>
          <table:table-cell/>
          <table:table-cell table:formula="of:=([.I511]+[.K511])/2" office:value-type="float" office:value="0.00184" calcext:value-type="float">
            <text:p>0,00184</text:p>
          </table:table-cell>
          <table:table-cell table:formula="of:=-2.5*LOG10([.M511]/[.$M$1])" office:value-type="float" office:value="4.06714746984835" calcext:value-type="float">
            <text:p>4,07</text:p>
          </table:table-cell>
          <table:table-cell table:formula="of:=-2.5*LOG10([.M511]/[.$M$7])" office:value-type="float" office:value="5.27482630750142" calcext:value-type="float">
            <text:p>5,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S 3849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2]*(10^(-[.D512]))" office:value-type="float" office:value="0.00185" calcext:value-type="float">
            <text:p>0,00185</text:p>
          </table:table-cell>
          <table:table-cell/>
          <table:table-cell table:formula="of:=[.E512]*(10^(-[.F512]))" office:value-type="float" office:value="0.00182" calcext:value-type="float">
            <text:p>0,00182</text:p>
          </table:table-cell>
          <table:table-cell/>
          <table:table-cell table:formula="of:=([.I512]+[.K512])/2" office:value-type="float" office:value="0.001835" calcext:value-type="float">
            <text:p>0,001835</text:p>
          </table:table-cell>
          <table:table-cell table:formula="of:=-2.5*LOG10([.M512]/[.$M$1])" office:value-type="float" office:value="4.07010185590192" calcext:value-type="float">
            <text:p>4,07</text:p>
          </table:table-cell>
          <table:table-cell table:formula="of:=-2.5*LOG10([.M512]/[.$M$7])" office:value-type="float" office:value="5.27778069355499" calcext:value-type="float">
            <text:p>5,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BS 9047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3]*(10^(-[.D513]))" office:value-type="float" office:value="0.00141" calcext:value-type="float">
            <text:p>0,00141</text:p>
          </table:table-cell>
          <table:table-cell/>
          <table:table-cell table:formula="of:=[.E513]*(10^(-[.F513]))" office:value-type="float" office:value="0.00218" calcext:value-type="float">
            <text:p>0,00218</text:p>
          </table:table-cell>
          <table:table-cell/>
          <table:table-cell table:formula="of:=([.I513]+[.K513])/2" office:value-type="float" office:value="0.001795" calcext:value-type="float">
            <text:p>0,001795</text:p>
          </table:table-cell>
          <table:table-cell table:formula="of:=-2.5*LOG10([.M513]/[.$M$1])" office:value-type="float" office:value="4.09403089508635" calcext:value-type="float">
            <text:p>4,09</text:p>
          </table:table-cell>
          <table:table-cell table:formula="of:=-2.5*LOG10([.M513]/[.$M$7])" office:value-type="float" office:value="5.30170973273942" calcext:value-type="float">
            <text:p>5,3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BS 822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4]*(10^(-[.D514]))" office:value-type="float" office:value="0.00152" calcext:value-type="float">
            <text:p>0,00152</text:p>
          </table:table-cell>
          <table:table-cell/>
          <table:table-cell table:formula="of:=[.E514]*(10^(-[.F514]))" office:value-type="float" office:value="0.00206" calcext:value-type="float">
            <text:p>0,00206</text:p>
          </table:table-cell>
          <table:table-cell/>
          <table:table-cell table:formula="of:=([.I514]+[.K514])/2" office:value-type="float" office:value="0.00179" calcext:value-type="float">
            <text:p>0,00179</text:p>
          </table:table-cell>
          <table:table-cell table:formula="of:=-2.5*LOG10([.M514]/[.$M$1])" office:value-type="float" office:value="4.09705944992246" calcext:value-type="float">
            <text:p>4,10</text:p>
          </table:table-cell>
          <table:table-cell table:formula="of:=-2.5*LOG10([.M514]/[.$M$7])" office:value-type="float" office:value="5.30473828757553" calcext:value-type="float">
            <text:p>5,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S 3937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5]*(10^(-[.D515]))" office:value-type="float" office:value="0.00181" calcext:value-type="float">
            <text:p>0,00181</text:p>
          </table:table-cell>
          <table:table-cell/>
          <table:table-cell table:formula="of:=[.E515]*(10^(-[.F515]))" office:value-type="float" office:value="0.00175" calcext:value-type="float">
            <text:p>0,00175</text:p>
          </table:table-cell>
          <table:table-cell/>
          <table:table-cell table:formula="of:=([.I515]+[.K515])/2" office:value-type="float" office:value="0.00178" calcext:value-type="float">
            <text:p>0,00178</text:p>
          </table:table-cell>
          <table:table-cell table:formula="of:=-2.5*LOG10([.M515]/[.$M$1])" office:value-type="float" office:value="4.10314202159996" calcext:value-type="float">
            <text:p>4,10</text:p>
          </table:table-cell>
          <table:table-cell table:formula="of:=-2.5*LOG10([.M515]/[.$M$7])" office:value-type="float" office:value="5.31082085925303" calcext:value-type="float">
            <text:p>5,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S 545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6]*(10^(-[.D516]))" office:value-type="float" office:value="0.0017" calcext:value-type="float">
            <text:p>0,0017</text:p>
          </table:table-cell>
          <table:table-cell/>
          <table:table-cell table:formula="of:=[.E516]*(10^(-[.F516]))" office:value-type="float" office:value="0.00184" calcext:value-type="float">
            <text:p>0,00184</text:p>
          </table:table-cell>
          <table:table-cell/>
          <table:table-cell table:formula="of:=([.I516]+[.K516])/2" office:value-type="float" office:value="0.00177" calcext:value-type="float">
            <text:p>0,00177</text:p>
          </table:table-cell>
          <table:table-cell table:formula="of:=-2.5*LOG10([.M516]/[.$M$1])" office:value-type="float" office:value="4.10925886146768" calcext:value-type="float">
            <text:p>4,11</text:p>
          </table:table-cell>
          <table:table-cell table:formula="of:=-2.5*LOG10([.M516]/[.$M$7])" office:value-type="float" office:value="5.31693769912074" calcext:value-type="float">
            <text:p>5,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BS 6010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7]*(10^(-[.D517]))" office:value-type="float" office:value="0.00141" calcext:value-type="float">
            <text:p>0,00141</text:p>
          </table:table-cell>
          <table:table-cell/>
          <table:table-cell table:formula="of:=[.E517]*(10^(-[.F517]))" office:value-type="float" office:value="0.00209" calcext:value-type="float">
            <text:p>0,00209</text:p>
          </table:table-cell>
          <table:table-cell/>
          <table:table-cell table:formula="of:=([.I517]+[.K517])/2" office:value-type="float" office:value="0.00175" calcext:value-type="float">
            <text:p>0,00175</text:p>
          </table:table-cell>
          <table:table-cell table:formula="of:=-2.5*LOG10([.M517]/[.$M$1])" office:value-type="float" office:value="4.12159690565646" calcext:value-type="float">
            <text:p>4,12</text:p>
          </table:table-cell>
          <table:table-cell table:formula="of:=-2.5*LOG10([.M517]/[.$M$7])" office:value-type="float" office:value="5.32927574330952" calcext:value-type="float">
            <text:p>5,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S 192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8]*(10^(-[.D518]))" office:value-type="float" office:value="0.00176" calcext:value-type="float">
            <text:p>0,00176</text:p>
          </table:table-cell>
          <table:table-cell/>
          <table:table-cell table:formula="of:=[.E518]*(10^(-[.F518]))" office:value-type="float" office:value="0.00172" calcext:value-type="float">
            <text:p>0,00172</text:p>
          </table:table-cell>
          <table:table-cell/>
          <table:table-cell table:formula="of:=([.I518]+[.K518])/2" office:value-type="float" office:value="0.00174" calcext:value-type="float">
            <text:p>0,00174</text:p>
          </table:table-cell>
          <table:table-cell table:formula="of:=-2.5*LOG10([.M518]/[.$M$1])" office:value-type="float" office:value="4.1278189066657" calcext:value-type="float">
            <text:p>4,13</text:p>
          </table:table-cell>
          <table:table-cell table:formula="of:=-2.5*LOG10([.M518]/[.$M$7])" office:value-type="float" office:value="5.33549774431876" calcext:value-type="float">
            <text:p>5,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S 45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19]*(10^(-[.D519]))" office:value-type="float" office:value="0.00156" calcext:value-type="float">
            <text:p>0,00156</text:p>
          </table:table-cell>
          <table:table-cell/>
          <table:table-cell table:formula="of:=[.E519]*(10^(-[.F519]))" office:value-type="float" office:value="0.00188" calcext:value-type="float">
            <text:p>0,00188</text:p>
          </table:table-cell>
          <table:table-cell/>
          <table:table-cell table:formula="of:=([.I519]+[.K519])/2" office:value-type="float" office:value="0.00172" calcext:value-type="float">
            <text:p>0,00172</text:p>
          </table:table-cell>
          <table:table-cell table:formula="of:=-2.5*LOG10([.M519]/[.$M$1])" office:value-type="float" office:value="4.14037091010332" calcext:value-type="float">
            <text:p>4,14</text:p>
          </table:table-cell>
          <table:table-cell table:formula="of:=-2.5*LOG10([.M519]/[.$M$7])" office:value-type="float" office:value="5.34804974775639" calcext:value-type="float">
            <text:p>5,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S 293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0]*(10^(-[.D520]))" office:value-type="float" office:value="0.0016" calcext:value-type="float">
            <text:p>0,0016</text:p>
          </table:table-cell>
          <table:table-cell/>
          <table:table-cell table:formula="of:=[.E520]*(10^(-[.F520]))" office:value-type="float" office:value="0.00182" calcext:value-type="float">
            <text:p>0,00182</text:p>
          </table:table-cell>
          <table:table-cell/>
          <table:table-cell table:formula="of:=([.I520]+[.K520])/2" office:value-type="float" office:value="0.00171" calcext:value-type="float">
            <text:p>0,00171</text:p>
          </table:table-cell>
          <table:table-cell table:formula="of:=-2.5*LOG10([.M520]/[.$M$1])" office:value-type="float" office:value="4.14670175139181" calcext:value-type="float">
            <text:p>4,15</text:p>
          </table:table-cell>
          <table:table-cell table:formula="of:=-2.5*LOG10([.M520]/[.$M$7])" office:value-type="float" office:value="5.35438058904488" calcext:value-type="float">
            <text:p>5,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S 2663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1]*(10^(-[.D521]))" office:value-type="float" office:value="0.00161" calcext:value-type="float">
            <text:p>0,00161</text:p>
          </table:table-cell>
          <table:table-cell/>
          <table:table-cell table:formula="of:=[.E521]*(10^(-[.F521]))" office:value-type="float" office:value="0.00175" calcext:value-type="float">
            <text:p>0,00175</text:p>
          </table:table-cell>
          <table:table-cell/>
          <table:table-cell table:formula="of:=([.I521]+[.K521])/2" office:value-type="float" office:value="0.00168" calcext:value-type="float">
            <text:p>0,00168</text:p>
          </table:table-cell>
          <table:table-cell table:formula="of:=-2.5*LOG10([.M521]/[.$M$1])" office:value-type="float" office:value="4.16591882305754" calcext:value-type="float">
            <text:p>4,17</text:p>
          </table:table-cell>
          <table:table-cell table:formula="of:=-2.5*LOG10([.M521]/[.$M$7])" office:value-type="float" office:value="5.3735976607106" calcext:value-type="float">
            <text:p>5,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S 2678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2]*(10^(-[.D522]))" office:value-type="float" office:value="0.00169" calcext:value-type="float">
            <text:p>0,00169</text:p>
          </table:table-cell>
          <table:table-cell/>
          <table:table-cell table:formula="of:=[.E522]*(10^(-[.F522]))" office:value-type="float" office:value="0.00166" calcext:value-type="float">
            <text:p>0,00166</text:p>
          </table:table-cell>
          <table:table-cell/>
          <table:table-cell table:formula="of:=([.I522]+[.K522])/2" office:value-type="float" office:value="0.001675" calcext:value-type="float">
            <text:p>0,001675</text:p>
          </table:table-cell>
          <table:table-cell table:formula="of:=-2.5*LOG10([.M522]/[.$M$1])" office:value-type="float" office:value="4.16915499894003" calcext:value-type="float">
            <text:p>4,17</text:p>
          </table:table-cell>
          <table:table-cell table:formula="of:=-2.5*LOG10([.M522]/[.$M$7])" office:value-type="float" office:value="5.3768338365931" calcext:value-type="float">
            <text:p>5,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S 3876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3]*(10^(-[.D523]))" office:value-type="float" office:value="0.00158" calcext:value-type="float">
            <text:p>0,00158</text:p>
          </table:table-cell>
          <table:table-cell/>
          <table:table-cell table:formula="of:=[.E523]*(10^(-[.F523]))" office:value-type="float" office:value="0.0017" calcext:value-type="float">
            <text:p>0,0017</text:p>
          </table:table-cell>
          <table:table-cell/>
          <table:table-cell table:formula="of:=([.I523]+[.K523])/2" office:value-type="float" office:value="0.00164" calcext:value-type="float">
            <text:p>0,00164</text:p>
          </table:table-cell>
          <table:table-cell table:formula="of:=-2.5*LOG10([.M523]/[.$M$1])" office:value-type="float" office:value="4.19208240725295" calcext:value-type="float">
            <text:p>4,19</text:p>
          </table:table-cell>
          <table:table-cell table:formula="of:=-2.5*LOG10([.M523]/[.$M$7])" office:value-type="float" office:value="5.39976124490602" calcext:value-type="float">
            <text:p>5,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S 124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4]*(10^(-[.D524]))" office:value-type="float" office:value="0.00166" calcext:value-type="float">
            <text:p>0,00166</text:p>
          </table:table-cell>
          <table:table-cell/>
          <table:table-cell table:formula="of:=[.E524]*(10^(-[.F524]))" office:value-type="float" office:value="0.00161" calcext:value-type="float">
            <text:p>0,00161</text:p>
          </table:table-cell>
          <table:table-cell/>
          <table:table-cell table:formula="of:=([.I524]+[.K524])/2" office:value-type="float" office:value="0.001635" calcext:value-type="float">
            <text:p>0,001635</text:p>
          </table:table-cell>
          <table:table-cell table:formula="of:=-2.5*LOG10([.M524]/[.$M$1])" office:value-type="float" office:value="4.19539763488143" calcext:value-type="float">
            <text:p>4,20</text:p>
          </table:table-cell>
          <table:table-cell table:formula="of:=-2.5*LOG10([.M524]/[.$M$7])" office:value-type="float" office:value="5.4030764725345" calcext:value-type="float">
            <text:p>5,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S 2738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5]*(10^(-[.D525]))" office:value-type="float" office:value="0.00149" calcext:value-type="float">
            <text:p>0,00149</text:p>
          </table:table-cell>
          <table:table-cell/>
          <table:table-cell table:formula="of:=[.E525]*(10^(-[.F525]))" office:value-type="float" office:value="0.00173" calcext:value-type="float">
            <text:p>0,00173</text:p>
          </table:table-cell>
          <table:table-cell/>
          <table:table-cell table:formula="of:=([.I525]+[.K525])/2" office:value-type="float" office:value="0.00161" calcext:value-type="float">
            <text:p>0,00161</text:p>
          </table:table-cell>
          <table:table-cell table:formula="of:=-2.5*LOG10([.M525]/[.$M$1])" office:value-type="float" office:value="4.21212733729257" calcext:value-type="float">
            <text:p>4,21</text:p>
          </table:table-cell>
          <table:table-cell table:formula="of:=-2.5*LOG10([.M525]/[.$M$7])" office:value-type="float" office:value="5.41980617494564" calcext:value-type="float">
            <text:p>5,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S 3086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6]*(10^(-[.D526]))" office:value-type="float" office:value="0.00162" calcext:value-type="float">
            <text:p>0,00162</text:p>
          </table:table-cell>
          <table:table-cell/>
          <table:table-cell table:formula="of:=[.E526]*(10^(-[.F526]))" office:value-type="float" office:value="0.00159" calcext:value-type="float">
            <text:p>0,00159</text:p>
          </table:table-cell>
          <table:table-cell/>
          <table:table-cell table:formula="of:=([.I526]+[.K526])/2" office:value-type="float" office:value="0.001605" calcext:value-type="float">
            <text:p>0,001605</text:p>
          </table:table-cell>
          <table:table-cell table:formula="of:=-2.5*LOG10([.M526]/[.$M$1])" office:value-type="float" office:value="4.21550443551997" calcext:value-type="float">
            <text:p>4,22</text:p>
          </table:table-cell>
          <table:table-cell table:formula="of:=-2.5*LOG10([.M526]/[.$M$7])" office:value-type="float" office:value="5.42318327317303" calcext:value-type="float">
            <text:p>5,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S 4807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7]*(10^(-[.D527]))" office:value-type="float" office:value="0.00145" calcext:value-type="float">
            <text:p>0,00145</text:p>
          </table:table-cell>
          <table:table-cell/>
          <table:table-cell table:formula="of:=[.E527]*(10^(-[.F527]))" office:value-type="float" office:value="0.00175" calcext:value-type="float">
            <text:p>0,00175</text:p>
          </table:table-cell>
          <table:table-cell/>
          <table:table-cell table:formula="of:=([.I527]+[.K527])/2" office:value-type="float" office:value="0.0016" calcext:value-type="float">
            <text:p>0,0016</text:p>
          </table:table-cell>
          <table:table-cell table:formula="of:=-2.5*LOG10([.M527]/[.$M$1])" office:value-type="float" office:value="4.21889207073238" calcext:value-type="float">
            <text:p>4,22</text:p>
          </table:table-cell>
          <table:table-cell table:formula="of:=-2.5*LOG10([.M527]/[.$M$7])" office:value-type="float" office:value="5.42657090838545" calcext:value-type="float">
            <text:p>5,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S 65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8]*(10^(-[.D528]))" office:value-type="float" office:value="0.00159" calcext:value-type="float">
            <text:p>0,00159</text:p>
          </table:table-cell>
          <table:table-cell/>
          <table:table-cell table:formula="of:=[.E528]*(10^(-[.F528]))" office:value-type="float" office:value="0.00159" calcext:value-type="float">
            <text:p>0,00159</text:p>
          </table:table-cell>
          <table:table-cell/>
          <table:table-cell table:formula="of:=([.I528]+[.K528])/2" office:value-type="float" office:value="0.00159" calcext:value-type="float">
            <text:p>0,00159</text:p>
          </table:table-cell>
          <table:table-cell table:formula="of:=-2.5*LOG10([.M528]/[.$M$1])" office:value-type="float" office:value="4.22569921657107" calcext:value-type="float">
            <text:p>4,23</text:p>
          </table:table-cell>
          <table:table-cell table:formula="of:=-2.5*LOG10([.M528]/[.$M$7])" office:value-type="float" office:value="5.43337805422413" calcext:value-type="float">
            <text:p>5,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S 263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29]*(10^(-[.D529]))" office:value-type="float" office:value="0.00146" calcext:value-type="float">
            <text:p>0,00146</text:p>
          </table:table-cell>
          <table:table-cell/>
          <table:table-cell table:formula="of:=[.E529]*(10^(-[.F529]))" office:value-type="float" office:value="0.0017" calcext:value-type="float">
            <text:p>0,0017</text:p>
          </table:table-cell>
          <table:table-cell/>
          <table:table-cell table:formula="of:=([.I529]+[.K529])/2" office:value-type="float" office:value="0.00158" calcext:value-type="float">
            <text:p>0,00158</text:p>
          </table:table-cell>
          <table:table-cell table:formula="of:=-2.5*LOG10([.M529]/[.$M$1])" office:value-type="float" office:value="4.23254930998614" calcext:value-type="float">
            <text:p>4,23</text:p>
          </table:table-cell>
          <table:table-cell table:formula="of:=-2.5*LOG10([.M529]/[.$M$7])" office:value-type="float" office:value="5.4402281476392" calcext:value-type="float">
            <text:p>5,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S 272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0]*(10^(-[.D530]))" office:value-type="float" office:value="0.00145" calcext:value-type="float">
            <text:p>0,00145</text:p>
          </table:table-cell>
          <table:table-cell/>
          <table:table-cell table:formula="of:=[.E530]*(10^(-[.F530]))" office:value-type="float" office:value="0.00168" calcext:value-type="float">
            <text:p>0,00168</text:p>
          </table:table-cell>
          <table:table-cell/>
          <table:table-cell table:formula="of:=([.I530]+[.K530])/2" office:value-type="float" office:value="0.001565" calcext:value-type="float">
            <text:p>0,001565</text:p>
          </table:table-cell>
          <table:table-cell table:formula="of:=-2.5*LOG10([.M530]/[.$M$1])" office:value-type="float" office:value="4.24290617266603" calcext:value-type="float">
            <text:p>4,24</text:p>
          </table:table-cell>
          <table:table-cell table:formula="of:=-2.5*LOG10([.M530]/[.$M$7])" office:value-type="float" office:value="5.45058501031909" calcext:value-type="float">
            <text:p>5,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BS 8821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1]*(10^(-[.D531]))" office:value-type="float" office:value="0.00157" calcext:value-type="float">
            <text:p>0,00157</text:p>
          </table:table-cell>
          <table:table-cell/>
          <table:table-cell table:formula="of:=[.E531]*(10^(-[.F531]))" office:value-type="float" office:value="0.00153" calcext:value-type="float">
            <text:p>0,00153</text:p>
          </table:table-cell>
          <table:table-cell/>
          <table:table-cell table:formula="of:=([.I531]+[.K531])/2" office:value-type="float" office:value="0.00155" calcext:value-type="float">
            <text:p>0,00155</text:p>
          </table:table-cell>
          <table:table-cell table:formula="of:=-2.5*LOG10([.M531]/[.$M$1])" office:value-type="float" office:value="4.25336278194647" calcext:value-type="float">
            <text:p>4,25</text:p>
          </table:table-cell>
          <table:table-cell table:formula="of:=-2.5*LOG10([.M531]/[.$M$7])" office:value-type="float" office:value="5.46104161959953" calcext:value-type="float">
            <text:p>5,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S 601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2]*(10^(-[.D532]))" office:value-type="float" office:value="0.00136" calcext:value-type="float">
            <text:p>0,00136</text:p>
          </table:table-cell>
          <table:table-cell/>
          <table:table-cell table:formula="of:=[.E532]*(10^(-[.F532]))" office:value-type="float" office:value="0.00173" calcext:value-type="float">
            <text:p>0,00173</text:p>
          </table:table-cell>
          <table:table-cell/>
          <table:table-cell table:formula="of:=([.I532]+[.K532])/2" office:value-type="float" office:value="0.001545" calcext:value-type="float">
            <text:p>0,001545</text:p>
          </table:table-cell>
          <table:table-cell table:formula="of:=-2.5*LOG10([.M532]/[.$M$1])" office:value-type="float" office:value="4.25687081797006" calcext:value-type="float">
            <text:p>4,26</text:p>
          </table:table-cell>
          <table:table-cell table:formula="of:=-2.5*LOG10([.M532]/[.$M$7])" office:value-type="float" office:value="5.46454965562313" calcext:value-type="float">
            <text:p>5,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S 274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3]*(10^(-[.D533]))" office:value-type="float" office:value="0.00135" calcext:value-type="float">
            <text:p>0,00135</text:p>
          </table:table-cell>
          <table:table-cell/>
          <table:table-cell table:formula="of:=[.E533]*(10^(-[.F533]))" office:value-type="float" office:value="0.00174" calcext:value-type="float">
            <text:p>0,00174</text:p>
          </table:table-cell>
          <table:table-cell/>
          <table:table-cell table:formula="of:=([.I533]+[.K533])/2" office:value-type="float" office:value="0.001545" calcext:value-type="float">
            <text:p>0,001545</text:p>
          </table:table-cell>
          <table:table-cell table:formula="of:=-2.5*LOG10([.M533]/[.$M$1])" office:value-type="float" office:value="4.25687081797006" calcext:value-type="float">
            <text:p>4,26</text:p>
          </table:table-cell>
          <table:table-cell table:formula="of:=-2.5*LOG10([.M533]/[.$M$7])" office:value-type="float" office:value="5.46454965562313" calcext:value-type="float">
            <text:p>5,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S 1643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4]*(10^(-[.D534]))" office:value-type="float" office:value="0.00153" calcext:value-type="float">
            <text:p>0,00153</text:p>
          </table:table-cell>
          <table:table-cell/>
          <table:table-cell table:formula="of:=[.E534]*(10^(-[.F534]))" office:value-type="float" office:value="0.00149" calcext:value-type="float">
            <text:p>0,00149</text:p>
          </table:table-cell>
          <table:table-cell/>
          <table:table-cell table:formula="of:=([.I534]+[.K534])/2" office:value-type="float" office:value="0.00151" calcext:value-type="float">
            <text:p>0,00151</text:p>
          </table:table-cell>
          <table:table-cell table:formula="of:=-2.5*LOG10([.M534]/[.$M$1])" office:value-type="float" office:value="4.28174965913927" calcext:value-type="float">
            <text:p>4,28</text:p>
          </table:table-cell>
          <table:table-cell table:formula="of:=-2.5*LOG10([.M534]/[.$M$7])" office:value-type="float" office:value="5.48942849679234" calcext:value-type="float">
            <text:p>5,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S 551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5]*(10^(-[.D535]))" office:value-type="float" office:value="0.00126" calcext:value-type="float">
            <text:p>0,00126</text:p>
          </table:table-cell>
          <table:table-cell/>
          <table:table-cell table:formula="of:=[.E535]*(10^(-[.F535]))" office:value-type="float" office:value="0.00173" calcext:value-type="float">
            <text:p>0,00173</text:p>
          </table:table-cell>
          <table:table-cell/>
          <table:table-cell table:formula="of:=([.I535]+[.K535])/2" office:value-type="float" office:value="0.001495" calcext:value-type="float">
            <text:p>0,001495</text:p>
          </table:table-cell>
          <table:table-cell table:formula="of:=-2.5*LOG10([.M535]/[.$M$1])" office:value-type="float" office:value="4.29258904572107" calcext:value-type="float">
            <text:p>4,29</text:p>
          </table:table-cell>
          <table:table-cell table:formula="of:=-2.5*LOG10([.M535]/[.$M$7])" office:value-type="float" office:value="5.50026788337414" calcext:value-type="float">
            <text:p>5,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S 624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6]*(10^(-[.D536]))" office:value-type="float" office:value="0.00124" calcext:value-type="float">
            <text:p>0,00124</text:p>
          </table:table-cell>
          <table:table-cell/>
          <table:table-cell table:formula="of:=[.E536]*(10^(-[.F536]))" office:value-type="float" office:value="0.00173" calcext:value-type="float">
            <text:p>0,00173</text:p>
          </table:table-cell>
          <table:table-cell/>
          <table:table-cell table:formula="of:=([.I536]+[.K536])/2" office:value-type="float" office:value="0.001485" calcext:value-type="float">
            <text:p>0,001485</text:p>
          </table:table-cell>
          <table:table-cell table:formula="of:=-2.5*LOG10([.M536]/[.$M$1])" office:value-type="float" office:value="4.29987589323912" calcext:value-type="float">
            <text:p>4,30</text:p>
          </table:table-cell>
          <table:table-cell table:formula="of:=-2.5*LOG10([.M536]/[.$M$7])" office:value-type="float" office:value="5.50755473089218" calcext:value-type="float">
            <text:p>5,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S 3683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7]*(10^(-[.D537]))" office:value-type="float" office:value="0.00149" calcext:value-type="float">
            <text:p>0,00149</text:p>
          </table:table-cell>
          <table:table-cell/>
          <table:table-cell table:formula="of:=[.E537]*(10^(-[.F537]))" office:value-type="float" office:value="0.00146" calcext:value-type="float">
            <text:p>0,00146</text:p>
          </table:table-cell>
          <table:table-cell/>
          <table:table-cell table:formula="of:=([.I537]+[.K537])/2" office:value-type="float" office:value="0.001475" calcext:value-type="float">
            <text:p>0,001475</text:p>
          </table:table-cell>
          <table:table-cell table:formula="of:=-2.5*LOG10([.M537]/[.$M$1])" office:value-type="float" office:value="4.30721197658674" calcext:value-type="float">
            <text:p>4,31</text:p>
          </table:table-cell>
          <table:table-cell table:formula="of:=-2.5*LOG10([.M537]/[.$M$7])" office:value-type="float" office:value="5.51489081423981" calcext:value-type="float">
            <text:p>5,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 128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8]*(10^(-[.D538]))" office:value-type="float" office:value="0.00148" calcext:value-type="float">
            <text:p>0,00148</text:p>
          </table:table-cell>
          <table:table-cell/>
          <table:table-cell table:formula="of:=[.E538]*(10^(-[.F538]))" office:value-type="float" office:value="0.00145" calcext:value-type="float">
            <text:p>0,00145</text:p>
          </table:table-cell>
          <table:table-cell/>
          <table:table-cell table:formula="of:=([.I538]+[.K538])/2" office:value-type="float" office:value="0.001465" calcext:value-type="float">
            <text:p>0,001465</text:p>
          </table:table-cell>
          <table:table-cell table:formula="of:=-2.5*LOG10([.M538]/[.$M$1])" office:value-type="float" office:value="4.31459796564687" calcext:value-type="float">
            <text:p>4,31</text:p>
          </table:table-cell>
          <table:table-cell table:formula="of:=-2.5*LOG10([.M538]/[.$M$7])" office:value-type="float" office:value="5.52227680329994" calcext:value-type="float">
            <text:p>5,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S 165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39]*(10^(-[.D539]))" office:value-type="float" office:value="0.00148" calcext:value-type="float">
            <text:p>0,00148</text:p>
          </table:table-cell>
          <table:table-cell/>
          <table:table-cell table:formula="of:=[.E539]*(10^(-[.F539]))" office:value-type="float" office:value="0.00144" calcext:value-type="float">
            <text:p>0,00144</text:p>
          </table:table-cell>
          <table:table-cell/>
          <table:table-cell table:formula="of:=([.I539]+[.K539])/2" office:value-type="float" office:value="0.00146" calcext:value-type="float">
            <text:p>0,00146</text:p>
          </table:table-cell>
          <table:table-cell table:formula="of:=-2.5*LOG10([.M539]/[.$M$1])" office:value-type="float" office:value="4.3183098879111" calcext:value-type="float">
            <text:p>4,32</text:p>
          </table:table-cell>
          <table:table-cell table:formula="of:=-2.5*LOG10([.M539]/[.$M$7])" office:value-type="float" office:value="5.52598872556417" calcext:value-type="float">
            <text:p>5,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S 1821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0]*(10^(-[.D540]))" office:value-type="float" office:value="0.00147" calcext:value-type="float">
            <text:p>0,00147</text:p>
          </table:table-cell>
          <table:table-cell/>
          <table:table-cell table:formula="of:=[.E540]*(10^(-[.F540]))" office:value-type="float" office:value="0.00144" calcext:value-type="float">
            <text:p>0,00144</text:p>
          </table:table-cell>
          <table:table-cell/>
          <table:table-cell table:formula="of:=([.I540]+[.K540])/2" office:value-type="float" office:value="0.001455" calcext:value-type="float">
            <text:p>0,001455</text:p>
          </table:table-cell>
          <table:table-cell table:formula="of:=-2.5*LOG10([.M540]/[.$M$1])" office:value-type="float" office:value="4.32203454406738" calcext:value-type="float">
            <text:p>4,32</text:p>
          </table:table-cell>
          <table:table-cell table:formula="of:=-2.5*LOG10([.M540]/[.$M$7])" office:value-type="float" office:value="5.52971338172045" calcext:value-type="float">
            <text:p>5,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S 187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1]*(10^(-[.D541]))" office:value-type="float" office:value="0.00147" calcext:value-type="float">
            <text:p>0,00147</text:p>
          </table:table-cell>
          <table:table-cell/>
          <table:table-cell table:formula="of:=[.E541]*(10^(-[.F541]))" office:value-type="float" office:value="0.00144" calcext:value-type="float">
            <text:p>0,00144</text:p>
          </table:table-cell>
          <table:table-cell/>
          <table:table-cell table:formula="of:=([.I541]+[.K541])/2" office:value-type="float" office:value="0.001455" calcext:value-type="float">
            <text:p>0,001455</text:p>
          </table:table-cell>
          <table:table-cell table:formula="of:=-2.5*LOG10([.M541]/[.$M$1])" office:value-type="float" office:value="4.32203454406738" calcext:value-type="float">
            <text:p>4,32</text:p>
          </table:table-cell>
          <table:table-cell table:formula="of:=-2.5*LOG10([.M541]/[.$M$7])" office:value-type="float" office:value="5.52971338172045" calcext:value-type="float">
            <text:p>5,5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S 5584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2]*(10^(-[.D542]))" office:value-type="float" office:value="0.0013" calcext:value-type="float">
            <text:p>0,0013</text:p>
          </table:table-cell>
          <table:table-cell/>
          <table:table-cell table:formula="of:=[.E542]*(10^(-[.F542]))" office:value-type="float" office:value="0.00159" calcext:value-type="float">
            <text:p>0,00159</text:p>
          </table:table-cell>
          <table:table-cell/>
          <table:table-cell table:formula="of:=([.I542]+[.K542])/2" office:value-type="float" office:value="0.001445" calcext:value-type="float">
            <text:p>0,001445</text:p>
          </table:table-cell>
          <table:table-cell table:formula="of:=-2.5*LOG10([.M542]/[.$M$1])" office:value-type="float" office:value="4.32952240964078" calcext:value-type="float">
            <text:p>4,33</text:p>
          </table:table-cell>
          <table:table-cell table:formula="of:=-2.5*LOG10([.M542]/[.$M$7])" office:value-type="float" office:value="5.53720124729384" calcext:value-type="float">
            <text:p>5,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BS 560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3]*(10^(-[.D543]))" office:value-type="float" office:value="0.00144" calcext:value-type="float">
            <text:p>0,00144</text:p>
          </table:table-cell>
          <table:table-cell/>
          <table:table-cell table:formula="of:=[.E543]*(10^(-[.F543]))" office:value-type="float" office:value="0.00143" calcext:value-type="float">
            <text:p>0,00143</text:p>
          </table:table-cell>
          <table:table-cell/>
          <table:table-cell table:formula="of:=([.I543]+[.K543])/2" office:value-type="float" office:value="0.001435" calcext:value-type="float">
            <text:p>0,001435</text:p>
          </table:table-cell>
          <table:table-cell table:formula="of:=-2.5*LOG10([.M543]/[.$M$1])" office:value-type="float" office:value="4.33706227469717" calcext:value-type="float">
            <text:p>4,34</text:p>
          </table:table-cell>
          <table:table-cell table:formula="of:=-2.5*LOG10([.M543]/[.$M$7])" office:value-type="float" office:value="5.54474111235023" calcext:value-type="float">
            <text:p>5,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S 1814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4]*(10^(-[.D544]))" office:value-type="float" office:value="0.00145" calcext:value-type="float">
            <text:p>0,00145</text:p>
          </table:table-cell>
          <table:table-cell/>
          <table:table-cell table:formula="of:=[.E544]*(10^(-[.F544]))" office:value-type="float" office:value="0.00141" calcext:value-type="float">
            <text:p>0,00141</text:p>
          </table:table-cell>
          <table:table-cell/>
          <table:table-cell table:formula="of:=([.I544]+[.K544])/2" office:value-type="float" office:value="0.00143" calcext:value-type="float">
            <text:p>0,00143</text:p>
          </table:table-cell>
          <table:table-cell table:formula="of:=-2.5*LOG10([.M544]/[.$M$1])" office:value-type="float" office:value="4.34085193370954" calcext:value-type="float">
            <text:p>4,34</text:p>
          </table:table-cell>
          <table:table-cell table:formula="of:=-2.5*LOG10([.M544]/[.$M$7])" office:value-type="float" office:value="5.54853077136261" calcext:value-type="float">
            <text:p>5,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S 328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5]*(10^(-[.D545]))" office:value-type="float" office:value="0.00143" calcext:value-type="float">
            <text:p>0,00143</text:p>
          </table:table-cell>
          <table:table-cell/>
          <table:table-cell table:formula="of:=[.E545]*(10^(-[.F545]))" office:value-type="float" office:value="0.00139" calcext:value-type="float">
            <text:p>0,00139</text:p>
          </table:table-cell>
          <table:table-cell/>
          <table:table-cell table:formula="of:=([.I545]+[.K545])/2" office:value-type="float" office:value="0.00141" calcext:value-type="float">
            <text:p>0,00141</text:p>
          </table:table-cell>
          <table:table-cell table:formula="of:=-2.5*LOG10([.M545]/[.$M$1])" office:value-type="float" office:value="4.35614424573374" calcext:value-type="float">
            <text:p>4,36</text:p>
          </table:table-cell>
          <table:table-cell table:formula="of:=-2.5*LOG10([.M545]/[.$M$7])" office:value-type="float" office:value="5.56382308338681" calcext:value-type="float">
            <text:p>5,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S 25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6]*(10^(-[.D546]))" office:value-type="float" office:value="0.00121" calcext:value-type="float">
            <text:p>0,00121</text:p>
          </table:table-cell>
          <table:table-cell/>
          <table:table-cell table:formula="of:=[.E546]*(10^(-[.F546]))" office:value-type="float" office:value="0.00157" calcext:value-type="float">
            <text:p>0,00157</text:p>
          </table:table-cell>
          <table:table-cell/>
          <table:table-cell table:formula="of:=([.I546]+[.K546])/2" office:value-type="float" office:value="0.00139" calcext:value-type="float">
            <text:p>0,00139</text:p>
          </table:table-cell>
          <table:table-cell table:formula="of:=-2.5*LOG10([.M546]/[.$M$1])" office:value-type="float" office:value="4.37165502673696" calcext:value-type="float">
            <text:p>4,37</text:p>
          </table:table-cell>
          <table:table-cell table:formula="of:=-2.5*LOG10([.M546]/[.$M$7])" office:value-type="float" office:value="5.57933386439002" calcext:value-type="float">
            <text:p>5,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S 84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7]*(10^(-[.D547]))" office:value-type="float" office:value="0.0014" calcext:value-type="float">
            <text:p>0,0014</text:p>
          </table:table-cell>
          <table:table-cell/>
          <table:table-cell table:formula="of:=[.E547]*(10^(-[.F547]))" office:value-type="float" office:value="0.00137" calcext:value-type="float">
            <text:p>0,00137</text:p>
          </table:table-cell>
          <table:table-cell/>
          <table:table-cell table:formula="of:=([.I547]+[.K547])/2" office:value-type="float" office:value="0.001385" calcext:value-type="float">
            <text:p>0,001385</text:p>
          </table:table-cell>
          <table:table-cell table:formula="of:=-2.5*LOG10([.M547]/[.$M$1])" office:value-type="float" office:value="4.37556759387103" calcext:value-type="float">
            <text:p>4,38</text:p>
          </table:table-cell>
          <table:table-cell table:formula="of:=-2.5*LOG10([.M547]/[.$M$7])" office:value-type="float" office:value="5.58324643152409" calcext:value-type="float">
            <text:p>5,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BS 894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8]*(10^(-[.D548]))" office:value-type="float" office:value="0.00121" calcext:value-type="float">
            <text:p>0,00121</text:p>
          </table:table-cell>
          <table:table-cell/>
          <table:table-cell table:formula="of:=[.E548]*(10^(-[.F548]))" office:value-type="float" office:value="0.00156" calcext:value-type="float">
            <text:p>0,00156</text:p>
          </table:table-cell>
          <table:table-cell/>
          <table:table-cell table:formula="of:=([.I548]+[.K548])/2" office:value-type="float" office:value="0.001385" calcext:value-type="float">
            <text:p>0,001385</text:p>
          </table:table-cell>
          <table:table-cell table:formula="of:=-2.5*LOG10([.M548]/[.$M$1])" office:value-type="float" office:value="4.37556759387103" calcext:value-type="float">
            <text:p>4,38</text:p>
          </table:table-cell>
          <table:table-cell table:formula="of:=-2.5*LOG10([.M548]/[.$M$7])" office:value-type="float" office:value="5.58324643152409" calcext:value-type="float">
            <text:p>5,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S 391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49]*(10^(-[.D549]))" office:value-type="float" office:value="0.00125" calcext:value-type="float">
            <text:p>0,00125</text:p>
          </table:table-cell>
          <table:table-cell/>
          <table:table-cell table:formula="of:=[.E549]*(10^(-[.F549]))" office:value-type="float" office:value="0.00151" calcext:value-type="float">
            <text:p>0,00151</text:p>
          </table:table-cell>
          <table:table-cell/>
          <table:table-cell table:formula="of:=([.I549]+[.K549])/2" office:value-type="float" office:value="0.00138" calcext:value-type="float">
            <text:p>0,00138</text:p>
          </table:table-cell>
          <table:table-cell table:formula="of:=-2.5*LOG10([.M549]/[.$M$1])" office:value-type="float" office:value="4.3794943113691" calcext:value-type="float">
            <text:p>4,38</text:p>
          </table:table-cell>
          <table:table-cell table:formula="of:=-2.5*LOG10([.M549]/[.$M$7])" office:value-type="float" office:value="5.58717314902217" calcext:value-type="float">
            <text:p>5,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S 877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0]*(10^(-[.D550]))" office:value-type="float" office:value="0.00125" calcext:value-type="float">
            <text:p>0,00125</text:p>
          </table:table-cell>
          <table:table-cell/>
          <table:table-cell table:formula="of:=[.E550]*(10^(-[.F550]))" office:value-type="float" office:value="0.00149" calcext:value-type="float">
            <text:p>0,00149</text:p>
          </table:table-cell>
          <table:table-cell/>
          <table:table-cell table:formula="of:=([.I550]+[.K550])/2" office:value-type="float" office:value="0.00137" calcext:value-type="float">
            <text:p>0,00137</text:p>
          </table:table-cell>
          <table:table-cell table:formula="of:=-2.5*LOG10([.M550]/[.$M$1])" office:value-type="float" office:value="4.38739060948118" calcext:value-type="float">
            <text:p>4,39</text:p>
          </table:table-cell>
          <table:table-cell table:formula="of:=-2.5*LOG10([.M550]/[.$M$7])" office:value-type="float" office:value="5.59506944713424" calcext:value-type="float">
            <text:p>5,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S 7238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1]*(10^(-[.D551]))" office:value-type="float" office:value="0.00121" calcext:value-type="float">
            <text:p>0,00121</text:p>
          </table:table-cell>
          <table:table-cell/>
          <table:table-cell table:formula="of:=[.E551]*(10^(-[.F551]))" office:value-type="float" office:value="0.00151" calcext:value-type="float">
            <text:p>0,00151</text:p>
          </table:table-cell>
          <table:table-cell/>
          <table:table-cell table:formula="of:=([.I551]+[.K551])/2" office:value-type="float" office:value="0.00136" calcext:value-type="float">
            <text:p>0,00136</text:p>
          </table:table-cell>
          <table:table-cell table:formula="of:=-2.5*LOG10([.M551]/[.$M$1])" office:value-type="float" office:value="4.39534475644665" calcext:value-type="float">
            <text:p>4,40</text:p>
          </table:table-cell>
          <table:table-cell table:formula="of:=-2.5*LOG10([.M551]/[.$M$7])" office:value-type="float" office:value="5.60302359409972" calcext:value-type="float">
            <text:p>5,6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S 8574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2]*(10^(-[.D552]))" office:value-type="float" office:value="0.00138" calcext:value-type="float">
            <text:p>0,00138</text:p>
          </table:table-cell>
          <table:table-cell/>
          <table:table-cell table:formula="of:=[.E552]*(10^(-[.F552]))" office:value-type="float" office:value="0.00134" calcext:value-type="float">
            <text:p>0,00134</text:p>
          </table:table-cell>
          <table:table-cell/>
          <table:table-cell table:formula="of:=([.I552]+[.K552])/2" office:value-type="float" office:value="0.00136" calcext:value-type="float">
            <text:p>0,00136</text:p>
          </table:table-cell>
          <table:table-cell table:formula="of:=-2.5*LOG10([.M552]/[.$M$1])" office:value-type="float" office:value="4.39534475644665" calcext:value-type="float">
            <text:p>4,40</text:p>
          </table:table-cell>
          <table:table-cell table:formula="of:=-2.5*LOG10([.M552]/[.$M$7])" office:value-type="float" office:value="5.60302359409972" calcext:value-type="float">
            <text:p>5,6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S 905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3]*(10^(-[.D553]))" office:value-type="float" office:value="0.00121" calcext:value-type="float">
            <text:p>0,00121</text:p>
          </table:table-cell>
          <table:table-cell/>
          <table:table-cell table:formula="of:=[.E553]*(10^(-[.F553]))" office:value-type="float" office:value="0.00149" calcext:value-type="float">
            <text:p>0,00149</text:p>
          </table:table-cell>
          <table:table-cell/>
          <table:table-cell table:formula="of:=([.I553]+[.K553])/2" office:value-type="float" office:value="0.00135" calcext:value-type="float">
            <text:p>0,00135</text:p>
          </table:table-cell>
          <table:table-cell table:formula="of:=-2.5*LOG10([.M553]/[.$M$1])" office:value-type="float" office:value="4.40335760613468" calcext:value-type="float">
            <text:p>4,40</text:p>
          </table:table-cell>
          <table:table-cell table:formula="of:=-2.5*LOG10([.M553]/[.$M$7])" office:value-type="float" office:value="5.61103644378775" calcext:value-type="float">
            <text:p>5,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S 316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4]*(10^(-[.D554]))" office:value-type="float" office:value="0.00116" calcext:value-type="float">
            <text:p>0,00116</text:p>
          </table:table-cell>
          <table:table-cell/>
          <table:table-cell table:formula="of:=[.E554]*(10^(-[.F554]))" office:value-type="float" office:value="0.00149" calcext:value-type="float">
            <text:p>0,00149</text:p>
          </table:table-cell>
          <table:table-cell/>
          <table:table-cell table:formula="of:=([.I554]+[.K554])/2" office:value-type="float" office:value="0.001325" calcext:value-type="float">
            <text:p>0,001325</text:p>
          </table:table-cell>
          <table:table-cell table:formula="of:=-2.5*LOG10([.M554]/[.$M$1])" office:value-type="float" office:value="4.42365233169013" calcext:value-type="float">
            <text:p>4,42</text:p>
          </table:table-cell>
          <table:table-cell table:formula="of:=-2.5*LOG10([.M554]/[.$M$7])" office:value-type="float" office:value="5.63133116934319" calcext:value-type="float">
            <text:p>5,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S 565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5]*(10^(-[.D555]))" office:value-type="float" office:value="0.00118" calcext:value-type="float">
            <text:p>0,00118</text:p>
          </table:table-cell>
          <table:table-cell/>
          <table:table-cell table:formula="of:=[.E555]*(10^(-[.F555]))" office:value-type="float" office:value="0.00145" calcext:value-type="float">
            <text:p>0,00145</text:p>
          </table:table-cell>
          <table:table-cell/>
          <table:table-cell table:formula="of:=([.I555]+[.K555])/2" office:value-type="float" office:value="0.001315" calcext:value-type="float">
            <text:p>0,001315</text:p>
          </table:table-cell>
          <table:table-cell table:formula="of:=-2.5*LOG10([.M555]/[.$M$1])" office:value-type="float" office:value="4.43187764530775" calcext:value-type="float">
            <text:p>4,43</text:p>
          </table:table-cell>
          <table:table-cell table:formula="of:=-2.5*LOG10([.M555]/[.$M$7])" office:value-type="float" office:value="5.63955648296082" calcext:value-type="float">
            <text:p>5,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S 756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6]*(10^(-[.D556]))" office:value-type="float" office:value="0.00111" calcext:value-type="float">
            <text:p>0,00111</text:p>
          </table:table-cell>
          <table:table-cell/>
          <table:table-cell table:formula="of:=[.E556]*(10^(-[.F556]))" office:value-type="float" office:value="0.00152" calcext:value-type="float">
            <text:p>0,00152</text:p>
          </table:table-cell>
          <table:table-cell/>
          <table:table-cell table:formula="of:=([.I556]+[.K556])/2" office:value-type="float" office:value="0.001315" calcext:value-type="float">
            <text:p>0,001315</text:p>
          </table:table-cell>
          <table:table-cell table:formula="of:=-2.5*LOG10([.M556]/[.$M$1])" office:value-type="float" office:value="4.43187764530775" calcext:value-type="float">
            <text:p>4,43</text:p>
          </table:table-cell>
          <table:table-cell table:formula="of:=-2.5*LOG10([.M556]/[.$M$7])" office:value-type="float" office:value="5.63955648296082" calcext:value-type="float">
            <text:p>5,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S 1392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7]*(10^(-[.D557]))" office:value-type="float" office:value="0.00132" calcext:value-type="float">
            <text:p>0,00132</text:p>
          </table:table-cell>
          <table:table-cell/>
          <table:table-cell table:formula="of:=[.E557]*(10^(-[.F557]))" office:value-type="float" office:value="0.0013" calcext:value-type="float">
            <text:p>0,0013</text:p>
          </table:table-cell>
          <table:table-cell/>
          <table:table-cell table:formula="of:=([.I557]+[.K557])/2" office:value-type="float" office:value="0.00131" calcext:value-type="float">
            <text:p>0,00131</text:p>
          </table:table-cell>
          <table:table-cell table:formula="of:=-2.5*LOG10([.M557]/[.$M$1])" office:value-type="float" office:value="4.43601378823278" calcext:value-type="float">
            <text:p>4,44</text:p>
          </table:table-cell>
          <table:table-cell table:formula="of:=-2.5*LOG10([.M557]/[.$M$7])" office:value-type="float" office:value="5.64369262588585" calcext:value-type="float">
            <text:p>5,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S 31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8]*(10^(-[.D558]))" office:value-type="float" office:value="0.00129" calcext:value-type="float">
            <text:p>0,00129</text:p>
          </table:table-cell>
          <table:table-cell/>
          <table:table-cell table:formula="of:=[.E558]*(10^(-[.F558]))" office:value-type="float" office:value="0.00126" calcext:value-type="float">
            <text:p>0,00126</text:p>
          </table:table-cell>
          <table:table-cell/>
          <table:table-cell table:formula="of:=([.I558]+[.K558])/2" office:value-type="float" office:value="0.001275" calcext:value-type="float">
            <text:p>0,001275</text:p>
          </table:table-cell>
          <table:table-cell table:formula="of:=-2.5*LOG10([.M558]/[.$M$1])" office:value-type="float" office:value="4.46541656544726" calcext:value-type="float">
            <text:p>4,47</text:p>
          </table:table-cell>
          <table:table-cell table:formula="of:=-2.5*LOG10([.M558]/[.$M$7])" office:value-type="float" office:value="5.67309540310033" calcext:value-type="float">
            <text:p>5,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S 356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59]*(10^(-[.D559]))" office:value-type="float" office:value="0.00128" calcext:value-type="float">
            <text:p>0,00128</text:p>
          </table:table-cell>
          <table:table-cell/>
          <table:table-cell table:formula="of:=[.E559]*(10^(-[.F559]))" office:value-type="float" office:value="0.00124" calcext:value-type="float">
            <text:p>0,00124</text:p>
          </table:table-cell>
          <table:table-cell/>
          <table:table-cell table:formula="of:=([.I559]+[.K559])/2" office:value-type="float" office:value="0.00126" calcext:value-type="float">
            <text:p>0,00126</text:p>
          </table:table-cell>
          <table:table-cell table:formula="of:=-2.5*LOG10([.M559]/[.$M$1])" office:value-type="float" office:value="4.47826566457829" calcext:value-type="float">
            <text:p>4,48</text:p>
          </table:table-cell>
          <table:table-cell table:formula="of:=-2.5*LOG10([.M559]/[.$M$7])" office:value-type="float" office:value="5.68594450223135" calcext:value-type="float">
            <text:p>5,6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S 7547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0]*(10^(-[.D560]))" office:value-type="float" office:value="0.00116" calcext:value-type="float">
            <text:p>0,00116</text:p>
          </table:table-cell>
          <table:table-cell/>
          <table:table-cell table:formula="of:=[.E560]*(10^(-[.F560]))" office:value-type="float" office:value="0.00135" calcext:value-type="float">
            <text:p>0,00135</text:p>
          </table:table-cell>
          <table:table-cell/>
          <table:table-cell table:formula="of:=([.I560]+[.K560])/2" office:value-type="float" office:value="0.001255" calcext:value-type="float">
            <text:p>0,001255</text:p>
          </table:table-cell>
          <table:table-cell table:formula="of:=-2.5*LOG10([.M560]/[.$M$1])" office:value-type="float" office:value="4.48258271282955" calcext:value-type="float">
            <text:p>4,48</text:p>
          </table:table-cell>
          <table:table-cell table:formula="of:=-2.5*LOG10([.M560]/[.$M$7])" office:value-type="float" office:value="5.69026155048262" calcext:value-type="float">
            <text:p>5,6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S 84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1]*(10^(-[.D561]))" office:value-type="float" office:value="0.00101" calcext:value-type="float">
            <text:p>0,00101</text:p>
          </table:table-cell>
          <table:table-cell/>
          <table:table-cell table:formula="of:=[.E561]*(10^(-[.F561]))" office:value-type="float" office:value="0.00147" calcext:value-type="float">
            <text:p>0,00147</text:p>
          </table:table-cell>
          <table:table-cell/>
          <table:table-cell table:formula="of:=([.I561]+[.K561])/2" office:value-type="float" office:value="0.00124" calcext:value-type="float">
            <text:p>0,00124</text:p>
          </table:table-cell>
          <table:table-cell table:formula="of:=-2.5*LOG10([.M561]/[.$M$1])" office:value-type="float" office:value="4.49563781446661" calcext:value-type="float">
            <text:p>4,50</text:p>
          </table:table-cell>
          <table:table-cell table:formula="of:=-2.5*LOG10([.M561]/[.$M$7])" office:value-type="float" office:value="5.70331665211967" calcext:value-type="float">
            <text:p>5,7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S 245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2]*(10^(-[.D562]))" office:value-type="float" office:value="0.00111" calcext:value-type="float">
            <text:p>0,00111</text:p>
          </table:table-cell>
          <table:table-cell/>
          <table:table-cell table:formula="of:=[.E562]*(10^(-[.F562]))" office:value-type="float" office:value="0.00131" calcext:value-type="float">
            <text:p>0,00131</text:p>
          </table:table-cell>
          <table:table-cell/>
          <table:table-cell table:formula="of:=([.I562]+[.K562])/2" office:value-type="float" office:value="0.00121" calcext:value-type="float">
            <text:p>0,00121</text:p>
          </table:table-cell>
          <table:table-cell table:formula="of:=-2.5*LOG10([.M562]/[.$M$1])" office:value-type="float" office:value="4.52222860158107" calcext:value-type="float">
            <text:p>4,52</text:p>
          </table:table-cell>
          <table:table-cell table:formula="of:=-2.5*LOG10([.M562]/[.$M$7])" office:value-type="float" office:value="5.72990743923413" calcext:value-type="float">
            <text:p>5,7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S 7492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3]*(10^(-[.D563]))" office:value-type="float" office:value="0.00111" calcext:value-type="float">
            <text:p>0,00111</text:p>
          </table:table-cell>
          <table:table-cell/>
          <table:table-cell table:formula="of:=[.E563]*(10^(-[.F563]))" office:value-type="float" office:value="0.0013" calcext:value-type="float">
            <text:p>0,0013</text:p>
          </table:table-cell>
          <table:table-cell/>
          <table:table-cell table:formula="of:=([.I563]+[.K563])/2" office:value-type="float" office:value="0.001205" calcext:value-type="float">
            <text:p>0,001205</text:p>
          </table:table-cell>
          <table:table-cell table:formula="of:=-2.5*LOG10([.M563]/[.$M$1])" office:value-type="float" office:value="4.52672441009498" calcext:value-type="float">
            <text:p>4,53</text:p>
          </table:table-cell>
          <table:table-cell table:formula="of:=-2.5*LOG10([.M563]/[.$M$7])" office:value-type="float" office:value="5.73440324774804" calcext:value-type="float">
            <text:p>5,7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S 730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4]*(10^(-[.D564]))" office:value-type="float" office:value="0.00113" calcext:value-type="float">
            <text:p>0,00113</text:p>
          </table:table-cell>
          <table:table-cell/>
          <table:table-cell table:formula="of:=[.E564]*(10^(-[.F564]))" office:value-type="float" office:value="0.00126" calcext:value-type="float">
            <text:p>0,00126</text:p>
          </table:table-cell>
          <table:table-cell/>
          <table:table-cell table:formula="of:=([.I564]+[.K564])/2" office:value-type="float" office:value="0.001195" calcext:value-type="float">
            <text:p>0,001195</text:p>
          </table:table-cell>
          <table:table-cell table:formula="of:=-2.5*LOG10([.M564]/[.$M$1])" office:value-type="float" office:value="4.5357722641618" calcext:value-type="float">
            <text:p>4,54</text:p>
          </table:table-cell>
          <table:table-cell table:formula="of:=-2.5*LOG10([.M564]/[.$M$7])" office:value-type="float" office:value="5.74345110181487" calcext:value-type="float">
            <text:p>5,7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S 7442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5]*(10^(-[.D565]))" office:value-type="float" office:value="0.00104" calcext:value-type="float">
            <text:p>0,00104</text:p>
          </table:table-cell>
          <table:table-cell/>
          <table:table-cell table:formula="of:=[.E565]*(10^(-[.F565]))" office:value-type="float" office:value="0.00134" calcext:value-type="float">
            <text:p>0,00134</text:p>
          </table:table-cell>
          <table:table-cell/>
          <table:table-cell table:formula="of:=([.I565]+[.K565])/2" office:value-type="float" office:value="0.00119" calcext:value-type="float">
            <text:p>0,00119</text:p>
          </table:table-cell>
          <table:table-cell table:formula="of:=-2.5*LOG10([.M565]/[.$M$1])" office:value-type="float" office:value="4.54032462389087" calcext:value-type="float">
            <text:p>4,54</text:p>
          </table:table-cell>
          <table:table-cell table:formula="of:=-2.5*LOG10([.M565]/[.$M$7])" office:value-type="float" office:value="5.74800346154393" calcext:value-type="float">
            <text:p>5,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S 8436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6]*(10^(-[.D566]))" office:value-type="float" office:value="0.00098" calcext:value-type="float">
            <text:p>0,00098</text:p>
          </table:table-cell>
          <table:table-cell/>
          <table:table-cell table:formula="of:=[.E566]*(10^(-[.F566]))" office:value-type="float" office:value="0.00134" calcext:value-type="float">
            <text:p>0,00134</text:p>
          </table:table-cell>
          <table:table-cell/>
          <table:table-cell table:formula="of:=([.I566]+[.K566])/2" office:value-type="float" office:value="0.00116" calcext:value-type="float">
            <text:p>0,00116</text:p>
          </table:table-cell>
          <table:table-cell table:formula="of:=-2.5*LOG10([.M566]/[.$M$1])" office:value-type="float" office:value="4.5680470543049" calcext:value-type="float">
            <text:p>4,57</text:p>
          </table:table-cell>
          <table:table-cell table:formula="of:=-2.5*LOG10([.M566]/[.$M$7])" office:value-type="float" office:value="5.77572589195796" calcext:value-type="float">
            <text:p>5,7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S 8057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7]*(10^(-[.D567]))" office:value-type="float" office:value="0.00099" calcext:value-type="float">
            <text:p>0,00099</text:p>
          </table:table-cell>
          <table:table-cell/>
          <table:table-cell table:formula="of:=[.E567]*(10^(-[.F567]))" office:value-type="float" office:value="0.00122" calcext:value-type="float">
            <text:p>0,00122</text:p>
          </table:table-cell>
          <table:table-cell/>
          <table:table-cell table:formula="of:=([.I567]+[.K567])/2" office:value-type="float" office:value="0.001105" calcext:value-type="float">
            <text:p>0,001105</text:p>
          </table:table-cell>
          <table:table-cell table:formula="of:=-2.5*LOG10([.M567]/[.$M$1])" office:value-type="float" office:value="4.62078633231937" calcext:value-type="float">
            <text:p>4,62</text:p>
          </table:table-cell>
          <table:table-cell table:formula="of:=-2.5*LOG10([.M567]/[.$M$7])" office:value-type="float" office:value="5.82846516997244" calcext:value-type="float">
            <text:p>5,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S 348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8]*(10^(-[.D568]))" office:value-type="float" office:value="0.00103" calcext:value-type="float">
            <text:p>0,00103</text:p>
          </table:table-cell>
          <table:table-cell/>
          <table:table-cell table:formula="of:=[.E568]*(10^(-[.F568]))" office:value-type="float" office:value="0.00101" calcext:value-type="float">
            <text:p>0,00101</text:p>
          </table:table-cell>
          <table:table-cell/>
          <table:table-cell table:formula="of:=([.I568]+[.K568])/2" office:value-type="float" office:value="0.00102" calcext:value-type="float">
            <text:p>0,00102</text:p>
          </table:table-cell>
          <table:table-cell table:formula="of:=-2.5*LOG10([.M568]/[.$M$1])" office:value-type="float" office:value="4.7076915979674" calcext:value-type="float">
            <text:p>4,71</text:p>
          </table:table-cell>
          <table:table-cell table:formula="of:=-2.5*LOG10([.M568]/[.$M$7])" office:value-type="float" office:value="5.91537043562047" calcext:value-type="float">
            <text:p>5,9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S 505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69]*(10^(-[.D569]))" office:value-type="float" office:value="0.00087" calcext:value-type="float">
            <text:p>0,00087</text:p>
          </table:table-cell>
          <table:table-cell/>
          <table:table-cell table:formula="of:=[.E569]*(10^(-[.F569]))" office:value-type="float" office:value="0.00113" calcext:value-type="float">
            <text:p>0,00113</text:p>
          </table:table-cell>
          <table:table-cell/>
          <table:table-cell table:formula="of:=([.I569]+[.K569])/2" office:value-type="float" office:value="0.001" calcext:value-type="float">
            <text:p>0,001</text:p>
          </table:table-cell>
          <table:table-cell table:formula="of:=-2.5*LOG10([.M569]/[.$M$1])" office:value-type="float" office:value="4.72919202737219" calcext:value-type="float">
            <text:p>4,73</text:p>
          </table:table-cell>
          <table:table-cell table:formula="of:=-2.5*LOG10([.M569]/[.$M$7])" office:value-type="float" office:value="5.93687086502526" calcext:value-type="float">
            <text:p>5,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S 352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C570]*(10^(-[.D570]))" office:value-type="float" office:value="0.00084" calcext:value-type="float">
            <text:p>0,00084</text:p>
          </table:table-cell>
          <table:table-cell/>
          <table:table-cell table:formula="of:=[.E570]*(10^(-[.F570]))" office:value-type="float" office:value="0.00105" calcext:value-type="float">
            <text:p>0,00105</text:p>
          </table:table-cell>
          <table:table-cell/>
          <table:table-cell table:formula="of:=([.I570]+[.K570])/2" office:value-type="float" office:value="0.000945" calcext:value-type="float">
            <text:p>0,000945</text:p>
          </table:table-cell>
          <table:table-cell table:formula="of:=-2.5*LOG10([.M570]/[.$M$1])" office:value-type="float" office:value="4.79061250609904" calcext:value-type="float">
            <text:p>4,79</text:p>
          </table:table-cell>
          <table:table-cell table:formula="of:=-2.5*LOG10([.M570]/[.$M$7])" office:value-type="float" office:value="5.9982913437521" calcext:value-type="float">
            <text:p>6,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S 3268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1]*(10^(-[.D571]))" office:value-type="float" office:value="0.000934" calcext:value-type="float">
            <text:p>0,000934</text:p>
          </table:table-cell>
          <table:table-cell/>
          <table:table-cell table:formula="of:=[.E571]*(10^(-[.F571]))" office:value-type="float" office:value="0.000912" calcext:value-type="float">
            <text:p>0,000912</text:p>
          </table:table-cell>
          <table:table-cell/>
          <table:table-cell table:formula="of:=([.I571]+[.K571])/2" office:value-type="float" office:value="0.000923" calcext:value-type="float">
            <text:p>0,000923</text:p>
          </table:table-cell>
          <table:table-cell table:formula="of:=-2.5*LOG10([.M571]/[.$M$1])" office:value-type="float" office:value="4.81618777480741" calcext:value-type="float">
            <text:p>4,82</text:p>
          </table:table-cell>
          <table:table-cell table:formula="of:=-2.5*LOG10([.M571]/[.$M$7])" office:value-type="float" office:value="6.02386661246048" calcext:value-type="float">
            <text:p>6,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S 1378</text:p>
          </table:table-cell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2]*(10^(-[.D572]))" office:value-type="float" office:value="0.000761" calcext:value-type="float">
            <text:p>0,000761</text:p>
          </table:table-cell>
          <table:table-cell/>
          <table:table-cell table:formula="of:=[.E572]*(10^(-[.F572]))" office:value-type="float" office:value="0.000748" calcext:value-type="float">
            <text:p>0,000748</text:p>
          </table:table-cell>
          <table:table-cell/>
          <table:table-cell table:formula="of:=([.I572]+[.K572])/2" office:value-type="float" office:value="0.0007545" calcext:value-type="float">
            <text:p>0,0007545</text:p>
          </table:table-cell>
          <table:table-cell table:formula="of:=-2.5*LOG10([.M572]/[.$M$1])" office:value-type="float" office:value="5.03504391709317" calcext:value-type="float">
            <text:p>5,04</text:p>
          </table:table-cell>
          <table:table-cell table:formula="of:=-2.5*LOG10([.M572]/[.$M$7])" office:value-type="float" office:value="6.24272275474624" calcext:value-type="float">
            <text:p>6,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S 938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3]*(10^(-[.D573]))" office:value-type="float" office:value="0.000742" calcext:value-type="float">
            <text:p>0,000742</text:p>
          </table:table-cell>
          <table:table-cell/>
          <table:table-cell table:formula="of:=[.E573]*(10^(-[.F573]))" office:value-type="float" office:value="0.000723" calcext:value-type="float">
            <text:p>0,000723</text:p>
          </table:table-cell>
          <table:table-cell/>
          <table:table-cell table:formula="of:=([.I573]+[.K573])/2" office:value-type="float" office:value="0.0007325" calcext:value-type="float">
            <text:p>0,0007325</text:p>
          </table:table-cell>
          <table:table-cell table:formula="of:=-2.5*LOG10([.M573]/[.$M$1])" office:value-type="float" office:value="5.06717295480683" calcext:value-type="float">
            <text:p>5,07</text:p>
          </table:table-cell>
          <table:table-cell table:formula="of:=-2.5*LOG10([.M573]/[.$M$7])" office:value-type="float" office:value="6.27485179245989" calcext:value-type="float">
            <text:p>6,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S 1798</text:p>
          </table:table-cell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4]*(10^(-[.D574]))" office:value-type="float" office:value="0.000712" calcext:value-type="float">
            <text:p>0,000712</text:p>
          </table:table-cell>
          <table:table-cell/>
          <table:table-cell table:formula="of:=[.E574]*(10^(-[.F574]))" office:value-type="float" office:value="0.000691" calcext:value-type="float">
            <text:p>0,000691</text:p>
          </table:table-cell>
          <table:table-cell/>
          <table:table-cell table:formula="of:=([.I574]+[.K574])/2" office:value-type="float" office:value="0.0007015" calcext:value-type="float">
            <text:p>0,0007015</text:p>
          </table:table-cell>
          <table:table-cell table:formula="of:=-2.5*LOG10([.M574]/[.$M$1])" office:value-type="float" office:value="5.11412283896125" calcext:value-type="float">
            <text:p>5,11</text:p>
          </table:table-cell>
          <table:table-cell table:formula="of:=-2.5*LOG10([.M574]/[.$M$7])" office:value-type="float" office:value="6.32180167661431" calcext:value-type="float">
            <text:p>6,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S 1768</text:p>
          </table:table-cell>
          <table:table-cell office:value-type="float" office:value="616" calcext:value-type="float">
            <text:p>616</text:p>
          </table:table-cell>
          <table:table-cell office:value-type="float" office:value="6" calcext:value-type="float">
            <text:p>6</text:p>
          </table:table-cell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5]*(10^(-[.D575]))" office:value-type="float" office:value="0.000616" calcext:value-type="float">
            <text:p>0,000616</text:p>
          </table:table-cell>
          <table:table-cell/>
          <table:table-cell table:formula="of:=[.E575]*(10^(-[.F575]))" office:value-type="float" office:value="0.000607" calcext:value-type="float">
            <text:p>0,000607</text:p>
          </table:table-cell>
          <table:table-cell/>
          <table:table-cell table:formula="of:=([.I575]+[.K575])/2" office:value-type="float" office:value="0.0006115" calcext:value-type="float">
            <text:p>0,0006115</text:p>
          </table:table-cell>
          <table:table-cell table:formula="of:=-2.5*LOG10([.M575]/[.$M$1])" office:value-type="float" office:value="5.26320087394143" calcext:value-type="float">
            <text:p>5,26</text:p>
          </table:table-cell>
          <table:table-cell table:formula="of:=-2.5*LOG10([.M575]/[.$M$7])" office:value-type="float" office:value="6.4708797115945" calcext:value-type="float">
            <text:p>6,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S 3504</text:p>
          </table:table-cell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6]*(10^(-[.D576]))" office:value-type="float" office:value="0.000584" calcext:value-type="float">
            <text:p>0,000584</text:p>
          </table:table-cell>
          <table:table-cell/>
          <table:table-cell table:formula="of:=[.E576]*(10^(-[.F576]))" office:value-type="float" office:value="0.000568" calcext:value-type="float">
            <text:p>0,000568</text:p>
          </table:table-cell>
          <table:table-cell/>
          <table:table-cell table:formula="of:=([.I576]+[.K576])/2" office:value-type="float" office:value="0.000576" calcext:value-type="float">
            <text:p>0,000576</text:p>
          </table:table-cell>
          <table:table-cell table:formula="of:=-2.5*LOG10([.M576]/[.$M$1])" office:value-type="float" office:value="5.32813581881416" calcext:value-type="float">
            <text:p>5,33</text:p>
          </table:table-cell>
          <table:table-cell table:formula="of:=-2.5*LOG10([.M576]/[.$M$7])" office:value-type="float" office:value="6.53581465646723" calcext:value-type="float">
            <text:p>6,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S 3547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77]*(10^(-[.D577]))" office:value-type="float" office:value="0.000176" calcext:value-type="float">
            <text:p>0,000176</text:p>
          </table:table-cell>
          <table:table-cell/>
          <table:table-cell table:formula="of:=[.E577]*(10^(-[.F577]))" office:value-type="float" office:value="0.000017" calcext:value-type="float">
            <text:p>0,000017</text:p>
          </table:table-cell>
          <table:table-cell/>
          <table:table-cell table:formula="of:=([.I577]+[.K577])/2" office:value-type="float" office:value="0.0000965" calcext:value-type="float">
            <text:p>0,0000965</text:p>
          </table:table-cell>
          <table:table-cell table:formula="of:=-2.5*LOG10([.M577]/[.$M$1])" office:value-type="float" office:value="7.26787374401271" calcext:value-type="float">
            <text:p>7,27</text:p>
          </table:table-cell>
          <table:table-cell table:formula="of:=-2.5*LOG10([.M577]/[.$M$7])" office:value-type="float" office:value="8.47555258166578" calcext:value-type="float">
            <text:p>8,48</text:p>
          </table:table-cell>
        </table:table-row>
        <table:table-row table:style-name="ro1" table:number-rows-repeated="104799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Лист1.A10:Лист1.O577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.00.0000</text:date>, <text:time style:data-style-name="N2" text:time-value="10:27:28.93935079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0:58:28.562000000</meta:creation-date>
    <meta:generator>LibreOffice/5.1.0.3$Linux_X86_64 LibreOffice_project/5e3e00a007d9b3b6efb6797a8b8e57b51ab1f737</meta:generator>
    <dc:date>2016-08-17T10:40:32.137799565</dc:date>
    <meta:editing-duration>PT3H6M51S</meta:editing-duration>
    <meta:editing-cycles>10</meta:editing-cycles>
    <meta:document-statistic meta:table-count="1" meta:cell-count="6306" meta:object-count="0"/>
  </office:meta>
</office:document-meta>
</file>